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Segoe UI" svg:font-family="&quot;Segoe UI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 Light" style:font-name-asian="Calibri Light" style:font-name-complex="Calibri Ligh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5.92666666666667cm" style:use-optimal-column-width="true"/>
    </style:style>
    <style:style style:name="co4" style:family="table-column">
      <style:table-column-properties fo:break-before="auto" style:column-width="3.6195cm" style:use-optimal-column-width="true"/>
    </style:style>
    <style:style style:name="co5" style:family="table-column">
      <style:table-column-properties fo:break-before="auto" style:column-width="4.1275cm" style:use-optimal-column-width="true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6.05366666666667cm" style:use-optimal-column-width="true"/>
    </style:style>
    <style:style style:name="co8" style:family="table-column">
      <style:table-column-properties fo:break-before="auto" style:column-width="7.62cm" style:use-optimal-column-width="true"/>
    </style:style>
    <style:style style:name="co9" style:family="table-column">
      <style:table-column-properties fo:break-before="auto" style:column-width="7.40833333333333cm" style:use-optimal-column-width="true"/>
    </style:style>
    <style:style style:name="co10" style:family="table-column">
      <style:table-column-properties fo:break-before="auto" style:column-width="2.26483333333333cm" style:use-optimal-column-width="true"/>
    </style:style>
    <style:style style:name="co11" style:family="table-column">
      <style:table-column-properties fo:break-before="auto" style:column-width="2.4765cm" style:use-optimal-column-width="true"/>
    </style:style>
    <style:style style:name="co12" style:family="table-column">
      <style:table-column-properties fo:break-before="auto" style:column-width="3.83116666666667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6.985cm" style:use-optimal-column-width="true"/>
    </style:style>
    <style:style style:name="co15" style:family="table-column">
      <style:table-column-properties fo:break-before="auto" style:column-width="3.4925cm" style:use-optimal-column-width="true"/>
    </style:style>
    <style:style style:name="co16" style:family="table-column">
      <style:table-column-properties fo:break-before="auto" style:column-width="10.7738333333333cm"/>
    </style:style>
    <style:style style:name="co17" style:family="table-column">
      <style:table-column-properties fo:break-before="auto" style:column-width="4.699cm"/>
    </style:style>
    <style:style style:name="co18" style:family="table-column">
      <style:table-column-properties fo:break-before="auto" style:column-width="3.683cm" style:use-optimal-column-width="true"/>
    </style:style>
    <style:style style:name="co19" style:family="table-column">
      <style:table-column-properties fo:break-before="auto" style:column-width="4.042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95pt" style:use-optimal-row-height="true" fo:break-before="auto"/>
    </style:style>
    <style:style style:name="ro3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cell-content()&gt;=0.1" style:apply-style-name="cf15"/>
      <style:map style:condition="of:cell-content()&lt;0.1" style:apply-style-name="cf14"/>
    </style:style>
    <style:style style:name="ce4" style:family="table-cell">
      <style:map style:condition="of:cell-content()&gt;=0.1" style:apply-style-name="cf15"/>
      <style:map style:condition="of:cell-content()&lt;0.1" style:apply-style-name="cf14"/>
    </style:style>
    <style:style style:name="ce5" style:family="table-cell">
      <style:map style:condition="of:cell-content()&lt;0.1" style:apply-style-name="cf14"/>
      <style:map style:condition="of:cell-content()&gt;=0.1" style:apply-style-name="cf15"/>
    </style:style>
    <style:style style:name="ce6" style:family="table-cell">
      <style:map style:condition="of:cell-content()&lt;0.1" style:apply-style-name="cf14"/>
      <style:map style:condition="of:cell-content()&gt;=0.1" style:apply-style-name="cf15"/>
    </style:style>
    <style:style style:name="ce7" style:family="table-cell">
      <style:map style:condition="of:cell-content()&gt;=0.1" style:apply-style-name="cf15"/>
      <style:map style:condition="of:cell-content()&lt;0.1" style:apply-style-name="cf14"/>
    </style:style>
    <style:style style:name="ce8" style:family="table-cell">
      <style:map style:condition="of:cell-content()&lt;0.1" style:apply-style-name="cf14"/>
      <style:map style:condition="of:cell-content()&gt;=0.1" style:apply-style-name="cf15"/>
    </style:style>
    <style:style style:name="ce9" style:family="table-cell">
      <style:map style:condition="of:cell-content()&lt;0.1" style:apply-style-name="cf14"/>
      <style:map style:condition="of:cell-content()&gt;=0.1" style:apply-style-name="cf15"/>
    </style:style>
    <style:style style:name="ce10" style:family="table-cell">
      <style:map style:condition="of:cell-content()&lt;0.1" style:apply-style-name="cf14"/>
      <style:map style:condition="of:cell-content()&gt;=0.1" style:apply-style-name="cf15"/>
    </style:style>
    <style:style style:name="ce11" style:family="table-cell">
      <style:map style:condition="of:cell-content()&lt;0.1" style:apply-style-name="cf14"/>
      <style:map style:condition="of:cell-content()&gt;=0.1" style:apply-style-name="cf15"/>
    </style:style>
    <style:style style:name="ce12" style:family="table-cell">
      <style:map style:condition="of:cell-content()&gt;=0.1" style:apply-style-name="cf15"/>
      <style:map style:condition="of:cell-content()&lt;0.1" style:apply-style-name="cf14"/>
    </style:style>
    <style:style style:name="ce13" style:family="table-cell">
      <style:map style:condition="of:cell-content()&gt;=0.1" style:apply-style-name="cf15"/>
      <style:map style:condition="of:cell-content()&lt;0.1" style:apply-style-name="cf14"/>
    </style:style>
    <style:style style:name="ce14" style:family="table-cell">
      <style:map style:condition="of:cell-content()&lt;0.1" style:apply-style-name="cf14"/>
      <style:map style:condition="of:cell-content()&gt;=0.1" style:apply-style-name="cf15"/>
    </style:style>
    <style:style style:name="ce15" style:family="table-cell">
      <style:map style:condition="of:cell-content()&lt;0.1" style:apply-style-name="cf14"/>
      <style:map style:condition="of:cell-content()&gt;=0.1" style:apply-style-name="cf15"/>
    </style:style>
    <style:style style:name="ce16" style:family="table-cell">
      <style:map style:condition="of:cell-content()&gt;=0.1" style:apply-style-name="cf15"/>
      <style:map style:condition="of:cell-content()&lt;0.1" style:apply-style-name="cf14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achen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Ja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s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++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ython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1_Platformvergleich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Programmiersprache</text:p>
          </table:table-cell>
          <table:table-cell office:value-type="string" table:style-name="ce1">
            <text:p>Programmierumgebung</text:p>
          </table:table-cell>
          <table:table-cell office:value-type="string" table:style-name="ce1">
            <text:p>Business-Context</text:p>
          </table:table-cell>
          <table:table-cell office:value-type="string" table:style-name="ce1">
            <text:p>Hardware-context</text:p>
          </table:table-cell>
          <table:table-cell office:value-type="string" table:style-name="ce1">
            <text:p>Laufzeitverhalten</text:p>
          </table:table-cell>
          <table:table-cell office:value-type="string" table:style-name="ce1">
            <text:p>Community</text:p>
          </table:table-cell>
          <table:table-cell office:value-type="string" table:style-name="ce1">
            <text:p>Lizenz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Programmiersprache" table:formula="of:=[.$B$1]" table:style-name="ce1">
            <text:p>Programmiersprache</text:p>
          </table:table-cell>
          <table:table-cell office:value-type="string" office:string-value="Programmierumgebung" table:formula="of:=[.$C$1]" table:style-name="ce1">
            <text:p>Programmierumgebung</text:p>
          </table:table-cell>
          <table:table-cell office:value-type="string" office:string-value="Business-Context" table:formula="of:=[.$D$1]" table:style-name="ce1">
            <text:p>Business-Context</text:p>
          </table:table-cell>
          <table:table-cell office:value-type="string" office:string-value="Hardware-context" table:formula="of:=[.$E$1]" table:style-name="ce1">
            <text:p>Hardware-context</text:p>
          </table:table-cell>
          <table:table-cell office:value-type="string" office:string-value="Laufzeitverhalten" table:formula="of:=[.$F$1]" table:style-name="ce1">
            <text:p>Laufzeitverhalten</text:p>
          </table:table-cell>
          <table:table-cell office:value-type="string" office:string-value="Community" table:formula="of:=[.$G$1]" table:style-name="ce1">
            <text:p>Community</text:p>
          </table:table-cell>
          <table:table-cell office:value-type="string" office:string-value="Lizenz" table:formula="of:=[.$H$1]" table:style-name="ce1">
            <text:p>Lizenz</text:p>
          </table:table-cell>
          <table:table-cell table:style-name="ce1"/>
          <table:table-cell office:value-type="string" table:style-name="ce1">
            <text:p>Criteria Weights (W)</text:p>
          </table:table-cell>
          <table:table-cell table:number-columns-repeated="16365"/>
        </table:table-row>
        <table:table-row table:style-name="ro1">
          <table:table-cell office:value-type="string" office:string-value="Programmiersprache" table:formula="of:=[.$B$1]" table:style-name="ce1">
            <text:p>Programmiersprache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B$3]" table:style-name="ce1">
            <text:p>0,333333333</text:p>
          </table:table-cell>
          <table:table-cell office:value-type="float" office:value="0.2" table:formula="of:=1/[.$B$4]" table:style-name="ce1">
            <text:p>0,2</text:p>
          </table:table-cell>
          <table:table-cell office:value-type="float" office:value="0.33333333333333331" table:formula="of:=1/[.$B$5]" table:style-name="ce1">
            <text:p>0,333333333</text:p>
          </table:table-cell>
          <table:table-cell office:value-type="float" office:value="1" table:formula="of:=1/[.$B$6]" table:style-name="ce1">
            <text:p>1</text:p>
          </table:table-cell>
          <table:table-cell office:value-type="float" office:value="1" table:formula="of:=1/[.$B$7]" table:style-name="ce1">
            <text:p>1</text:p>
          </table:table-cell>
          <table:table-cell office:value-type="float" office:value="1" table:formula="of:=1/[.$B$8]" table:style-name="ce1">
            <text:p>1</text:p>
          </table:table-cell>
          <table:table-cell table:style-name="ce1"/>
          <table:table-cell office:value-type="string" office:string-value="Programmiersprache" table:formula="of:=[.$B$1]" table:style-name="ce1">
            <text:p>Programmiersprache</text:p>
          </table:table-cell>
          <table:table-cell office:value-type="float" office:value="6.6666666666666666E-2" table:formula="of:=[.B2]/[.$B$10]" table:style-name="ce1">
            <text:p>0,066666667</text:p>
          </table:table-cell>
          <table:table-cell office:value-type="float" office:value="3.4482758620689655E-2" table:formula="of:=[.C2]/[.$C$10]" table:style-name="ce1">
            <text:p>0,034482759</text:p>
          </table:table-cell>
          <table:table-cell office:value-type="float" office:value="5.6603773584905669E-2" table:formula="of:=[.D2]/[.$D$10]" table:style-name="ce1">
            <text:p>0,056603774</text:p>
          </table:table-cell>
          <table:table-cell office:value-type="float" office:value="4.7619047619047623E-2" table:formula="of:=[.E2]/[.$E$10]" table:style-name="ce1">
            <text:p>0,047619048</text:p>
          </table:table-cell>
          <table:table-cell office:value-type="float" office:value="0.13043478260869565" table:formula="of:=[.F2]/[.$F$10]" table:style-name="ce1">
            <text:p>0,130434783</text:p>
          </table:table-cell>
          <table:table-cell office:value-type="float" office:value="6.6666666666666666E-2" table:formula="of:=[.G2]/[.$G$10]" table:style-name="ce1">
            <text:p>0,066666667</text:p>
          </table:table-cell>
          <table:table-cell office:value-type="float" office:value="0.1111111111111111" table:formula="of:=[.H2]/[.$H$10]" table:style-name="ce1">
            <text:p>0,111111111</text:p>
          </table:table-cell>
          <table:table-cell table:style-name="ce1"/>
          <table:table-cell office:value-type="float" office:value="7.3369258125397588E-2" table:formula="of:=AVERAGE([.K2:.Q2])" table:style-name="ce1">
            <text:p>0,073369258</text:p>
          </table:table-cell>
          <table:table-cell table:number-columns-repeated="16365"/>
        </table:table-row>
        <table:table-row table:style-name="ro1">
          <table:table-cell office:value-type="string" office:string-value="Programmierumgebung" table:formula="of:=[.$C$1]" table:style-name="ce1">
            <text:p>Programmierumgebun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C$4]" table:style-name="ce1">
            <text:p>0,333333333</text:p>
          </table:table-cell>
          <table:table-cell office:value-type="float" office:value="1" table:formula="of:=1/[.$C$5]" table:style-name="ce1">
            <text:p>1</text:p>
          </table:table-cell>
          <table:table-cell office:value-type="float" office:value="0.33333333333333331" table:formula="of:=1/[.$C$6]" table:style-name="ce1">
            <text:p>0,333333333</text:p>
          </table:table-cell>
          <table:table-cell office:value-type="float" office:value="3" table:formula="of:=1/[.$C$7]" table:style-name="ce1">
            <text:p>3</text:p>
          </table:table-cell>
          <table:table-cell office:value-type="float" office:value="1" table:formula="of:=1/[.$C$8]" table:style-name="ce1">
            <text:p>1</text:p>
          </table:table-cell>
          <table:table-cell table:style-name="ce1"/>
          <table:table-cell office:value-type="string" office:string-value="Programmierumgebung" table:formula="of:=[.$C$1]" table:style-name="ce1">
            <text:p>Programmierumgebung</text:p>
          </table:table-cell>
          <table:table-cell office:value-type="float" office:value="0.2" table:formula="of:=[.B3]/[.$B$10]" table:style-name="ce1">
            <text:p>0,2</text:p>
          </table:table-cell>
          <table:table-cell office:value-type="float" office:value="0.10344827586206898" table:formula="of:=[.C3]/[.$C$10]" table:style-name="ce1">
            <text:p>0,103448276</text:p>
          </table:table-cell>
          <table:table-cell office:value-type="float" office:value="9.4339622641509427E-2" table:formula="of:=[.D3]/[.$D$10]" table:style-name="ce1">
            <text:p>0,094339623</text:p>
          </table:table-cell>
          <table:table-cell office:value-type="float" office:value="0.14285714285714288" table:formula="of:=[.E3]/[.$E$10]" table:style-name="ce1">
            <text:p>0,142857143</text:p>
          </table:table-cell>
          <table:table-cell office:value-type="float" office:value="4.3478260869565216E-2" table:formula="of:=[.F3]/[.$F$10]" table:style-name="ce1">
            <text:p>0,043478261</text:p>
          </table:table-cell>
          <table:table-cell office:value-type="float" office:value="0.2" table:formula="of:=[.G3]/[.$G$10]" table:style-name="ce1">
            <text:p>0,2</text:p>
          </table:table-cell>
          <table:table-cell office:value-type="float" office:value="0.1111111111111111" table:formula="of:=[.H3]/[.$H$10]" table:style-name="ce1">
            <text:p>0,111111111</text:p>
          </table:table-cell>
          <table:table-cell table:style-name="ce1"/>
          <table:table-cell office:value-type="float" office:value="0.12789063047734253" table:formula="of:=AVERAGE([.K3:.Q3])" table:style-name="ce1">
            <text:p>0,12789063</text:p>
          </table:table-cell>
          <table:table-cell table:number-columns-repeated="16365"/>
        </table:table-row>
        <table:table-row table:style-name="ro1">
          <table:table-cell office:value-type="string" office:string-value="Business-Context" table:formula="of:=[.$D$1]" table:style-name="ce1">
            <text:p>Business-Context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D$5]" table:style-name="ce1">
            <text:p>3</text:p>
          </table:table-cell>
          <table:table-cell office:value-type="float" office:value="3" table:formula="of:=1/[.$D$6]" table:style-name="ce1">
            <text:p>3</text:p>
          </table:table-cell>
          <table:table-cell office:value-type="float" office:value="3" table:formula="of:=1/[.$D$7]" table:style-name="ce1">
            <text:p>3</text:p>
          </table:table-cell>
          <table:table-cell office:value-type="float" office:value="1" table:formula="of:=1/[.$D$8]" table:style-name="ce1">
            <text:p>1</text:p>
          </table:table-cell>
          <table:table-cell table:style-name="ce1"/>
          <table:table-cell office:value-type="string" office:string-value="Business-Context" table:formula="of:=[.$D$1]" table:style-name="ce1">
            <text:p>Business-Context</text:p>
          </table:table-cell>
          <table:table-cell office:value-type="float" office:value="0.33333333333333331" table:formula="of:=[.B4]/[.$B$10]" table:style-name="ce1">
            <text:p>0,333333333</text:p>
          </table:table-cell>
          <table:table-cell office:value-type="float" office:value="0.31034482758620691" table:formula="of:=[.C4]/[.$C$10]" table:style-name="ce1">
            <text:p>0,310344828</text:p>
          </table:table-cell>
          <table:table-cell office:value-type="float" office:value="0.28301886792452829" table:formula="of:=[.D4]/[.$D$10]" table:style-name="ce1">
            <text:p>0,283018868</text:p>
          </table:table-cell>
          <table:table-cell office:value-type="float" office:value="0.4285714285714286" table:formula="of:=[.E4]/[.$E$10]" table:style-name="ce1">
            <text:p>0,428571429</text:p>
          </table:table-cell>
          <table:table-cell office:value-type="float" office:value="0.39130434782608697" table:formula="of:=[.F4]/[.$F$10]" table:style-name="ce1">
            <text:p>0,391304348</text:p>
          </table:table-cell>
          <table:table-cell office:value-type="float" office:value="0.2" table:formula="of:=[.G4]/[.$G$10]" table:style-name="ce1">
            <text:p>0,2</text:p>
          </table:table-cell>
          <table:table-cell office:value-type="float" office:value="0.1111111111111111" table:formula="of:=[.H4]/[.$H$10]" table:style-name="ce1">
            <text:p>0,111111111</text:p>
          </table:table-cell>
          <table:table-cell table:style-name="ce1"/>
          <table:table-cell office:value-type="float" office:value="0.29395484519324216" table:formula="of:=AVERAGE([.K4:.Q4])" table:style-name="ce1">
            <text:p>0,293954845</text:p>
          </table:table-cell>
          <table:table-cell table:number-columns-repeated="16365"/>
        </table:table-row>
        <table:table-row table:style-name="ro1">
          <table:table-cell office:value-type="string" office:string-value="Hardware-context" table:formula="of:=[.$E$1]" table:style-name="ce1">
            <text:p>Hardware-context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E$6]" table:style-name="ce1">
            <text:p>1</text:p>
          </table:table-cell>
          <table:table-cell office:value-type="float" office:value="3" table:formula="of:=1/[.$E$7]" table:style-name="ce1">
            <text:p>3</text:p>
          </table:table-cell>
          <table:table-cell office:value-type="float" office:value="3" table:formula="of:=1/[.$E$8]" table:style-name="ce1">
            <text:p>3</text:p>
          </table:table-cell>
          <table:table-cell table:style-name="ce1"/>
          <table:table-cell office:value-type="string" office:string-value="Hardware-context" table:formula="of:=[.$E$1]" table:style-name="ce1">
            <text:p>Hardware-context</text:p>
          </table:table-cell>
          <table:table-cell office:value-type="float" office:value="0.2" table:formula="of:=[.B5]/[.$B$10]" table:style-name="ce1">
            <text:p>0,2</text:p>
          </table:table-cell>
          <table:table-cell office:value-type="float" office:value="0.10344827586206898" table:formula="of:=[.C5]/[.$C$10]" table:style-name="ce1">
            <text:p>0,103448276</text:p>
          </table:table-cell>
          <table:table-cell office:value-type="float" office:value="9.4339622641509427E-2" table:formula="of:=[.D5]/[.$D$10]" table:style-name="ce1">
            <text:p>0,094339623</text:p>
          </table:table-cell>
          <table:table-cell office:value-type="float" office:value="0.14285714285714288" table:formula="of:=[.E5]/[.$E$10]" table:style-name="ce1">
            <text:p>0,142857143</text:p>
          </table:table-cell>
          <table:table-cell office:value-type="float" office:value="0.13043478260869565" table:formula="of:=[.F5]/[.$F$10]" table:style-name="ce1">
            <text:p>0,130434783</text:p>
          </table:table-cell>
          <table:table-cell office:value-type="float" office:value="0.2" table:formula="of:=[.G5]/[.$G$10]" table:style-name="ce1">
            <text:p>0,2</text:p>
          </table:table-cell>
          <table:table-cell office:value-type="float" office:value="0.33333333333333331" table:formula="of:=[.H5]/[.$H$10]" table:style-name="ce1">
            <text:p>0,333333333</text:p>
          </table:table-cell>
          <table:table-cell table:style-name="ce1"/>
          <table:table-cell office:value-type="float" office:value="0.17205902247182148" table:formula="of:=AVERAGE([.K5:.Q5])" table:style-name="ce1">
            <text:p>0,172059022</text:p>
          </table:table-cell>
          <table:table-cell table:number-columns-repeated="16365"/>
        </table:table-row>
        <table:table-row table:style-name="ro1">
          <table:table-cell office:value-type="string" office:string-value="Laufzeitverhalten" table:formula="of:=[.$F$1]" table:style-name="ce1">
            <text:p>Laufzeitverhalte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F$7]" table:style-name="ce1">
            <text:p>3</text:p>
          </table:table-cell>
          <table:table-cell office:value-type="float" office:value="1" table:formula="of:=1/[.$F$8]" table:style-name="ce1">
            <text:p>1</text:p>
          </table:table-cell>
          <table:table-cell table:style-name="ce1"/>
          <table:table-cell office:value-type="string" office:string-value="Laufzeitverhalten" table:formula="of:=[.$F$1]" table:style-name="ce1">
            <text:p>Laufzeitverhalten</text:p>
          </table:table-cell>
          <table:table-cell office:value-type="float" office:value="6.6666666666666666E-2" table:formula="of:=[.B6]/[.$B$10]" table:style-name="ce1">
            <text:p>0,066666667</text:p>
          </table:table-cell>
          <table:table-cell office:value-type="float" office:value="0.31034482758620691" table:formula="of:=[.C6]/[.$C$10]" table:style-name="ce1">
            <text:p>0,310344828</text:p>
          </table:table-cell>
          <table:table-cell office:value-type="float" office:value="9.4339622641509427E-2" table:formula="of:=[.D6]/[.$D$10]" table:style-name="ce1">
            <text:p>0,094339623</text:p>
          </table:table-cell>
          <table:table-cell office:value-type="float" office:value="0.14285714285714288" table:formula="of:=[.E6]/[.$E$10]" table:style-name="ce1">
            <text:p>0,142857143</text:p>
          </table:table-cell>
          <table:table-cell office:value-type="float" office:value="0.13043478260869565" table:formula="of:=[.F6]/[.$F$10]" table:style-name="ce1">
            <text:p>0,130434783</text:p>
          </table:table-cell>
          <table:table-cell office:value-type="float" office:value="0.2" table:formula="of:=[.G6]/[.$G$10]" table:style-name="ce1">
            <text:p>0,2</text:p>
          </table:table-cell>
          <table:table-cell office:value-type="float" office:value="0.1111111111111111" table:formula="of:=[.H6]/[.$H$10]" table:style-name="ce1">
            <text:p>0,111111111</text:p>
          </table:table-cell>
          <table:table-cell table:style-name="ce1"/>
          <table:table-cell office:value-type="float" office:value="0.15082202192447608" table:formula="of:=AVERAGE([.K6:.Q6])" table:style-name="ce1">
            <text:p>0,150822022</text:p>
          </table:table-cell>
          <table:table-cell table:number-columns-repeated="16365"/>
        </table:table-row>
        <table:table-row table:style-name="ro1">
          <table:table-cell office:value-type="string" office:string-value="Community" table:formula="of:=[.$G$1]" table:style-name="ce1">
            <text:p>Community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G$8]" table:style-name="ce1">
            <text:p>1</text:p>
          </table:table-cell>
          <table:table-cell table:style-name="ce1"/>
          <table:table-cell office:value-type="string" office:string-value="Community" table:formula="of:=[.$G$1]" table:style-name="ce1">
            <text:p>Community</text:p>
          </table:table-cell>
          <table:table-cell office:value-type="float" office:value="6.6666666666666666E-2" table:formula="of:=[.B7]/[.$B$10]" table:style-name="ce1">
            <text:p>0,066666667</text:p>
          </table:table-cell>
          <table:table-cell office:value-type="float" office:value="3.4482758620689655E-2" table:formula="of:=[.C7]/[.$C$10]" table:style-name="ce1">
            <text:p>0,034482759</text:p>
          </table:table-cell>
          <table:table-cell office:value-type="float" office:value="9.4339622641509427E-2" table:formula="of:=[.D7]/[.$D$10]" table:style-name="ce1">
            <text:p>0,094339623</text:p>
          </table:table-cell>
          <table:table-cell office:value-type="float" office:value="4.7619047619047623E-2" table:formula="of:=[.E7]/[.$E$10]" table:style-name="ce1">
            <text:p>0,047619048</text:p>
          </table:table-cell>
          <table:table-cell office:value-type="float" office:value="4.3478260869565216E-2" table:formula="of:=[.F7]/[.$F$10]" table:style-name="ce1">
            <text:p>0,043478261</text:p>
          </table:table-cell>
          <table:table-cell office:value-type="float" office:value="6.6666666666666666E-2" table:formula="of:=[.G7]/[.$G$10]" table:style-name="ce1">
            <text:p>0,066666667</text:p>
          </table:table-cell>
          <table:table-cell office:value-type="float" office:value="0.1111111111111111" table:formula="of:=[.H7]/[.$H$10]" table:style-name="ce1">
            <text:p>0,111111111</text:p>
          </table:table-cell>
          <table:table-cell table:style-name="ce1"/>
          <table:table-cell office:value-type="float" office:value="6.6337733456465181E-2" table:formula="of:=AVERAGE([.K7:.Q7])" table:style-name="ce1">
            <text:p>0,066337733</text:p>
          </table:table-cell>
          <table:table-cell table:number-columns-repeated="16365"/>
        </table:table-row>
        <table:table-row table:style-name="ro1">
          <table:table-cell office:value-type="string" office:string-value="Lizenz" table:formula="of:=[.$H$1]" table:style-name="ce1">
            <text:p>Lizen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Lizenz" table:formula="of:=[.$H$1]" table:style-name="ce1">
            <text:p>Lizenz</text:p>
          </table:table-cell>
          <table:table-cell office:value-type="float" office:value="6.6666666666666666E-2" table:formula="of:=[.B8]/[.$B$10]" table:style-name="ce1">
            <text:p>0,066666667</text:p>
          </table:table-cell>
          <table:table-cell office:value-type="float" office:value="0.10344827586206898" table:formula="of:=[.C8]/[.$C$10]" table:style-name="ce1">
            <text:p>0,103448276</text:p>
          </table:table-cell>
          <table:table-cell office:value-type="float" office:value="0.28301886792452829" table:formula="of:=[.D8]/[.$D$10]" table:style-name="ce1">
            <text:p>0,283018868</text:p>
          </table:table-cell>
          <table:table-cell office:value-type="float" office:value="4.7619047619047623E-2" table:formula="of:=[.E8]/[.$E$10]" table:style-name="ce1">
            <text:p>0,047619048</text:p>
          </table:table-cell>
          <table:table-cell office:value-type="float" office:value="0.13043478260869565" table:formula="of:=[.F8]/[.$F$10]" table:style-name="ce1">
            <text:p>0,130434783</text:p>
          </table:table-cell>
          <table:table-cell office:value-type="float" office:value="6.6666666666666666E-2" table:formula="of:=[.G8]/[.$G$10]" table:style-name="ce1">
            <text:p>0,066666667</text:p>
          </table:table-cell>
          <table:table-cell office:value-type="float" office:value="0.1111111111111111" table:formula="of:=[.H8]/[.$H$10]" table:style-name="ce1">
            <text:p>0,111111111</text:p>
          </table:table-cell>
          <table:table-cell table:style-name="ce1"/>
          <table:table-cell office:value-type="float" office:value="0.11556648835125502" table:formula="of:=AVERAGE([.K8:.Q8])" table:style-name="ce1">
            <text:p>0,115566488</text:p>
          </table:table-cell>
          <table:table-cell table:number-columns-repeated="16365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15" table:formula="of:=SUM([.B2:.B8])" table:style-name="ce1">
            <text:p>15</text:p>
          </table:table-cell>
          <table:table-cell office:value-type="float" office:value="9.6666666666666661" table:formula="of:=SUM([.C2:.C8])" table:style-name="ce1">
            <text:p>9,666666667</text:p>
          </table:table-cell>
          <table:table-cell office:value-type="float" office:value="3.5333333333333332" table:formula="of:=SUM([.D2:.D8])" table:style-name="ce1">
            <text:p>3,533333333</text:p>
          </table:table-cell>
          <table:table-cell office:value-type="float" office:value="6.9999999999999991" table:formula="of:=SUM([.E2:.E8])" table:style-name="ce1">
            <text:p>7</text:p>
          </table:table-cell>
          <table:table-cell office:value-type="float" office:value="7.6666666666666661" table:formula="of:=SUM([.F2:.F8])" table:style-name="ce1">
            <text:p>7,666666667</text:p>
          </table:table-cell>
          <table:table-cell office:value-type="float" office:value="15" table:formula="of:=SUM([.G2:.G8])" table:style-name="ce1">
            <text:p>15</text:p>
          </table:table-cell>
          <table:table-cell office:value-type="float" office:value="9" table:formula="of:=SUM([.H2:.H8])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 table:style-name="ce1"/>
        </table:table-row>
        <table:table-row table:style-name="ro1">
          <table:table-cell office:value-type="float" office:value="0.5316568456027837" table:formula="of:=[.B2] * [.$S2] + [.C2] * [.$S3] + [.D2]*[.$S3] + [.E2]*[.$S5] + [.F2]*[.$S6] + [.G2]*[.$S7] + [.H2]*[.$S8]" table:style-name="ce1">
            <text:p>0,531656846</text:p>
          </table:table-cell>
          <table:table-cell table:style-name="ce1"/>
          <table:table-cell office:value-type="float" office:value="7.2463162254429934" table:formula="of:=[.A13]*1/[.S2]" table:style-name="ce1">
            <text:p>7,246316225</text:p>
          </table:table-cell>
          <table:table-cell table:style-name="ce1"/>
          <table:table-cell office:value-type="float" office:value="7.6639738074211845" table:formula="of:=AVERAGE([.C13:.C19])" table:style-name="ce1">
            <text:p>7,663973807</text:p>
          </table:table-cell>
          <table:table-cell table:style-name="ce1"/>
          <table:table-cell office:value-type="float" office:value="0.11066230123686409" table:formula="of:=([.$E$13]-7)/(7-1)" table:style-name="ce1">
            <text:p>0,110662301</text:p>
          </table:table-cell>
          <table:table-cell table:style-name="ce1"/>
          <table:table-cell office:value-type="float" office:value="1.3416999999999999" table:style-name="ce1">
            <text:p>1,3417</text:p>
          </table:table-cell>
          <table:table-cell table:style-name="ce1"/>
          <table:table-cell office:value-type="float" office:value="8.2479169141286501E-2" table:formula="of:=[.$G$13]/[.$I$13]" table:style-name="ce3">
            <text:p>0,082479169</text:p>
          </table:table-cell>
          <table:table-cell table:number-columns-repeated="16373" table:style-name="ce1"/>
        </table:table-row>
        <table:table-row table:style-name="ro1">
          <table:table-cell office:value-type="float" office:value="0.9828960717519134" table:formula="of:=[.B3] * [.$S2] + [.C3] * [.$S3] + [.D3]*[.$S4] + [.E3]*[.$S5] + [.F3]*[.$S6] + [.G3]*[.$S7] + [.H3]*[.$S8]" table:style-name="ce1">
            <text:p>0,982896072</text:p>
          </table:table-cell>
          <table:table-cell table:style-name="ce1"/>
          <table:table-cell office:value-type="float" office:value="7.6854423821614208" table:formula="of:=[.A14]*1/[.S3]" table:style-name="ce1">
            <text:p>7,685442382</text:p>
          </table:table-cell>
          <table:table-cell table:number-columns-repeated="16381" table:style-name="ce1"/>
        </table:table-row>
        <table:table-row table:style-name="ro1">
          <table:table-cell office:value-type="float" office:value="2.3276958491618007" table:formula="of:=[.B4] * [.$S2] + [.C4] * [.$S3] + [.D4]*[.$S4] + [.E4]*[.$S5] + [.F4]*[.$S6] + [.G4]*[.$S7] + [.H4]*[.$S8]" table:style-name="ce1">
            <text:p>2,327695849</text:p>
          </table:table-cell>
          <table:table-cell table:style-name="ce1"/>
          <table:table-cell office:value-type="float" office:value="7.9185490126267633" table:formula="of:=[.A15]*1/[.S4]" table:style-name="ce1">
            <text:p>7,918549013</text:p>
          </table:table-cell>
          <table:table-cell table:number-columns-repeated="16381" table:style-name="ce1"/>
        </table:table-row>
        <table:table-row table:style-name="ro1">
          <table:table-cell office:value-type="float" office:value="1.3145770630707407" table:formula="of:=[.B5] * [.$S2] + [.C5] * [.$S3] + [.D5]*[.$S4] + [.E5]*[.$S5] + [.F5]*[.$S6] + [.G5]*[.$S7] + [.H5]*[.$S8]" table:style-name="ce1">
            <text:p>1,314577063</text:p>
          </table:table-cell>
          <table:table-cell table:style-name="ce1"/>
          <table:table-cell office:value-type="float" office:value="7.6402681137284283" table:formula="of:=[.A16]*1/[.S5]" table:style-name="ce1">
            <text:p>7,640268114</text:p>
          </table:table-cell>
          <table:table-cell table:number-columns-repeated="16381" table:style-name="ce1"/>
        </table:table-row>
        <table:table-row table:style-name="ro1">
          <table:table-cell office:value-type="float" office:value="1.1924868310721208" table:formula="of:=[.B6] * [.$S2] + [.C6] * [.$S3] + [.D6]*[.$S4] + [.E6]*[.$S5] + [.F6]*[.$S6] + [.G6]*[.$S7] + [.H6]*[.$S8]" table:style-name="ce1">
            <text:p>1,192486831</text:p>
          </table:table-cell>
          <table:table-cell table:style-name="ce1"/>
          <table:table-cell office:value-type="float" office:value="7.9065829767834366" table:formula="of:=[.A17]*1/[.S6]" table:style-name="ce1">
            <text:p>7,906582977</text:p>
          </table:table-cell>
          <table:table-cell table:number-columns-repeated="16381" table:style-name="ce1"/>
        </table:table-row>
        <table:table-row table:style-name="ro1">
          <table:table-cell office:value-type="float" office:value="0.50351565328874526" table:formula="of:=[.B7] * [.$S2] + [.C7] * [.$S3] + [.D7]*[.$S4] + [.E7]*[.$S5] + [.F7]*[.$S6] + [.G7]*[.$S7] + [.H7]*[.$S8]" table:style-name="ce1">
            <text:p>0,503515653</text:p>
          </table:table-cell>
          <table:table-cell table:style-name="ce1"/>
          <table:table-cell office:value-type="float" office:value="7.5901847569028353" table:formula="of:=[.A18]*1/[.S7]" table:style-name="ce1">
            <text:p>7,590184757</text:p>
          </table:table-cell>
          <table:table-cell table:number-columns-repeated="16381" table:style-name="ce1"/>
        </table:table-row>
        <table:table-row table:style-name="ro1">
          <table:table-cell office:value-type="float" office:value="0.88529398501878576" table:formula="of:=[.B8] * [.$S2] + [.C8] * [.$S3] + [.D8]*[.$S4] + [.E8]*[.$S5] + [.F8]*[.$S6] + [.G8]*[.$S7] + [.H8]*[.$S8]" table:style-name="ce1">
            <text:p>0,885293985</text:p>
          </table:table-cell>
          <table:table-cell table:style-name="ce1"/>
          <table:table-cell office:value-type="float" office:value="7.6604731843024085" table:formula="of:=[.A19]*1/[.S8]" table:style-name="ce1">
            <text:p>7,660473184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office:string-value="Programmiersprache" table:formula="of:=[.B$1]" table:style-name="ce1">
            <text:p>Programmiersprache</text:p>
          </table:table-cell>
          <table:table-cell office:value-type="string" office:string-value="Programmierumgebung" table:formula="of:=[.C$1]" table:style-name="ce1">
            <text:p>Programmierumgebung</text:p>
          </table:table-cell>
          <table:table-cell office:value-type="string" office:string-value="Business-Context" table:formula="of:=[.D$1]" table:style-name="ce1">
            <text:p>Business-Context</text:p>
          </table:table-cell>
          <table:table-cell office:value-type="string" office:string-value="Hardware-context" table:formula="of:=[.E$1]" table:style-name="ce1">
            <text:p>Hardware-context</text:p>
          </table:table-cell>
          <table:table-cell office:value-type="string" office:string-value="Laufzeitverhalten" table:formula="of:=[.F$1]" table:style-name="ce1">
            <text:p>Laufzeitverhalten</text:p>
          </table:table-cell>
          <table:table-cell office:value-type="string" office:string-value="Community" table:formula="of:=[.G$1]" table:style-name="ce1">
            <text:p>Community</text:p>
          </table:table-cell>
          <table:table-cell office:value-type="string" office:string-value="Lizenz" table:formula="of:=[.H$1]" table:style-name="ce1">
            <text:p>Lizenz</text:p>
          </table:table-cell>
          <table:table-cell table:number-columns-repeated="2" table:style-name="ce1"/>
          <table:table-cell office:value-type="string" office:string-value="Programmiersprache" table:formula="of:=[.B$1]" table:style-name="ce1">
            <text:p>Programmiersprache</text:p>
          </table:table-cell>
          <table:table-cell office:value-type="string" office:string-value="Programmierumgebung" table:formula="of:=[.C$1]" table:style-name="ce1">
            <text:p>Programmierumgebung</text:p>
          </table:table-cell>
          <table:table-cell office:value-type="string" office:string-value="Business-Context" table:formula="of:=[.D$1]" table:style-name="ce1">
            <text:p>Business-Context</text:p>
          </table:table-cell>
          <table:table-cell office:value-type="string" office:string-value="Hardware-context" table:formula="of:=[.E$1]" table:style-name="ce1">
            <text:p>Hardware-context</text:p>
          </table:table-cell>
          <table:table-cell office:value-type="string" office:string-value="Laufzeitverhalten" table:formula="of:=[.F$1]" table:style-name="ce1">
            <text:p>Laufzeitverhalten</text:p>
          </table:table-cell>
          <table:table-cell office:value-type="string" office:string-value="Community" table:formula="of:=[.G$1]" table:style-name="ce1">
            <text:p>Community</text:p>
          </table:table-cell>
          <table:table-cell office:value-type="string" office:string-value="Lizenz" table:formula="of:=[.H$1]" table:style-name="ce1">
            <text:p>Lizenz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65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83.123540396962639" table:formula="of:=['2_Programmiersprache'.S22]" table:style-name="ce1">
            <text:p>83,1235404</text:p>
          </table:table-cell>
          <table:table-cell office:value-type="float" office:value="71.291960248276396" table:formula="of:=['3_Programmierumgebung'.W26]" table:style-name="ce1">
            <text:p>71,29196025</text:p>
          </table:table-cell>
          <table:table-cell office:value-type="float" office:value="89.987012987012989" table:formula="of:=['4_Business-Context'.K14]" table:style-name="ce1">
            <text:p>89,98701299</text:p>
          </table:table-cell>
          <table:table-cell office:value-type="float" office:value="100" table:formula="of:=['5_Hardware-Context'.M16]" table:style-name="ce1">
            <text:p>100</text:p>
          </table:table-cell>
          <table:table-cell office:value-type="float" office:value="68.669849537037038" table:formula="of:=['6_Laufzeitverhalten'.V25]" table:style-name="ce1">
            <text:p>68,66984954</text:p>
          </table:table-cell>
          <table:table-cell office:value-type="float" office:value="69.375" table:formula="of:=['7_Community'.M16]" table:style-name="ce1">
            <text:p>69,375</text:p>
          </table:table-cell>
          <table:table-cell office:value-type="float" office:value="60" table:style-name="ce1">
            <office:annotation draw:style-name="a0" svg:x="6.23333333333333in" svg:y="3.23333333333333in" svg:width="1.1in" svg:height="0.791666666666667in">
              <dc:creator>Soldo, Stjepan</dc:creator>
              <text:p><text:span text:style-name="T2">Soldo, Stjepan:</text:span><text:span text:style-name="T3"/></text:p>
              <text:p><text:span text:style-name="T3">Oracle-Lizenzmodell.</text:span></text:p>
            </office:annotation>
            <text:p>60</text:p>
          </table:table-cell>
          <table:table-cell table:number-columns-repeated="2" table:style-name="ce1"/>
          <table:table-cell office:value-type="float" office:value="6.098712491681666" table:formula="of:=[.$S$2]*[.B22]" table:style-name="ce1">
            <text:p>6,098712492</text:p>
          </table:table-cell>
          <table:table-cell office:value-type="float" office:value="9.1175737441177098" table:formula="of:=[.$S$3]*[.C22]" table:style-name="ce1">
            <text:p>9,117573744</text:p>
          </table:table-cell>
          <table:table-cell office:value-type="float" office:value="26.452118471999675" table:formula="of:=[.$S$4]*[.D22]" table:style-name="ce1">
            <text:p>26,45211847</text:p>
          </table:table-cell>
          <table:table-cell office:value-type="float" office:value="17.205902247182149" table:formula="of:=[.$S$5]*[.E22]" table:style-name="ce1">
            <text:p>17,20590225</text:p>
          </table:table-cell>
          <table:table-cell office:value-type="float" office:value="10.356925552425473" table:formula="of:=[.$S$6]*[.F22]" table:style-name="ce1">
            <text:p>10,35692555</text:p>
          </table:table-cell>
          <table:table-cell office:value-type="float" office:value="4.6021802585422718" table:formula="of:=[.$S$7]*[.G22]" table:style-name="ce1">
            <text:p>4,602180259</text:p>
          </table:table-cell>
          <table:table-cell office:value-type="float" office:value="6.9339893010753011" table:formula="of:=[.$S$8]*[.H22]" table:style-name="ce1">
            <text:p>6,933989301</text:p>
          </table:table-cell>
          <table:table-cell table:style-name="ce1"/>
          <table:table-cell office:value-type="float" office:value="80.76740206702425" table:formula="of:=SUM([.K22:.Q22])" table:style-name="ce1">
            <text:p>80,76740207</text:p>
          </table:table-cell>
          <table:table-cell table:number-columns-repeated="16365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92.475367124796804" table:formula="of:=['2_Programmiersprache'.S23]" table:style-name="ce1">
            <text:p>92,47536712</text:p>
          </table:table-cell>
          <table:table-cell office:value-type="float" office:value="91.208008643674631" table:formula="of:=['3_Programmierumgebung'.W27]" table:style-name="ce1">
            <text:p>91,20800864</text:p>
          </table:table-cell>
          <table:table-cell office:value-type="float" office:value="100" table:formula="of:=['4_Business-Context'.K15]" table:style-name="ce1">
            <text:p>100</text:p>
          </table:table-cell>
          <table:table-cell office:value-type="float" office:value="100" table:formula="of:=['5_Hardware-Context'.M17]" table:style-name="ce1">
            <text:p>100</text:p>
          </table:table-cell>
          <table:table-cell office:value-type="float" office:value="95.416666666666657" table:formula="of:=['6_Laufzeitverhalten'.V26]" table:style-name="ce1">
            <text:p>95,41666667</text:p>
          </table:table-cell>
          <table:table-cell office:value-type="float" office:value="63.25" table:formula="of:=['7_Community'.M17]" table:style-name="ce1">
            <text:p>63,2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6.7848490808201225" table:formula="of:=[.$S$2]*[.B23]" table:style-name="ce1">
            <text:p>6,784849081</text:p>
          </table:table-cell>
          <table:table-cell office:value-type="float" office:value="11.664649730022456" table:formula="of:=[.$S$3]*[.C23]" table:style-name="ce1">
            <text:p>11,66464973</text:p>
          </table:table-cell>
          <table:table-cell office:value-type="float" office:value="29.395484519324217" table:formula="of:=[.$S$4]*[.D23]" table:style-name="ce1">
            <text:p>29,39548452</text:p>
          </table:table-cell>
          <table:table-cell office:value-type="float" office:value="17.205902247182149" table:formula="of:=[.$S$5]*[.E23]" table:style-name="ce1">
            <text:p>17,20590225</text:p>
          </table:table-cell>
          <table:table-cell office:value-type="float" office:value="14.390934591960425" table:formula="of:=[.$S$6]*[.F23]" table:style-name="ce1">
            <text:p>14,39093459</text:p>
          </table:table-cell>
          <table:table-cell office:value-type="float" office:value="4.1958616411214225" table:formula="of:=[.$S$7]*[.G23]" table:style-name="ce1">
            <text:p>4,195861641</text:p>
          </table:table-cell>
          <table:table-cell office:value-type="float" office:value="11.556648835125502" table:formula="of:=[.$S$8]*[.H23]" table:style-name="ce1">
            <text:p>11,55664884</text:p>
          </table:table-cell>
          <table:table-cell table:style-name="ce1"/>
          <table:table-cell office:value-type="float" office:value="95.194330645556306" table:formula="of:=SUM([.K23:.Q23])" table:style-name="ce1">
            <text:p>95,19433065</text:p>
          </table:table-cell>
          <table:table-cell table:number-columns-repeated="16365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91.133152380142207" table:formula="of:=['2_Programmiersprache'.S24]" table:style-name="ce1">
            <text:p>91,13315238</text:p>
          </table:table-cell>
          <table:table-cell office:value-type="float" office:value="93.417135365219636" table:formula="of:=['3_Programmierumgebung'.W28]" table:style-name="ce1">
            <text:p>93,41713537</text:p>
          </table:table-cell>
          <table:table-cell office:value-type="float" office:value="100" table:formula="of:=['4_Business-Context'.K16]" table:style-name="ce1">
            <text:p>100</text:p>
          </table:table-cell>
          <table:table-cell office:value-type="float" office:value="100" table:formula="of:=['5_Hardware-Context'.M18]" table:style-name="ce1">
            <text:p>100</text:p>
          </table:table-cell>
          <table:table-cell office:value-type="float" office:value="95.536747685185176" table:formula="of:=['6_Laufzeitverhalten'.V27]" table:style-name="ce1">
            <text:p>95,53674769</text:p>
          </table:table-cell>
          <table:table-cell office:value-type="float" office:value="76.9375" table:formula="of:=['7_Community'.M18]" table:style-name="ce1">
            <text:p>76,937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6.6863717807598455" table:formula="of:=[.$S$2]*[.B24]" table:style-name="ce1">
            <text:p>6,686371781</text:p>
          </table:table-cell>
          <table:table-cell office:value-type="float" office:value="11.947176339245191" table:formula="of:=[.$S$3]*[.C24]" table:style-name="ce1">
            <text:p>11,94717634</text:p>
          </table:table-cell>
          <table:table-cell office:value-type="float" office:value="29.395484519324217" table:formula="of:=[.$S$4]*[.D24]" table:style-name="ce1">
            <text:p>29,39548452</text:p>
          </table:table-cell>
          <table:table-cell office:value-type="float" office:value="17.205902247182149" table:formula="of:=[.$S$5]*[.E24]" table:style-name="ce1">
            <text:p>17,20590225</text:p>
          </table:table-cell>
          <table:table-cell office:value-type="float" office:value="14.409045453968139" table:formula="of:=[.$S$6]*[.F24]" table:style-name="ce1">
            <text:p>14,40904545</text:p>
          </table:table-cell>
          <table:table-cell office:value-type="float" office:value="5.1038593678067903" table:formula="of:=[.$S$7]*[.G24]" table:style-name="ce1">
            <text:p>5,103859368</text:p>
          </table:table-cell>
          <table:table-cell office:value-type="float" office:value="11.556648835125502" table:formula="of:=[.$S$8]*[.H24]" table:style-name="ce1">
            <text:p>11,55664884</text:p>
          </table:table-cell>
          <table:table-cell table:style-name="ce1"/>
          <table:table-cell office:value-type="float" office:value="96.304488543411836" table:formula="of:=SUM([.K24:.Q24])" table:style-name="ce1">
            <text:p>96,30448854</text:p>
          </table:table-cell>
          <table:table-cell table:number-columns-repeated="16365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89.757306590957825" table:formula="of:=['2_Programmiersprache'.S25]" table:style-name="ce1">
            <text:p>89,75730659</text:p>
          </table:table-cell>
          <table:table-cell office:value-type="float" office:value="46.21527642069416" table:formula="of:=['3_Programmierumgebung'.W29]" table:style-name="ce1">
            <text:p>46,21527642</text:p>
          </table:table-cell>
          <table:table-cell office:value-type="float" office:value="73.350649350649348" table:formula="of:=['4_Business-Context'.K17]" table:style-name="ce1">
            <text:p>73,35064935</text:p>
          </table:table-cell>
          <table:table-cell office:value-type="float" office:value="100" table:formula="of:=['5_Hardware-Context'.M19]" table:style-name="ce1">
            <text:p>100</text:p>
          </table:table-cell>
          <table:table-cell office:value-type="float" office:value="82.203414351851848" table:formula="of:=['6_Laufzeitverhalten'.V28]" table:style-name="ce1">
            <text:p>82,20341435</text:p>
          </table:table-cell>
          <table:table-cell office:value-type="float" office:value="82.875" table:formula="of:=['7_Community'.M19]" table:style-name="ce1">
            <text:p>82,87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6.5854269959124352" table:formula="of:=[.$S$2]*[.B25]" table:style-name="ce1">
            <text:p>6,585426996</text:p>
          </table:table-cell>
          <table:table-cell office:value-type="float" office:value="5.9105008391272378" table:formula="of:=[.$S$3]*[.C25]" table:style-name="ce1">
            <text:p>5,910500839</text:p>
          </table:table-cell>
          <table:table-cell office:value-type="float" office:value="21.561778774693916" table:formula="of:=[.$S$4]*[.D25]" table:style-name="ce1">
            <text:p>21,56177877</text:p>
          </table:table-cell>
          <table:table-cell office:value-type="float" office:value="17.205902247182149" table:formula="of:=[.$S$5]*[.E25]" table:style-name="ce1">
            <text:p>17,20590225</text:p>
          </table:table-cell>
          <table:table-cell office:value-type="float" office:value="12.398085161641792" table:formula="of:=[.$S$6]*[.F25]" table:style-name="ce1">
            <text:p>12,39808516</text:p>
          </table:table-cell>
          <table:table-cell office:value-type="float" office:value="5.4977396602045516" table:formula="of:=[.$S$7]*[.G25]" table:style-name="ce1">
            <text:p>5,49773966</text:p>
          </table:table-cell>
          <table:table-cell office:value-type="float" office:value="11.556648835125502" table:formula="of:=[.$S$8]*[.H25]" table:style-name="ce1">
            <text:p>11,55664884</text:p>
          </table:table-cell>
          <table:table-cell table:style-name="ce1"/>
          <table:table-cell office:value-type="float" office:value="80.716082513887571" table:formula="of:=SUM([.K25:.Q25])" table:style-name="ce1">
            <text:p>80,71608251</text:p>
          </table:table-cell>
          <table:table-cell table:number-columns-repeated="16365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70.5593593694107" table:formula="of:=['2_Programmiersprache'.S26]" table:style-name="ce1">
            <text:p>70,55935937</text:p>
          </table:table-cell>
          <table:table-cell office:value-type="float" office:value="53.532808906674909" table:formula="of:=['3_Programmierumgebung'.W30]" table:style-name="ce1">
            <text:p>53,53280891</text:p>
          </table:table-cell>
          <table:table-cell office:value-type="float" office:value="73.324675324675326" table:formula="of:=['4_Business-Context'.K18]" table:style-name="ce1">
            <text:p>73,32467532</text:p>
          </table:table-cell>
          <table:table-cell office:value-type="float" office:value="100" table:formula="of:=['5_Hardware-Context'.M20]" table:style-name="ce1">
            <text:p>100</text:p>
          </table:table-cell>
          <table:table-cell office:value-type="float" office:value="58.752893518518519" table:formula="of:=['6_Laufzeitverhalten'.V29]" table:style-name="ce1">
            <text:p>58,75289352</text:p>
          </table:table-cell>
          <table:table-cell office:value-type="float" office:value="96.9375" table:formula="of:=['7_Community'.M20]" table:style-name="ce1">
            <text:p>96,937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5.1768878507369847" table:formula="of:=[.$S$2]*[.B26]" table:style-name="ce1">
            <text:p>5,176887851</text:p>
          </table:table-cell>
          <table:table-cell office:value-type="float" office:value="6.8463446822977518" table:formula="of:=[.$S$3]*[.C26]" table:style-name="ce1">
            <text:p>6,846344682</text:p>
          </table:table-cell>
          <table:table-cell office:value-type="float" office:value="21.554143583909678" table:formula="of:=[.$S$4]*[.D26]" table:style-name="ce1">
            <text:p>21,55414358</text:p>
          </table:table-cell>
          <table:table-cell office:value-type="float" office:value="17.205902247182149" table:formula="of:=[.$S$5]*[.E26]" table:style-name="ce1">
            <text:p>17,20590225</text:p>
          </table:table-cell>
          <table:table-cell office:value-type="float" office:value="8.8612301943764091" table:formula="of:=[.$S$6]*[.F26]" table:style-name="ce1">
            <text:p>8,861230194</text:p>
          </table:table-cell>
          <table:table-cell office:value-type="float" office:value="6.4306140369360936" table:formula="of:=[.$S$7]*[.G26]" table:style-name="ce1">
            <text:p>6,430614037</text:p>
          </table:table-cell>
          <table:table-cell office:value-type="float" office:value="11.556648835125502" table:formula="of:=[.$S$8]*[.H26]" table:style-name="ce1">
            <text:p>11,55664884</text:p>
          </table:table-cell>
          <table:table-cell table:style-name="ce1"/>
          <table:table-cell office:value-type="float" office:value="77.631771430564569" table:formula="of:=SUM([.K26:.Q26])" table:style-name="ce1">
            <text:p>77,63177143</text:p>
          </table:table-cell>
          <table:table-cell table:number-columns-repeated="16365"/>
        </table:table-row>
        <table:table-row table:number-rows-repeated="1048550" table:style-name="ro2">
          <table:table-cell table:number-columns-repeated="16384"/>
        </table:table-row>
      </table:table>
      <table:table table:name="2_Programmiersprache" table:style-name="ta1"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2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Paradigmen</text:p>
          </table:table-cell>
          <table:table-cell office:value-type="string" table:style-name="ce1">
            <text:p>Exception Handling</text:p>
          </table:table-cell>
          <table:table-cell office:value-type="string" table:style-name="ce1">
            <text:p>Std &amp; 3rd Party Lib</text:p>
          </table:table-cell>
          <table:table-cell office:value-type="string" table:style-name="ce1">
            <text:p>Modularisierung</text:p>
          </table:table-cell>
          <table:table-cell office:value-type="string" table:style-name="ce1">
            <text:p>Integration mit System Libs (C, C++)</text:p>
          </table:table-cell>
          <table:table-cell office:value-type="string" table:style-name="ce1">
            <text:p>Integration mit anderen Programiersprachen</text:p>
          </table:table-cell>
          <table:table-cell office:value-type="string" table:style-name="ce1">
            <text:p>Lernkurve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Paradigmen" table:formula="of:=[.$B$1]" table:style-name="ce1">
            <text:p>Paradigmen</text:p>
          </table:table-cell>
          <table:table-cell office:value-type="string" office:string-value="Exception Handling" table:formula="of:=[.$C$1]" table:style-name="ce1">
            <text:p>Exception Handling</text:p>
          </table:table-cell>
          <table:table-cell office:value-type="string" office:string-value="Std &amp; 3rd Party Lib" table:formula="of:=[.$D$1]" table:style-name="ce1">
            <text:p>Std &amp; 3rd Party Lib</text:p>
          </table:table-cell>
          <table:table-cell office:value-type="string" office:string-value="Modularisierung" table:formula="of:=[.$E$1]" table:style-name="ce1">
            <text:p>Modularisierung</text:p>
          </table:table-cell>
          <table:table-cell office:value-type="string" office:string-value="Integration mit System Libs (C, C++)" table:formula="of:=[.$F$1]" table:style-name="ce1">
            <text:p>Integration mit System Libs (C, C++)</text:p>
          </table:table-cell>
          <table:table-cell office:value-type="string" office:string-value="Integration mit anderen Programiersprachen" table:formula="of:=[.$G$1]" table:style-name="ce1">
            <text:p>Integration mit anderen Programiersprachen</text:p>
          </table:table-cell>
          <table:table-cell office:value-type="string" office:string-value="Lernkurve" table:formula="of:=[.$H$1]" table:style-name="ce1">
            <text:p>Lernkurve</text:p>
          </table:table-cell>
          <table:table-cell table:style-name="ce1"/>
          <table:table-cell office:value-type="string" table:style-name="ce1">
            <text:p>Criteria Weights (W)</text:p>
          </table:table-cell>
          <table:table-cell table:number-columns-repeated="16365"/>
        </table:table-row>
        <table:table-row table:style-name="ro1">
          <table:table-cell office:value-type="string" office:string-value="Paradigmen" table:formula="of:=[.$B$1]" table:style-name="ce1">
            <text:p>Paradigmen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B$3]" table:style-name="ce1">
            <text:p>0,333333333</text:p>
          </table:table-cell>
          <table:table-cell office:value-type="float" office:value="0.33333333333333331" table:formula="of:=1/[.$B$4]" table:style-name="ce1">
            <text:p>0,333333333</text:p>
          </table:table-cell>
          <table:table-cell office:value-type="float" office:value="0.33333333333333331" table:formula="of:=1/[.$B$5]" table:style-name="ce1">
            <text:p>0,333333333</text:p>
          </table:table-cell>
          <table:table-cell office:value-type="float" office:value="1" table:formula="of:=1/[.$B$6]" table:style-name="ce1">
            <text:p>1</text:p>
          </table:table-cell>
          <table:table-cell office:value-type="float" office:value="3" table:formula="of:=1/[.$B$7]" table:style-name="ce1">
            <text:p>3</text:p>
          </table:table-cell>
          <table:table-cell office:value-type="float" office:value="3" table:formula="of:=1/[.$B$8]" table:style-name="ce1">
            <text:p>3</text:p>
          </table:table-cell>
          <table:table-cell table:style-name="ce1"/>
          <table:table-cell office:value-type="string" office:string-value="Paradigmen" table:formula="of:=[.$B$1]" table:style-name="ce1">
            <text:p>Paradigmen</text:p>
          </table:table-cell>
          <table:table-cell office:value-type="float" office:value="8.5714285714285701E-2" table:formula="of:=[.B2]/[.$B$10]" table:style-name="ce1">
            <text:p>0,085714286</text:p>
          </table:table-cell>
          <table:table-cell office:value-type="float" office:value="3.03030303030303E-2" table:formula="of:=[.C2]/[.$C$10]" table:style-name="ce1">
            <text:p>0,03030303</text:p>
          </table:table-cell>
          <table:table-cell office:value-type="float" office:value="7.6923076923076927E-2" table:formula="of:=[.D2]/[.$D$10]" table:style-name="ce1">
            <text:p>0,076923077</text:p>
          </table:table-cell>
          <table:table-cell office:value-type="float" office:value="9.0909090909090898E-2" table:formula="of:=[.E2]/[.$E$10]" table:style-name="ce1">
            <text:p>0,090909091</text:p>
          </table:table-cell>
          <table:table-cell office:value-type="float" office:value="0.13043478260869565" table:formula="of:=[.F2]/[.$F$10]" table:style-name="ce1">
            <text:p>0,130434783</text:p>
          </table:table-cell>
          <table:table-cell office:value-type="float" office:value="0.2" table:formula="of:=[.G2]/[.$G$10]" table:style-name="ce1">
            <text:p>0,2</text:p>
          </table:table-cell>
          <table:table-cell office:value-type="float" office:value="0.17647058823529413" table:formula="of:=[.H2]/[.$H$10]" table:style-name="ce1">
            <text:p>0,176470588</text:p>
          </table:table-cell>
          <table:table-cell table:style-name="ce1"/>
          <table:table-cell office:value-type="float" office:value="0.11296497924192482" table:formula="of:=AVERAGE([.K2:.Q2])" table:style-name="ce1">
            <text:p>0,112964979</text:p>
          </table:table-cell>
          <table:table-cell table:number-columns-repeated="16365"/>
        </table:table-row>
        <table:table-row table:style-name="ro1">
          <table:table-cell office:value-type="string" office:string-value="Exception Handling" table:formula="of:=[.$C$1]" table:style-name="ce1">
            <text:p>Exception Handlin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C$4]" table:style-name="ce1">
            <text:p>0,333333333</text:p>
          </table:table-cell>
          <table:table-cell office:value-type="float" office:value="0.33333333333333331" table:formula="of:=1/[.$C$5]" table:style-name="ce1">
            <text:p>0,333333333</text:p>
          </table:table-cell>
          <table:table-cell office:value-type="float" office:value="0.33333333333333331" table:formula="of:=1/[.$C$6]" table:style-name="ce1">
            <text:p>0,333333333</text:p>
          </table:table-cell>
          <table:table-cell office:value-type="float" office:value="3" table:formula="of:=1/[.$C$7]" table:style-name="ce1">
            <text:p>3</text:p>
          </table:table-cell>
          <table:table-cell office:value-type="float" office:value="3" table:formula="of:=1/[.$C$8]" table:style-name="ce1">
            <text:p>3</text:p>
          </table:table-cell>
          <table:table-cell table:style-name="ce1"/>
          <table:table-cell office:value-type="string" office:string-value="Exception Handling" table:formula="of:=[.$C$1]" table:style-name="ce1">
            <text:p>Exception Handling</text:p>
          </table:table-cell>
          <table:table-cell office:value-type="float" office:value="0.25714285714285712" table:formula="of:=[.B3]/[.$B$10]" table:style-name="ce1">
            <text:p>0,257142857</text:p>
          </table:table-cell>
          <table:table-cell office:value-type="float" office:value="9.0909090909090912E-2" table:formula="of:=[.C3]/[.$C$10]" table:style-name="ce1">
            <text:p>0,090909091</text:p>
          </table:table-cell>
          <table:table-cell office:value-type="float" office:value="7.6923076923076927E-2" table:formula="of:=[.D3]/[.$D$10]" table:style-name="ce1">
            <text:p>0,076923077</text:p>
          </table:table-cell>
          <table:table-cell office:value-type="float" office:value="9.0909090909090898E-2" table:formula="of:=[.E3]/[.$E$10]" table:style-name="ce1">
            <text:p>0,090909091</text:p>
          </table:table-cell>
          <table:table-cell office:value-type="float" office:value="4.3478260869565216E-2" table:formula="of:=[.F3]/[.$F$10]" table:style-name="ce1">
            <text:p>0,043478261</text:p>
          </table:table-cell>
          <table:table-cell office:value-type="float" office:value="0.2" table:formula="of:=[.G3]/[.$G$10]" table:style-name="ce1">
            <text:p>0,2</text:p>
          </table:table-cell>
          <table:table-cell office:value-type="float" office:value="0.17647058823529413" table:formula="of:=[.H3]/[.$H$10]" table:style-name="ce1">
            <text:p>0,176470588</text:p>
          </table:table-cell>
          <table:table-cell table:style-name="ce1"/>
          <table:table-cell office:value-type="float" office:value="0.13369042356985358" table:formula="of:=AVERAGE([.K3:.Q3])" table:style-name="ce1">
            <text:p>0,133690424</text:p>
          </table:table-cell>
          <table:table-cell table:number-columns-repeated="16365"/>
        </table:table-row>
        <table:table-row table:style-name="ro1">
          <table:table-cell office:value-type="string" office:string-value="Std &amp; 3rd Party Lib" table:formula="of:=[.$D$1]" table:style-name="ce1">
            <text:p>Std &amp; 3rd Party Lib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D$5]" table:style-name="ce1">
            <text:p>1</text:p>
          </table:table-cell>
          <table:table-cell office:value-type="float" office:value="1" table:formula="of:=1/[.$D$6]" table:style-name="ce1">
            <text:p>1</text:p>
          </table:table-cell>
          <table:table-cell office:value-type="float" office:value="3" table:formula="of:=1/[.$D$7]" table:style-name="ce1">
            <text:p>3</text:p>
          </table:table-cell>
          <table:table-cell office:value-type="float" office:value="3" table:formula="of:=1/[.$D$8]" table:style-name="ce1">
            <text:p>3</text:p>
          </table:table-cell>
          <table:table-cell table:style-name="ce1"/>
          <table:table-cell office:value-type="string" office:string-value="Std &amp; 3rd Party Lib" table:formula="of:=[.$D$1]" table:style-name="ce1">
            <text:p>Std &amp; 3rd Party Lib</text:p>
          </table:table-cell>
          <table:table-cell office:value-type="float" office:value="0.25714285714285712" table:formula="of:=[.B4]/[.$B$10]" table:style-name="ce1">
            <text:p>0,257142857</text:p>
          </table:table-cell>
          <table:table-cell office:value-type="float" office:value="0.27272727272727271" table:formula="of:=[.C4]/[.$C$10]" table:style-name="ce1">
            <text:p>0,272727273</text:p>
          </table:table-cell>
          <table:table-cell office:value-type="float" office:value="0.23076923076923078" table:formula="of:=[.D4]/[.$D$10]" table:style-name="ce1">
            <text:p>0,230769231</text:p>
          </table:table-cell>
          <table:table-cell office:value-type="float" office:value="0.27272727272727271" table:formula="of:=[.E4]/[.$E$10]" table:style-name="ce1">
            <text:p>0,272727273</text:p>
          </table:table-cell>
          <table:table-cell office:value-type="float" office:value="0.13043478260869565" table:formula="of:=[.F4]/[.$F$10]" table:style-name="ce1">
            <text:p>0,130434783</text:p>
          </table:table-cell>
          <table:table-cell office:value-type="float" office:value="0.2" table:formula="of:=[.G4]/[.$G$10]" table:style-name="ce1">
            <text:p>0,2</text:p>
          </table:table-cell>
          <table:table-cell office:value-type="float" office:value="0.17647058823529413" table:formula="of:=[.H4]/[.$H$10]" table:style-name="ce1">
            <text:p>0,176470588</text:p>
          </table:table-cell>
          <table:table-cell table:style-name="ce1"/>
          <table:table-cell office:value-type="float" office:value="0.22003885774437473" table:formula="of:=AVERAGE([.K4:.Q4])" table:style-name="ce1">
            <text:p>0,220038858</text:p>
          </table:table-cell>
          <table:table-cell table:number-columns-repeated="16365"/>
        </table:table-row>
        <table:table-row table:style-name="ro1">
          <table:table-cell office:value-type="string" office:string-value="Modularisierung" table:formula="of:=[.$E$1]" table:style-name="ce1">
            <text:p>Modularisierung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E$6]" table:style-name="ce1">
            <text:p>3</text:p>
          </table:table-cell>
          <table:table-cell office:value-type="float" office:value="3" table:formula="of:=1/[.$E$7]" table:style-name="ce1">
            <text:p>3</text:p>
          </table:table-cell>
          <table:table-cell office:value-type="float" office:value="3" table:formula="of:=1/[.$E$8]" table:style-name="ce1">
            <text:p>3</text:p>
          </table:table-cell>
          <table:table-cell table:style-name="ce1"/>
          <table:table-cell office:value-type="string" office:string-value="Modularisierung" table:formula="of:=[.$E$1]" table:style-name="ce1">
            <text:p>Modularisierung</text:p>
          </table:table-cell>
          <table:table-cell office:value-type="float" office:value="0.25714285714285712" table:formula="of:=[.B5]/[.$B$10]" table:style-name="ce1">
            <text:p>0,257142857</text:p>
          </table:table-cell>
          <table:table-cell office:value-type="float" office:value="0.27272727272727271" table:formula="of:=[.C5]/[.$C$10]" table:style-name="ce1">
            <text:p>0,272727273</text:p>
          </table:table-cell>
          <table:table-cell office:value-type="float" office:value="0.23076923076923078" table:formula="of:=[.D5]/[.$D$10]" table:style-name="ce1">
            <text:p>0,230769231</text:p>
          </table:table-cell>
          <table:table-cell office:value-type="float" office:value="0.27272727272727271" table:formula="of:=[.E5]/[.$E$10]" table:style-name="ce1">
            <text:p>0,272727273</text:p>
          </table:table-cell>
          <table:table-cell office:value-type="float" office:value="0.39130434782608697" table:formula="of:=[.F5]/[.$F$10]" table:style-name="ce1">
            <text:p>0,391304348</text:p>
          </table:table-cell>
          <table:table-cell office:value-type="float" office:value="0.2" table:formula="of:=[.G5]/[.$G$10]" table:style-name="ce1">
            <text:p>0,2</text:p>
          </table:table-cell>
          <table:table-cell office:value-type="float" office:value="0.17647058823529413" table:formula="of:=[.H5]/[.$H$10]" table:style-name="ce1">
            <text:p>0,176470588</text:p>
          </table:table-cell>
          <table:table-cell table:style-name="ce1"/>
          <table:table-cell office:value-type="float" office:value="0.25730593848971633" table:formula="of:=AVERAGE([.K5:.Q5])" table:style-name="ce1">
            <text:p>0,257305938</text:p>
          </table:table-cell>
          <table:table-cell table:number-columns-repeated="16365"/>
        </table:table-row>
        <table:table-row table:style-name="ro1">
          <table:table-cell office:value-type="string" office:string-value="Integration mit System Libs (C, C++)" table:formula="of:=[.$F$1]" table:style-name="ce1">
            <text:p>Integration mit System Libs (C, C++)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F$7]" table:style-name="ce1">
            <text:p>1</text:p>
          </table:table-cell>
          <table:table-cell office:value-type="float" office:value="3" table:formula="of:=1/[.$F$8]" table:style-name="ce1">
            <text:p>3</text:p>
          </table:table-cell>
          <table:table-cell table:style-name="ce1"/>
          <table:table-cell office:value-type="string" office:string-value="Integration mit System Libs (C, C++)" table:formula="of:=[.$F$1]" table:style-name="ce1">
            <text:p>Integration mit System Libs (C, C++)</text:p>
          </table:table-cell>
          <table:table-cell office:value-type="float" office:value="8.5714285714285701E-2" table:formula="of:=[.B6]/[.$B$10]" table:style-name="ce1">
            <text:p>0,085714286</text:p>
          </table:table-cell>
          <table:table-cell office:value-type="float" office:value="0.27272727272727271" table:formula="of:=[.C6]/[.$C$10]" table:style-name="ce1">
            <text:p>0,272727273</text:p>
          </table:table-cell>
          <table:table-cell office:value-type="float" office:value="0.23076923076923078" table:formula="of:=[.D6]/[.$D$10]" table:style-name="ce1">
            <text:p>0,230769231</text:p>
          </table:table-cell>
          <table:table-cell office:value-type="float" office:value="9.0909090909090898E-2" table:formula="of:=[.E6]/[.$E$10]" table:style-name="ce1">
            <text:p>0,090909091</text:p>
          </table:table-cell>
          <table:table-cell office:value-type="float" office:value="0.13043478260869565" table:formula="of:=[.F6]/[.$F$10]" table:style-name="ce1">
            <text:p>0,130434783</text:p>
          </table:table-cell>
          <table:table-cell office:value-type="float" office:value="6.6666666666666666E-2" table:formula="of:=[.G6]/[.$G$10]" table:style-name="ce1">
            <text:p>0,066666667</text:p>
          </table:table-cell>
          <table:table-cell office:value-type="float" office:value="0.17647058823529413" table:formula="of:=[.H6]/[.$H$10]" table:style-name="ce1">
            <text:p>0,176470588</text:p>
          </table:table-cell>
          <table:table-cell table:style-name="ce1"/>
          <table:table-cell office:value-type="float" office:value="0.15052741680436238" table:formula="of:=AVERAGE([.K6:.Q6])" table:style-name="ce1">
            <text:p>0,150527417</text:p>
          </table:table-cell>
          <table:table-cell table:number-columns-repeated="16365"/>
        </table:table-row>
        <table:table-row table:style-name="ro1">
          <table:table-cell office:value-type="string" office:string-value="Integration mit anderen Programiersprachen" table:formula="of:=[.$G$1]" table:style-name="ce1">
            <text:p>Integration mit anderen Programiersprachen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G$8]" table:style-name="ce1">
            <text:p>1</text:p>
          </table:table-cell>
          <table:table-cell table:style-name="ce1"/>
          <table:table-cell office:value-type="string" office:string-value="Integration mit anderen Programiersprachen" table:formula="of:=[.$G$1]" table:style-name="ce1">
            <text:p>Integration mit anderen Programiersprachen</text:p>
          </table:table-cell>
          <table:table-cell office:value-type="float" office:value="2.8571428571428567E-2" table:formula="of:=[.B7]/[.$B$10]" table:style-name="ce1">
            <text:p>0,028571429</text:p>
          </table:table-cell>
          <table:table-cell office:value-type="float" office:value="3.03030303030303E-2" table:formula="of:=[.C7]/[.$C$10]" table:style-name="ce1">
            <text:p>0,03030303</text:p>
          </table:table-cell>
          <table:table-cell office:value-type="float" office:value="7.6923076923076927E-2" table:formula="of:=[.D7]/[.$D$10]" table:style-name="ce1">
            <text:p>0,076923077</text:p>
          </table:table-cell>
          <table:table-cell office:value-type="float" office:value="9.0909090909090898E-2" table:formula="of:=[.E7]/[.$E$10]" table:style-name="ce1">
            <text:p>0,090909091</text:p>
          </table:table-cell>
          <table:table-cell office:value-type="float" office:value="0.13043478260869565" table:formula="of:=[.F7]/[.$F$10]" table:style-name="ce1">
            <text:p>0,130434783</text:p>
          </table:table-cell>
          <table:table-cell office:value-type="float" office:value="6.6666666666666666E-2" table:formula="of:=[.G7]/[.$G$10]" table:style-name="ce1">
            <text:p>0,066666667</text:p>
          </table:table-cell>
          <table:table-cell office:value-type="float" office:value="5.8823529411764705E-2" table:formula="of:=[.H7]/[.$H$10]" table:style-name="ce1">
            <text:p>0,058823529</text:p>
          </table:table-cell>
          <table:table-cell table:style-name="ce1"/>
          <table:table-cell office:value-type="float" office:value="6.8947372199107668E-2" table:formula="of:=AVERAGE([.K7:.Q7])" table:style-name="ce1">
            <text:p>0,068947372</text:p>
          </table:table-cell>
          <table:table-cell table:number-columns-repeated="16365"/>
        </table:table-row>
        <table:table-row table:style-name="ro1">
          <table:table-cell office:value-type="string" office:string-value="Lernkurve" table:formula="of:=[.$H$1]" table:style-name="ce1">
            <text:p>Lernkurve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Lernkurve" table:formula="of:=[.$H$1]" table:style-name="ce1">
            <text:p>Lernkurve</text:p>
          </table:table-cell>
          <table:table-cell office:value-type="float" office:value="2.8571428571428567E-2" table:formula="of:=[.B8]/[.$B$10]" table:style-name="ce1">
            <text:p>0,028571429</text:p>
          </table:table-cell>
          <table:table-cell office:value-type="float" office:value="3.03030303030303E-2" table:formula="of:=[.C8]/[.$C$10]" table:style-name="ce1">
            <text:p>0,03030303</text:p>
          </table:table-cell>
          <table:table-cell office:value-type="float" office:value="7.6923076923076927E-2" table:formula="of:=[.D8]/[.$D$10]" table:style-name="ce1">
            <text:p>0,076923077</text:p>
          </table:table-cell>
          <table:table-cell office:value-type="float" office:value="9.0909090909090898E-2" table:formula="of:=[.E8]/[.$E$10]" table:style-name="ce1">
            <text:p>0,090909091</text:p>
          </table:table-cell>
          <table:table-cell office:value-type="float" office:value="4.3478260869565216E-2" table:formula="of:=[.F8]/[.$F$10]" table:style-name="ce1">
            <text:p>0,043478261</text:p>
          </table:table-cell>
          <table:table-cell office:value-type="float" office:value="6.6666666666666666E-2" table:formula="of:=[.G8]/[.$G$10]" table:style-name="ce1">
            <text:p>0,066666667</text:p>
          </table:table-cell>
          <table:table-cell office:value-type="float" office:value="5.8823529411764705E-2" table:formula="of:=[.H8]/[.$H$10]" table:style-name="ce1">
            <text:p>0,058823529</text:p>
          </table:table-cell>
          <table:table-cell table:style-name="ce1"/>
          <table:table-cell office:value-type="float" office:value="5.652501195066046E-2" table:formula="of:=AVERAGE([.K8:.Q8])" table:style-name="ce1">
            <text:p>0,056525012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11.666666666666668" table:formula="of:=SUM([.B2:.B8])" table:style-name="ce1">
            <text:p>11,66666667</text:p>
          </table:table-cell>
          <table:table-cell office:value-type="float" office:value="11" table:formula="of:=SUM([.C2:.C8])" table:style-name="ce1">
            <text:p>11</text:p>
          </table:table-cell>
          <table:table-cell office:value-type="float" office:value="4.333333333333333" table:formula="of:=SUM([.D2:.D8])" table:style-name="ce1">
            <text:p>4,333333333</text:p>
          </table:table-cell>
          <table:table-cell office:value-type="float" office:value="3.666666666666667" table:formula="of:=SUM([.E2:.E8])" table:style-name="ce1">
            <text:p>3,666666667</text:p>
          </table:table-cell>
          <table:table-cell office:value-type="float" office:value="7.6666666666666661" table:formula="of:=SUM([.F2:.F8])" table:style-name="ce1">
            <text:p>7,666666667</text:p>
          </table:table-cell>
          <table:table-cell office:value-type="float" office:value="15" table:formula="of:=SUM([.G2:.G8])" table:style-name="ce1">
            <text:p>15</text:p>
          </table:table-cell>
          <table:table-cell office:value-type="float" office:value="17" table:formula="of:=SUM([.H2:.H8])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 table:style-name="ce1"/>
        </table:table-row>
        <table:table-row table:style-name="ro1">
          <table:table-cell office:value-type="float" office:value="0.84358795509690654" table:formula="of:=[.B2] * [.$S2] + [.C2] * [.$S3] + [.D2]*[.$S4] + [.E2]*[.$S5] + [.F2]*[.$S6] + [.G2]*[.$S7] + [.H2]*[.$S8]" table:style-name="ce1">
            <text:p>0,843587955</text:p>
          </table:table-cell>
          <table:table-cell table:style-name="ce1"/>
          <table:table-cell office:value-type="float" office:value="7.4676945081385435" table:formula="of:=[.A13]*1/[.S2]" table:style-name="ce1">
            <text:p>7,467694508</text:p>
          </table:table-cell>
          <table:table-cell table:style-name="ce1"/>
          <table:table-cell office:value-type="float" office:value="7.7387098340404217" table:formula="of:=AVERAGE([.C13:.C19])" table:style-name="ce1">
            <text:p>7,738709834</text:p>
          </table:table-cell>
          <table:table-cell table:style-name="ce1"/>
          <table:table-cell office:value-type="float" office:value="0.12311830567340361" table:formula="of:=([.$E$13]-7)/(7-1)" table:style-name="ce1">
            <text:p>0,123118306</text:p>
          </table:table-cell>
          <table:table-cell table:style-name="ce1"/>
          <table:table-cell office:value-type="float" office:value="1.3416999999999999" table:style-name="ce1">
            <text:p>1,3417</text:p>
          </table:table-cell>
          <table:table-cell table:style-name="ce1"/>
          <table:table-cell office:value-type="float" office:value="9.1762916951184034E-2" table:formula="of:=[.$G$13]/[.$I$13]" table:style-name="ce4">
            <text:p>0,091762917</text:p>
          </table:table-cell>
          <table:table-cell table:number-columns-repeated="16373" table:style-name="ce1"/>
        </table:table-row>
        <table:table-row table:style-name="ro1">
          <table:table-cell office:value-type="float" office:value="1.0582932514244168" table:formula="of:=[.B3] * [.$S2] + [.C3] * [.$S3] + [.D3]*[.$S4] + [.E3]*[.$S5] + [.F3]*[.$S6] + [.G3]*[.$S7] + [.H3]*[.$S8]" table:style-name="ce1">
            <text:p>1,058293251</text:p>
          </table:table-cell>
          <table:table-cell table:style-name="ce1"/>
          <table:table-cell office:value-type="float" office:value="7.9159989411766345" table:formula="of:=[.A14]*1/[.S3]" table:style-name="ce1">
            <text:p>7,915998941</text:p>
          </table:table-cell>
          <table:table-cell table:number-columns-repeated="16381" table:style-name="ce1"/>
        </table:table-row>
        <table:table-row table:style-name="ro1">
          <table:table-cell office:value-type="float" office:value="1.7442555739230929" table:formula="of:=[.B4] * [.$S2] + [.C4] * [.$S3] + [.D4]*[.$S4] + [.E4]*[.$S5] + [.F4]*[.$S6] + [.G4]*[.$S7] + [.H4]*[.$S8]" table:style-name="ce1">
            <text:p>1,744255574</text:p>
          </table:table-cell>
          <table:table-cell table:style-name="ce1"/>
          <table:table-cell office:value-type="float" office:value="7.9270343056836046" table:formula="of:=[.A15]*1/[.S4]" table:style-name="ce1">
            <text:p>7,927034306</text:p>
          </table:table-cell>
          <table:table-cell table:number-columns-repeated="16381" table:style-name="ce1"/>
        </table:table-row>
        <table:table-row table:style-name="ro1">
          <table:table-cell office:value-type="float" office:value="2.0453104075318178" table:formula="of:=[.B5] * [.$S2] + [.C5] * [.$S3] + [.D5]*[.$S4] + [.E5]*[.$S5] + [.F5]*[.$S6] + [.G5]*[.$S7] + [.H5]*[.$S8]" table:style-name="ce1">
            <text:p>2,045310408</text:p>
          </table:table-cell>
          <table:table-cell table:style-name="ce1"/>
          <table:table-cell office:value-type="float" office:value="7.94894365647749" table:formula="of:=[.A16]*1/[.S5]" table:style-name="ce1">
            <text:p>7,948943656</text:p>
          </table:table-cell>
          <table:table-cell table:number-columns-repeated="16381" table:style-name="ce1"/>
        </table:table-row>
        <table:table-row table:style-name="ro1">
          <table:table-cell office:value-type="float" office:value="1.2088935787145505" table:formula="of:=[.B6] * [.$S2] + [.C6] * [.$S3] + [.D6]*[.$S4] + [.E6]*[.$S5] + [.F6]*[.$S6] + [.G6]*[.$S7] + [.H6]*[.$S8]" table:style-name="ce1">
            <text:p>1,208893579</text:p>
          </table:table-cell>
          <table:table-cell table:style-name="ce1"/>
          <table:table-cell office:value-type="float" office:value="8.0310524446568188" table:formula="of:=[.A17]*1/[.S6]" table:style-name="ce1">
            <text:p>8,031052445</text:p>
          </table:table-cell>
          <table:table-cell table:number-columns-repeated="16381" table:style-name="ce1"/>
        </table:table-row>
        <table:table-row table:style-name="ro1">
          <table:table-cell office:value-type="float" office:value="0.51733320063608701" table:formula="of:=[.B7] * [.$S2] + [.C7] * [.$S3] + [.D7]*[.$S4] + [.E7]*[.$S5] + [.F7]*[.$S6] + [.G7]*[.$S7] + [.H7]*[.$S8]" table:style-name="ce1">
            <text:p>0,517333201</text:p>
          </table:table-cell>
          <table:table-cell table:style-name="ce1"/>
          <table:table-cell office:value-type="float" office:value="7.503305552271395" table:formula="of:=[.A18]*1/[.S7]" table:style-name="ce1">
            <text:p>7,503305552</text:p>
          </table:table-cell>
          <table:table-cell table:number-columns-repeated="16381" table:style-name="ce1"/>
        </table:table-row>
        <table:table-row table:style-name="ro1">
          <table:table-cell office:value-type="float" office:value="0.4169815894331787" table:formula="of:=[.B8] * [.$S2] + [.C8] * [.$S3] + [.D8]*[.$S4] + [.E8]*[.$S5] + [.F8]*[.$S6] + [.G8]*[.$S7] + [.H8]*[.$S8]" table:style-name="ce1">
            <text:p>0,416981589</text:p>
          </table:table-cell>
          <table:table-cell table:style-name="ce1"/>
          <table:table-cell office:value-type="float" office:value="7.3769394298784672" table:formula="of:=[.A19]*1/[.S8]" table:style-name="ce1">
            <text:p>7,3769394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Paradigmen</text:p>
          </table:table-cell>
          <table:table-cell office:value-type="string" table:style-name="ce1">
            <text:p>Exception Handling</text:p>
          </table:table-cell>
          <table:table-cell office:value-type="string" table:style-name="ce1">
            <text:p>Std Lib &amp; 3<text:span text:style-name="T4">rd</text:span><text:s/>Party</text:p>
          </table:table-cell>
          <table:table-cell office:value-type="string" table:style-name="ce1">
            <text:p>Modularisierung</text:p>
          </table:table-cell>
          <table:table-cell office:value-type="string" table:style-name="ce1">
            <text:p>Integration von System libs (C, C++)</text:p>
          </table:table-cell>
          <table:table-cell office:value-type="string" table:style-name="ce1">
            <text:p>Integration mit anderen Programiersprachen</text:p>
          </table:table-cell>
          <table:table-cell office:value-type="string" table:style-name="ce1">
            <text:p>Lernkurve</text:p>
          </table:table-cell>
          <table:table-cell table:number-columns-repeated="2" table:style-name="ce1"/>
          <table:table-cell office:value-type="string" office:string-value="Paradigmen" table:formula="of:=[.B$21]" table:style-name="ce1">
            <text:p>Paradigmen</text:p>
          </table:table-cell>
          <table:table-cell office:value-type="string" office:string-value="Exception Handling" table:formula="of:=[.C$21]" table:style-name="ce1">
            <text:p>Exception Handling</text:p>
          </table:table-cell>
          <table:table-cell office:value-type="string" office:string-value="Std Lib &amp; 3rd Party" table:formula="of:=[.D$21]" table:style-name="ce1">
            <text:p>Std Lib &amp; 3rd Party</text:p>
          </table:table-cell>
          <table:table-cell office:value-type="string" office:string-value="Modularisierung" table:formula="of:=[.E$21]" table:style-name="ce1">
            <text:p>Modularisierung</text:p>
          </table:table-cell>
          <table:table-cell office:value-type="string" office:string-value="Integration von System libs (C, C++)" table:formula="of:=[.F$21]" table:style-name="ce1">
            <text:p>Integration von System libs (C, C++)</text:p>
          </table:table-cell>
          <table:table-cell office:value-type="string" office:string-value="Integration mit anderen Programiersprachen" table:formula="of:=[.G$21]" table:style-name="ce1">
            <text:p>Integration mit anderen Programiersprachen</text:p>
          </table:table-cell>
          <table:table-cell office:value-type="string" office:string-value="Lernkurve" table:formula="of:=[.H$21]" table:style-name="ce1">
            <text:p>Lernkurve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65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90.340697003630936" table:formula="of:=['2_1_Paradigmen'.K15]" table:style-name="ce1">
            <text:p>90,340697</text:p>
          </table:table-cell>
          <table:table-cell office:value-type="float" office:value="100" table:style-name="ce1">
            <text:p>100</text:p>
          </table:table-cell>
          <table:table-cell office:value-type="float" office:value="74.726713702045771" table:formula="of:=['2_2_StdLib'.S22]" table:style-name="ce1">
            <text:p>74,7267137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office:annotation draw:style-name="a1" svg:x="5.75in" svg:y="3.26666666666667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Sehr aufwändig und Fehleranfällig</text:span></text:p>
            </office:annotation>
            <text:p>70</text:p>
          </table:table-cell>
          <table:table-cell office:value-type="float" office:value="50" table:style-name="ce1">
            <office:annotation draw:style-name="a2" svg:x="8.14166666666667in" svg:y="3.26666666666667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Wenn man die JVM-Sprachen berücksichtigt</text:span></text:p>
            </office:annotation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.205334961716188" table:formula="of:=[.$S$2]*[.B22]" table:style-name="ce1">
            <text:p>10,20533496</text:p>
          </table:table-cell>
          <table:table-cell office:value-type="float" office:value="13.369042356985359" table:formula="of:=[.$S$3]*[.C22]" table:style-name="ce1">
            <text:p>13,36904236</text:p>
          </table:table-cell>
          <table:table-cell office:value-type="float" office:value="16.442780725989067" table:formula="of:=[.$S$4]*[.D22]" table:style-name="ce1">
            <text:p>16,44278073</text:p>
          </table:table-cell>
          <table:table-cell office:value-type="float" office:value="25.730593848971633" table:formula="of:=[.$S$5]*[.E22]" table:style-name="ce1">
            <text:p>25,73059385</text:p>
          </table:table-cell>
          <table:table-cell office:value-type="float" office:value="10.536919176305366" table:formula="of:=[.$S$6]*[.F22]" table:style-name="ce1">
            <text:p>10,53691918</text:p>
          </table:table-cell>
          <table:table-cell office:value-type="float" office:value="3.4473686099553835" table:formula="of:=[.$S$7]*[.G22]" table:style-name="ce1">
            <text:p>3,44736861</text:p>
          </table:table-cell>
          <table:table-cell office:value-type="float" office:value="3.3915007170396274" table:formula="of:=[.$S$8]*[.H22]" table:style-name="ce1">
            <text:p>3,391500717</text:p>
          </table:table-cell>
          <table:table-cell table:style-name="ce1"/>
          <table:table-cell office:value-type="float" office:value="83.123540396962639" table:formula="of:=SUM([.K22:.Q22])" table:style-name="ce1">
            <text:p>83,1235404</text:p>
          </table:table-cell>
          <table:table-cell table:number-columns-repeated="16365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67.196036512945824" table:formula="of:=['2_1_Paradigmen'.K16]" table:style-name="ce1">
            <text:p>67,19603651</text:p>
          </table:table-cell>
          <table:table-cell office:value-type="float" office:value="100" table:style-name="ce1">
            <text:p>100</text:p>
          </table:table-cell>
          <table:table-cell office:value-type="float" office:value="82.644275379433964" table:formula="of:=['2_2_StdLib'.S23]" table:style-name="ce1">
            <text:p>82,64427538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office:annotation draw:style-name="a3" svg:x="8.14166666666667in" svg:y="3.41666666666667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WebAssembly</text:span></text:p>
            </office:annotation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7.590798869824547" table:formula="of:=[.$S$2]*[.B23]" table:style-name="ce1">
            <text:p>7,59079887</text:p>
          </table:table-cell>
          <table:table-cell office:value-type="float" office:value="13.369042356985359" table:formula="of:=[.$S$3]*[.C23]" table:style-name="ce1">
            <text:p>13,36904236</text:p>
          </table:table-cell>
          <table:table-cell office:value-type="float" office:value="18.184951953602202" table:formula="of:=[.$S$4]*[.D23]" table:style-name="ce1">
            <text:p>18,18495195</text:p>
          </table:table-cell>
          <table:table-cell office:value-type="float" office:value="25.730593848971633" table:formula="of:=[.$S$5]*[.E23]" table:style-name="ce1">
            <text:p>25,73059385</text:p>
          </table:table-cell>
          <table:table-cell office:value-type="float" office:value="15.052741680436238" table:formula="of:=[.$S$6]*[.F23]" table:style-name="ce1">
            <text:p>15,05274168</text:p>
          </table:table-cell>
          <table:table-cell office:value-type="float" office:value="6.894737219910767" table:formula="of:=[.$S$7]*[.G23]" table:style-name="ce1">
            <text:p>6,89473722</text:p>
          </table:table-cell>
          <table:table-cell office:value-type="float" office:value="5.652501195066046" table:formula="of:=[.$S$8]*[.H23]" table:style-name="ce1">
            <text:p>5,652501195</text:p>
          </table:table-cell>
          <table:table-cell table:style-name="ce1"/>
          <table:table-cell office:value-type="float" office:value="92.475367124796804" table:formula="of:=SUM([.K23:.Q23])" table:style-name="ce1">
            <text:p>92,47536712</text:p>
          </table:table-cell>
          <table:table-cell table:number-columns-repeated="16365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90.340697003630936" table:formula="of:=['2_1_Paradigmen'.K17]" table:style-name="ce1">
            <text:p>90,340697</text:p>
          </table:table-cell>
          <table:table-cell office:value-type="float" office:value="100" table:style-name="ce1">
            <text:p>100</text:p>
          </table:table-cell>
          <table:table-cell office:value-type="float" office:value="82.644275379433964" table:formula="of:=['2_2_StdLib'.S24]" table:style-name="ce1">
            <text:p>82,64427538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office:annotation draw:style-name="a4" svg:x="8.14166666666667in" svg:y="3.575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WebAssembly</text:span></text:p>
            </office:annotation>
            <text:p>100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10.205334961716188" table:formula="of:=[.$S$2]*[.B24]" table:style-name="ce1">
            <text:p>10,20533496</text:p>
          </table:table-cell>
          <table:table-cell office:value-type="float" office:value="13.369042356985359" table:formula="of:=[.$S$3]*[.C24]" table:style-name="ce1">
            <text:p>13,36904236</text:p>
          </table:table-cell>
          <table:table-cell office:value-type="float" office:value="18.184951953602202" table:formula="of:=[.$S$4]*[.D24]" table:style-name="ce1">
            <text:p>18,18495195</text:p>
          </table:table-cell>
          <table:table-cell office:value-type="float" office:value="25.730593848971633" table:formula="of:=[.$S$5]*[.E24]" table:style-name="ce1">
            <text:p>25,73059385</text:p>
          </table:table-cell>
          <table:table-cell office:value-type="float" office:value="15.052741680436238" table:formula="of:=[.$S$6]*[.F24]" table:style-name="ce1">
            <text:p>15,05274168</text:p>
          </table:table-cell>
          <table:table-cell office:value-type="float" office:value="6.894737219910767" table:formula="of:=[.$S$7]*[.G24]" table:style-name="ce1">
            <text:p>6,89473722</text:p>
          </table:table-cell>
          <table:table-cell office:value-type="float" office:value="1.6957503585198137" table:formula="of:=[.$S$8]*[.H24]" table:style-name="ce1">
            <text:p>1,695750359</text:p>
          </table:table-cell>
          <table:table-cell table:style-name="ce1"/>
          <table:table-cell office:value-type="float" office:value="91.133152380142207" table:formula="of:=SUM([.K24:.Q24])" table:style-name="ce1">
            <text:p>91,13315238</text:p>
          </table:table-cell>
          <table:table-cell table:number-columns-repeated="16365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92.272557602904755" table:formula="of:=['2_1_Paradigmen'.K18]" table:style-name="ce1">
            <text:p>92,2725576</text:p>
          </table:table-cell>
          <table:table-cell office:value-type="float" office:value="100" table:style-name="ce1">
            <text:p>100</text:p>
          </table:table-cell>
          <table:table-cell office:value-type="float" office:value="77.96860912339362" table:formula="of:=['2_2_StdLib'.S25]" table:style-name="ce1">
            <text:p>77,96860912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office:annotation draw:style-name="a5" svg:x="8.14166666666667in" svg:y="3.75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WebAssembly</text:span></text:p>
            </office:annotation>
            <text:p>100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0.423567554211449" table:formula="of:=[.$S$2]*[.B25]" table:style-name="ce1">
            <text:p>10,42356755</text:p>
          </table:table-cell>
          <table:table-cell office:value-type="float" office:value="13.369042356985359" table:formula="of:=[.$S$3]*[.C25]" table:style-name="ce1">
            <text:p>13,36904236</text:p>
          </table:table-cell>
          <table:table-cell office:value-type="float" office:value="17.156123691429165" table:formula="of:=[.$S$4]*[.D25]" table:style-name="ce1">
            <text:p>17,15612369</text:p>
          </table:table-cell>
          <table:table-cell office:value-type="float" office:value="25.730593848971633" table:formula="of:=[.$S$5]*[.E25]" table:style-name="ce1">
            <text:p>25,73059385</text:p>
          </table:table-cell>
          <table:table-cell office:value-type="float" office:value="15.052741680436238" table:formula="of:=[.$S$6]*[.F25]" table:style-name="ce1">
            <text:p>15,05274168</text:p>
          </table:table-cell>
          <table:table-cell office:value-type="float" office:value="6.894737219910767" table:formula="of:=[.$S$7]*[.G25]" table:style-name="ce1">
            <text:p>6,89473722</text:p>
          </table:table-cell>
          <table:table-cell office:value-type="float" office:value="1.1305002390132093" table:formula="of:=[.$S$8]*[.H25]" table:style-name="ce1">
            <text:p>1,130500239</text:p>
          </table:table-cell>
          <table:table-cell table:style-name="ce1"/>
          <table:table-cell office:value-type="float" office:value="89.757306590957825" table:formula="of:=SUM([.K25:.Q25])" table:style-name="ce1">
            <text:p>89,75730659</text:p>
          </table:table-cell>
          <table:table-cell table:number-columns-repeated="16365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63.332315314398194" table:formula="of:=['2_1_Paradigmen'.K19]" table:style-name="ce1">
            <text:p>63,33231531</text:p>
          </table:table-cell>
          <table:table-cell office:value-type="float" office:value="100" table:style-name="ce1">
            <text:p>100</text:p>
          </table:table-cell>
          <table:table-cell office:value-type="float" office:value="77.96860912339362" table:formula="of:=['2_2_StdLib'.S26]" table:style-name="ce1">
            <text:p>77,96860912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7.1543336848340298" table:formula="of:=[.$S$2]*[.B26]" table:style-name="ce1">
            <text:p>7,154333685</text:p>
          </table:table-cell>
          <table:table-cell office:value-type="float" office:value="13.369042356985359" table:formula="of:=[.$S$3]*[.C26]" table:style-name="ce1">
            <text:p>13,36904236</text:p>
          </table:table-cell>
          <table:table-cell office:value-type="float" office:value="17.156123691429165" table:formula="of:=[.$S$4]*[.D26]" table:style-name="ce1">
            <text:p>17,15612369</text:p>
          </table:table-cell>
          <table:table-cell office:value-type="float" office:value="18.011415694280142" table:formula="of:=[.$S$5]*[.E26]" table:style-name="ce1">
            <text:p>18,01141569</text:p>
          </table:table-cell>
          <table:table-cell office:value-type="float" office:value="12.042193344348991" table:formula="of:=[.$S$6]*[.F26]" table:style-name="ce1">
            <text:p>12,04219334</text:p>
          </table:table-cell>
          <table:table-cell office:value-type="float" office:value="0" table:formula="of:=[.$S$7]*[.G26]" table:style-name="ce1">
            <text:p>0</text:p>
          </table:table-cell>
          <table:table-cell office:value-type="float" office:value="2.826250597533023" table:formula="of:=[.$S$8]*[.H26]" table:style-name="ce1">
            <text:p>2,826250598</text:p>
          </table:table-cell>
          <table:table-cell table:style-name="ce1"/>
          <table:table-cell office:value-type="float" office:value="70.5593593694107" table:formula="of:=SUM([.K26:.Q26])" table:style-name="ce1">
            <text:p>70,55935937</text:p>
          </table:table-cell>
          <table:table-cell table:number-columns-repeated="16365"/>
        </table:table-row>
        <table:table-row table:number-rows-repeated="1048550" table:style-name="ro1">
          <table:table-cell table:number-columns-repeated="16384"/>
        </table:table-row>
      </table:table>
      <table:table table:name="2_1_Paradigmen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Prozedural</text:p>
          </table:table-cell>
          <table:table-cell office:value-type="string" table:style-name="ce1">
            <text:p>Funktional</text:p>
          </table:table-cell>
          <table:table-cell office:value-type="string" table:style-name="ce1">
            <text:p>Objekt Orientiert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Prozedural" table:formula="of:=[.$B$1]" table:style-name="ce1">
            <text:p>Prozedural</text:p>
          </table:table-cell>
          <table:table-cell office:value-type="string" office:string-value="Funktional" table:formula="of:=[.$C$1]" table:style-name="ce1">
            <text:p>Funktional</text:p>
          </table:table-cell>
          <table:table-cell office:value-type="string" office:string-value="Objekt Orientiert" table:formula="of:=[.$D$1]" table:style-name="ce1">
            <text:p>Objekt Orientiert</text:p>
          </table:table-cell>
          <table:table-cell table:style-name="ce1"/>
          <table:table-cell office:value-type="string" table:style-name="ce1">
            <text:p>Alternative Priority (P)</text:p>
          </table:table-cell>
          <table:table-cell table:number-columns-repeated="16373"/>
        </table:table-row>
        <table:table-row table:style-name="ro1">
          <table:table-cell office:value-type="string" office:string-value="Prozedural" table:formula="of:=[.$B$1]" table:style-name="ce1">
            <text:p>Prozedural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B$3]" table:style-name="ce1">
            <text:p>0,333333333</text:p>
          </table:table-cell>
          <table:table-cell office:value-type="float" office:value="0.14285714285714285" table:formula="of:=1/[.$B$4]" table:style-name="ce1">
            <text:p>0,142857143</text:p>
          </table:table-cell>
          <table:table-cell table:style-name="ce1"/>
          <table:table-cell office:value-type="string" office:string-value="Prozedural" table:formula="of:=[.$B$1]" table:style-name="ce1">
            <text:p>Prozedural</text:p>
          </table:table-cell>
          <table:table-cell office:value-type="float" office:value="9.0909090909090912E-2" table:formula="of:=[.B2]/[.$B$6]" table:style-name="ce1">
            <text:p>0,090909091</text:p>
          </table:table-cell>
          <table:table-cell office:value-type="float" office:value="5.2631578947368418E-2" table:formula="of:=[.C2]/[.$C$6]" table:style-name="ce1">
            <text:p>0,052631579</text:p>
          </table:table-cell>
          <table:table-cell office:value-type="float" office:value="0.10638297872340424" table:formula="of:=[.D2]/[.$D$6]" table:style-name="ce1">
            <text:p>0,106382979</text:p>
          </table:table-cell>
          <table:table-cell table:style-name="ce1"/>
          <table:table-cell office:value-type="float" office:value="8.3307882859954524E-2" table:formula="of:=AVERAGE([.G2:.I2])" table:style-name="ce1">
            <text:p>0,083307883</text:p>
          </table:table-cell>
          <table:table-cell table:number-columns-repeated="16373"/>
        </table:table-row>
        <table:table-row table:style-name="ro1">
          <table:table-cell office:value-type="string" office:string-value="Funktional" table:formula="of:=[.$C$1]" table:style-name="ce1">
            <text:p>Funktional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2" table:formula="of:=1/[.$C$4]" table:style-name="ce1">
            <text:p>0,2</text:p>
          </table:table-cell>
          <table:table-cell table:style-name="ce1"/>
          <table:table-cell office:value-type="string" office:string-value="Funktional" table:formula="of:=[.$C$1]" table:style-name="ce1">
            <text:p>Funktional</text:p>
          </table:table-cell>
          <table:table-cell office:value-type="float" office:value="0.27272727272727271" table:formula="of:=[.B3]/[.$B$6]" table:style-name="ce1">
            <text:p>0,272727273</text:p>
          </table:table-cell>
          <table:table-cell office:value-type="float" office:value="0.15789473684210528" table:formula="of:=[.C3]/[.$C$6]" table:style-name="ce1">
            <text:p>0,157894737</text:p>
          </table:table-cell>
          <table:table-cell office:value-type="float" office:value="0.14893617021276595" table:formula="of:=[.D3]/[.$D$6]" table:style-name="ce1">
            <text:p>0,14893617</text:p>
          </table:table-cell>
          <table:table-cell table:style-name="ce1"/>
          <table:table-cell office:value-type="float" office:value="0.19318605992738133" table:formula="of:=AVERAGE([.G3:.I3])" table:style-name="ce1">
            <text:p>0,19318606</text:p>
          </table:table-cell>
          <table:table-cell table:number-columns-repeated="16373"/>
        </table:table-row>
        <table:table-row table:style-name="ro1">
          <table:table-cell office:value-type="string" office:string-value="Objekt Orientiert" table:formula="of:=[.$D$1]" table:style-name="ce1">
            <text:p>Objekt Orientiert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Objekt Orientiert" table:formula="of:=[.$D$1]" table:style-name="ce1">
            <text:p>Objekt Orientiert</text:p>
          </table:table-cell>
          <table:table-cell office:value-type="float" office:value="0.63636363636363635" table:formula="of:=[.B4]/[.$B$6]" table:style-name="ce1">
            <text:p>0,636363636</text:p>
          </table:table-cell>
          <table:table-cell office:value-type="float" office:value="0.78947368421052633" table:formula="of:=[.C4]/[.$C$6]" table:style-name="ce1">
            <text:p>0,789473684</text:p>
          </table:table-cell>
          <table:table-cell office:value-type="float" office:value="0.74468085106382975" table:formula="of:=[.D4]/[.$D$6]" table:style-name="ce1">
            <text:p>0,744680851</text:p>
          </table:table-cell>
          <table:table-cell table:style-name="ce1"/>
          <table:table-cell office:value-type="float" office:value="0.72350605721266426" table:formula="of:=AVERAGE([.G4:.I4])" table:style-name="ce1">
            <text:p>0,72350605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11" table:formula="of:=SUM([.B2:.B4])" table:style-name="ce1">
            <text:p>11</text:p>
          </table:table-cell>
          <table:table-cell office:value-type="float" office:value="6.333333333333333" table:formula="of:=SUM([.C2:.C4])" table:style-name="ce1">
            <text:p>6,333333333</text:p>
          </table:table-cell>
          <table:table-cell office:value-type="float" office:value="1.342857142857143" table:formula="of:=SUM([.D2:.D4])" table:style-name="ce1">
            <text:p>1,34285714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/>
        </table:table-row>
        <table:table-row table:style-name="ro1">
          <table:table-cell office:value-type="float" office:value="0.25106124434231936" table:formula="of:=[.B2]*[.$K$2] + [.C2]*[.$K$3] + [.D2]*[.$K$4]" table:style-name="ce1">
            <text:p>0,251061244</text:p>
          </table:table-cell>
          <table:table-cell table:style-name="ce1"/>
          <table:table-cell office:value-type="float" office:value="3.0136553195616331" table:formula="of:=[.A10] * 1/[.K2]" table:style-name="ce1">
            <text:p>3,01365532</text:p>
          </table:table-cell>
          <table:table-cell table:style-name="ce1"/>
          <table:table-cell office:value-type="float" office:value="3.0658186703649086" table:formula="of:=AVERAGE([.C10:.C12])" table:style-name="ce1">
            <text:p>3,06581867</text:p>
          </table:table-cell>
          <table:table-cell table:style-name="ce1"/>
          <table:table-cell office:value-type="float" office:value="3.2909335182454313E-2" table:formula="of:=([.$E$10]-3)/(3-1)" table:style-name="ce1">
            <text:p>0,032909335</text:p>
          </table:table-cell>
          <table:table-cell table:style-name="ce1"/>
          <table:table-cell office:value-type="float" office:value="0.52" table:style-name="ce1">
            <text:p>0,52</text:p>
          </table:table-cell>
          <table:table-cell table:style-name="ce1"/>
          <table:table-cell office:value-type="float" office:value="6.3287183043181372E-2" table:formula="of:=[.$G$10]/[.$I$10]" table:style-name="ce5">
            <text:p>0,063287183</text:p>
          </table:table-cell>
          <table:table-cell table:number-columns-repeated="16373"/>
        </table:table-row>
        <table:table-row table:style-name="ro1">
          <table:table-cell office:value-type="float" office:value="0.58781091994977774" table:formula="of:=[.B3]*[.$K$2] + [.C3]*[.$K$3] + [.D3]*[.$K$4]" table:style-name="ce1">
            <text:p>0,58781092</text:p>
          </table:table-cell>
          <table:table-cell table:style-name="ce1"/>
          <table:table-cell office:value-type="float" office:value="3.0427191287546109" table:formula="of:=[.A11] * 1/[.K3]" table:style-name="ce1">
            <text:p>3,042719129</text:p>
          </table:table-cell>
          <table:table-cell table:number-columns-repeated="16381" table:style-name="ce1"/>
        </table:table-row>
        <table:table-row table:style-name="ro1">
          <table:table-cell office:value-type="float" office:value="2.2725915368692529" table:formula="of:=[.B4]*[.$K$2] + [.C4]*[.$K$3] + [.D4]*[.$K$4]" table:style-name="ce1">
            <text:p>2,272591537</text:p>
          </table:table-cell>
          <table:table-cell table:style-name="ce1"/>
          <table:table-cell office:value-type="float" office:value="3.1410815627784814" table:formula="of:=[.A12] * 1/[.K4]" table:style-name="ce1">
            <text:p>3,14108156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Prozedural" table:formula="of:=[.B$1]" table:style-name="ce1">
            <text:p>Prozedural</text:p>
          </table:table-cell>
          <table:table-cell office:value-type="string" office:string-value="Funktional" table:formula="of:=[.C$1]" table:style-name="ce1">
            <text:p>Funktional</text:p>
          </table:table-cell>
          <table:table-cell office:value-type="string" office:string-value="Objekt Orientiert" table:formula="of:=[.D$1]" table:style-name="ce1">
            <text:p>Objekt Orientiert</text:p>
          </table:table-cell>
          <table:table-cell table:number-columns-repeated="2" table:style-name="ce1"/>
          <table:table-cell office:value-type="string" office:string-value="Prozedural" table:formula="of:=[.G$1]" table:style-name="ce1">
            <text:p>Prozedural</text:p>
          </table:table-cell>
          <table:table-cell office:value-type="string" office:string-value="Funktional" table:formula="of:=[.H$1]" table:style-name="ce1">
            <text:p>Funktional</text:p>
          </table:table-cell>
          <table:table-cell office:value-type="string" office:string-value="Objekt Orientiert" table:formula="of:=[.I$1]" table:style-name="ce1">
            <text:p>Objekt Orientiert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73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8.3307882859954532" table:formula="of:=[.$K$2]*[.B15]" table:style-name="ce1">
            <text:p>8,330788286</text:p>
          </table:table-cell>
          <table:table-cell office:value-type="float" office:value="9.6593029963690658" table:formula="of:=[.$K$3]*[.C15]" table:style-name="ce1">
            <text:p>9,659302996</text:p>
          </table:table-cell>
          <table:table-cell office:value-type="float" office:value="72.350605721266419" table:formula="of:=[.$K$4]*[.D15]" table:style-name="ce1">
            <text:p>72,35060572</text:p>
          </table:table-cell>
          <table:table-cell table:style-name="ce1"/>
          <table:table-cell office:value-type="float" office:value="90.340697003630936" table:formula="of:=SUM([.G15:.I15])" table:style-name="ce1">
            <text:p>90,340697</text:p>
          </table:table-cell>
          <table:table-cell table:number-columns-repeated="16373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office:annotation draw:style-name="a6" svg:x="2.94166666666667in" svg:y="2.29166666666667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Keine Generics</text:span></text:p>
            </office:annotation>
            <text:p>60</text:p>
          </table:table-cell>
          <table:table-cell table:number-columns-repeated="2" table:style-name="ce1"/>
          <table:table-cell office:value-type="float" office:value="8.3307882859954532" table:formula="of:=[.$K$2]*[.B16]" table:style-name="ce1">
            <text:p>8,330788286</text:p>
          </table:table-cell>
          <table:table-cell office:value-type="float" office:value="15.454884794190507" table:formula="of:=[.$K$3]*[.C16]" table:style-name="ce1">
            <text:p>15,45488479</text:p>
          </table:table-cell>
          <table:table-cell office:value-type="float" office:value="43.410363432759858" table:formula="of:=[.$K$4]*[.D16]" table:style-name="ce1">
            <text:p>43,41036343</text:p>
          </table:table-cell>
          <table:table-cell table:style-name="ce1"/>
          <table:table-cell office:value-type="float" office:value="67.196036512945824" table:formula="of:=SUM([.G16:.I16])" table:style-name="ce1">
            <text:p>67,19603651</text:p>
          </table:table-cell>
          <table:table-cell table:number-columns-repeated="16373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8.3307882859954532" table:formula="of:=[.$K$2]*[.B17]" table:style-name="ce1">
            <text:p>8,330788286</text:p>
          </table:table-cell>
          <table:table-cell office:value-type="float" office:value="9.6593029963690658" table:formula="of:=[.$K$3]*[.C17]" table:style-name="ce1">
            <text:p>9,659302996</text:p>
          </table:table-cell>
          <table:table-cell office:value-type="float" office:value="72.350605721266419" table:formula="of:=[.$K$4]*[.D17]" table:style-name="ce1">
            <text:p>72,35060572</text:p>
          </table:table-cell>
          <table:table-cell table:style-name="ce1"/>
          <table:table-cell office:value-type="float" office:value="90.340697003630936" table:formula="of:=SUM([.G17:.I17])" table:style-name="ce1">
            <text:p>90,340697</text:p>
          </table:table-cell>
          <table:table-cell table:number-columns-repeated="16373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8.3307882859954532" table:formula="of:=[.$K$2]*[.B18]" table:style-name="ce1">
            <text:p>8,330788286</text:p>
          </table:table-cell>
          <table:table-cell office:value-type="float" office:value="11.591163595642881" table:formula="of:=[.$K$3]*[.C18]" table:style-name="ce1">
            <text:p>11,5911636</text:p>
          </table:table-cell>
          <table:table-cell office:value-type="float" office:value="72.350605721266419" table:formula="of:=[.$K$4]*[.D18]" table:style-name="ce1">
            <text:p>72,35060572</text:p>
          </table:table-cell>
          <table:table-cell table:style-name="ce1"/>
          <table:table-cell office:value-type="float" office:value="92.272557602904755" table:formula="of:=SUM([.G18:.I18])" table:style-name="ce1">
            <text:p>92,2725576</text:p>
          </table:table-cell>
          <table:table-cell table:number-columns-repeated="16373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office:annotation draw:style-name="a7" svg:x="2.94166666666667in" svg:y="2.76666666666667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Keine Generics</text:span></text:p>
            </office:annotation>
            <text:p>60</text:p>
          </table:table-cell>
          <table:table-cell table:number-columns-repeated="2" table:style-name="ce1"/>
          <table:table-cell office:value-type="float" office:value="8.3307882859954532" table:formula="of:=[.$K$2]*[.B19]" table:style-name="ce1">
            <text:p>8,330788286</text:p>
          </table:table-cell>
          <table:table-cell office:value-type="float" office:value="11.591163595642881" table:formula="of:=[.$K$3]*[.C19]" table:style-name="ce1">
            <text:p>11,5911636</text:p>
          </table:table-cell>
          <table:table-cell office:value-type="float" office:value="43.410363432759858" table:formula="of:=[.$K$4]*[.D19]" table:style-name="ce1">
            <text:p>43,41036343</text:p>
          </table:table-cell>
          <table:table-cell table:style-name="ce1"/>
          <table:table-cell office:value-type="float" office:value="63.332315314398194" table:formula="of:=SUM([.G19:.I19])" table:style-name="ce1">
            <text:p>63,33231531</text:p>
          </table:table-cell>
          <table:table-cell table:number-columns-repeated="16373"/>
        </table:table-row>
        <table:table-row table:number-rows-repeated="1048557" table:style-name="ro1">
          <table:table-cell table:number-columns-repeated="16384"/>
        </table:table-row>
      </table:table>
      <table:table table:name="2_2_StdLib" table:style-name="ta1">
        <table:table-column table:style-name="co1" table:number-columns-repeated="6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1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Treiber</text:p>
          </table:table-cell>
          <table:table-cell office:value-type="string" table:style-name="ce1">
            <text:p>Kryptographie</text:p>
          </table:table-cell>
          <table:table-cell office:value-type="string" table:style-name="ce1">
            <text:p>Web Server</text:p>
          </table:table-cell>
          <table:table-cell office:value-type="string" table:style-name="ce1">
            <text:p>Concurrency</text:p>
          </table:table-cell>
          <table:table-cell office:value-type="string" table:style-name="ce1">
            <text:p>REST/HATEOAS Unterstützung</text:p>
          </table:table-cell>
          <table:table-cell office:value-type="string" table:style-name="ce1">
            <text:p>Initialer Aufwand um Projekt auf zu setzten</text:p>
          </table:table-cell>
          <table:table-cell office:value-type="string" table:style-name="ce1">
            <text:p>Frameworks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Treiber" table:formula="of:=[.$B$1]" table:style-name="ce1">
            <text:p>Treiber</text:p>
          </table:table-cell>
          <table:table-cell office:value-type="string" office:string-value="Kryptographie" table:formula="of:=[.$C$1]" table:style-name="ce1">
            <text:p>Kryptographie</text:p>
          </table:table-cell>
          <table:table-cell office:value-type="string" office:string-value="Web Server" table:formula="of:=[.$D$1]" table:style-name="ce1">
            <text:p>Web Server</text:p>
          </table:table-cell>
          <table:table-cell office:value-type="string" office:string-value="Concurrency" table:formula="of:=[.$E$1]" table:style-name="ce1">
            <text:p>Concurrency</text:p>
          </table:table-cell>
          <table:table-cell office:value-type="string" office:string-value="REST/HATEOAS Unterstützung" table:formula="of:=[.$F$1]" table:style-name="ce1">
            <text:p>REST/HATEOAS Unterstützung</text:p>
          </table:table-cell>
          <table:table-cell office:value-type="string" office:string-value="Initialer Aufwand um Projekt auf zu setzten" table:formula="of:=[.$G$1]" table:style-name="ce1">
            <text:p>Initialer Aufwand um Projekt auf zu setzten</text:p>
          </table:table-cell>
          <table:table-cell office:value-type="string" office:string-value="Frameworks" table:formula="of:=[.$H$1]" table:style-name="ce1">
            <text:p>Frameworks</text:p>
          </table:table-cell>
          <table:table-cell table:style-name="ce1"/>
          <table:table-cell office:value-type="string" table:style-name="ce1">
            <text:p>Alternative Priority (P)</text:p>
          </table:table-cell>
          <table:table-cell table:number-columns-repeated="16365"/>
        </table:table-row>
        <table:table-row table:style-name="ro1">
          <table:table-cell office:value-type="string" office:string-value="Treiber" table:formula="of:=[.$B$1]" table:style-name="ce1">
            <text:p>Treiber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office:value-type="float" office:value="1" table:formula="of:=1/[.$B$4]" table:style-name="ce1">
            <text:p>1</text:p>
          </table:table-cell>
          <table:table-cell office:value-type="float" office:value="1" table:formula="of:=1/[.$B$5]" table:style-name="ce1">
            <text:p>1</text:p>
          </table:table-cell>
          <table:table-cell office:value-type="float" office:value="1" table:formula="of:=1/[.$B$6]" table:style-name="ce1">
            <text:p>1</text:p>
          </table:table-cell>
          <table:table-cell office:value-type="float" office:value="1" table:formula="of:=1/[.$B$7]" table:style-name="ce1">
            <text:p>1</text:p>
          </table:table-cell>
          <table:table-cell office:value-type="float" office:value="0.33333333333333331" table:formula="of:=1/[.$B$8]" table:style-name="ce1">
            <text:p>0,333333333</text:p>
          </table:table-cell>
          <table:table-cell table:style-name="ce1"/>
          <table:table-cell office:value-type="string" office:string-value="Treiber" table:formula="of:=[.$B$1]" table:style-name="ce1">
            <text:p>Treiber</text:p>
          </table:table-cell>
          <table:table-cell office:value-type="float" office:value="0.1111111111111111" table:formula="of:=[.B2]/[.$B$10]" table:style-name="ce1">
            <text:p>0,111111111</text:p>
          </table:table-cell>
          <table:table-cell office:value-type="float" office:value="5.8823529411764705E-2" table:formula="of:=[.C2]/[.$C$10]" table:style-name="ce1">
            <text:p>0,058823529</text:p>
          </table:table-cell>
          <table:table-cell office:value-type="float" office:value="9.6774193548387108E-2" table:formula="of:=[.D2]/[.$D$10]" table:style-name="ce1">
            <text:p>0,096774194</text:p>
          </table:table-cell>
          <table:table-cell office:value-type="float" office:value="0.1111111111111111" table:formula="of:=[.E2]/[.$E$10]" table:style-name="ce1">
            <text:p>0,111111111</text:p>
          </table:table-cell>
          <table:table-cell office:value-type="float" office:value="0.14285714285714285" table:formula="of:=[.F2]/[.$F$10]" table:style-name="ce1">
            <text:p>0,142857143</text:p>
          </table:table-cell>
          <table:table-cell office:value-type="float" office:value="8.1081081081081086E-2" table:formula="of:=[.G2]/[.$G$10]" table:style-name="ce1">
            <text:p>0,081081081</text:p>
          </table:table-cell>
          <table:table-cell office:value-type="float" office:value="0.1111111111111111" table:formula="of:=[.H2]/[.$H$10]" table:style-name="ce1">
            <text:p>0,111111111</text:p>
          </table:table-cell>
          <table:table-cell table:style-name="ce1"/>
          <table:table-cell office:value-type="float" office:value="0.10183846860452987" table:formula="of:=AVERAGE([.K2:.Q2])" table:style-name="ce1">
            <text:p>0,101838469</text:p>
          </table:table-cell>
          <table:table-cell table:number-columns-repeated="16365"/>
        </table:table-row>
        <table:table-row table:style-name="ro1">
          <table:table-cell office:value-type="string" office:string-value="Kryptographie" table:formula="of:=[.$C$1]" table:style-name="ce1">
            <text:p>Kryptographi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C$4]" table:style-name="ce1">
            <text:p>0,333333333</text:p>
          </table:table-cell>
          <table:table-cell office:value-type="float" office:value="0.33333333333333331" table:formula="of:=1/[.$C$5]" table:style-name="ce1">
            <text:p>0,333333333</text:p>
          </table:table-cell>
          <table:table-cell office:value-type="float" office:value="0.33333333333333331" table:formula="of:=1/[.$C$6]" table:style-name="ce1">
            <text:p>0,333333333</text:p>
          </table:table-cell>
          <table:table-cell office:value-type="float" office:value="0.33333333333333331" table:formula="of:=1/[.$C$7]" table:style-name="ce1">
            <text:p>0,333333333</text:p>
          </table:table-cell>
          <table:table-cell office:value-type="float" office:value="0.33333333333333331" table:formula="of:=1/[.$C$8]" table:style-name="ce1">
            <text:p>0,333333333</text:p>
          </table:table-cell>
          <table:table-cell table:style-name="ce1"/>
          <table:table-cell office:value-type="string" office:string-value="Kryptographie" table:formula="of:=[.$C$1]" table:style-name="ce1">
            <text:p>Kryptographie</text:p>
          </table:table-cell>
          <table:table-cell office:value-type="float" office:value="0.1111111111111111" table:formula="of:=[.B3]/[.$B$10]" table:style-name="ce1">
            <text:p>0,111111111</text:p>
          </table:table-cell>
          <table:table-cell office:value-type="float" office:value="5.8823529411764705E-2" table:formula="of:=[.C3]/[.$C$10]" table:style-name="ce1">
            <text:p>0,058823529</text:p>
          </table:table-cell>
          <table:table-cell office:value-type="float" office:value="3.2258064516129031E-2" table:formula="of:=[.D3]/[.$D$10]" table:style-name="ce1">
            <text:p>0,032258065</text:p>
          </table:table-cell>
          <table:table-cell office:value-type="float" office:value="3.7037037037037035E-2" table:formula="of:=[.E3]/[.$E$10]" table:style-name="ce1">
            <text:p>0,037037037</text:p>
          </table:table-cell>
          <table:table-cell office:value-type="float" office:value="4.7619047619047616E-2" table:formula="of:=[.F3]/[.$F$10]" table:style-name="ce1">
            <text:p>0,047619048</text:p>
          </table:table-cell>
          <table:table-cell office:value-type="float" office:value="2.7027027027027029E-2" table:formula="of:=[.G3]/[.$G$10]" table:style-name="ce1">
            <text:p>0,027027027</text:p>
          </table:table-cell>
          <table:table-cell office:value-type="float" office:value="0.1111111111111111" table:formula="of:=[.H3]/[.$H$10]" table:style-name="ce1">
            <text:p>0,111111111</text:p>
          </table:table-cell>
          <table:table-cell table:style-name="ce1"/>
          <table:table-cell office:value-type="float" office:value="6.0712418261889667E-2" table:formula="of:=AVERAGE([.K3:.Q3])" table:style-name="ce1">
            <text:p>0,060712418</text:p>
          </table:table-cell>
          <table:table-cell table:number-columns-repeated="16365"/>
        </table:table-row>
        <table:table-row table:style-name="ro1">
          <table:table-cell office:value-type="string" office:string-value="Web Server" table:formula="of:=[.$D$1]" table:style-name="ce1">
            <text:p>Web Serve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D$5]" table:style-name="ce1">
            <text:p>0,333333333</text:p>
          </table:table-cell>
          <table:table-cell office:value-type="float" office:value="1" table:formula="of:=1/[.$D$6]" table:style-name="ce1">
            <text:p>1</text:p>
          </table:table-cell>
          <table:table-cell office:value-type="float" office:value="1" table:formula="of:=1/[.$D$7]" table:style-name="ce1">
            <text:p>1</text:p>
          </table:table-cell>
          <table:table-cell office:value-type="float" office:value="0.33333333333333331" table:formula="of:=1/[.$D$8]" table:style-name="ce1">
            <text:p>0,333333333</text:p>
          </table:table-cell>
          <table:table-cell table:style-name="ce1"/>
          <table:table-cell office:value-type="string" office:string-value="Web Server" table:formula="of:=[.$D$1]" table:style-name="ce1">
            <text:p>Web Server</text:p>
          </table:table-cell>
          <table:table-cell office:value-type="float" office:value="0.1111111111111111" table:formula="of:=[.B4]/[.$B$10]" table:style-name="ce1">
            <text:p>0,111111111</text:p>
          </table:table-cell>
          <table:table-cell office:value-type="float" office:value="0.17647058823529413" table:formula="of:=[.C4]/[.$C$10]" table:style-name="ce1">
            <text:p>0,176470588</text:p>
          </table:table-cell>
          <table:table-cell office:value-type="float" office:value="9.6774193548387108E-2" table:formula="of:=[.D4]/[.$D$10]" table:style-name="ce1">
            <text:p>0,096774194</text:p>
          </table:table-cell>
          <table:table-cell office:value-type="float" office:value="3.7037037037037035E-2" table:formula="of:=[.E4]/[.$E$10]" table:style-name="ce1">
            <text:p>0,037037037</text:p>
          </table:table-cell>
          <table:table-cell office:value-type="float" office:value="0.14285714285714285" table:formula="of:=[.F4]/[.$F$10]" table:style-name="ce1">
            <text:p>0,142857143</text:p>
          </table:table-cell>
          <table:table-cell office:value-type="float" office:value="8.1081081081081086E-2" table:formula="of:=[.G4]/[.$G$10]" table:style-name="ce1">
            <text:p>0,081081081</text:p>
          </table:table-cell>
          <table:table-cell office:value-type="float" office:value="0.1111111111111111" table:formula="of:=[.H4]/[.$H$10]" table:style-name="ce1">
            <text:p>0,111111111</text:p>
          </table:table-cell>
          <table:table-cell table:style-name="ce1"/>
          <table:table-cell office:value-type="float" office:value="0.10806318071159492" table:formula="of:=AVERAGE([.K4:.Q4])" table:style-name="ce1">
            <text:p>0,108063181</text:p>
          </table:table-cell>
          <table:table-cell table:number-columns-repeated="16365"/>
        </table:table-row>
        <table:table-row table:style-name="ro1">
          <table:table-cell office:value-type="string" office:string-value="Concurrency" table:formula="of:=[.$E$1]" table:style-name="ce1">
            <text:p>Concurrency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E$6]" table:style-name="ce1">
            <text:p>0,333333333</text:p>
          </table:table-cell>
          <table:table-cell office:value-type="float" office:value="3" table:formula="of:=1/[.$E$7]" table:style-name="ce1">
            <text:p>3</text:p>
          </table:table-cell>
          <table:table-cell office:value-type="float" office:value="0.33333333333333331" table:formula="of:=1/[.$E$8]" table:style-name="ce1">
            <text:p>0,333333333</text:p>
          </table:table-cell>
          <table:table-cell table:style-name="ce1"/>
          <table:table-cell office:value-type="string" office:string-value="Concurrency" table:formula="of:=[.$E$1]" table:style-name="ce1">
            <text:p>Concurrency</text:p>
          </table:table-cell>
          <table:table-cell office:value-type="float" office:value="0.1111111111111111" table:formula="of:=[.B5]/[.$B$10]" table:style-name="ce1">
            <text:p>0,111111111</text:p>
          </table:table-cell>
          <table:table-cell office:value-type="float" office:value="0.17647058823529413" table:formula="of:=[.C5]/[.$C$10]" table:style-name="ce1">
            <text:p>0,176470588</text:p>
          </table:table-cell>
          <table:table-cell office:value-type="float" office:value="0.29032258064516131" table:formula="of:=[.D5]/[.$D$10]" table:style-name="ce1">
            <text:p>0,290322581</text:p>
          </table:table-cell>
          <table:table-cell office:value-type="float" office:value="0.1111111111111111" table:formula="of:=[.E5]/[.$E$10]" table:style-name="ce1">
            <text:p>0,111111111</text:p>
          </table:table-cell>
          <table:table-cell office:value-type="float" office:value="4.7619047619047616E-2" table:formula="of:=[.F5]/[.$F$10]" table:style-name="ce1">
            <text:p>0,047619048</text:p>
          </table:table-cell>
          <table:table-cell office:value-type="float" office:value="0.24324324324324326" table:formula="of:=[.G5]/[.$G$10]" table:style-name="ce1">
            <text:p>0,243243243</text:p>
          </table:table-cell>
          <table:table-cell office:value-type="float" office:value="0.1111111111111111" table:formula="of:=[.H5]/[.$H$10]" table:style-name="ce1">
            <text:p>0,111111111</text:p>
          </table:table-cell>
          <table:table-cell table:style-name="ce1"/>
          <table:table-cell office:value-type="float" office:value="0.1558555418680114" table:formula="of:=AVERAGE([.K5:.Q5])" table:style-name="ce1">
            <text:p>0,155855542</text:p>
          </table:table-cell>
          <table:table-cell table:number-columns-repeated="16365"/>
        </table:table-row>
        <table:table-row table:style-name="ro1">
          <table:table-cell office:value-type="string" office:string-value="REST/HATEOAS Unterstützung" table:formula="of:=[.$F$1]" table:style-name="ce1">
            <text:p>REST/HATEOAS Unterstützung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F$7]" table:style-name="ce1">
            <text:p>3</text:p>
          </table:table-cell>
          <table:table-cell office:value-type="float" office:value="0.33333333333333331" table:formula="of:=1/[.$F$8]" table:style-name="ce1">
            <text:p>0,333333333</text:p>
          </table:table-cell>
          <table:table-cell table:style-name="ce1"/>
          <table:table-cell office:value-type="string" office:string-value="REST/HATEOAS Unterstützung" table:formula="of:=[.$F$1]" table:style-name="ce1">
            <text:p>REST/HATEOAS Unterstützung</text:p>
          </table:table-cell>
          <table:table-cell office:value-type="float" office:value="0.1111111111111111" table:formula="of:=[.B6]/[.$B$10]" table:style-name="ce1">
            <text:p>0,111111111</text:p>
          </table:table-cell>
          <table:table-cell office:value-type="float" office:value="0.17647058823529413" table:formula="of:=[.C6]/[.$C$10]" table:style-name="ce1">
            <text:p>0,176470588</text:p>
          </table:table-cell>
          <table:table-cell office:value-type="float" office:value="9.6774193548387108E-2" table:formula="of:=[.D6]/[.$D$10]" table:style-name="ce1">
            <text:p>0,096774194</text:p>
          </table:table-cell>
          <table:table-cell office:value-type="float" office:value="0.33333333333333331" table:formula="of:=[.E6]/[.$E$10]" table:style-name="ce1">
            <text:p>0,333333333</text:p>
          </table:table-cell>
          <table:table-cell office:value-type="float" office:value="0.14285714285714285" table:formula="of:=[.F6]/[.$F$10]" table:style-name="ce1">
            <text:p>0,142857143</text:p>
          </table:table-cell>
          <table:table-cell office:value-type="float" office:value="0.24324324324324326" table:formula="of:=[.G6]/[.$G$10]" table:style-name="ce1">
            <text:p>0,243243243</text:p>
          </table:table-cell>
          <table:table-cell office:value-type="float" office:value="0.1111111111111111" table:formula="of:=[.H6]/[.$H$10]" table:style-name="ce1">
            <text:p>0,111111111</text:p>
          </table:table-cell>
          <table:table-cell table:style-name="ce1"/>
          <table:table-cell office:value-type="float" office:value="0.1735572462056604" table:formula="of:=AVERAGE([.K6:.Q6])" table:style-name="ce1">
            <text:p>0,173557246</text:p>
          </table:table-cell>
          <table:table-cell table:number-columns-repeated="16365"/>
        </table:table-row>
        <table:table-row table:style-name="ro1">
          <table:table-cell office:value-type="string" office:string-value="Initialer Aufwand um Projekt auf zu setzten" table:formula="of:=[.$G$1]" table:style-name="ce1">
            <text:p>Initialer Aufwand um Projekt auf zu setzte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G$8]" table:style-name="ce1">
            <text:p>0,333333333</text:p>
          </table:table-cell>
          <table:table-cell table:style-name="ce1"/>
          <table:table-cell office:value-type="string" office:string-value="Initialer Aufwand um Projekt auf zu setzten" table:formula="of:=[.$G$1]" table:style-name="ce1">
            <text:p>Initialer Aufwand um Projekt auf zu setzten</text:p>
          </table:table-cell>
          <table:table-cell office:value-type="float" office:value="0.1111111111111111" table:formula="of:=[.B7]/[.$B$10]" table:style-name="ce1">
            <text:p>0,111111111</text:p>
          </table:table-cell>
          <table:table-cell office:value-type="float" office:value="0.17647058823529413" table:formula="of:=[.C7]/[.$C$10]" table:style-name="ce1">
            <text:p>0,176470588</text:p>
          </table:table-cell>
          <table:table-cell office:value-type="float" office:value="9.6774193548387108E-2" table:formula="of:=[.D7]/[.$D$10]" table:style-name="ce1">
            <text:p>0,096774194</text:p>
          </table:table-cell>
          <table:table-cell office:value-type="float" office:value="3.7037037037037035E-2" table:formula="of:=[.E7]/[.$E$10]" table:style-name="ce1">
            <text:p>0,037037037</text:p>
          </table:table-cell>
          <table:table-cell office:value-type="float" office:value="4.7619047619047616E-2" table:formula="of:=[.F7]/[.$F$10]" table:style-name="ce1">
            <text:p>0,047619048</text:p>
          </table:table-cell>
          <table:table-cell office:value-type="float" office:value="8.1081081081081086E-2" table:formula="of:=[.G7]/[.$G$10]" table:style-name="ce1">
            <text:p>0,081081081</text:p>
          </table:table-cell>
          <table:table-cell office:value-type="float" office:value="0.1111111111111111" table:formula="of:=[.H7]/[.$H$10]" table:style-name="ce1">
            <text:p>0,111111111</text:p>
          </table:table-cell>
          <table:table-cell table:style-name="ce1"/>
          <table:table-cell office:value-type="float" office:value="9.4457738534724181E-2" table:formula="of:=AVERAGE([.K7:.Q7])" table:style-name="ce1">
            <text:p>0,094457739</text:p>
          </table:table-cell>
          <table:table-cell table:number-columns-repeated="16365"/>
        </table:table-row>
        <table:table-row table:style-name="ro1">
          <table:table-cell office:value-type="string" office:string-value="Frameworks" table:formula="of:=[.$H$1]" table:style-name="ce1">
            <text:p>Framework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Frameworks" table:formula="of:=[.$H$1]" table:style-name="ce1">
            <text:p>Frameworks</text:p>
          </table:table-cell>
          <table:table-cell office:value-type="float" office:value="0.33333333333333331" table:formula="of:=[.B8]/[.$B$10]" table:style-name="ce1">
            <text:p>0,333333333</text:p>
          </table:table-cell>
          <table:table-cell office:value-type="float" office:value="0.17647058823529413" table:formula="of:=[.C8]/[.$C$10]" table:style-name="ce1">
            <text:p>0,176470588</text:p>
          </table:table-cell>
          <table:table-cell office:value-type="float" office:value="0.29032258064516131" table:formula="of:=[.D8]/[.$D$10]" table:style-name="ce1">
            <text:p>0,290322581</text:p>
          </table:table-cell>
          <table:table-cell office:value-type="float" office:value="0.33333333333333331" table:formula="of:=[.E8]/[.$E$10]" table:style-name="ce1">
            <text:p>0,333333333</text:p>
          </table:table-cell>
          <table:table-cell office:value-type="float" office:value="0.42857142857142855" table:formula="of:=[.F8]/[.$F$10]" table:style-name="ce1">
            <text:p>0,428571429</text:p>
          </table:table-cell>
          <table:table-cell office:value-type="float" office:value="0.24324324324324326" table:formula="of:=[.G8]/[.$G$10]" table:style-name="ce1">
            <text:p>0,243243243</text:p>
          </table:table-cell>
          <table:table-cell office:value-type="float" office:value="0.33333333333333331" table:formula="of:=[.H8]/[.$H$10]" table:style-name="ce1">
            <text:p>0,333333333</text:p>
          </table:table-cell>
          <table:table-cell table:style-name="ce1"/>
          <table:table-cell office:value-type="float" office:value="0.3055154058135896" table:formula="of:=AVERAGE([.K8:.Q8])" table:style-name="ce1">
            <text:p>0,305515406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9" table:formula="of:=SUM([.B2:.B8])" table:style-name="ce1">
            <text:p>9</text:p>
          </table:table-cell>
          <table:table-cell office:value-type="float" office:value="17" table:formula="of:=SUM([.C2:.C8])" table:style-name="ce1">
            <text:p>17</text:p>
          </table:table-cell>
          <table:table-cell office:value-type="float" office:value="10.333333333333332" table:formula="of:=SUM([.D2:.D8])" table:style-name="ce1">
            <text:p>10,33333333</text:p>
          </table:table-cell>
          <table:table-cell office:value-type="float" office:value="9" table:formula="of:=SUM([.E2:.E8])" table:style-name="ce1">
            <text:p>9</text:p>
          </table:table-cell>
          <table:table-cell office:value-type="float" office:value="7" table:formula="of:=SUM([.F2:.F8])" table:style-name="ce1">
            <text:p>7</text:p>
          </table:table-cell>
          <table:table-cell office:value-type="float" office:value="12.333333333333332" table:formula="of:=SUM([.G2:.G8])" table:style-name="ce1">
            <text:p>12,33333333</text:p>
          </table:table-cell>
          <table:table-cell office:value-type="float" office:value="3" table:formula="of:=SUM([.H2:.H8])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 table:style-name="ce1"/>
        </table:table-row>
        <table:table-row table:style-name="ro1">
          <table:table-cell office:value-type="float" office:value="0.79632306279094023" table:formula="of:=[.B2] * [.$S2] + [.C2] * [.$S3] + [.D2]*[.$S4] + [.E2]*[.$S5] + [.F2]*[.$S6] + [.G2]*[.$S7] + [.H2]*[.$S8]" table:style-name="ce1">
            <text:p>0,796323063</text:p>
          </table:table-cell>
          <table:table-cell table:style-name="ce1"/>
          <table:table-cell office:value-type="float" office:value="7.81947208852195" table:formula="of:=[.A13]*1/[.S2]" table:style-name="ce1">
            <text:p>7,819472089</text:p>
          </table:table-cell>
          <table:table-cell table:style-name="ce1"/>
          <table:table-cell office:value-type="float" office:value="7.6791024150371952" table:formula="of:=AVERAGE([.C13:.C19])" table:style-name="ce1">
            <text:p>7,679102415</text:p>
          </table:table-cell>
          <table:table-cell table:style-name="ce1"/>
          <table:table-cell office:value-type="float" office:value="0.11318373583953252" table:formula="of:=([.$E$13]-7)/(7-1)" table:style-name="ce1">
            <text:p>0,113183736</text:p>
          </table:table-cell>
          <table:table-cell table:style-name="ce1"/>
          <table:table-cell office:value-type="float" office:value="1.3416999999999999" table:style-name="ce1">
            <text:p>1,3417</text:p>
          </table:table-cell>
          <table:table-cell table:style-name="ce1"/>
          <table:table-cell office:value-type="float" office:value="8.4358452589649344E-2" table:formula="of:=[.$G$13]/[.$I$13]" table:style-name="ce6">
            <text:p>0,084358453</text:p>
          </table:table-cell>
          <table:table-cell table:number-columns-repeated="16373" table:style-name="ce1"/>
        </table:table-row>
        <table:table-row table:style-name="ro1">
          <table:table-cell office:value-type="float" office:value="0.44170059124427974" table:formula="of:=[.B3] * [.$S2] + [.C3] * [.$S3] + [.D3]*[.$S4] + [.E3]*[.$S5] + [.F3]*[.$S6] + [.G3]*[.$S7] + [.H3]*[.$S8]" table:style-name="ce1">
            <text:p>0,441700591</text:p>
          </table:table-cell>
          <table:table-cell table:style-name="ce1"/>
          <table:table-cell office:value-type="float" office:value="7.2752923353992562" table:formula="of:=[.A14]*1/[.S3]" table:style-name="ce1">
            <text:p>7,275292335</text:p>
          </table:table-cell>
          <table:table-cell table:number-columns-repeated="16381" table:style-name="ce1"/>
        </table:table-row>
        <table:table-row table:style-name="ro1">
          <table:table-cell office:value-type="float" office:value="0.81384420473604535" table:formula="of:=[.B4] * [.$S2] + [.C4] * [.$S3] + [.D4]*[.$S4] + [.E4]*[.$S5] + [.F4]*[.$S6] + [.G4]*[.$S7] + [.H4]*[.$S8]" table:style-name="ce1">
            <text:p>0,813844205</text:p>
          </table:table-cell>
          <table:table-cell table:style-name="ce1"/>
          <table:table-cell office:value-type="float" office:value="7.531188693289331" table:formula="of:=[.A15]*1/[.S4]" table:style-name="ce1">
            <text:p>7,531188693</text:p>
          </table:table-cell>
          <table:table-cell table:number-columns-repeated="16381" table:style-name="ce1"/>
        </table:table-row>
        <table:table-row table:style-name="ro1">
          <table:table-cell office:value-type="float" office:value="1.2070849070035843" table:formula="of:=[.B5] * [.$S2] + [.C5] * [.$S3] + [.D5]*[.$S4] + [.E5]*[.$S5] + [.F5]*[.$S6] + [.G5]*[.$S7] + [.H5]*[.$S8]" table:style-name="ce1">
            <text:p>1,207084907</text:p>
          </table:table-cell>
          <table:table-cell table:style-name="ce1"/>
          <table:table-cell office:value-type="float" office:value="7.7448956420543729" table:formula="of:=[.A16]*1/[.S5]" table:style-name="ce1">
            <text:p>7,744895642</text:p>
          </table:table-cell>
          <table:table-cell table:number-columns-repeated="16381" table:style-name="ce1"/>
        </table:table-row>
        <table:table-row table:style-name="ro1">
          <table:table-cell office:value-type="float" office:value="1.4183744601201911" table:formula="of:=[.B6] * [.$S2] + [.C6] * [.$S3] + [.D6]*[.$S4] + [.E6]*[.$S5] + [.F6]*[.$S6] + [.G6]*[.$S7] + [.H6]*[.$S8]" table:style-name="ce1">
            <text:p>1,41837446</text:p>
          </table:table-cell>
          <table:table-cell table:style-name="ce1"/>
          <table:table-cell office:value-type="float" office:value="8.1723724657365082" table:formula="of:=[.A17]*1/[.S6]" table:style-name="ce1">
            <text:p>8,172372466</text:p>
          </table:table-cell>
          <table:table-cell table:number-columns-repeated="16381" table:style-name="ce1"/>
        </table:table-row>
        <table:table-row table:style-name="ro1">
          <table:table-cell office:value-type="float" office:value="0.69813937393227177" table:formula="of:=[.B7] * [.$S2] + [.C7] * [.$S3] + [.D7]*[.$S4] + [.E7]*[.$S5] + [.F7]*[.$S6] + [.G7]*[.$S7] + [.H7]*[.$S8]" table:style-name="ce1">
            <text:p>0,698139374</text:p>
          </table:table-cell>
          <table:table-cell table:style-name="ce1"/>
          <table:table-cell office:value-type="float" office:value="7.3910235917370022" table:formula="of:=[.A18]*1/[.S7]" table:style-name="ce1">
            <text:p>7,391023592</text:p>
          </table:table-cell>
          <table:table-cell table:number-columns-repeated="16381" table:style-name="ce1"/>
        </table:table-row>
        <table:table-row table:style-name="ro1">
          <table:table-cell office:value-type="float" office:value="2.3889691883728208" table:formula="of:=[.B8] * [.$S2] + [.C8] * [.$S3] + [.D8]*[.$S4] + [.E8]*[.$S5] + [.F8]*[.$S6] + [.G8]*[.$S7] + [.H8]*[.$S8]" table:style-name="ce1">
            <text:p>2,388969188</text:p>
          </table:table-cell>
          <table:table-cell table:style-name="ce1"/>
          <table:table-cell office:value-type="float" office:value="7.8194720885219509" table:formula="of:=[.A19]*1/[.S8]" table:style-name="ce1">
            <text:p>7,81947208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Treiber" table:formula="of:=[.B$1]" table:style-name="ce1">
            <text:p>Treiber</text:p>
          </table:table-cell>
          <table:table-cell office:value-type="string" office:string-value="Kryptographie" table:formula="of:=[.C$1]" table:style-name="ce1">
            <text:p>Kryptographie</text:p>
          </table:table-cell>
          <table:table-cell office:value-type="string" office:string-value="Web Server" table:formula="of:=[.D$1]" table:style-name="ce1">
            <text:p>Web Server</text:p>
          </table:table-cell>
          <table:table-cell office:value-type="string" office:string-value="Concurrency" table:formula="of:=[.E$1]" table:style-name="ce1">
            <text:p>Concurrency</text:p>
          </table:table-cell>
          <table:table-cell office:value-type="string" office:string-value="REST/HATEOAS Unterstützung" table:formula="of:=[.F$1]" table:style-name="ce1">
            <text:p>REST/HATEOAS Unterstützung</text:p>
          </table:table-cell>
          <table:table-cell office:value-type="string" office:string-value="Initialer Aufwand um Projekt auf zu setzten" table:formula="of:=[.G$1]" table:style-name="ce1">
            <text:p>Initialer Aufwand um Projekt auf zu setzten</text:p>
          </table:table-cell>
          <table:table-cell office:value-type="string" office:string-value="Frameworks" table:formula="of:=[.H$1]" table:style-name="ce1">
            <text:p>Frameworks</text:p>
          </table:table-cell>
          <table:table-cell table:number-columns-repeated="2" table:style-name="ce1"/>
          <table:table-cell office:value-type="string" office:string-value="Treiber" table:formula="of:=[.B$1]" table:style-name="ce1">
            <text:p>Treiber</text:p>
          </table:table-cell>
          <table:table-cell office:value-type="string" office:string-value="Kryptographie" table:formula="of:=[.C$1]" table:style-name="ce1">
            <text:p>Kryptographie</text:p>
          </table:table-cell>
          <table:table-cell office:value-type="string" office:string-value="Web Server" table:formula="of:=[.D$1]" table:style-name="ce1">
            <text:p>Web Server</text:p>
          </table:table-cell>
          <table:table-cell office:value-type="string" office:string-value="Concurrency" table:formula="of:=[.E$1]" table:style-name="ce1">
            <text:p>Concurrency</text:p>
          </table:table-cell>
          <table:table-cell office:value-type="string" office:string-value="REST/HATEOAS Unterstützung" table:formula="of:=[.F$1]" table:style-name="ce1">
            <text:p>REST/HATEOAS Unterstützung</text:p>
          </table:table-cell>
          <table:table-cell office:value-type="string" office:string-value="Initialer Aufwand um Projekt auf zu setzten" table:formula="of:=[.G$1]" table:style-name="ce1">
            <text:p>Initialer Aufwand um Projekt auf zu setzten</text:p>
          </table:table-cell>
          <table:table-cell office:value-type="string" office:string-value="Frameworks" table:formula="of:=[.H$1]" table:style-name="ce1">
            <text:p>Frameworks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65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office:annotation draw:style-name="a8" svg:x="6.71666666666667in" svg:y="3.25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Nur wegen maven und gradle</text:span></text:p>
            </office:annotation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.183846860452988" table:formula="of:=[.$S$2]*[.B22]" table:style-name="ce1">
            <text:p>10,18384686</text:p>
          </table:table-cell>
          <table:table-cell office:value-type="float" office:value="6.0712418261889667" table:formula="of:=[.$S$3]*[.C22]" table:style-name="ce1">
            <text:p>6,071241826</text:p>
          </table:table-cell>
          <table:table-cell office:value-type="float" office:value="7.564422649811644" table:formula="of:=[.$S$4]*[.D22]" table:style-name="ce1">
            <text:p>7,56442265</text:p>
          </table:table-cell>
          <table:table-cell office:value-type="float" office:value="10.909887930760798" table:formula="of:=[.$S$5]*[.E22]" table:style-name="ce1">
            <text:p>10,90988793</text:p>
          </table:table-cell>
          <table:table-cell office:value-type="float" office:value="0" table:formula="of:=[.$S$6]*[.F22]" table:style-name="ce1">
            <text:p>0</text:p>
          </table:table-cell>
          <table:table-cell office:value-type="float" office:value="9.4457738534724189" table:formula="of:=[.$S$7]*[.G22]" table:style-name="ce1">
            <text:p>9,445773853</text:p>
          </table:table-cell>
          <table:table-cell office:value-type="float" office:value="30.55154058135896" table:formula="of:=[.$S$8]*[.H22]" table:style-name="ce1">
            <text:p>30,55154058</text:p>
          </table:table-cell>
          <table:table-cell table:style-name="ce1"/>
          <table:table-cell office:value-type="float" office:value="74.726713702045771" table:formula="of:=SUM([.K22:.Q22])" table:style-name="ce1">
            <text:p>74,7267137</text:p>
          </table:table-cell>
          <table:table-cell table:number-columns-repeated="16365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.183846860452988" table:formula="of:=[.$S$2]*[.B23]" table:style-name="ce1">
            <text:p>10,18384686</text:p>
          </table:table-cell>
          <table:table-cell office:value-type="float" office:value="6.0712418261889667" table:formula="of:=[.$S$3]*[.C23]" table:style-name="ce1">
            <text:p>6,071241826</text:p>
          </table:table-cell>
          <table:table-cell office:value-type="float" office:value="10.806318071159492" table:formula="of:=[.$S$4]*[.D23]" table:style-name="ce1">
            <text:p>10,80631807</text:p>
          </table:table-cell>
          <table:table-cell office:value-type="float" office:value="15.58555418680114" table:formula="of:=[.$S$5]*[.E23]" table:style-name="ce1">
            <text:p>15,58555419</text:p>
          </table:table-cell>
          <table:table-cell office:value-type="float" office:value="0" table:formula="of:=[.$S$6]*[.F23]" table:style-name="ce1">
            <text:p>0</text:p>
          </table:table-cell>
          <table:table-cell office:value-type="float" office:value="9.4457738534724189" table:formula="of:=[.$S$7]*[.G23]" table:style-name="ce1">
            <text:p>9,445773853</text:p>
          </table:table-cell>
          <table:table-cell office:value-type="float" office:value="30.55154058135896" table:formula="of:=[.$S$8]*[.H23]" table:style-name="ce1">
            <text:p>30,55154058</text:p>
          </table:table-cell>
          <table:table-cell table:style-name="ce1"/>
          <table:table-cell office:value-type="float" office:value="82.644275379433964" table:formula="of:=SUM([.K23:.Q23])" table:style-name="ce1">
            <text:p>82,64427538</text:p>
          </table:table-cell>
          <table:table-cell table:number-columns-repeated="16365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.183846860452988" table:formula="of:=[.$S$2]*[.B24]" table:style-name="ce1">
            <text:p>10,18384686</text:p>
          </table:table-cell>
          <table:table-cell office:value-type="float" office:value="6.0712418261889667" table:formula="of:=[.$S$3]*[.C24]" table:style-name="ce1">
            <text:p>6,071241826</text:p>
          </table:table-cell>
          <table:table-cell office:value-type="float" office:value="10.806318071159492" table:formula="of:=[.$S$4]*[.D24]" table:style-name="ce1">
            <text:p>10,80631807</text:p>
          </table:table-cell>
          <table:table-cell office:value-type="float" office:value="15.58555418680114" table:formula="of:=[.$S$5]*[.E24]" table:style-name="ce1">
            <text:p>15,58555419</text:p>
          </table:table-cell>
          <table:table-cell office:value-type="float" office:value="0" table:formula="of:=[.$S$6]*[.F24]" table:style-name="ce1">
            <text:p>0</text:p>
          </table:table-cell>
          <table:table-cell office:value-type="float" office:value="9.4457738534724189" table:formula="of:=[.$S$7]*[.G24]" table:style-name="ce1">
            <text:p>9,445773853</text:p>
          </table:table-cell>
          <table:table-cell office:value-type="float" office:value="30.55154058135896" table:formula="of:=[.$S$8]*[.H24]" table:style-name="ce1">
            <text:p>30,55154058</text:p>
          </table:table-cell>
          <table:table-cell table:style-name="ce1"/>
          <table:table-cell office:value-type="float" office:value="82.644275379433964" table:formula="of:=SUM([.K24:.Q24])" table:style-name="ce1">
            <text:p>82,64427538</text:p>
          </table:table-cell>
          <table:table-cell table:number-columns-repeated="16365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.183846860452988" table:formula="of:=[.$S$2]*[.B25]" table:style-name="ce1">
            <text:p>10,18384686</text:p>
          </table:table-cell>
          <table:table-cell office:value-type="float" office:value="6.0712418261889667" table:formula="of:=[.$S$3]*[.C25]" table:style-name="ce1">
            <text:p>6,071241826</text:p>
          </table:table-cell>
          <table:table-cell office:value-type="float" office:value="10.806318071159492" table:formula="of:=[.$S$4]*[.D25]" table:style-name="ce1">
            <text:p>10,80631807</text:p>
          </table:table-cell>
          <table:table-cell office:value-type="float" office:value="10.909887930760798" table:formula="of:=[.$S$5]*[.E25]" table:style-name="ce1">
            <text:p>10,90988793</text:p>
          </table:table-cell>
          <table:table-cell office:value-type="float" office:value="0" table:formula="of:=[.$S$6]*[.F25]" table:style-name="ce1">
            <text:p>0</text:p>
          </table:table-cell>
          <table:table-cell office:value-type="float" office:value="9.4457738534724189" table:formula="of:=[.$S$7]*[.G25]" table:style-name="ce1">
            <text:p>9,445773853</text:p>
          </table:table-cell>
          <table:table-cell office:value-type="float" office:value="30.55154058135896" table:formula="of:=[.$S$8]*[.H25]" table:style-name="ce1">
            <text:p>30,55154058</text:p>
          </table:table-cell>
          <table:table-cell table:style-name="ce1"/>
          <table:table-cell office:value-type="float" office:value="77.96860912339362" table:formula="of:=SUM([.K25:.Q25])" table:style-name="ce1">
            <text:p>77,96860912</text:p>
          </table:table-cell>
          <table:table-cell table:number-columns-repeated="16365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.183846860452988" table:formula="of:=[.$S$2]*[.B26]" table:style-name="ce1">
            <text:p>10,18384686</text:p>
          </table:table-cell>
          <table:table-cell office:value-type="float" office:value="6.0712418261889667" table:formula="of:=[.$S$3]*[.C26]" table:style-name="ce1">
            <text:p>6,071241826</text:p>
          </table:table-cell>
          <table:table-cell office:value-type="float" office:value="10.806318071159492" table:formula="of:=[.$S$4]*[.D26]" table:style-name="ce1">
            <text:p>10,80631807</text:p>
          </table:table-cell>
          <table:table-cell office:value-type="float" office:value="10.909887930760798" table:formula="of:=[.$S$5]*[.E26]" table:style-name="ce1">
            <text:p>10,90988793</text:p>
          </table:table-cell>
          <table:table-cell office:value-type="float" office:value="0" table:formula="of:=[.$S$6]*[.F26]" table:style-name="ce1">
            <text:p>0</text:p>
          </table:table-cell>
          <table:table-cell office:value-type="float" office:value="9.4457738534724189" table:formula="of:=[.$S$7]*[.G26]" table:style-name="ce1">
            <text:p>9,445773853</text:p>
          </table:table-cell>
          <table:table-cell office:value-type="float" office:value="30.55154058135896" table:formula="of:=[.$S$8]*[.H26]" table:style-name="ce1">
            <text:p>30,55154058</text:p>
          </table:table-cell>
          <table:table-cell table:style-name="ce1"/>
          <table:table-cell office:value-type="float" office:value="77.96860912339362" table:formula="of:=SUM([.K26:.Q26])" table:style-name="ce1">
            <text:p>77,96860912</text:p>
          </table:table-cell>
          <table:table-cell table:number-columns-repeated="16365"/>
        </table:table-row>
        <table:table-row table:number-rows-repeated="1048550" table:style-name="ro1">
          <table:table-cell table:number-columns-repeated="16384"/>
        </table:table-row>
      </table:table>
      <table:table table:name="3_Programmierumgebung" table:style-name="ta1">
        <table:table-column table:style-name="co1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4" table:default-cell-style-name="ce1"/>
        <table:table-column table:style-name="co2" table:number-columns-repeated="16361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Multiplatform</text:p>
          </table:table-cell>
          <table:table-cell office:value-type="string" table:style-name="ce1">
            <text:p>Build Tool(s)</text:p>
          </table:table-cell>
          <table:table-cell office:value-type="string" table:style-name="ce1">
            <text:p>Debugging</text:p>
          </table:table-cell>
          <table:table-cell office:value-type="string" table:style-name="ce1">
            <text:p>Fehleranalyse</text:p>
          </table:table-cell>
          <table:table-cell office:value-type="string" table:style-name="ce1">
            <text:p>Testen</text:p>
          </table:table-cell>
          <table:table-cell office:value-type="string" table:style-name="ce1">
            <text:p>Profiling/Monitoring</text:p>
          </table:table-cell>
          <table:table-cell office:value-type="string" table:style-name="ce1">
            <text:p>Refactoring (Refaster)</text:p>
          </table:table-cell>
          <table:table-cell office:value-type="string" table:style-name="ce1">
            <text:p>Code-Quality Analyse Tools (SonarQube)</text:p>
          </table:table-cell>
          <table:table-cell office:value-type="string" table:style-name="ce1">
            <text:p>ISO 25000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Multiplatform" table:formula="of:=[.$B$1]" table:style-name="ce1">
            <text:p>Multiplatform</text:p>
          </table:table-cell>
          <table:table-cell office:value-type="string" office:string-value="Build Tool(s)" table:formula="of:=[.$C$1]" table:style-name="ce1">
            <text:p>Build Tool(s)</text:p>
          </table:table-cell>
          <table:table-cell office:value-type="string" office:string-value="Debugging" table:formula="of:=[.$D$1]" table:style-name="ce1">
            <text:p>Debugging</text:p>
          </table:table-cell>
          <table:table-cell office:value-type="string" office:string-value="Fehleranalyse" table:formula="of:=[.$E$1]" table:style-name="ce1">
            <text:p>Fehleranalyse</text:p>
          </table:table-cell>
          <table:table-cell office:value-type="string" office:string-value="Testen" table:formula="of:=[.$F$1]" table:style-name="ce1">
            <text:p>Testen</text:p>
          </table:table-cell>
          <table:table-cell office:value-type="string" office:string-value="Profiling/Monitoring" table:formula="of:=[.$G$1]" table:style-name="ce1">
            <text:p>Profiling/Monitoring</text:p>
          </table:table-cell>
          <table:table-cell office:value-type="string" office:string-value="Refactoring (Refaster)" table:formula="of:=[.$H$1]" table:style-name="ce1">
            <text:p>Refactoring (Refaster)</text:p>
          </table:table-cell>
          <table:table-cell office:value-type="string" office:string-value="Code-Quality Analyse Tools (SonarQube)" table:formula="of:=[.$I$1]" table:style-name="ce1">
            <text:p>Code-Quality Analyse Tools (SonarQube)</text:p>
          </table:table-cell>
          <table:table-cell office:value-type="string" office:string-value="ISO 25000" table:formula="of:=[.$J$1]" table:style-name="ce1">
            <text:p>ISO 25000</text:p>
          </table:table-cell>
          <table:table-cell table:style-name="ce1"/>
          <table:table-cell office:value-type="string" table:style-name="ce1">
            <text:p>Criteria Weights (W)</text:p>
          </table:table-cell>
          <table:table-cell table:number-columns-repeated="16361"/>
        </table:table-row>
        <table:table-row table:style-name="ro1">
          <table:table-cell office:value-type="string" office:string-value="Multiplatform" table:formula="of:=[.$B$1]" table:style-name="ce1">
            <text:p>Multiplatform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office:value-type="float" office:value="1" table:formula="of:=1/[.$B$4]" table:style-name="ce1">
            <text:p>1</text:p>
          </table:table-cell>
          <table:table-cell office:value-type="float" office:value="1" table:formula="of:=1/[.$B$5]" table:style-name="ce1">
            <text:p>1</text:p>
          </table:table-cell>
          <table:table-cell office:value-type="float" office:value="1" table:formula="of:=1/[.$B$6]" table:style-name="ce1">
            <text:p>1</text:p>
          </table:table-cell>
          <table:table-cell office:value-type="float" office:value="1" table:formula="of:=1/[.$B$7]" table:style-name="ce1">
            <text:p>1</text:p>
          </table:table-cell>
          <table:table-cell office:value-type="float" office:value="3" table:formula="of:=1/[.$B$8]" table:style-name="ce1">
            <text:p>3</text:p>
          </table:table-cell>
          <table:table-cell office:value-type="float" office:value="1" table:formula="of:=1/[.$B$9]" table:style-name="ce1">
            <text:p>1</text:p>
          </table:table-cell>
          <table:table-cell office:value-type="float" office:value="3" table:formula="of:=1/[.$B$10]" table:style-name="ce1">
            <text:p>3</text:p>
          </table:table-cell>
          <table:table-cell table:style-name="ce1"/>
          <table:table-cell office:value-type="string" office:string-value="Multiplatform" table:formula="of:=[.$B$1]" table:style-name="ce1">
            <text:p>Multiplatform</text:p>
          </table:table-cell>
          <table:table-cell office:value-type="float" office:value="0.13043478260869565" table:formula="of:=[.B2]/[.$B$12]" table:style-name="ce1">
            <text:p>0,130434783</text:p>
          </table:table-cell>
          <table:table-cell office:value-type="float" office:value="0.12000000000000002" table:formula="of:=[.C2]/[.$C$12]" table:style-name="ce1">
            <text:p>0,12</text:p>
          </table:table-cell>
          <table:table-cell office:value-type="float" office:value="6.9767441860465115E-2" table:formula="of:=[.D2]/[.$D$12]" table:style-name="ce1">
            <text:p>0,069767442</text:p>
          </table:table-cell>
          <table:table-cell office:value-type="float" office:value="0.15789473684210528" table:formula="of:=[.E2]/[.$E$12]" table:style-name="ce1">
            <text:p>0,157894737</text:p>
          </table:table-cell>
          <table:table-cell office:value-type="float" office:value="0.17647058823529416" table:formula="of:=[.F2]/[.$F$12]" table:style-name="ce1">
            <text:p>0,176470588</text:p>
          </table:table-cell>
          <table:table-cell office:value-type="float" office:value="0.12000000000000002" table:formula="of:=[.G2]/[.$G$12]" table:style-name="ce1">
            <text:p>0,12</text:p>
          </table:table-cell>
          <table:table-cell office:value-type="float" office:value="0.14754098360655737" table:formula="of:=[.H2]/[.$H$12]" table:style-name="ce1">
            <text:p>0,147540984</text:p>
          </table:table-cell>
          <table:table-cell office:value-type="float" office:value="6.3829787234042548E-2" table:formula="of:=[.I2]/[.$I$12]" table:style-name="ce1">
            <text:p>0,063829787</text:p>
          </table:table-cell>
          <table:table-cell office:value-type="float" office:value="0.12" table:formula="of:=[.J2]/[.$J$12]" table:style-name="ce1">
            <text:p>0,12</text:p>
          </table:table-cell>
          <table:table-cell table:style-name="ce1"/>
          <table:table-cell office:value-type="float" office:value="0.12288203559857333" table:formula="of:=AVERAGE([.M2:.U2])" table:style-name="ce1">
            <text:p>0,122882036</text:p>
          </table:table-cell>
          <table:table-cell table:number-columns-repeated="16361"/>
        </table:table-row>
        <table:table-row table:style-name="ro1">
          <table:table-cell office:value-type="string" office:string-value="Build Tool(s)" table:formula="of:=[.$C$1]" table:style-name="ce1">
            <text:p>Build Tool(s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C$4]" table:style-name="ce1">
            <text:p>1</text:p>
          </table:table-cell>
          <table:table-cell office:value-type="float" office:value="1" table:formula="of:=1/[.$C$5]" table:style-name="ce1">
            <text:p>1</text:p>
          </table:table-cell>
          <table:table-cell office:value-type="float" office:value="0.33333333333333331" table:formula="of:=1/[.$C$6]" table:style-name="ce1">
            <text:p>0,333333333</text:p>
          </table:table-cell>
          <table:table-cell office:value-type="float" office:value="3" table:formula="of:=1/[.$C$7]" table:style-name="ce1">
            <text:p>3</text:p>
          </table:table-cell>
          <table:table-cell office:value-type="float" office:value="3" table:formula="of:=1/[.$C$8]" table:style-name="ce1">
            <text:p>3</text:p>
          </table:table-cell>
          <table:table-cell office:value-type="float" office:value="3" table:formula="of:=1/[.$C$9]" table:style-name="ce1">
            <text:p>3</text:p>
          </table:table-cell>
          <table:table-cell office:value-type="float" office:value="3" table:formula="of:=1/[.$C$10]" table:style-name="ce1">
            <text:p>3</text:p>
          </table:table-cell>
          <table:table-cell table:style-name="ce1"/>
          <table:table-cell office:value-type="string" office:string-value="Build Tool(s)" table:formula="of:=[.$C$1]" table:style-name="ce1">
            <text:p>Build Tool(s)</text:p>
          </table:table-cell>
          <table:table-cell office:value-type="float" office:value="0.13043478260869565" table:formula="of:=[.B3]/[.$B$12]" table:style-name="ce1">
            <text:p>0,130434783</text:p>
          </table:table-cell>
          <table:table-cell office:value-type="float" office:value="0.12000000000000002" table:formula="of:=[.C3]/[.$C$12]" table:style-name="ce1">
            <text:p>0,12</text:p>
          </table:table-cell>
          <table:table-cell office:value-type="float" office:value="6.9767441860465115E-2" table:formula="of:=[.D3]/[.$D$12]" table:style-name="ce1">
            <text:p>0,069767442</text:p>
          </table:table-cell>
          <table:table-cell office:value-type="float" office:value="0.15789473684210528" table:formula="of:=[.E3]/[.$E$12]" table:style-name="ce1">
            <text:p>0,157894737</text:p>
          </table:table-cell>
          <table:table-cell office:value-type="float" office:value="5.8823529411764719E-2" table:formula="of:=[.F3]/[.$F$12]" table:style-name="ce1">
            <text:p>0,058823529</text:p>
          </table:table-cell>
          <table:table-cell office:value-type="float" office:value="0.36000000000000004" table:formula="of:=[.G3]/[.$G$12]" table:style-name="ce1">
            <text:p>0,36</text:p>
          </table:table-cell>
          <table:table-cell office:value-type="float" office:value="0.14754098360655737" table:formula="of:=[.H3]/[.$H$12]" table:style-name="ce1">
            <text:p>0,147540984</text:p>
          </table:table-cell>
          <table:table-cell office:value-type="float" office:value="0.19148936170212766" table:formula="of:=[.I3]/[.$I$12]" table:style-name="ce1">
            <text:p>0,191489362</text:p>
          </table:table-cell>
          <table:table-cell office:value-type="float" office:value="0.12" table:formula="of:=[.J3]/[.$J$12]" table:style-name="ce1">
            <text:p>0,12</text:p>
          </table:table-cell>
          <table:table-cell table:style-name="ce1"/>
          <table:table-cell office:value-type="float" office:value="0.15066120400352398" table:formula="of:=AVERAGE([.M3:.U3])" table:style-name="ce1">
            <text:p>0,150661204</text:p>
          </table:table-cell>
          <table:table-cell table:number-columns-repeated="16361"/>
        </table:table-row>
        <table:table-row table:style-name="ro1">
          <table:table-cell office:value-type="string" office:string-value="Debugging" table:formula="of:=[.$D$1]" table:style-name="ce1">
            <text:p>Debugg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D$5]" table:style-name="ce1">
            <text:p>0,333333333</text:p>
          </table:table-cell>
          <table:table-cell office:value-type="float" office:value="0.33333333333333331" table:formula="of:=1/[.$D$6]" table:style-name="ce1">
            <text:p>0,333333333</text:p>
          </table:table-cell>
          <table:table-cell office:value-type="float" office:value="0.33333333333333331" table:formula="of:=1/[.$D$7]" table:style-name="ce1">
            <text:p>0,333333333</text:p>
          </table:table-cell>
          <table:table-cell office:value-type="float" office:value="1" table:formula="of:=1/[.$D$8]" table:style-name="ce1">
            <text:p>1</text:p>
          </table:table-cell>
          <table:table-cell office:value-type="float" office:value="1" table:formula="of:=1/[.$D$9]" table:style-name="ce1">
            <text:p>1</text:p>
          </table:table-cell>
          <table:table-cell office:value-type="float" office:value="3" table:formula="of:=1/[.$D$10]" table:style-name="ce1">
            <text:p>3</text:p>
          </table:table-cell>
          <table:table-cell table:style-name="ce1"/>
          <table:table-cell office:value-type="string" office:string-value="Debugging" table:formula="of:=[.$D$1]" table:style-name="ce1">
            <text:p>Debugging</text:p>
          </table:table-cell>
          <table:table-cell office:value-type="float" office:value="0.13043478260869565" table:formula="of:=[.B4]/[.$B$12]" table:style-name="ce1">
            <text:p>0,130434783</text:p>
          </table:table-cell>
          <table:table-cell office:value-type="float" office:value="0.12000000000000002" table:formula="of:=[.C4]/[.$C$12]" table:style-name="ce1">
            <text:p>0,12</text:p>
          </table:table-cell>
          <table:table-cell office:value-type="float" office:value="6.9767441860465115E-2" table:formula="of:=[.D4]/[.$D$12]" table:style-name="ce1">
            <text:p>0,069767442</text:p>
          </table:table-cell>
          <table:table-cell office:value-type="float" office:value="5.2631578947368418E-2" table:formula="of:=[.E4]/[.$E$12]" table:style-name="ce1">
            <text:p>0,052631579</text:p>
          </table:table-cell>
          <table:table-cell office:value-type="float" office:value="5.8823529411764719E-2" table:formula="of:=[.F4]/[.$F$12]" table:style-name="ce1">
            <text:p>0,058823529</text:p>
          </table:table-cell>
          <table:table-cell office:value-type="float" office:value="0.04" table:formula="of:=[.G4]/[.$G$12]" table:style-name="ce1">
            <text:p>0,04</text:p>
          </table:table-cell>
          <table:table-cell office:value-type="float" office:value="4.9180327868852465E-2" table:formula="of:=[.H4]/[.$H$12]" table:style-name="ce1">
            <text:p>0,049180328</text:p>
          </table:table-cell>
          <table:table-cell office:value-type="float" office:value="6.3829787234042548E-2" table:formula="of:=[.I4]/[.$I$12]" table:style-name="ce1">
            <text:p>0,063829787</text:p>
          </table:table-cell>
          <table:table-cell office:value-type="float" office:value="0.12" table:formula="of:=[.J4]/[.$J$12]" table:style-name="ce1">
            <text:p>0,12</text:p>
          </table:table-cell>
          <table:table-cell table:style-name="ce1"/>
          <table:table-cell office:value-type="float" office:value="7.8296383103465442E-2" table:formula="of:=AVERAGE([.M4:.U4])" table:style-name="ce1">
            <text:p>0,078296383</text:p>
          </table:table-cell>
          <table:table-cell table:number-columns-repeated="16361"/>
        </table:table-row>
        <table:table-row table:style-name="ro1">
          <table:table-cell office:value-type="string" office:string-value="Fehleranalyse" table:formula="of:=[.$E$1]" table:style-name="ce1">
            <text:p>Fehleranaly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E$6]" table:style-name="ce1">
            <text:p>1</text:p>
          </table:table-cell>
          <table:table-cell office:value-type="float" office:value="1" table:formula="of:=1/[.$E$7]" table:style-name="ce1">
            <text:p>1</text:p>
          </table:table-cell>
          <table:table-cell office:value-type="float" office:value="3" table:formula="of:=1/[.$E$8]" table:style-name="ce1">
            <text:p>3</text:p>
          </table:table-cell>
          <table:table-cell office:value-type="float" office:value="3" table:formula="of:=1/[.$E$9]" table:style-name="ce1">
            <text:p>3</text:p>
          </table:table-cell>
          <table:table-cell office:value-type="float" office:value="3" table:formula="of:=1/[.$E$10]" table:style-name="ce1">
            <text:p>3</text:p>
          </table:table-cell>
          <table:table-cell table:style-name="ce1"/>
          <table:table-cell office:value-type="string" office:string-value="Fehleranalyse" table:formula="of:=[.$E$1]" table:style-name="ce1">
            <text:p>Fehleranalyse</text:p>
          </table:table-cell>
          <table:table-cell office:value-type="float" office:value="0.13043478260869565" table:formula="of:=[.B5]/[.$B$12]" table:style-name="ce1">
            <text:p>0,130434783</text:p>
          </table:table-cell>
          <table:table-cell office:value-type="float" office:value="0.12000000000000002" table:formula="of:=[.C5]/[.$C$12]" table:style-name="ce1">
            <text:p>0,12</text:p>
          </table:table-cell>
          <table:table-cell office:value-type="float" office:value="0.20930232558139533" table:formula="of:=[.D5]/[.$D$12]" table:style-name="ce1">
            <text:p>0,209302326</text:p>
          </table:table-cell>
          <table:table-cell office:value-type="float" office:value="0.15789473684210528" table:formula="of:=[.E5]/[.$E$12]" table:style-name="ce1">
            <text:p>0,157894737</text:p>
          </table:table-cell>
          <table:table-cell office:value-type="float" office:value="0.17647058823529416" table:formula="of:=[.F5]/[.$F$12]" table:style-name="ce1">
            <text:p>0,176470588</text:p>
          </table:table-cell>
          <table:table-cell office:value-type="float" office:value="0.12000000000000002" table:formula="of:=[.G5]/[.$G$12]" table:style-name="ce1">
            <text:p>0,12</text:p>
          </table:table-cell>
          <table:table-cell office:value-type="float" office:value="0.14754098360655737" table:formula="of:=[.H5]/[.$H$12]" table:style-name="ce1">
            <text:p>0,147540984</text:p>
          </table:table-cell>
          <table:table-cell office:value-type="float" office:value="0.19148936170212766" table:formula="of:=[.I5]/[.$I$12]" table:style-name="ce1">
            <text:p>0,191489362</text:p>
          </table:table-cell>
          <table:table-cell office:value-type="float" office:value="0.12" table:formula="of:=[.J5]/[.$J$12]" table:style-name="ce1">
            <text:p>0,12</text:p>
          </table:table-cell>
          <table:table-cell table:style-name="ce1"/>
          <table:table-cell office:value-type="float" office:value="0.15257030873068617" table:formula="of:=AVERAGE([.M5:.U5])" table:style-name="ce1">
            <text:p>0,152570309</text:p>
          </table:table-cell>
          <table:table-cell table:number-columns-repeated="16361"/>
        </table:table-row>
        <table:table-row table:style-name="ro1">
          <table:table-cell office:value-type="string" office:string-value="Testen" table:formula="of:=[.$F$1]" table:style-name="ce1">
            <text:p>Teste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F$7]" table:style-name="ce1">
            <text:p>1</text:p>
          </table:table-cell>
          <table:table-cell office:value-type="float" office:value="3" table:formula="of:=1/[.$F$8]" table:style-name="ce1">
            <text:p>3</text:p>
          </table:table-cell>
          <table:table-cell office:value-type="float" office:value="3" table:formula="of:=1/[.$F$9]" table:style-name="ce1">
            <text:p>3</text:p>
          </table:table-cell>
          <table:table-cell office:value-type="float" office:value="3" table:formula="of:=1/[.$F$10]" table:style-name="ce1">
            <text:p>3</text:p>
          </table:table-cell>
          <table:table-cell table:style-name="ce1"/>
          <table:table-cell office:value-type="string" office:string-value="Testen" table:formula="of:=[.$F$1]" table:style-name="ce1">
            <text:p>Testen</text:p>
          </table:table-cell>
          <table:table-cell office:value-type="float" office:value="0.13043478260869565" table:formula="of:=[.B6]/[.$B$12]" table:style-name="ce1">
            <text:p>0,130434783</text:p>
          </table:table-cell>
          <table:table-cell office:value-type="float" office:value="0.36000000000000004" table:formula="of:=[.C6]/[.$C$12]" table:style-name="ce1">
            <text:p>0,36</text:p>
          </table:table-cell>
          <table:table-cell office:value-type="float" office:value="0.20930232558139533" table:formula="of:=[.D6]/[.$D$12]" table:style-name="ce1">
            <text:p>0,209302326</text:p>
          </table:table-cell>
          <table:table-cell office:value-type="float" office:value="0.15789473684210528" table:formula="of:=[.E6]/[.$E$12]" table:style-name="ce1">
            <text:p>0,157894737</text:p>
          </table:table-cell>
          <table:table-cell office:value-type="float" office:value="0.17647058823529416" table:formula="of:=[.F6]/[.$F$12]" table:style-name="ce1">
            <text:p>0,176470588</text:p>
          </table:table-cell>
          <table:table-cell office:value-type="float" office:value="0.12000000000000002" table:formula="of:=[.G6]/[.$G$12]" table:style-name="ce1">
            <text:p>0,12</text:p>
          </table:table-cell>
          <table:table-cell office:value-type="float" office:value="0.14754098360655737" table:formula="of:=[.H6]/[.$H$12]" table:style-name="ce1">
            <text:p>0,147540984</text:p>
          </table:table-cell>
          <table:table-cell office:value-type="float" office:value="0.19148936170212766" table:formula="of:=[.I6]/[.$I$12]" table:style-name="ce1">
            <text:p>0,191489362</text:p>
          </table:table-cell>
          <table:table-cell office:value-type="float" office:value="0.12" table:formula="of:=[.J6]/[.$J$12]" table:style-name="ce1">
            <text:p>0,12</text:p>
          </table:table-cell>
          <table:table-cell table:style-name="ce1"/>
          <table:table-cell office:value-type="float" office:value="0.17923697539735281" table:formula="of:=AVERAGE([.M6:.U6])" table:style-name="ce1">
            <text:p>0,179236975</text:p>
          </table:table-cell>
          <table:table-cell table:number-columns-repeated="16361"/>
        </table:table-row>
        <table:table-row table:style-name="ro1">
          <table:table-cell office:value-type="string" office:string-value="Profiling/Monitoring" table:formula="of:=[.$G$1]" table:style-name="ce1">
            <text:p>Profiling/Monitoring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G$8]" table:style-name="ce1">
            <text:p>3</text:p>
          </table:table-cell>
          <table:table-cell office:value-type="float" office:value="3" table:formula="of:=1/[.$G$9]" table:style-name="ce1">
            <text:p>3</text:p>
          </table:table-cell>
          <table:table-cell office:value-type="float" office:value="3" table:formula="of:=1/[.$G$10]" table:style-name="ce1">
            <text:p>3</text:p>
          </table:table-cell>
          <table:table-cell table:style-name="ce1"/>
          <table:table-cell office:value-type="string" office:string-value="Profiling/Monitoring" table:formula="of:=[.$G$1]" table:style-name="ce1">
            <text:p>Profiling/Monitoring</text:p>
          </table:table-cell>
          <table:table-cell office:value-type="float" office:value="0.13043478260869565" table:formula="of:=[.B7]/[.$B$12]" table:style-name="ce1">
            <text:p>0,130434783</text:p>
          </table:table-cell>
          <table:table-cell office:value-type="float" office:value="0.04" table:formula="of:=[.C7]/[.$C$12]" table:style-name="ce1">
            <text:p>0,04</text:p>
          </table:table-cell>
          <table:table-cell office:value-type="float" office:value="0.20930232558139533" table:formula="of:=[.D7]/[.$D$12]" table:style-name="ce1">
            <text:p>0,209302326</text:p>
          </table:table-cell>
          <table:table-cell office:value-type="float" office:value="0.15789473684210528" table:formula="of:=[.E7]/[.$E$12]" table:style-name="ce1">
            <text:p>0,157894737</text:p>
          </table:table-cell>
          <table:table-cell office:value-type="float" office:value="0.17647058823529416" table:formula="of:=[.F7]/[.$F$12]" table:style-name="ce1">
            <text:p>0,176470588</text:p>
          </table:table-cell>
          <table:table-cell office:value-type="float" office:value="0.12000000000000002" table:formula="of:=[.G7]/[.$G$12]" table:style-name="ce1">
            <text:p>0,12</text:p>
          </table:table-cell>
          <table:table-cell office:value-type="float" office:value="0.14754098360655737" table:formula="of:=[.H7]/[.$H$12]" table:style-name="ce1">
            <text:p>0,147540984</text:p>
          </table:table-cell>
          <table:table-cell office:value-type="float" office:value="0.19148936170212766" table:formula="of:=[.I7]/[.$I$12]" table:style-name="ce1">
            <text:p>0,191489362</text:p>
          </table:table-cell>
          <table:table-cell office:value-type="float" office:value="0.12" table:formula="of:=[.J7]/[.$J$12]" table:style-name="ce1">
            <text:p>0,12</text:p>
          </table:table-cell>
          <table:table-cell table:style-name="ce1"/>
          <table:table-cell office:value-type="float" office:value="0.14368141984179728" table:formula="of:=AVERAGE([.M7:.U7])" table:style-name="ce1">
            <text:p>0,14368142</text:p>
          </table:table-cell>
          <table:table-cell table:number-columns-repeated="16361"/>
        </table:table-row>
        <table:table-row table:style-name="ro1">
          <table:table-cell office:value-type="string" office:string-value="Refactoring (Refaster)" table:formula="of:=[.$H$1]" table:style-name="ce1">
            <text:p>Refactoring (Refaster)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H$9]" table:style-name="ce1">
            <text:p>0,333333333</text:p>
          </table:table-cell>
          <table:table-cell office:value-type="float" office:value="3" table:formula="of:=1/[.$H$10]" table:style-name="ce1">
            <text:p>3</text:p>
          </table:table-cell>
          <table:table-cell table:style-name="ce1"/>
          <table:table-cell office:value-type="string" office:string-value="Refactoring (Refaster)" table:formula="of:=[.$H$1]" table:style-name="ce1">
            <text:p>Refactoring (Refaster)</text:p>
          </table:table-cell>
          <table:table-cell office:value-type="float" office:value="4.3478260869565216E-2" table:formula="of:=[.B8]/[.$B$12]" table:style-name="ce1">
            <text:p>0,043478261</text:p>
          </table:table-cell>
          <table:table-cell office:value-type="float" office:value="0.04" table:formula="of:=[.C8]/[.$C$12]" table:style-name="ce1">
            <text:p>0,04</text:p>
          </table:table-cell>
          <table:table-cell office:value-type="float" office:value="6.9767441860465115E-2" table:formula="of:=[.D8]/[.$D$12]" table:style-name="ce1">
            <text:p>0,069767442</text:p>
          </table:table-cell>
          <table:table-cell office:value-type="float" office:value="5.2631578947368418E-2" table:formula="of:=[.E8]/[.$E$12]" table:style-name="ce1">
            <text:p>0,052631579</text:p>
          </table:table-cell>
          <table:table-cell office:value-type="float" office:value="5.8823529411764719E-2" table:formula="of:=[.F8]/[.$F$12]" table:style-name="ce1">
            <text:p>0,058823529</text:p>
          </table:table-cell>
          <table:table-cell office:value-type="float" office:value="0.04" table:formula="of:=[.G8]/[.$G$12]" table:style-name="ce1">
            <text:p>0,04</text:p>
          </table:table-cell>
          <table:table-cell office:value-type="float" office:value="4.9180327868852465E-2" table:formula="of:=[.H8]/[.$H$12]" table:style-name="ce1">
            <text:p>0,049180328</text:p>
          </table:table-cell>
          <table:table-cell office:value-type="float" office:value="2.1276595744680847E-2" table:formula="of:=[.I8]/[.$I$12]" table:style-name="ce1">
            <text:p>0,021276596</text:p>
          </table:table-cell>
          <table:table-cell office:value-type="float" office:value="0.12" table:formula="of:=[.J8]/[.$J$12]" table:style-name="ce1">
            <text:p>0,12</text:p>
          </table:table-cell>
          <table:table-cell table:style-name="ce1"/>
          <table:table-cell office:value-type="float" office:value="5.5017526078077417E-2" table:formula="of:=AVERAGE([.M8:.U8])" table:style-name="ce1">
            <text:p>0,055017526</text:p>
          </table:table-cell>
          <table:table-cell table:number-columns-repeated="16361"/>
        </table:table-row>
        <table:table-row table:style-name="ro1">
          <table:table-cell office:value-type="string" office:string-value="Code-Quality Analyse Tools (SonarQube)" table:formula="of:=[.$I$1]" table:style-name="ce1">
            <text:p>Code-Quality Analyse Tools (SonarQube)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I$10]" table:style-name="ce1">
            <text:p>3</text:p>
          </table:table-cell>
          <table:table-cell table:style-name="ce1"/>
          <table:table-cell office:value-type="string" office:string-value="Code-Quality Analyse Tools (SonarQube)" table:formula="of:=[.$I$1]" table:style-name="ce1">
            <text:p>Code-Quality Analyse Tools (SonarQube)</text:p>
          </table:table-cell>
          <table:table-cell office:value-type="float" office:value="0.13043478260869565" table:formula="of:=[.B9]/[.$B$12]" table:style-name="ce1">
            <text:p>0,130434783</text:p>
          </table:table-cell>
          <table:table-cell office:value-type="float" office:value="0.04" table:formula="of:=[.C9]/[.$C$12]" table:style-name="ce1">
            <text:p>0,04</text:p>
          </table:table-cell>
          <table:table-cell office:value-type="float" office:value="6.9767441860465115E-2" table:formula="of:=[.D9]/[.$D$12]" table:style-name="ce1">
            <text:p>0,069767442</text:p>
          </table:table-cell>
          <table:table-cell office:value-type="float" office:value="5.2631578947368418E-2" table:formula="of:=[.E9]/[.$E$12]" table:style-name="ce1">
            <text:p>0,052631579</text:p>
          </table:table-cell>
          <table:table-cell office:value-type="float" office:value="5.8823529411764719E-2" table:formula="of:=[.F9]/[.$F$12]" table:style-name="ce1">
            <text:p>0,058823529</text:p>
          </table:table-cell>
          <table:table-cell office:value-type="float" office:value="0.04" table:formula="of:=[.G9]/[.$G$12]" table:style-name="ce1">
            <text:p>0,04</text:p>
          </table:table-cell>
          <table:table-cell office:value-type="float" office:value="0.14754098360655737" table:formula="of:=[.H9]/[.$H$12]" table:style-name="ce1">
            <text:p>0,147540984</text:p>
          </table:table-cell>
          <table:table-cell office:value-type="float" office:value="6.3829787234042548E-2" table:formula="of:=[.I9]/[.$I$12]" table:style-name="ce1">
            <text:p>0,063829787</text:p>
          </table:table-cell>
          <table:table-cell office:value-type="float" office:value="0.12" table:formula="of:=[.J9]/[.$J$12]" table:style-name="ce1">
            <text:p>0,12</text:p>
          </table:table-cell>
          <table:table-cell table:style-name="ce1"/>
          <table:table-cell office:value-type="float" office:value="8.0336455963210429E-2" table:formula="of:=AVERAGE([.M9:.U9])" table:style-name="ce1">
            <text:p>0,080336456</text:p>
          </table:table-cell>
          <table:table-cell table:number-columns-repeated="16361"/>
        </table:table-row>
        <table:table-row table:style-name="ro1">
          <table:table-cell office:value-type="string" office:string-value="ISO 25000" table:formula="of:=[.$J$1]" table:style-name="ce1">
            <text:p>ISO 25000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ISO 25000" table:formula="of:=[.$J$1]" table:style-name="ce1">
            <text:p>ISO 25000</text:p>
          </table:table-cell>
          <table:table-cell office:value-type="float" office:value="4.3478260869565216E-2" table:formula="of:=[.B10]/[.$B$12]" table:style-name="ce1">
            <text:p>0,043478261</text:p>
          </table:table-cell>
          <table:table-cell office:value-type="float" office:value="0.04" table:formula="of:=[.C10]/[.$C$12]" table:style-name="ce1">
            <text:p>0,04</text:p>
          </table:table-cell>
          <table:table-cell office:value-type="float" office:value="2.3255813953488368E-2" table:formula="of:=[.D10]/[.$D$12]" table:style-name="ce1">
            <text:p>0,023255814</text:p>
          </table:table-cell>
          <table:table-cell office:value-type="float" office:value="5.2631578947368418E-2" table:formula="of:=[.E10]/[.$E$12]" table:style-name="ce1">
            <text:p>0,052631579</text:p>
          </table:table-cell>
          <table:table-cell office:value-type="float" office:value="5.8823529411764719E-2" table:formula="of:=[.F10]/[.$F$12]" table:style-name="ce1">
            <text:p>0,058823529</text:p>
          </table:table-cell>
          <table:table-cell office:value-type="float" office:value="0.04" table:formula="of:=[.G10]/[.$G$12]" table:style-name="ce1">
            <text:p>0,04</text:p>
          </table:table-cell>
          <table:table-cell office:value-type="float" office:value="1.6393442622950821E-2" table:formula="of:=[.H10]/[.$H$12]" table:style-name="ce1">
            <text:p>0,016393443</text:p>
          </table:table-cell>
          <table:table-cell office:value-type="float" office:value="2.1276595744680847E-2" table:formula="of:=[.I10]/[.$I$12]" table:style-name="ce1">
            <text:p>0,021276596</text:p>
          </table:table-cell>
          <table:table-cell office:value-type="float" office:value="0.04" table:formula="of:=[.J10]/[.$J$12]" table:style-name="ce1">
            <text:p>0,04</text:p>
          </table:table-cell>
          <table:table-cell table:style-name="ce1"/>
          <table:table-cell office:value-type="float" office:value="3.7317691283313151E-2" table:formula="of:=AVERAGE([.M10:.U10])" table:style-name="ce1">
            <text:p>0,03731769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7.6666666666666661" table:formula="of:=SUM([.B2:.B10])" table:style-name="ce1">
            <text:p>7,666666667</text:p>
          </table:table-cell>
          <table:table-cell office:value-type="float" office:value="8.3333333333333321" table:formula="of:=SUM([.C2:.C10])" table:style-name="ce1">
            <text:p>8,333333333</text:p>
          </table:table-cell>
          <table:table-cell office:value-type="float" office:value="14.333333333333334" table:formula="of:=SUM([.D2:.D10])" table:style-name="ce1">
            <text:p>14,33333333</text:p>
          </table:table-cell>
          <table:table-cell office:value-type="float" office:value="6.333333333333333" table:formula="of:=SUM([.E2:.E10])" table:style-name="ce1">
            <text:p>6,333333333</text:p>
          </table:table-cell>
          <table:table-cell office:value-type="float" office:value="5.6666666666666652" table:formula="of:=SUM([.F2:.F10])" table:style-name="ce1">
            <text:p>5,666666667</text:p>
          </table:table-cell>
          <table:table-cell office:value-type="float" office:value="8.3333333333333321" table:formula="of:=SUM([.G2:.G10])" table:style-name="ce1">
            <text:p>8,333333333</text:p>
          </table:table-cell>
          <table:table-cell office:value-type="float" office:value="20.333333333333332" table:formula="of:=SUM([.H2:.H10])" table:style-name="ce1">
            <text:p>20,33333333</text:p>
          </table:table-cell>
          <table:table-cell office:value-type="float" office:value="15.666666666666668" table:formula="of:=SUM([.I2:.I10])" table:style-name="ce1">
            <text:p>15,66666667</text:p>
          </table:table-cell>
          <table:table-cell office:value-type="float" office:value="25" table:formula="of:=SUM([.J2:.J10])" table:style-name="ce1">
            <text:p>25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 table:style-name="ce1"/>
        </table:table-row>
        <table:table-row table:style-name="ro1">
          <table:table-cell office:value-type="float" office:value="1.1846704347227812" table:formula="of:=[.B2] * [.$W2] + [.C2] * [.$W3] + [.D2]*[.$W4] + [.E2]*[.$W5] + [.F2]*[.$W6] + [.G2]*[.$W7] + [.H2]*[.$W8] + [.I2]*[.$W9] + [.J2]*[.$W10]" table:style-name="ce1">
            <text:p>1,184670435</text:p>
          </table:table-cell>
          <table:table-cell table:style-name="ce1"/>
          <table:table-cell office:value-type="float" office:value="9.6407129728288403" table:formula="of:=[.A15]*1/[.W2]" table:style-name="ce1">
            <text:p>9,640712973</text:p>
          </table:table-cell>
          <table:table-cell table:style-name="ce1"/>
          <table:table-cell office:value-type="float" office:value="9.7391591603197547" table:formula="of:=AVERAGE([.C15:.C23])" table:style-name="ce1">
            <text:p>9,73915916</text:p>
          </table:table-cell>
          <table:table-cell table:style-name="ce1"/>
          <table:table-cell office:value-type="float" office:value="9.2394895039969338E-2" table:formula="of:=([.$E$15]-9)/(9-1)" table:style-name="ce1">
            <text:p>0,092394895</text:p>
          </table:table-cell>
          <table:table-cell table:style-name="ce1"/>
          <table:table-cell office:value-type="float" office:value="1.4499" table:style-name="ce1">
            <text:p>1,4499</text:p>
          </table:table-cell>
          <table:table-cell table:style-name="ce1"/>
          <table:table-cell office:value-type="float" office:value="6.3725012097364878E-2" table:formula="of:=[.$G$15]/[.$I$15]" table:style-name="ce7">
            <text:p>0,063725012</text:p>
          </table:table-cell>
          <table:table-cell table:number-columns-repeated="16373" table:style-name="ce1"/>
        </table:table-row>
        <table:table-row table:style-name="ro1">
          <table:table-cell office:value-type="float" office:value="1.513214869401228" table:formula="of:=[.B3] * [.$W2] + [.C3] * [.$W3] + [.D3]*[.$W4] + [.E3]*[.$W5] + [.F3]*[.$W6] + [.G3]*[.$W7] + [.H3]*[.$W8] + [.I3]*[.$W9] + [.J3]*[.$W10]" table:style-name="ce1">
            <text:p>1,513214869</text:p>
          </table:table-cell>
          <table:table-cell table:style-name="ce1"/>
          <table:table-cell office:value-type="float" office:value="10.04382567768298" table:formula="of:=[.A16]*1/[.W3]" table:style-name="ce1">
            <text:p>10,04382568</text:p>
          </table:table-cell>
          <table:table-cell table:number-columns-repeated="16381" table:style-name="ce1"/>
        </table:table-row>
        <table:table-row table:style-name="ro1">
          <table:table-cell office:value-type="float" office:value="0.75764291325340216" table:formula="of:=[.B4] * [.$W2] + [.C4] * [.$W3] + [.D4]*[.$W4] + [.E4]*[.$W5] + [.F4]*[.$W6] + [.G4]*[.$W7] + [.H4]*[.$W8] + [.I4]*[.$W9] + [.J4]*[.$W10]" table:style-name="ce1">
            <text:p>0,757642913</text:p>
          </table:table-cell>
          <table:table-cell table:style-name="ce1"/>
          <table:table-cell office:value-type="float" office:value="9.6766016924716478" table:formula="of:=[.A17]*1/[.W4]" table:style-name="ce1">
            <text:p>9,676601692</text:p>
          </table:table-cell>
          <table:table-cell table:number-columns-repeated="16381" table:style-name="ce1"/>
        </table:table-row>
        <table:table-row table:style-name="ro1">
          <table:table-cell office:value-type="float" office:value="1.5019361128561328" table:formula="of:=[.B5] * [.$W2] + [.C5] * [.$W3] + [.D5]*[.$W4] + [.E5]*[.$W5] + [.F5]*[.$W6] + [.G5]*[.$W7] + [.H5]*[.$W8] + [.I5]*[.$W9] + [.J5]*[.$W10]" table:style-name="ce1">
            <text:p>1,501936113</text:p>
          </table:table-cell>
          <table:table-cell table:style-name="ce1"/>
          <table:table-cell office:value-type="float" office:value="9.844222806858955" table:formula="of:=[.A18]*1/[.W5]" table:style-name="ce1">
            <text:p>9,844222807</text:p>
          </table:table-cell>
          <table:table-cell table:number-columns-repeated="16381" table:style-name="ce1"/>
        </table:table-row>
        <table:table-row table:style-name="ro1">
          <table:table-cell office:value-type="float" office:value="1.8032585208631808" table:formula="of:=[.B6] * [.$W2] + [.C6] * [.$W3] + [.D6]*[.$W4] + [.E6]*[.$W5] + [.F6]*[.$W6] + [.G6]*[.$W7] + [.H6]*[.$W8] + [.I6]*[.$W9] + [.J6]*[.$W10]" table:style-name="ce1">
            <text:p>1,803258521</text:p>
          </table:table-cell>
          <table:table-cell table:style-name="ce1"/>
          <table:table-cell office:value-type="float" office:value="10.060750673043401" table:formula="of:=[.A19]*1/[.W6]" table:style-name="ce1">
            <text:p>10,06075067</text:p>
          </table:table-cell>
          <table:table-cell table:number-columns-repeated="16381" table:style-name="ce1"/>
        </table:table-row>
        <table:table-row table:style-name="ro1">
          <table:table-cell office:value-type="float" office:value="1.4014953101871168" table:formula="of:=[.B7] * [.$W2] + [.C7] * [.$W3] + [.D7]*[.$W4] + [.E7]*[.$W5] + [.F7]*[.$W6] + [.G7]*[.$W7] + [.H7]*[.$W8] + [.I7]*[.$W9] + [.J7]*[.$W10]" table:style-name="ce1">
            <text:p>1,40149531</text:p>
          </table:table-cell>
          <table:table-cell table:style-name="ce1"/>
          <table:table-cell office:value-type="float" office:value="9.7541861134881298" table:formula="of:=[.A20]*1/[.W7]" table:style-name="ce1">
            <text:p>9,754186113</text:p>
          </table:table-cell>
          <table:table-cell table:number-columns-repeated="16381" table:style-name="ce1"/>
        </table:table-row>
        <table:table-row table:style-name="ro1">
          <table:table-cell office:value-type="float" office:value="0.52172311620986367" table:formula="of:=[.B8] * [.$W2] + [.C8] * [.$W3] + [.D8]*[.$W4] + [.E8]*[.$W5] + [.F8]*[.$W6] + [.G8]*[.$W7] + [.H8]*[.$W8] + [.I8]*[.$W9] + [.J8]*[.$W10]" table:style-name="ce1">
            <text:p>0,521723116</text:p>
          </table:table-cell>
          <table:table-cell table:style-name="ce1"/>
          <table:table-cell office:value-type="float" office:value="9.4828530724821576" table:formula="of:=[.A21]*1/[.W8]" table:style-name="ce1">
            <text:p>9,482853072</text:p>
          </table:table-cell>
          <table:table-cell table:number-columns-repeated="16381" table:style-name="ce1"/>
        </table:table-row>
        <table:table-row table:style-name="ro1">
          <table:table-cell office:value-type="float" office:value="0.76723716274054099" table:formula="of:=[.B9] * [.$W2] + [.C9] * [.$W3] + [.D9]*[.$W4] + [.E9]*[.$W5] + [.F9]*[.$W6] + [.G9]*[.$W7] + [.H9]*[.$W8] + [.I9]*[.$W9] + [.J9]*[.$W10]" table:style-name="ce1">
            <text:p>0,767237163</text:p>
          </table:table-cell>
          <table:table-cell table:style-name="ce1"/>
          <table:table-cell office:value-type="float" office:value="9.5502988467887153" table:formula="of:=[.A22]*1/[.W9]" table:style-name="ce1">
            <text:p>9,550298847</text:p>
          </table:table-cell>
          <table:table-cell table:number-columns-repeated="16381" table:style-name="ce1"/>
        </table:table-row>
        <table:table-row table:style-name="ro1">
          <table:table-cell office:value-type="float" office:value="0.35821179418887539" table:formula="of:=[.B10] * [.$W2] + [.C10] * [.$W3] + [.D10]*[.$W4] + [.E10]*[.$W5] + [.F10]*[.$W6] + [.G10]*[.$W7] + [.H10]*[.$W8] + [.I10]*[.$W9] + [.J10]*[.$W10]" table:style-name="ce1">
            <text:p>0,358211794</text:p>
          </table:table-cell>
          <table:table-cell table:style-name="ce1"/>
          <table:table-cell office:value-type="float" office:value="9.5989805872329548" table:formula="of:=[.A23]*1/[.W10]" table:style-name="ce1">
            <text:p>9,59898058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Multiplatform" table:formula="of:=[.B$1]" table:style-name="ce1">
            <text:p>Multiplatform</text:p>
          </table:table-cell>
          <table:table-cell office:value-type="string" office:string-value="Build Tool(s)" table:formula="of:=[.C$1]" table:style-name="ce1">
            <text:p>Build Tool(s)</text:p>
          </table:table-cell>
          <table:table-cell office:value-type="string" office:string-value="Debugging" table:formula="of:=[.D$1]" table:style-name="ce1">
            <text:p>Debugging</text:p>
          </table:table-cell>
          <table:table-cell office:value-type="string" office:string-value="Fehleranalyse" table:formula="of:=[.E$1]" table:style-name="ce1">
            <text:p>Fehleranalyse</text:p>
          </table:table-cell>
          <table:table-cell office:value-type="string" office:string-value="Testen" table:formula="of:=[.F$1]" table:style-name="ce1">
            <text:p>Testen</text:p>
          </table:table-cell>
          <table:table-cell office:value-type="string" office:string-value="Profiling/Monitoring" table:formula="of:=[.G$1]" table:style-name="ce1">
            <text:p>Profiling/Monitoring</text:p>
          </table:table-cell>
          <table:table-cell office:value-type="string" office:string-value="Refactoring (Refaster)" table:formula="of:=[.H$1]" table:style-name="ce1">
            <text:p>Refactoring (Refaster)</text:p>
          </table:table-cell>
          <table:table-cell office:value-type="string" office:string-value="Code-Quality Analyse Tools (SonarQube)" table:formula="of:=[.I$1]" table:style-name="ce1">
            <text:p>Code-Quality Analyse Tools (SonarQube)</text:p>
          </table:table-cell>
          <table:table-cell office:value-type="string" office:string-value="ISO 25000" table:formula="of:=[.J$1]" table:style-name="ce1">
            <text:p>ISO 25000</text:p>
          </table:table-cell>
          <table:table-cell table:number-columns-repeated="2" table:style-name="ce1"/>
          <table:table-cell office:value-type="string" office:string-value="Multiplatform" table:formula="of:=[.B$1]" table:style-name="ce1">
            <text:p>Multiplatform</text:p>
          </table:table-cell>
          <table:table-cell office:value-type="string" office:string-value="Build Tool(s)" table:formula="of:=[.C$1]" table:style-name="ce1">
            <text:p>Build Tool(s)</text:p>
          </table:table-cell>
          <table:table-cell office:value-type="string" office:string-value="Debugging" table:formula="of:=[.D$1]" table:style-name="ce1">
            <text:p>Debugging</text:p>
          </table:table-cell>
          <table:table-cell office:value-type="string" office:string-value="Fehleranalyse" table:formula="of:=[.E$1]" table:style-name="ce1">
            <text:p>Fehleranalyse</text:p>
          </table:table-cell>
          <table:table-cell office:value-type="string" office:string-value="Testen" table:formula="of:=[.F$1]" table:style-name="ce1">
            <text:p>Testen</text:p>
          </table:table-cell>
          <table:table-cell office:value-type="string" office:string-value="Profiling/Monitoring" table:formula="of:=[.G$1]" table:style-name="ce1">
            <text:p>Profiling/Monitoring</text:p>
          </table:table-cell>
          <table:table-cell office:value-type="string" office:string-value="Refactoring (Refaster)" table:formula="of:=[.H$1]" table:style-name="ce1">
            <text:p>Refactoring (Refaster)</text:p>
          </table:table-cell>
          <table:table-cell office:value-type="string" office:string-value="Code-Quality Analyse Tools (SonarQube)" table:formula="of:=[.I$1]" table:style-name="ce1">
            <text:p>Code-Quality Analyse Tools (SonarQube)</text:p>
          </table:table-cell>
          <table:table-cell office:value-type="string" office:string-value="ISO 25000" table:formula="of:=[.J$1]" table:style-name="ce1">
            <text:p>ISO 25000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61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100" table:formula="of:=['3_1_Multiplatform-IDE'.I14]" table:style-name="ce1">
            <text:p>100</text:p>
          </table:table-cell>
          <table:table-cell office:value-type="float" office:value="54.999999999999993" table:formula="of:=['3_2_Build-Tools'.Q20]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'3_3_Code-Quality-Analyze'.I14]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.288203559857333" table:formula="of:=[.$W$2]*[.B26]" table:style-name="ce1">
            <text:p>12,28820356</text:p>
          </table:table-cell>
          <table:table-cell office:value-type="float" office:value="8.286366220193818" table:formula="of:=[.$W$3]*[.C26]" table:style-name="ce1">
            <text:p>8,28636622</text:p>
          </table:table-cell>
          <table:table-cell office:value-type="float" office:value="4.6977829862079261" table:formula="of:=[.$W$4]*[.D26]" table:style-name="ce1">
            <text:p>4,697782986</text:p>
          </table:table-cell>
          <table:table-cell office:value-type="float" office:value="9.1542185238411697" table:formula="of:=[.$W$5]*[.E26]" table:style-name="ce1">
            <text:p>9,154218524</text:p>
          </table:table-cell>
          <table:table-cell office:value-type="float" office:value="8.9618487698676397" table:formula="of:=[.$W$6]*[.F26]" table:style-name="ce1">
            <text:p>8,96184877</text:p>
          </table:table-cell>
          <table:table-cell office:value-type="float" office:value="14.368141984179728" table:formula="of:=[.$W$7]*[.G26]" table:style-name="ce1">
            <text:p>14,36814198</text:p>
          </table:table-cell>
          <table:table-cell office:value-type="float" office:value="5.5017526078077417" table:formula="of:=[.$W$8]*[.H26]" table:style-name="ce1">
            <text:p>5,501752608</text:p>
          </table:table-cell>
          <table:table-cell office:value-type="float" office:value="8.0336455963210422" table:formula="of:=[.$W$9]*[.I26]" table:style-name="ce1">
            <text:p>8,033645596</text:p>
          </table:table-cell>
          <table:table-cell office:value-type="float" office:value="0" table:formula="of:=[.$W$10]*[.J26]" table:style-name="ce1">
            <text:p>0</text:p>
          </table:table-cell>
          <table:table-cell table:style-name="ce1"/>
          <table:table-cell office:value-type="float" office:value="71.291960248276396" table:formula="of:=SUM([.M26:.U26])" table:style-name="ce1">
            <text:p>71,29196025</text:p>
          </table:table-cell>
          <table:table-cell table:number-columns-repeated="16361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formula="of:=['3_1_Multiplatform-IDE'.I15]" table:style-name="ce1">
            <text:p>100</text:p>
          </table:table-cell>
          <table:table-cell office:value-type="float" office:value="86.666666666666643" table:formula="of:=['3_2_Build-Tools'.Q21]" table:style-name="ce1">
            <text:p>86,66666667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office:annotation draw:style-name="a9" svg:x="6.91666666666667in" svg:y="4.04166666666667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Der go compiler stellt viele Sachen sicher</text:span></text:p>
            </office:annotation>
            <text:p>100</text:p>
          </table:table-cell>
          <table:table-cell office:value-type="float" office:value="100" table:formula="of:=['3_3_Code-Quality-Analyze'.I15]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.288203559857333" table:formula="of:=[.$W$2]*[.B27]" table:style-name="ce1">
            <text:p>12,28820356</text:p>
          </table:table-cell>
          <table:table-cell office:value-type="float" office:value="13.057304346972074" table:formula="of:=[.$W$3]*[.C27]" table:style-name="ce1">
            <text:p>13,05730435</text:p>
          </table:table-cell>
          <table:table-cell office:value-type="float" office:value="7.8296383103465441" table:formula="of:=[.$W$4]*[.D27]" table:style-name="ce1">
            <text:p>7,82963831</text:p>
          </table:table-cell>
          <table:table-cell office:value-type="float" office:value="12.205624698454894" table:formula="of:=[.$W$5]*[.E27]" table:style-name="ce1">
            <text:p>12,2056247</text:p>
          </table:table-cell>
          <table:table-cell office:value-type="float" office:value="17.923697539735279" table:formula="of:=[.$W$6]*[.F27]" table:style-name="ce1">
            <text:p>17,92369754</text:p>
          </table:table-cell>
          <table:table-cell office:value-type="float" office:value="14.368141984179728" table:formula="of:=[.$W$7]*[.G27]" table:style-name="ce1">
            <text:p>14,36814198</text:p>
          </table:table-cell>
          <table:table-cell office:value-type="float" office:value="5.5017526078077417" table:formula="of:=[.$W$8]*[.H27]" table:style-name="ce1">
            <text:p>5,501752608</text:p>
          </table:table-cell>
          <table:table-cell office:value-type="float" office:value="8.0336455963210422" table:formula="of:=[.$W$9]*[.I27]" table:style-name="ce1">
            <text:p>8,033645596</text:p>
          </table:table-cell>
          <table:table-cell office:value-type="float" office:value="0" table:formula="of:=[.$W$10]*[.J27]" table:style-name="ce1">
            <text:p>0</text:p>
          </table:table-cell>
          <table:table-cell table:style-name="ce1"/>
          <table:table-cell office:value-type="float" office:value="91.208008643674631" table:formula="of:=SUM([.M27:.U27])" table:style-name="ce1">
            <text:p>91,20800864</text:p>
          </table:table-cell>
          <table:table-cell table:number-columns-repeated="16361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formula="of:=['3_1_Multiplatform-IDE'.I16]" table:style-name="ce1">
            <text:p>100</text:p>
          </table:table-cell>
          <table:table-cell office:value-type="float" office:value="96.666666666666657" table:formula="of:=['3_2_Build-Tools'.Q22]" table:style-name="ce1">
            <text:p>96,66666667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office:annotation draw:style-name="a10" svg:x="6.91666666666667in" svg:y="4.19166666666667in" svg:width="1.10833333333333in" svg:height="0.791666666666667in">
              <dc:creator>Soldo, Stjepan</dc:creator>
              <text:p><text:span text:style-name="T2">Soldo, Stjepan:</text:span><text:span text:style-name="T3"/></text:p>
              <text:p/>
            </office:annotation>
            <text:p>100</text:p>
          </table:table-cell>
          <table:table-cell office:value-type="float" office:value="100" table:formula="of:=['3_3_Code-Quality-Analyze'.I16]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.288203559857333" table:formula="of:=[.$W$2]*[.B28]" table:style-name="ce1">
            <text:p>12,28820356</text:p>
          </table:table-cell>
          <table:table-cell office:value-type="float" office:value="14.563916387007316" table:formula="of:=[.$W$3]*[.C28]" table:style-name="ce1">
            <text:p>14,56391639</text:p>
          </table:table-cell>
          <table:table-cell office:value-type="float" office:value="5.4807468172425811" table:formula="of:=[.$W$4]*[.D28]" table:style-name="ce1">
            <text:p>5,480746817</text:p>
          </table:table-cell>
          <table:table-cell office:value-type="float" office:value="15.257030873068617" table:formula="of:=[.$W$5]*[.E28]" table:style-name="ce1">
            <text:p>15,25703087</text:p>
          </table:table-cell>
          <table:table-cell office:value-type="float" office:value="17.923697539735279" table:formula="of:=[.$W$6]*[.F28]" table:style-name="ce1">
            <text:p>17,92369754</text:p>
          </table:table-cell>
          <table:table-cell office:value-type="float" office:value="14.368141984179728" table:formula="of:=[.$W$7]*[.G28]" table:style-name="ce1">
            <text:p>14,36814198</text:p>
          </table:table-cell>
          <table:table-cell office:value-type="float" office:value="5.5017526078077417" table:formula="of:=[.$W$8]*[.H28]" table:style-name="ce1">
            <text:p>5,501752608</text:p>
          </table:table-cell>
          <table:table-cell office:value-type="float" office:value="8.0336455963210422" table:formula="of:=[.$W$9]*[.I28]" table:style-name="ce1">
            <text:p>8,033645596</text:p>
          </table:table-cell>
          <table:table-cell office:value-type="float" office:value="0" table:formula="of:=[.$W$10]*[.J28]" table:style-name="ce1">
            <text:p>0</text:p>
          </table:table-cell>
          <table:table-cell table:style-name="ce1"/>
          <table:table-cell office:value-type="float" office:value="93.417135365219636" table:formula="of:=SUM([.M28:.U28])" table:style-name="ce1">
            <text:p>93,41713537</text:p>
          </table:table-cell>
          <table:table-cell table:number-columns-repeated="16361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50" table:formula="of:=['3_1_Multiplatform-IDE'.I17]" table:style-name="ce1">
            <text:p>50</text:p>
          </table:table-cell>
          <table:table-cell office:value-type="float" office:value="76.666666666666657" table:formula="of:=['3_2_Build-Tools'.Q23]" table:style-name="ce1">
            <text:p>76,66666667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['3_3_Code-Quality-Analyze'.I17]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.1441017799286666" table:formula="of:=[.$W$2]*[.B29]" table:style-name="ce1">
            <text:p>6,14410178</text:p>
          </table:table-cell>
          <table:table-cell office:value-type="float" office:value="11.550692306936837" table:formula="of:=[.$W$3]*[.C29]" table:style-name="ce1">
            <text:p>11,55069231</text:p>
          </table:table-cell>
          <table:table-cell office:value-type="float" office:value="5.4807468172425811" table:formula="of:=[.$W$4]*[.D29]" table:style-name="ce1">
            <text:p>5,480746817</text:p>
          </table:table-cell>
          <table:table-cell office:value-type="float" office:value="4.5771092619205849" table:formula="of:=[.$W$5]*[.E29]" table:style-name="ce1">
            <text:p>4,577109262</text:p>
          </table:table-cell>
          <table:table-cell office:value-type="float" office:value="3.5847395079470563" table:formula="of:=[.$W$6]*[.F29]" table:style-name="ce1">
            <text:p>3,584739508</text:p>
          </table:table-cell>
          <table:table-cell office:value-type="float" office:value="10.057699388925808" table:formula="of:=[.$W$7]*[.G29]" table:style-name="ce1">
            <text:p>10,05769939</text:p>
          </table:table-cell>
          <table:table-cell office:value-type="float" office:value="0" table:formula="of:=[.$W$8]*[.H29]" table:style-name="ce1">
            <text:p>0</text:p>
          </table:table-cell>
          <table:table-cell office:value-type="float" office:value="4.8201873577926255" table:formula="of:=[.$W$9]*[.I29]" table:style-name="ce1">
            <text:p>4,820187358</text:p>
          </table:table-cell>
          <table:table-cell office:value-type="float" office:value="0" table:formula="of:=[.$W$10]*[.J29]" table:style-name="ce1">
            <text:p>0</text:p>
          </table:table-cell>
          <table:table-cell table:style-name="ce1"/>
          <table:table-cell office:value-type="float" office:value="46.21527642069416" table:formula="of:=SUM([.M29:.U29])" table:style-name="ce1">
            <text:p>46,21527642</text:p>
          </table:table-cell>
          <table:table-cell table:number-columns-repeated="16361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75" table:formula="of:=['3_1_Multiplatform-IDE'.I18]" table:style-name="ce1">
            <text:p>75</text:p>
          </table:table-cell>
          <table:table-cell office:value-type="float" office:value="58.333333333333329" table:formula="of:=['3_2_Build-Tools'.Q24]" table:style-name="ce1">
            <text:p>58,3333333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.216152669892999" table:formula="of:=[.$W$2]*[.B30]" table:style-name="ce1">
            <text:p>9,21615267</text:p>
          </table:table-cell>
          <table:table-cell office:value-type="float" office:value="8.7885702335388984" table:formula="of:=[.$W$3]*[.C30]" table:style-name="ce1">
            <text:p>8,788570234</text:p>
          </table:table-cell>
          <table:table-cell office:value-type="float" office:value="4.6977829862079261" table:formula="of:=[.$W$4]*[.D30]" table:style-name="ce1">
            <text:p>4,697782986</text:p>
          </table:table-cell>
          <table:table-cell office:value-type="float" office:value="9.1542185238411697" table:formula="of:=[.$W$5]*[.E30]" table:style-name="ce1">
            <text:p>9,154218524</text:p>
          </table:table-cell>
          <table:table-cell office:value-type="float" office:value="3.5847395079470563" table:formula="of:=[.$W$6]*[.F30]" table:style-name="ce1">
            <text:p>3,584739508</text:p>
          </table:table-cell>
          <table:table-cell office:value-type="float" office:value="10.057699388925808" table:formula="of:=[.$W$7]*[.G30]" table:style-name="ce1">
            <text:p>10,05769939</text:p>
          </table:table-cell>
          <table:table-cell office:value-type="float" office:value="0" table:formula="of:=[.$W$8]*[.H30]" table:style-name="ce1">
            <text:p>0</text:p>
          </table:table-cell>
          <table:table-cell office:value-type="float" office:value="8.0336455963210422" table:formula="of:=[.$W$9]*[.I30]" table:style-name="ce1">
            <text:p>8,033645596</text:p>
          </table:table-cell>
          <table:table-cell office:value-type="float" office:value="0" table:formula="of:=[.$W$10]*[.J30]" table:style-name="ce1">
            <text:p>0</text:p>
          </table:table-cell>
          <table:table-cell table:style-name="ce1"/>
          <table:table-cell office:value-type="float" office:value="53.532808906674909" table:formula="of:=SUM([.M30:.U30])" table:style-name="ce1">
            <text:p>53,53280891</text:p>
          </table:table-cell>
          <table:table-cell table:number-columns-repeated="16361"/>
        </table:table-row>
        <table:table-row table:number-rows-repeated="1048546" table:style-name="ro1">
          <table:table-cell table:number-columns-repeated="16384"/>
        </table:table-row>
      </table:table>
      <table:table table:name="3_1_Multiplatform-IDE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Code-Quality Analyse Tools</text:p>
          </table:table-cell>
          <table:table-cell office:value-type="string" table:style-name="ce1">
            <text:p>Refactoring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Code-Quality Analyse Tools" table:formula="of:=[.$B$1]" table:style-name="ce1">
            <text:p>Code-Quality Analyse Tools</text:p>
          </table:table-cell>
          <table:table-cell office:value-type="string" office:string-value="Refactoring" table:formula="of:=[.$C$1]" table:style-name="ce1">
            <text:p>Refactoring</text:p>
          </table:table-cell>
          <table:table-cell table:style-name="ce1"/>
          <table:table-cell office:value-type="string" table:style-name="ce1">
            <text:p>Alternative Priority (P)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Code-Quality Analyse Tools" table:formula="of:=[.$B$1]" table:style-name="ce1">
            <text:p>Code-Quality Analyse Tools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table:style-name="ce1"/>
          <table:table-cell office:value-type="string" office:string-value="Code-Quality Analyse Tools" table:formula="of:=[.$B$1]" table:style-name="ce1">
            <text:p>Code-Quality Analyse Tools</text:p>
          </table:table-cell>
          <table:table-cell office:value-type="float" office:value="0.5" table:formula="of:=[.B2]/[.$B$5]" table:style-name="ce1">
            <text:p>0,5</text:p>
          </table:table-cell>
          <table:table-cell office:value-type="float" office:value="0.5" table:formula="of:=[.C2]/[.$C$5]" table:style-name="ce1">
            <text:p>0,5</text:p>
          </table:table-cell>
          <table:table-cell table:style-name="ce1"/>
          <table:table-cell office:value-type="float" office:value="0.5" table:formula="of:=AVERAGE([.F2:.H2])" table:style-name="ce1">
            <text:p>0,5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Refactoring" table:formula="of:=[.$C$1]" table:style-name="ce1">
            <text:p>Refactor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Refactoring" table:formula="of:=[.$C$1]" table:style-name="ce1">
            <text:p>Refactoring</text:p>
          </table:table-cell>
          <table:table-cell office:value-type="float" office:value="0.5" table:formula="of:=[.B3]/[.$B$5]" table:style-name="ce1">
            <text:p>0,5</text:p>
          </table:table-cell>
          <table:table-cell office:value-type="float" office:value="0.5" table:formula="of:=[.C3]/[.$C$5]" table:style-name="ce1">
            <text:p>0,5</text:p>
          </table:table-cell>
          <table:table-cell table:style-name="ce1"/>
          <table:table-cell office:value-type="float" office:value="0.5" table:formula="of:=AVERAGE([.F3:.H3])" table:style-name="ce1">
            <text:p>0,5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2" table:formula="of:=SUM([.B2:.B4])" table:style-name="ce1">
            <text:p>2</text:p>
          </table:table-cell>
          <table:table-cell office:value-type="float" office:value="2" table:formula="of:=SUM([.C2:.C4])" table:style-name="ce1">
            <text:p>2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/>
        </table:table-row>
        <table:table-row table:style-name="ro1">
          <table:table-cell office:value-type="float" office:value="1" table:formula="of:=[.B2]*[.$I$2] + [.C2]*[.$I$3]" table:style-name="ce1">
            <text:p>1</text:p>
          </table:table-cell>
          <table:table-cell table:style-name="ce1"/>
          <table:table-cell office:value-type="float" office:value="2" table:formula="of:=[.A10] * 1/[.I2]" table:style-name="ce1">
            <text:p>2</text:p>
          </table:table-cell>
          <table:table-cell table:style-name="ce1"/>
          <table:table-cell office:value-type="float" office:value="2" table:formula="of:=AVERAGE([.C10:.C11])" table:style-name="ce1">
            <text:p>2</text:p>
          </table:table-cell>
          <table:table-cell table:style-name="ce1"/>
          <table:table-cell office:value-type="float" office:value="0" table:formula="of:=([.$E$10]-2)/(2-1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formula="of:=[.B3]*[.$I$2] + [.C3]*[.$I$3]" table:style-name="ce1">
            <text:p>1</text:p>
          </table:table-cell>
          <table:table-cell table:style-name="ce1"/>
          <table:table-cell office:value-type="float" office:value="2" table:formula="of:=[.A11] * 1/[.I3]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Code-Quality Analyse Tools" table:formula="of:=[.B$1]" table:style-name="ce1">
            <text:p>Code-Quality Analyse Tools</text:p>
          </table:table-cell>
          <table:table-cell office:value-type="string" office:string-value="Refactoring" table:formula="of:=[.C$1]" table:style-name="ce1">
            <text:p>Refactoring</text:p>
          </table:table-cell>
          <table:table-cell table:number-columns-repeated="2" table:style-name="ce1"/>
          <table:table-cell office:value-type="string" office:string-value="Code-Quality Analyse Tools" table:formula="of:=[.B$1]" table:style-name="ce1">
            <text:p>Code-Quality Analyse Tools</text:p>
          </table:table-cell>
          <table:table-cell office:value-type="string" office:string-value="Refactoring" table:formula="of:=[.C$1]" table:style-name="ce1">
            <text:p>Refactoring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50" table:formula="of:=[.$I$2]*[.B14]" table:style-name="ce1">
            <text:p>50</text:p>
          </table:table-cell>
          <table:table-cell office:value-type="float" office:value="50" table:formula="of:=[.$I$3]*[.C14]" table:style-name="ce1">
            <text:p>50</text:p>
          </table:table-cell>
          <table:table-cell table:style-name="ce1"/>
          <table:table-cell office:value-type="float" office:value="100" table:formula="of:=SUM([.F14:.G14])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50" table:formula="of:=[.$I$2]*[.B15]" table:style-name="ce1">
            <text:p>50</text:p>
          </table:table-cell>
          <table:table-cell office:value-type="float" office:value="50" table:formula="of:=[.$I$3]*[.C15]" table:style-name="ce1">
            <text:p>50</text:p>
          </table:table-cell>
          <table:table-cell table:style-name="ce1"/>
          <table:table-cell office:value-type="float" office:value="100" table:formula="of:=SUM([.F15:.G15])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50" table:formula="of:=[.$I$2]*[.B16]" table:style-name="ce1">
            <text:p>50</text:p>
          </table:table-cell>
          <table:table-cell office:value-type="float" office:value="50" table:formula="of:=[.$I$3]*[.C16]" table:style-name="ce1">
            <text:p>50</text:p>
          </table:table-cell>
          <table:table-cell table:style-name="ce1"/>
          <table:table-cell office:value-type="float" office:value="100" table:formula="of:=SUM([.F16:.G16])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25" table:formula="of:=[.$I$2]*[.B17]" table:style-name="ce1">
            <text:p>25</text:p>
          </table:table-cell>
          <table:table-cell office:value-type="float" office:value="25" table:formula="of:=[.$I$3]*[.C17]" table:style-name="ce1">
            <text:p>25</text:p>
          </table:table-cell>
          <table:table-cell table:style-name="ce1"/>
          <table:table-cell office:value-type="float" office:value="50" table:formula="of:=SUM([.F17:.G17])" table:style-name="ce1">
            <text:p>50</text:p>
          </table:table-cell>
          <table:table-cell table:number-columns-repeated="16375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$I$2]*[.B18]" table:style-name="ce1">
            <text:p>50</text:p>
          </table:table-cell>
          <table:table-cell office:value-type="float" office:value="25" table:formula="of:=[.$I$3]*[.C18]" table:style-name="ce1">
            <text:p>25</text:p>
          </table:table-cell>
          <table:table-cell table:style-name="ce1"/>
          <table:table-cell office:value-type="float" office:value="75" table:formula="of:=SUM([.F18:.G18])" table:style-name="ce1">
            <text:p>75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3_2_Build-Tools" table:style-name="ta1">
        <table:table-column table:style-name="co1" table:default-cell-style-name="ce1"/>
        <table:table-column table:style-name="co15" table:default-cell-style-name="ce1"/>
        <table:table-column table:style-name="co1" table:number-columns-repeated="4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9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Festplattenspeicher</text:p>
          </table:table-cell>
          <table:table-cell office:value-type="string" table:style-name="ce1">
            <text:p>Crossplatform</text:p>
          </table:table-cell>
          <table:table-cell office:value-type="string" table:style-name="ce1">
            <text:p>Compile-Zeit</text:p>
          </table:table-cell>
          <table:table-cell office:value-type="string" table:style-name="ce1">
            <text:p>Dependency Management</text:p>
          </table:table-cell>
          <table:table-cell office:value-type="string" table:style-name="ce1">
            <text:p>Nativ ausführbare Binaries</text:p>
          </table:table-cell>
          <table:table-cell office:value-type="string" table:style-name="ce1">
            <text:p>Sicherheitskonzepte - Raceconditions, NullPointers, …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Festplattenspeicher" table:formula="of:=[.$B$1]" table:style-name="ce1">
            <text:p>Festplattenspeicher</text:p>
          </table:table-cell>
          <table:table-cell office:value-type="string" office:string-value="Crossplatform" table:formula="of:=[.$C$1]" table:style-name="ce1">
            <text:p>Crossplatform</text:p>
          </table:table-cell>
          <table:table-cell office:value-type="string" office:string-value="Compile-Zeit" table:formula="of:=[.$D$1]" table:style-name="ce1">
            <text:p>Compile-Zeit</text:p>
          </table:table-cell>
          <table:table-cell office:value-type="string" office:string-value="Dependency Management" table:formula="of:=[.$E$1]" table:style-name="ce1">
            <text:p>Dependency Management</text:p>
          </table:table-cell>
          <table:table-cell office:value-type="string" office:string-value="Nativ ausführbare Binaries" table:formula="of:=[.$F$1]" table:style-name="ce1">
            <text:p>Nativ ausführbare Binaries</text:p>
          </table:table-cell>
          <table:table-cell office:value-type="string" office:string-value="Sicherheitskonzepte - Raceconditions, NullPointers, …" table:formula="of:=[.$G$1]" table:style-name="ce1">
            <text:p>Sicherheitskonzepte - Raceconditions, NullPointers, …</text:p>
          </table:table-cell>
          <table:table-cell table:style-name="ce1"/>
          <table:table-cell office:value-type="string" table:style-name="ce1">
            <text:p>Alternative Priority (P)</text:p>
          </table:table-cell>
          <table:table-cell table:number-columns-repeated="16367"/>
        </table:table-row>
        <table:table-row table:style-name="ro1">
          <table:table-cell office:value-type="string" office:string-value="Festplattenspeicher" table:formula="of:=[.$B$1]" table:style-name="ce1">
            <text:p>Festplattenspeicher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office:value-type="float" office:value="1" table:formula="of:=1/[.$B$4]" table:style-name="ce1">
            <text:p>1</text:p>
          </table:table-cell>
          <table:table-cell office:value-type="float" office:value="1" table:formula="of:=1/[.$B$5]" table:style-name="ce1">
            <text:p>1</text:p>
          </table:table-cell>
          <table:table-cell office:value-type="float" office:value="1" table:formula="of:=1/[.$B$6]" table:style-name="ce1">
            <text:p>1</text:p>
          </table:table-cell>
          <table:table-cell office:value-type="float" office:value="1" table:formula="of:=1/[.$B$7]" table:style-name="ce1">
            <text:p>1</text:p>
          </table:table-cell>
          <table:table-cell table:style-name="ce1"/>
          <table:table-cell office:value-type="string" office:string-value="Festplattenspeicher" table:formula="of:=[.$B$1]" table:style-name="ce1">
            <text:p>Festplattenspeicher</text:p>
          </table:table-cell>
          <table:table-cell office:value-type="float" office:value="0.16666666666666666" table:formula="of:=[.B2]/[.$B$9]" table:style-name="ce1">
            <text:p>0,166666667</text:p>
          </table:table-cell>
          <table:table-cell office:value-type="float" office:value="0.16666666666666666" table:formula="of:=[.C2]/[.$C$9]" table:style-name="ce1">
            <text:p>0,166666667</text:p>
          </table:table-cell>
          <table:table-cell office:value-type="float" office:value="0.16666666666666666" table:formula="of:=[.D2]/[.$D$9]" table:style-name="ce1">
            <text:p>0,166666667</text:p>
          </table:table-cell>
          <table:table-cell office:value-type="float" office:value="0.16666666666666666" table:formula="of:=[.E2]/[.$E$9]" table:style-name="ce1">
            <text:p>0,166666667</text:p>
          </table:table-cell>
          <table:table-cell office:value-type="float" office:value="0.16666666666666666" table:formula="of:=[.F2]/[.$F$9]" table:style-name="ce1">
            <text:p>0,166666667</text:p>
          </table:table-cell>
          <table:table-cell office:value-type="float" office:value="0.16666666666666666" table:formula="of:=[.G2]/[.$G$9]" table:style-name="ce1">
            <text:p>0,166666667</text:p>
          </table:table-cell>
          <table:table-cell table:style-name="ce1"/>
          <table:table-cell office:value-type="float" office:value="0.16666666666666666" table:formula="of:=AVERAGE([.J2:.O2])" table:style-name="ce1">
            <text:p>0,166666667</text:p>
          </table:table-cell>
          <table:table-cell table:number-columns-repeated="16367"/>
        </table:table-row>
        <table:table-row table:style-name="ro1">
          <table:table-cell office:value-type="string" office:string-value="Crossplatform" table:formula="of:=[.$C$1]" table:style-name="ce1">
            <text:p>Crossplatfor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C$4]" table:style-name="ce1">
            <text:p>1</text:p>
          </table:table-cell>
          <table:table-cell office:value-type="float" office:value="1" table:formula="of:=1/[.$C$5]" table:style-name="ce1">
            <text:p>1</text:p>
          </table:table-cell>
          <table:table-cell office:value-type="float" office:value="1" table:formula="of:=1/[.$C$6]" table:style-name="ce1">
            <text:p>1</text:p>
          </table:table-cell>
          <table:table-cell office:value-type="float" office:value="1" table:formula="of:=1/[.$C$7]" table:style-name="ce1">
            <text:p>1</text:p>
          </table:table-cell>
          <table:table-cell table:style-name="ce1"/>
          <table:table-cell office:value-type="string" office:string-value="Crossplatform" table:formula="of:=[.$C$1]" table:style-name="ce1">
            <text:p>Crossplatform</text:p>
          </table:table-cell>
          <table:table-cell office:value-type="float" office:value="0.16666666666666666" table:formula="of:=[.B3]/[.$B$9]" table:style-name="ce1">
            <text:p>0,166666667</text:p>
          </table:table-cell>
          <table:table-cell office:value-type="float" office:value="0.16666666666666666" table:formula="of:=[.C3]/[.$C$9]" table:style-name="ce1">
            <text:p>0,166666667</text:p>
          </table:table-cell>
          <table:table-cell office:value-type="float" office:value="0.16666666666666666" table:formula="of:=[.D3]/[.$D$9]" table:style-name="ce1">
            <text:p>0,166666667</text:p>
          </table:table-cell>
          <table:table-cell office:value-type="float" office:value="0.16666666666666666" table:formula="of:=[.E3]/[.$E$9]" table:style-name="ce1">
            <text:p>0,166666667</text:p>
          </table:table-cell>
          <table:table-cell office:value-type="float" office:value="0.16666666666666666" table:formula="of:=[.F3]/[.$F$9]" table:style-name="ce1">
            <text:p>0,166666667</text:p>
          </table:table-cell>
          <table:table-cell office:value-type="float" office:value="0.16666666666666666" table:formula="of:=[.G3]/[.$G$9]" table:style-name="ce1">
            <text:p>0,166666667</text:p>
          </table:table-cell>
          <table:table-cell table:style-name="ce1"/>
          <table:table-cell office:value-type="float" office:value="0.16666666666666666" table:formula="of:=AVERAGE([.J3:.O3])" table:style-name="ce1">
            <text:p>0,166666667</text:p>
          </table:table-cell>
          <table:table-cell table:number-columns-repeated="16367"/>
        </table:table-row>
        <table:table-row table:style-name="ro1">
          <table:table-cell office:value-type="string" office:string-value="Compile-Zeit" table:formula="of:=[.$D$1]" table:style-name="ce1">
            <text:p>Compile-Ze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D$5]" table:style-name="ce1">
            <text:p>1</text:p>
          </table:table-cell>
          <table:table-cell office:value-type="float" office:value="1" table:formula="of:=1/[.$D$6]" table:style-name="ce1">
            <text:p>1</text:p>
          </table:table-cell>
          <table:table-cell office:value-type="float" office:value="1" table:formula="of:=1/[.$D$7]" table:style-name="ce1">
            <text:p>1</text:p>
          </table:table-cell>
          <table:table-cell table:style-name="ce1"/>
          <table:table-cell office:value-type="string" office:string-value="Compile-Zeit" table:formula="of:=[.$D$1]" table:style-name="ce1">
            <text:p>Compile-Zeit</text:p>
          </table:table-cell>
          <table:table-cell office:value-type="float" office:value="0.16666666666666666" table:formula="of:=[.B4]/[.$B$9]" table:style-name="ce1">
            <text:p>0,166666667</text:p>
          </table:table-cell>
          <table:table-cell office:value-type="float" office:value="0.16666666666666666" table:formula="of:=[.C4]/[.$C$9]" table:style-name="ce1">
            <text:p>0,166666667</text:p>
          </table:table-cell>
          <table:table-cell office:value-type="float" office:value="0.16666666666666666" table:formula="of:=[.D4]/[.$D$9]" table:style-name="ce1">
            <text:p>0,166666667</text:p>
          </table:table-cell>
          <table:table-cell office:value-type="float" office:value="0.16666666666666666" table:formula="of:=[.E4]/[.$E$9]" table:style-name="ce1">
            <text:p>0,166666667</text:p>
          </table:table-cell>
          <table:table-cell office:value-type="float" office:value="0.16666666666666666" table:formula="of:=[.F4]/[.$F$9]" table:style-name="ce1">
            <text:p>0,166666667</text:p>
          </table:table-cell>
          <table:table-cell office:value-type="float" office:value="0.16666666666666666" table:formula="of:=[.G4]/[.$G$9]" table:style-name="ce1">
            <text:p>0,166666667</text:p>
          </table:table-cell>
          <table:table-cell table:style-name="ce1"/>
          <table:table-cell office:value-type="float" office:value="0.16666666666666666" table:formula="of:=AVERAGE([.J4:.O4])" table:style-name="ce1">
            <text:p>0,166666667</text:p>
          </table:table-cell>
          <table:table-cell table:number-columns-repeated="16367"/>
        </table:table-row>
        <table:table-row table:style-name="ro1">
          <table:table-cell office:value-type="string" office:string-value="Dependency Management" table:formula="of:=[.$E$1]" table:style-name="ce1">
            <text:p>Dependency Managemen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E$6]" table:style-name="ce1">
            <text:p>1</text:p>
          </table:table-cell>
          <table:table-cell office:value-type="float" office:value="1" table:formula="of:=1/[.$E$7]" table:style-name="ce1">
            <text:p>1</text:p>
          </table:table-cell>
          <table:table-cell table:style-name="ce1"/>
          <table:table-cell office:value-type="string" office:string-value="Dependency Management" table:formula="of:=[.$E$1]" table:style-name="ce1">
            <text:p>Dependency Management</text:p>
          </table:table-cell>
          <table:table-cell office:value-type="float" office:value="0.16666666666666666" table:formula="of:=[.B5]/[.$B$9]" table:style-name="ce1">
            <text:p>0,166666667</text:p>
          </table:table-cell>
          <table:table-cell office:value-type="float" office:value="0.16666666666666666" table:formula="of:=[.C5]/[.$C$9]" table:style-name="ce1">
            <text:p>0,166666667</text:p>
          </table:table-cell>
          <table:table-cell office:value-type="float" office:value="0.16666666666666666" table:formula="of:=[.D5]/[.$D$9]" table:style-name="ce1">
            <text:p>0,166666667</text:p>
          </table:table-cell>
          <table:table-cell office:value-type="float" office:value="0.16666666666666666" table:formula="of:=[.E5]/[.$E$9]" table:style-name="ce1">
            <text:p>0,166666667</text:p>
          </table:table-cell>
          <table:table-cell office:value-type="float" office:value="0.16666666666666666" table:formula="of:=[.F5]/[.$F$9]" table:style-name="ce1">
            <text:p>0,166666667</text:p>
          </table:table-cell>
          <table:table-cell office:value-type="float" office:value="0.16666666666666666" table:formula="of:=[.G5]/[.$G$9]" table:style-name="ce1">
            <text:p>0,166666667</text:p>
          </table:table-cell>
          <table:table-cell table:style-name="ce1"/>
          <table:table-cell office:value-type="float" office:value="0.16666666666666666" table:formula="of:=AVERAGE([.J5:.O5])" table:style-name="ce1">
            <text:p>0,166666667</text:p>
          </table:table-cell>
          <table:table-cell table:number-columns-repeated="16367"/>
        </table:table-row>
        <table:table-row table:style-name="ro1">
          <table:table-cell office:value-type="string" office:string-value="Nativ ausführbare Binaries" table:formula="of:=[.$F$1]" table:style-name="ce1">
            <text:p>Nativ ausführbare Binari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F$7]" table:style-name="ce1">
            <text:p>1</text:p>
          </table:table-cell>
          <table:table-cell table:style-name="ce1"/>
          <table:table-cell office:value-type="string" office:string-value="Nativ ausführbare Binaries" table:formula="of:=[.$F$1]" table:style-name="ce1">
            <text:p>Nativ ausführbare Binaries</text:p>
          </table:table-cell>
          <table:table-cell office:value-type="float" office:value="0.16666666666666666" table:formula="of:=[.B6]/[.$B$9]" table:style-name="ce1">
            <text:p>0,166666667</text:p>
          </table:table-cell>
          <table:table-cell office:value-type="float" office:value="0.16666666666666666" table:formula="of:=[.C6]/[.$C$9]" table:style-name="ce1">
            <text:p>0,166666667</text:p>
          </table:table-cell>
          <table:table-cell office:value-type="float" office:value="0.16666666666666666" table:formula="of:=[.D6]/[.$D$9]" table:style-name="ce1">
            <text:p>0,166666667</text:p>
          </table:table-cell>
          <table:table-cell office:value-type="float" office:value="0.16666666666666666" table:formula="of:=[.E6]/[.$E$9]" table:style-name="ce1">
            <text:p>0,166666667</text:p>
          </table:table-cell>
          <table:table-cell office:value-type="float" office:value="0.16666666666666666" table:formula="of:=[.F6]/[.$F$9]" table:style-name="ce1">
            <text:p>0,166666667</text:p>
          </table:table-cell>
          <table:table-cell office:value-type="float" office:value="0.16666666666666666" table:formula="of:=[.G6]/[.$G$9]" table:style-name="ce1">
            <text:p>0,166666667</text:p>
          </table:table-cell>
          <table:table-cell table:style-name="ce1"/>
          <table:table-cell office:value-type="float" office:value="0.16666666666666666" table:formula="of:=AVERAGE([.J6:.O6])" table:style-name="ce1">
            <text:p>0,166666667</text:p>
          </table:table-cell>
          <table:table-cell table:number-columns-repeated="16367"/>
        </table:table-row>
        <table:table-row table:style-name="ro1">
          <table:table-cell office:value-type="string" office:string-value="Sicherheitskonzepte - Raceconditions, NullPointers, …" table:formula="of:=[.$G$1]" table:style-name="ce1">
            <text:p>Sicherheitskonzepte - Raceconditions, NullPointers, …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Sicherheitskonzepte - Raceconditions, NullPointers, …" table:formula="of:=[.$G$1]" table:style-name="ce1">
            <text:p>Sicherheitskonzepte - Raceconditions, NullPointers, …</text:p>
          </table:table-cell>
          <table:table-cell office:value-type="float" office:value="0.16666666666666666" table:formula="of:=[.B7]/[.$B$9]" table:style-name="ce1">
            <text:p>0,166666667</text:p>
          </table:table-cell>
          <table:table-cell office:value-type="float" office:value="0.16666666666666666" table:formula="of:=[.C7]/[.$C$9]" table:style-name="ce1">
            <text:p>0,166666667</text:p>
          </table:table-cell>
          <table:table-cell office:value-type="float" office:value="0.16666666666666666" table:formula="of:=[.D7]/[.$D$9]" table:style-name="ce1">
            <text:p>0,166666667</text:p>
          </table:table-cell>
          <table:table-cell office:value-type="float" office:value="0.16666666666666666" table:formula="of:=[.E7]/[.$E$9]" table:style-name="ce1">
            <text:p>0,166666667</text:p>
          </table:table-cell>
          <table:table-cell office:value-type="float" office:value="0.16666666666666666" table:formula="of:=[.F7]/[.$F$9]" table:style-name="ce1">
            <text:p>0,166666667</text:p>
          </table:table-cell>
          <table:table-cell office:value-type="float" office:value="0.16666666666666666" table:formula="of:=[.G7]/[.$G$9]" table:style-name="ce1">
            <text:p>0,166666667</text:p>
          </table:table-cell>
          <table:table-cell table:style-name="ce1"/>
          <table:table-cell office:value-type="float" office:value="0.16666666666666666" table:formula="of:=AVERAGE([.J7:.O7])" table:style-name="ce1">
            <text:p>0,166666667</text:p>
          </table:table-cell>
          <table:table-cell table:number-columns-repeated="16367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6" table:formula="of:=SUM([.B2:.B7])" table:style-name="ce1">
            <text:p>6</text:p>
          </table:table-cell>
          <table:table-cell office:value-type="float" office:value="6" table:formula="of:=SUM([.C2:.C7])" table:style-name="ce1">
            <text:p>6</text:p>
          </table:table-cell>
          <table:table-cell office:value-type="float" office:value="6" table:formula="of:=SUM([.D2:.D7])" table:style-name="ce1">
            <text:p>6</text:p>
          </table:table-cell>
          <table:table-cell office:value-type="float" office:value="6" table:formula="of:=SUM([.E2:.E7])" table:style-name="ce1">
            <text:p>6</text:p>
          </table:table-cell>
          <table:table-cell office:value-type="float" office:value="6" table:formula="of:=SUM([.F2:.F7])" table:style-name="ce1">
            <text:p>6</text:p>
          </table:table-cell>
          <table:table-cell office:value-type="float" office:value="6" table:formula="of:=SUM([.G2:.G7])" table:style-name="ce1">
            <text:p>6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4" table:style-name="ce1"/>
        </table:table-row>
        <table:table-row table:style-name="ro1">
          <table:table-cell office:value-type="float" office:value="0.99999999999999989" table:formula="of:=[.B2] * [.$Q2] + [.C2] * [.$Q3] + [.D2]*[.$Q4] + [.E2]*[.$Q5] + [.F2]*[.$Q6] + [.G2]*[.$Q7]" table:style-name="ce1">
            <text:p>1</text:p>
          </table:table-cell>
          <table:table-cell table:style-name="ce1"/>
          <table:table-cell office:value-type="float" office:value="6" table:formula="of:=[.A12]*1/[.Q2]" table:style-name="ce1">
            <text:p>6</text:p>
          </table:table-cell>
          <table:table-cell table:style-name="ce1"/>
          <table:table-cell office:value-type="float" office:value="6" table:formula="of:=AVERAGE([.C12:.C17])" table:style-name="ce1">
            <text:p>6</text:p>
          </table:table-cell>
          <table:table-cell table:style-name="ce1"/>
          <table:table-cell office:value-type="float" office:value="0" table:formula="of:=([.$E$12]-6)/(6-1)" table:style-name="ce1">
            <text:p>0</text:p>
          </table:table-cell>
          <table:table-cell office:value-type="float" office:value="1.2479" table:style-name="ce1">
            <text:p>1,2479</text:p>
          </table:table-cell>
          <table:table-cell table:style-name="ce1"/>
          <table:table-cell office:value-type="float" office:value="0" table:formula="of:=[.$G$12]/[.$H$12]" table:style-name="ce9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0.99999999999999989" table:formula="of:=[.B3] * [.$Q2] + [.C3] * [.$Q3] + [.D3]*[.$Q4] + [.E3]*[.$Q5] + [.F3]*[.$Q6] + [.G3]*[.$Q7]" table:style-name="ce1">
            <text:p>1</text:p>
          </table:table-cell>
          <table:table-cell table:style-name="ce1"/>
          <table:table-cell office:value-type="float" office:value="6" table:formula="of:=[.A13]*1/[.Q3]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0.99999999999999989" table:formula="of:=[.B4] * [.$Q2] + [.C4] * [.$Q3] + [.D4]*[.$Q4] + [.E4]*[.$Q5] + [.F4]*[.$Q6] + [.G4]*[.$Q7]" table:style-name="ce1">
            <text:p>1</text:p>
          </table:table-cell>
          <table:table-cell table:style-name="ce1"/>
          <table:table-cell office:value-type="float" office:value="6" table:formula="of:=[.A14]*1/[.Q4]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0.99999999999999989" table:formula="of:=[.B5] * [.$Q2] + [.C5] * [.$Q3] + [.D5]*[.$Q4] + [.E5]*[.$Q5] + [.F5]*[.$Q6] + [.G5]*[.$Q7]" table:style-name="ce1">
            <text:p>1</text:p>
          </table:table-cell>
          <table:table-cell table:style-name="ce1"/>
          <table:table-cell office:value-type="float" office:value="6" table:formula="of:=[.A15]*1/[.Q5]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0.99999999999999989" table:formula="of:=[.B6] * [.$Q2] + [.C6] * [.$Q3] + [.D6]*[.$Q4] + [.E6]*[.$Q5] + [.F6]*[.$Q6] + [.G6]*[.$Q7]" table:style-name="ce1">
            <text:p>1</text:p>
          </table:table-cell>
          <table:table-cell table:style-name="ce1"/>
          <table:table-cell office:value-type="float" office:value="6" table:formula="of:=[.A16]*1/[.Q6]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0.99999999999999989" table:formula="of:=[.B7] * [.$Q2] + [.C7] * [.$Q3] + [.D7]*[.$Q4] + [.E7]*[.$Q5] + [.F7]*[.$Q6] + [.G7]*[.$Q7]" table:style-name="ce1">
            <text:p>1</text:p>
          </table:table-cell>
          <table:table-cell table:style-name="ce1"/>
          <table:table-cell office:value-type="float" office:value="6" table:formula="of:=[.A17]*1/[.Q7]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office:string-value="Festplattenspeicher" table:formula="of:=[.B$1]" table:style-name="ce1">
            <text:p>Festplattenspeicher</text:p>
          </table:table-cell>
          <table:table-cell office:value-type="string" office:string-value="Crossplatform" table:formula="of:=[.C$1]" table:style-name="ce1">
            <text:p>Crossplatform</text:p>
          </table:table-cell>
          <table:table-cell office:value-type="string" office:string-value="Compile-Zeit" table:formula="of:=[.D$1]" table:style-name="ce1">
            <text:p>Compile-Zeit</text:p>
          </table:table-cell>
          <table:table-cell office:value-type="string" office:string-value="Dependency Management" table:formula="of:=[.E$1]" table:style-name="ce1">
            <text:p>Dependency Management</text:p>
          </table:table-cell>
          <table:table-cell office:value-type="string" office:string-value="Nativ ausführbare Binaries" table:formula="of:=[.F$1]" table:style-name="ce1">
            <text:p>Nativ ausführbare Binaries</text:p>
          </table:table-cell>
          <table:table-cell office:value-type="string" office:string-value="Sicherheitskonzepte - Raceconditions, NullPointers, …" table:formula="of:=[.G$1]" table:style-name="ce1">
            <text:p>Sicherheitskonzepte - Raceconditions, NullPointers, …</text:p>
          </table:table-cell>
          <table:table-cell table:number-columns-repeated="2" table:style-name="ce1"/>
          <table:table-cell office:value-type="string" office:string-value="Festplattenspeicher" table:formula="of:=[.B$1]" table:style-name="ce1">
            <text:p>Festplattenspeicher</text:p>
          </table:table-cell>
          <table:table-cell office:value-type="string" office:string-value="Crossplatform" table:formula="of:=[.C$1]" table:style-name="ce1">
            <text:p>Crossplatform</text:p>
          </table:table-cell>
          <table:table-cell office:value-type="string" office:string-value="Compile-Zeit" table:formula="of:=[.D$1]" table:style-name="ce1">
            <text:p>Compile-Zeit</text:p>
          </table:table-cell>
          <table:table-cell office:value-type="string" office:string-value="Dependency Management" table:formula="of:=[.E$1]" table:style-name="ce1">
            <text:p>Dependency Management</text:p>
          </table:table-cell>
          <table:table-cell office:value-type="string" office:string-value="Nativ ausführbare Binaries" table:formula="of:=[.F$1]" table:style-name="ce1">
            <text:p>Nativ ausführbare Binaries</text:p>
          </table:table-cell>
          <table:table-cell office:value-type="string" office:string-value="Sicherheitskonzepte - Raceconditions, NullPointers, …" table:formula="of:=[.G$1]" table:style-name="ce1">
            <text:p>Sicherheitskonzepte - Raceconditions, NullPointers, …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67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60" table:style-name="ce1">
            <office:annotation draw:style-name="a11" svg:x="1.89166666666667in" svg:y="2.91666666666667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Eine Fat-Jar wird sehr schnell sehr groß</text:span></text:p>
            </office:annotation>
            <text:p>60</text:p>
          </table:table-cell>
          <table:table-cell office:value-type="float" office:value="80" table:style-name="ce1">
            <office:annotation draw:style-name="a12" svg:x="2.625in" svg:y="2.91666666666667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Die ARM-Kompabilität ist noch wünschenswert</text:span></text:p>
            </office:annotation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0" table:formula="of:=[.$Q$2]*[.B20]" table:style-name="ce1">
            <text:p>10</text:p>
          </table:table-cell>
          <table:table-cell office:value-type="float" office:value="13.333333333333332" table:formula="of:=[.$Q$3]*[.C20]" table:style-name="ce1">
            <text:p>13,33333333</text:p>
          </table:table-cell>
          <table:table-cell office:value-type="float" office:value="15" table:formula="of:=[.$Q$4]*[.D20]" table:style-name="ce1">
            <text:p>15</text:p>
          </table:table-cell>
          <table:table-cell office:value-type="float" office:value="16.666666666666664" table:formula="of:=[.$Q$5]*[.E20]" table:style-name="ce1">
            <text:p>16,66666667</text:p>
          </table:table-cell>
          <table:table-cell office:value-type="float" office:value="0" table:formula="of:=[.$Q$6]*[.F20]" table:style-name="ce1">
            <text:p>0</text:p>
          </table:table-cell>
          <table:table-cell office:value-type="float" office:value="0" table:formula="of:=[.$Q$7]*[.G20]" table:style-name="ce1">
            <text:p>0</text:p>
          </table:table-cell>
          <table:table-cell table:style-name="ce1"/>
          <table:table-cell office:value-type="float" office:value="54.999999999999993" table:formula="of:=SUM([.J20:.O20])" table:style-name="ce1">
            <text:p>55</text:p>
          </table:table-cell>
          <table:table-cell table:number-columns-repeated="16367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1.666666666666666" table:formula="of:=[.$Q$2]*[.B21]" table:style-name="ce1">
            <text:p>11,66666667</text:p>
          </table:table-cell>
          <table:table-cell office:value-type="float" office:value="16.666666666666664" table:formula="of:=[.$Q$3]*[.C21]" table:style-name="ce1">
            <text:p>16,66666667</text:p>
          </table:table-cell>
          <table:table-cell office:value-type="float" office:value="16.666666666666664" table:formula="of:=[.$Q$4]*[.D21]" table:style-name="ce1">
            <text:p>16,66666667</text:p>
          </table:table-cell>
          <table:table-cell office:value-type="float" office:value="16.666666666666664" table:formula="of:=[.$Q$5]*[.E21]" table:style-name="ce1">
            <text:p>16,66666667</text:p>
          </table:table-cell>
          <table:table-cell office:value-type="float" office:value="16.666666666666664" table:formula="of:=[.$Q$6]*[.F21]" table:style-name="ce1">
            <text:p>16,66666667</text:p>
          </table:table-cell>
          <table:table-cell office:value-type="float" office:value="8.3333333333333321" table:formula="of:=[.$Q$7]*[.G21]" table:style-name="ce1">
            <text:p>8,333333333</text:p>
          </table:table-cell>
          <table:table-cell table:style-name="ce1"/>
          <table:table-cell office:value-type="float" office:value="86.666666666666643" table:formula="of:=SUM([.J21:.O21])" table:style-name="ce1">
            <text:p>86,66666667</text:p>
          </table:table-cell>
          <table:table-cell table:number-columns-repeated="16367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3.333333333333332" table:formula="of:=[.$Q$2]*[.B22]" table:style-name="ce1">
            <text:p>13,33333333</text:p>
          </table:table-cell>
          <table:table-cell office:value-type="float" office:value="16.666666666666664" table:formula="of:=[.$Q$3]*[.C22]" table:style-name="ce1">
            <text:p>16,66666667</text:p>
          </table:table-cell>
          <table:table-cell office:value-type="float" office:value="16.666666666666664" table:formula="of:=[.$Q$4]*[.D22]" table:style-name="ce1">
            <text:p>16,66666667</text:p>
          </table:table-cell>
          <table:table-cell office:value-type="float" office:value="16.666666666666664" table:formula="of:=[.$Q$5]*[.E22]" table:style-name="ce1">
            <text:p>16,66666667</text:p>
          </table:table-cell>
          <table:table-cell office:value-type="float" office:value="16.666666666666664" table:formula="of:=[.$Q$6]*[.F22]" table:style-name="ce1">
            <text:p>16,66666667</text:p>
          </table:table-cell>
          <table:table-cell office:value-type="float" office:value="16.666666666666664" table:formula="of:=[.$Q$7]*[.G22]" table:style-name="ce1">
            <text:p>16,66666667</text:p>
          </table:table-cell>
          <table:table-cell table:style-name="ce1"/>
          <table:table-cell office:value-type="float" office:value="96.666666666666657" table:formula="of:=SUM([.J22:.O22])" table:style-name="ce1">
            <text:p>96,66666667</text:p>
          </table:table-cell>
          <table:table-cell table:number-columns-repeated="16367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6.666666666666664" table:formula="of:=[.$Q$2]*[.B23]" table:style-name="ce1">
            <text:p>16,66666667</text:p>
          </table:table-cell>
          <table:table-cell office:value-type="float" office:value="16.666666666666664" table:formula="of:=[.$Q$3]*[.C23]" table:style-name="ce1">
            <text:p>16,66666667</text:p>
          </table:table-cell>
          <table:table-cell office:value-type="float" office:value="16.666666666666664" table:formula="of:=[.$Q$4]*[.D23]" table:style-name="ce1">
            <text:p>16,66666667</text:p>
          </table:table-cell>
          <table:table-cell office:value-type="float" office:value="10" table:formula="of:=[.$Q$5]*[.E23]" table:style-name="ce1">
            <text:p>10</text:p>
          </table:table-cell>
          <table:table-cell office:value-type="float" office:value="16.666666666666664" table:formula="of:=[.$Q$6]*[.F23]" table:style-name="ce1">
            <text:p>16,66666667</text:p>
          </table:table-cell>
          <table:table-cell office:value-type="float" office:value="0" table:formula="of:=[.$Q$7]*[.G23]" table:style-name="ce1">
            <text:p>0</text:p>
          </table:table-cell>
          <table:table-cell table:style-name="ce1"/>
          <table:table-cell office:value-type="float" office:value="76.666666666666657" table:formula="of:=SUM([.J23:.O23])" table:style-name="ce1">
            <text:p>76,66666667</text:p>
          </table:table-cell>
          <table:table-cell table:number-columns-repeated="16367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5" table:formula="of:=[.$Q$2]*[.B24]" table:style-name="ce1">
            <text:p>15</text:p>
          </table:table-cell>
          <table:table-cell office:value-type="float" office:value="13.333333333333332" table:formula="of:=[.$Q$3]*[.C24]" table:style-name="ce1">
            <text:p>13,33333333</text:p>
          </table:table-cell>
          <table:table-cell office:value-type="float" office:value="13.333333333333332" table:formula="of:=[.$Q$4]*[.D24]" table:style-name="ce1">
            <text:p>13,33333333</text:p>
          </table:table-cell>
          <table:table-cell office:value-type="float" office:value="16.666666666666664" table:formula="of:=[.$Q$5]*[.E24]" table:style-name="ce1">
            <text:p>16,66666667</text:p>
          </table:table-cell>
          <table:table-cell office:value-type="float" office:value="0" table:formula="of:=[.$Q$6]*[.F24]" table:style-name="ce1">
            <text:p>0</text:p>
          </table:table-cell>
          <table:table-cell office:value-type="float" office:value="0" table:formula="of:=[.$Q$7]*[.G24]" table:style-name="ce1">
            <text:p>0</text:p>
          </table:table-cell>
          <table:table-cell table:style-name="ce1"/>
          <table:table-cell office:value-type="float" office:value="58.333333333333329" table:formula="of:=SUM([.J24:.O24])" table:style-name="ce1">
            <text:p>58,33333333</text:p>
          </table:table-cell>
          <table:table-cell table:number-columns-repeated="16367"/>
        </table:table-row>
        <table:table-row table:number-rows-repeated="1048552" table:style-name="ro2">
          <table:table-cell table:number-columns-repeated="16384"/>
        </table:table-row>
      </table:table>
      <table:table table:name="3_3_Code-Quality-Analyze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Coding-Guidelines</text:p>
          </table:table-cell>
          <table:table-cell office:value-type="string" table:style-name="ce1">
            <text:p>Wartbarkeit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Coding-Guidelines" table:formula="of:=[.$B$1]" table:style-name="ce1">
            <text:p>Coding-Guidelines</text:p>
          </table:table-cell>
          <table:table-cell office:value-type="string" office:string-value="Wartbarkeit" table:formula="of:=[.$C$1]" table:style-name="ce1">
            <text:p>Wartbarkeit</text:p>
          </table:table-cell>
          <table:table-cell table:style-name="ce1"/>
          <table:table-cell office:value-type="string" table:style-name="ce1">
            <text:p>Alternative Priority (P)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Coding-Guidelines" table:formula="of:=[.$B$1]" table:style-name="ce1">
            <text:p>Coding-Guidelines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table:style-name="ce1"/>
          <table:table-cell office:value-type="string" office:string-value="Coding-Guidelines" table:formula="of:=[.$B$1]" table:style-name="ce1">
            <text:p>Coding-Guidelines</text:p>
          </table:table-cell>
          <table:table-cell office:value-type="float" office:value="0.5" table:formula="of:=[.B2]/[.$B$5]" table:style-name="ce1">
            <text:p>0,5</text:p>
          </table:table-cell>
          <table:table-cell office:value-type="float" office:value="0.5" table:formula="of:=[.C2]/[.$C$5]" table:style-name="ce1">
            <text:p>0,5</text:p>
          </table:table-cell>
          <table:table-cell table:style-name="ce1"/>
          <table:table-cell office:value-type="float" office:value="0.5" table:formula="of:=AVERAGE([.F2:.G2])" table:style-name="ce1">
            <text:p>0,5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Wartbarkeit" table:formula="of:=[.$C$1]" table:style-name="ce1">
            <text:p>Wartbarkei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Wartbarkeit" table:formula="of:=[.$C$1]" table:style-name="ce1">
            <text:p>Wartbarkeit</text:p>
          </table:table-cell>
          <table:table-cell office:value-type="float" office:value="0.5" table:formula="of:=[.B3]/[.$B$5]" table:style-name="ce1">
            <text:p>0,5</text:p>
          </table:table-cell>
          <table:table-cell office:value-type="float" office:value="0.5" table:formula="of:=[.C3]/[.$C$5]" table:style-name="ce1">
            <text:p>0,5</text:p>
          </table:table-cell>
          <table:table-cell table:style-name="ce1"/>
          <table:table-cell office:value-type="float" office:value="0.5" table:formula="of:=AVERAGE([.F3:.G3])" table:style-name="ce1">
            <text:p>0,5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2" table:formula="of:=SUM([.B2:.B4])" table:style-name="ce1">
            <text:p>2</text:p>
          </table:table-cell>
          <table:table-cell office:value-type="float" office:value="2" table:formula="of:=SUM([.C2:.C4])" table:style-name="ce1">
            <text:p>2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/>
        </table:table-row>
        <table:table-row table:style-name="ro1">
          <table:table-cell office:value-type="float" office:value="1" table:formula="of:=[.B2]*[.$I$2] + [.C2]*[.$I$3]" table:style-name="ce1">
            <text:p>1</text:p>
          </table:table-cell>
          <table:table-cell table:style-name="ce1"/>
          <table:table-cell office:value-type="float" office:value="2" table:formula="of:=[.A10] * 1/[.I2]" table:style-name="ce1">
            <text:p>2</text:p>
          </table:table-cell>
          <table:table-cell table:style-name="ce1"/>
          <table:table-cell office:value-type="float" office:value="2" table:formula="of:=AVERAGE([.C10:.C11])" table:style-name="ce1">
            <text:p>2</text:p>
          </table:table-cell>
          <table:table-cell table:style-name="ce1"/>
          <table:table-cell office:value-type="float" office:value="0" table:formula="of:=([.$E$10]-2)/(2-1)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formula="of:=[.B3]*[.$I$2] + [.C3]*[.$I$3]" table:style-name="ce1">
            <text:p>1</text:p>
          </table:table-cell>
          <table:table-cell table:style-name="ce1"/>
          <table:table-cell office:value-type="float" office:value="2" table:formula="of:=[.A11] * 1/[.I3]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Coding-Guidelines" table:formula="of:=[.B$1]" table:style-name="ce1">
            <text:p>Coding-Guidelines</text:p>
          </table:table-cell>
          <table:table-cell office:value-type="string" office:string-value="Wartbarkeit" table:formula="of:=[.C$1]" table:style-name="ce1">
            <text:p>Wartbarkeit</text:p>
          </table:table-cell>
          <table:table-cell table:number-columns-repeated="2" table:style-name="ce1"/>
          <table:table-cell office:value-type="string" office:string-value="Coding-Guidelines" table:formula="of:=[.F$1]" table:style-name="ce1">
            <text:p>Coding-Guidelines</text:p>
          </table:table-cell>
          <table:table-cell office:value-type="string" office:string-value="Wartbarkeit" table:formula="of:=[.G$1]" table:style-name="ce1">
            <text:p>Wartbarkeit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50" table:formula="of:=[.$I$2]*[.B14]" table:style-name="ce1">
            <text:p>50</text:p>
          </table:table-cell>
          <table:table-cell office:value-type="float" office:value="50" table:formula="of:=[.$I$3]*[.C14]" table:style-name="ce1">
            <text:p>50</text:p>
          </table:table-cell>
          <table:table-cell table:style-name="ce1"/>
          <table:table-cell office:value-type="float" office:value="100" table:formula="of:=SUM([.F14:.G14])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50" table:formula="of:=[.$I$2]*[.B15]" table:style-name="ce1">
            <text:p>50</text:p>
          </table:table-cell>
          <table:table-cell office:value-type="float" office:value="50" table:formula="of:=[.$I$3]*[.C15]" table:style-name="ce1">
            <text:p>50</text:p>
          </table:table-cell>
          <table:table-cell table:style-name="ce1"/>
          <table:table-cell office:value-type="float" office:value="100" table:formula="of:=SUM([.F15:.G15])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50" table:formula="of:=[.$I$2]*[.B16]" table:style-name="ce1">
            <text:p>50</text:p>
          </table:table-cell>
          <table:table-cell office:value-type="float" office:value="50" table:formula="of:=[.$I$3]*[.C16]" table:style-name="ce1">
            <text:p>50</text:p>
          </table:table-cell>
          <table:table-cell table:style-name="ce1"/>
          <table:table-cell office:value-type="float" office:value="100" table:formula="of:=SUM([.F16:.G16])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" table:formula="of:=[.$I$2]*[.B17]" table:style-name="ce1">
            <text:p>10</text:p>
          </table:table-cell>
          <table:table-cell office:value-type="float" office:value="50" table:formula="of:=[.$I$3]*[.C17]" table:style-name="ce1">
            <text:p>50</text:p>
          </table:table-cell>
          <table:table-cell table:style-name="ce1"/>
          <table:table-cell office:value-type="float" office:value="60" table:formula="of:=SUM([.F17:.G17])" table:style-name="ce1">
            <text:p>60</text:p>
          </table:table-cell>
          <table:table-cell table:number-columns-repeated="16375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40" table:formula="of:=[.$I$2]*[.B18]" table:style-name="ce1">
            <text:p>40</text:p>
          </table:table-cell>
          <table:table-cell office:value-type="float" office:value="50" table:formula="of:=[.$I$3]*[.C18]" table:style-name="ce1">
            <text:p>50</text:p>
          </table:table-cell>
          <table:table-cell table:style-name="ce1"/>
          <table:table-cell office:value-type="float" office:value="90" table:formula="of:=SUM([.F18:.G18])" table:style-name="ce1">
            <text:p>90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4_Business-Context" table:style-name="ta1">
        <table:table-column table:style-name="co3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2" table:default-cell-style-name="ce1"/>
        <table:table-column table:style-name="co18" table:default-cell-style-name="ce1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Technisch</text:p>
          </table:table-cell>
          <table:table-cell office:value-type="string" table:style-name="ce1">
            <text:p>Fachlich</text:p>
          </table:table-cell>
          <table:table-cell office:value-type="string" table:style-name="ce1">
            <text:p>Betriebswitschaftlich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Technisch" table:formula="of:=[.B$1]" table:style-name="ce1">
            <text:p>Technisch</text:p>
          </table:table-cell>
          <table:table-cell office:value-type="string" office:string-value="Fachlich" table:formula="of:=[.C$1]" table:style-name="ce1">
            <text:p>Fachlich</text:p>
          </table:table-cell>
          <table:table-cell office:value-type="string" office:string-value="Betriebswitschaftlich" table:formula="of:=[.D$1]" table:style-name="ce1">
            <text:p>Betriebswitschaftlich</text:p>
          </table:table-cell>
          <table:table-cell table:style-name="ce1"/>
          <table:table-cell office:value-type="string" table:style-name="ce1">
            <text:p>Criteria Weights (W)</text:p>
          </table:table-cell>
          <table:table-cell table:number-columns-repeated="16373"/>
        </table:table-row>
        <table:table-row table:style-name="ro1">
          <table:table-cell office:value-type="string" office:string-value="Technisch" table:formula="of:=[.$B$1]" table:style-name="ce1">
            <text:p>Technisch</text:p>
          </table:table-cell>
          <table:table-cell office:value-type="float" office:value="1" table:style-name="ce1">
            <text:p>1</text:p>
          </table:table-cell>
          <table:table-cell office:value-type="float" office:value="0.5" table:formula="of:=1/[.$B$3]" table:style-name="ce1">
            <text:p>0,5</text:p>
          </table:table-cell>
          <table:table-cell office:value-type="float" office:value="3" table:formula="of:=1/[.$B$4]" table:style-name="ce1">
            <text:p>3</text:p>
          </table:table-cell>
          <table:table-cell table:style-name="ce1"/>
          <table:table-cell office:value-type="string" office:string-value="Technisch" table:formula="of:=[.A2]" table:style-name="ce1">
            <text:p>Technisch</text:p>
          </table:table-cell>
          <table:table-cell office:value-type="float" office:value="0.3" table:formula="of:=[.B2]/[.$B$6]" table:style-name="ce1">
            <text:p>0,3</text:p>
          </table:table-cell>
          <table:table-cell office:value-type="float" office:value="0.27272727272727276" table:formula="of:=[.C2]/[.$C$6]" table:style-name="ce1">
            <text:p>0,272727273</text:p>
          </table:table-cell>
          <table:table-cell office:value-type="float" office:value="0.42857142857142855" table:formula="of:=[.D2]/[.$D$6]" table:style-name="ce1">
            <text:p>0,428571429</text:p>
          </table:table-cell>
          <table:table-cell table:style-name="ce1"/>
          <table:table-cell office:value-type="float" office:value="0.33376623376623377" table:formula="of:=AVERAGE([.G2:.I2])" table:style-name="ce1">
            <text:p>0,333766234</text:p>
          </table:table-cell>
          <table:table-cell table:number-columns-repeated="16373"/>
        </table:table-row>
        <table:table-row table:style-name="ro1">
          <table:table-cell office:value-type="string" office:string-value="Fachlich" table:formula="of:=[.$C$1]" table:style-name="ce1">
            <text:p>Fachlic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C$4]" table:style-name="ce1">
            <text:p>3</text:p>
          </table:table-cell>
          <table:table-cell table:style-name="ce1"/>
          <table:table-cell office:value-type="string" office:string-value="Fachlich" table:formula="of:=[.A3]" table:style-name="ce1">
            <text:p>Fachlich</text:p>
          </table:table-cell>
          <table:table-cell office:value-type="float" office:value="0.6" table:formula="of:=[.B3]/[.$B$6]" table:style-name="ce1">
            <text:p>0,6</text:p>
          </table:table-cell>
          <table:table-cell office:value-type="float" office:value="0.54545454545454553" table:formula="of:=[.C3]/[.$C$6]" table:style-name="ce1">
            <text:p>0,545454545</text:p>
          </table:table-cell>
          <table:table-cell office:value-type="float" office:value="0.42857142857142855" table:formula="of:=[.D3]/[.$D$6]" table:style-name="ce1">
            <text:p>0,428571429</text:p>
          </table:table-cell>
          <table:table-cell table:style-name="ce1"/>
          <table:table-cell office:value-type="float" office:value="0.52467532467532474" table:formula="of:=AVERAGE([.G3:.I3])" table:style-name="ce1">
            <text:p>0,524675325</text:p>
          </table:table-cell>
          <table:table-cell table:number-columns-repeated="16373"/>
        </table:table-row>
        <table:table-row table:style-name="ro1">
          <table:table-cell office:value-type="string" office:string-value="Betriebswitschaftlich" table:formula="of:=[.$D$1]" table:style-name="ce1">
            <text:p>Betriebswitschaftlich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Betriebswitschaftlich" table:formula="of:=[.A4]" table:style-name="ce1">
            <text:p>Betriebswitschaftlich</text:p>
          </table:table-cell>
          <table:table-cell office:value-type="float" office:value="9.9999999999999992E-2" table:formula="of:=[.B4]/[.$B$6]" table:style-name="ce1">
            <text:p>0,1</text:p>
          </table:table-cell>
          <table:table-cell office:value-type="float" office:value="0.18181818181818182" table:formula="of:=[.C4]/[.$C$6]" table:style-name="ce1">
            <text:p>0,181818182</text:p>
          </table:table-cell>
          <table:table-cell office:value-type="float" office:value="0.14285714285714285" table:formula="of:=[.D4]/[.$D$6]" table:style-name="ce1">
            <text:p>0,142857143</text:p>
          </table:table-cell>
          <table:table-cell table:style-name="ce1"/>
          <table:table-cell office:value-type="float" office:value="0.14155844155844155" table:formula="of:=AVERAGE([.G4:.I4])" table:style-name="ce1">
            <text:p>0,14155844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3.3333333333333335" table:formula="of:=SUM([.B2:.B4])" table:style-name="ce1">
            <text:p>3,333333333</text:p>
          </table:table-cell>
          <table:table-cell office:value-type="float" office:value="1.8333333333333333" table:formula="of:=SUM([.C2:.C4])" table:style-name="ce1">
            <text:p>1,833333333</text:p>
          </table:table-cell>
          <table:table-cell office:value-type="float" office:value="7" table:formula="of:=SUM([.D2:.D4])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/>
        </table:table-row>
        <table:table-row table:style-name="ro1">
          <table:table-cell office:value-type="float" office:value="1.0207792207792208" table:formula="of:=[.B2]*[.$K$2] + [.C2]*[.$K$3] + [.D2]*[.$K$4]" table:style-name="ce1">
            <text:p>1,020779221</text:p>
          </table:table-cell>
          <table:table-cell table:style-name="ce1"/>
          <table:table-cell office:value-type="float" office:value="3.058365758754864" table:formula="of:=[.A9] * 1/[.K2]" table:style-name="ce1">
            <text:p>3,058365759</text:p>
          </table:table-cell>
          <table:table-cell table:style-name="ce1"/>
          <table:table-cell office:value-type="float" office:value="3.0538185516334813" table:formula="of:=AVERAGE([.C9:.C11])" table:style-name="ce1">
            <text:p>3,053818552</text:p>
          </table:table-cell>
          <table:table-cell table:style-name="ce1"/>
          <table:table-cell office:value-type="float" office:value="2.690927581674063E-2" table:formula="of:=([.$E$9]-3)/(3-1)" table:style-name="ce1">
            <text:p>0,026909276</text:p>
          </table:table-cell>
          <table:table-cell table:style-name="ce1"/>
          <table:table-cell office:value-type="float" office:value="0.52" table:style-name="ce1">
            <text:p>0,52</text:p>
          </table:table-cell>
          <table:table-cell table:style-name="ce1"/>
          <table:table-cell office:value-type="float" office:value="5.1748607339885823E-2" table:formula="of:=[.$G$9]/[.$I$9]" table:style-name="ce11">
            <text:p>0,051748607</text:p>
          </table:table-cell>
          <table:table-cell table:number-columns-repeated="16373"/>
        </table:table-row>
        <table:table-row table:style-name="ro1">
          <table:table-cell office:value-type="float" office:value="1.616883116883117" table:formula="of:=[.B3]*[.$K$2] + [.C3]*[.$K$3] + [.D3]*[.$K$4]" table:style-name="ce1">
            <text:p>1,616883117</text:p>
          </table:table-cell>
          <table:table-cell table:style-name="ce1"/>
          <table:table-cell office:value-type="float" office:value="3.0816831683168315" table:formula="of:=[.A10] * 1/[.K3]" table:style-name="ce1">
            <text:p>3,081683168</text:p>
          </table:table-cell>
          <table:table-cell table:number-columns-repeated="16381" table:style-name="ce1"/>
        </table:table-row>
        <table:table-row table:style-name="ro1">
          <table:table-cell office:value-type="float" office:value="0.4277056277056277" table:formula="of:=[.B4]*[.$K$2] + [.C4]*[.$K$3] + [.D4]*[.$K$4]" table:style-name="ce1">
            <text:p>0,427705628</text:p>
          </table:table-cell>
          <table:table-cell table:style-name="ce1"/>
          <table:table-cell office:value-type="float" office:value="3.0214067278287464" table:formula="of:=[.A11] * 1/[.K4]" table:style-name="ce1">
            <text:p>3,021406728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Technisch" table:formula="of:=[.B$1]" table:style-name="ce1">
            <text:p>Technisch</text:p>
          </table:table-cell>
          <table:table-cell office:value-type="string" office:string-value="Fachlich" table:formula="of:=[.C$1]" table:style-name="ce1">
            <text:p>Fachlich</text:p>
          </table:table-cell>
          <table:table-cell office:value-type="string" office:string-value="Betriebswitschaftlich" table:formula="of:=[.D$1]" table:style-name="ce1">
            <text:p>Betriebswitschaftlich</text:p>
          </table:table-cell>
          <table:table-cell table:number-columns-repeated="2" table:style-name="ce1"/>
          <table:table-cell office:value-type="string" office:string-value="Technisch" table:formula="of:=[.G$1]" table:style-name="ce1">
            <text:p>Technisch</text:p>
          </table:table-cell>
          <table:table-cell office:value-type="string" office:string-value="Fachlich" table:formula="of:=[.H$1]" table:style-name="ce1">
            <text:p>Fachlich</text:p>
          </table:table-cell>
          <table:table-cell office:value-type="string" office:string-value="Betriebswitschaftlich" table:formula="of:=[.I$1]" table:style-name="ce1">
            <text:p>Betriebswitschaftlich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73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70" table:style-name="ce1">
            <office:annotation draw:style-name="a13" svg:x="2.66666666666667in" svg:y="1.96666666666667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Wegen der JVM ist diese Sprache für Systemnahe-Sachen nicht geeignet</text:span></text:p>
            </office:annotation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23.363636363636363" table:formula="of:=[.$K$2]*[.B14]" table:style-name="ce1">
            <text:p>23,36363636</text:p>
          </table:table-cell>
          <table:table-cell office:value-type="float" office:value="52.467532467532472" table:formula="of:=[.$K$3]*[.C14]" table:style-name="ce1">
            <text:p>52,46753247</text:p>
          </table:table-cell>
          <table:table-cell office:value-type="float" office:value="14.155844155844155" table:formula="of:=[.$K$4]*[.D14]" table:style-name="ce1">
            <text:p>14,15584416</text:p>
          </table:table-cell>
          <table:table-cell table:style-name="ce1"/>
          <table:table-cell office:value-type="float" office:value="89.987012987012989" table:formula="of:=SUM([.G14:.I14])" table:style-name="ce1">
            <text:p>89,98701299</text:p>
          </table:table-cell>
          <table:table-cell table:number-columns-repeated="16373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3.376623376623378" table:formula="of:=[.$K$2]*[.B15]" table:style-name="ce1">
            <text:p>33,37662338</text:p>
          </table:table-cell>
          <table:table-cell office:value-type="float" office:value="52.467532467532472" table:formula="of:=[.$K$3]*[.C15]" table:style-name="ce1">
            <text:p>52,46753247</text:p>
          </table:table-cell>
          <table:table-cell office:value-type="float" office:value="14.155844155844155" table:formula="of:=[.$K$4]*[.D15]" table:style-name="ce1">
            <text:p>14,15584416</text:p>
          </table:table-cell>
          <table:table-cell table:style-name="ce1"/>
          <table:table-cell office:value-type="float" office:value="100" table:formula="of:=SUM([.G15:.I15])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3.376623376623378" table:formula="of:=[.$K$2]*[.B16]" table:style-name="ce1">
            <text:p>33,37662338</text:p>
          </table:table-cell>
          <table:table-cell office:value-type="float" office:value="52.467532467532472" table:formula="of:=[.$K$3]*[.C16]" table:style-name="ce1">
            <text:p>52,46753247</text:p>
          </table:table-cell>
          <table:table-cell office:value-type="float" office:value="14.155844155844155" table:formula="of:=[.$K$4]*[.D16]" table:style-name="ce1">
            <text:p>14,15584416</text:p>
          </table:table-cell>
          <table:table-cell table:style-name="ce1"/>
          <table:table-cell office:value-type="float" office:value="100" table:formula="of:=SUM([.G16:.I16])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33.376623376623378" table:formula="of:=[.$K$2]*[.B17]" table:style-name="ce1">
            <text:p>33,37662338</text:p>
          </table:table-cell>
          <table:table-cell office:value-type="float" office:value="31.480519480519483" table:formula="of:=[.$K$3]*[.C17]" table:style-name="ce1">
            <text:p>31,48051948</text:p>
          </table:table-cell>
          <table:table-cell office:value-type="float" office:value="8.4935064935064926" table:formula="of:=[.$K$4]*[.D17]" table:style-name="ce1">
            <text:p>8,493506494</text:p>
          </table:table-cell>
          <table:table-cell table:style-name="ce1"/>
          <table:table-cell office:value-type="float" office:value="73.350649350649348" table:formula="of:=SUM([.G17:.I17])" table:style-name="ce1">
            <text:p>73,35064935</text:p>
          </table:table-cell>
          <table:table-cell table:number-columns-repeated="16373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20.025974025974026" table:formula="of:=[.$K$2]*[.B18]" table:style-name="ce1">
            <text:p>20,02597403</text:p>
          </table:table-cell>
          <table:table-cell office:value-type="float" office:value="41.974025974025977" table:formula="of:=[.$K$3]*[.C18]" table:style-name="ce1">
            <text:p>41,97402597</text:p>
          </table:table-cell>
          <table:table-cell office:value-type="float" office:value="11.324675324675324" table:formula="of:=[.$K$4]*[.D18]" table:style-name="ce1">
            <text:p>11,32467532</text:p>
          </table:table-cell>
          <table:table-cell table:style-name="ce1"/>
          <table:table-cell office:value-type="float" office:value="73.324675324675326" table:formula="of:=SUM([.G18:.I18])" table:style-name="ce1">
            <text:p>73,32467532</text:p>
          </table:table-cell>
          <table:table-cell table:number-columns-repeated="16373"/>
        </table:table-row>
        <table:table-row table:number-rows-repeated="57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chnisch</text:p>
          </table:table-cell>
          <table:table-cell office:value-type="string" table:style-name="ce1">
            <text:p>Fachlich</text:p>
          </table:table-cell>
          <table:table-cell office:value-type="string" table:style-name="ce1">
            <text:p>Betriebswirtschaftlich</text:p>
          </table:table-cell>
          <table:table-cell table:number-columns-repeated="16380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number-rows-repeated="1048495" table:style-name="ro1">
          <table:table-cell table:number-columns-repeated="16384"/>
        </table:table-row>
      </table:table>
      <table:table table:name="5_Hardware-Context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RAM</text:p>
          </table:table-cell>
          <table:table-cell office:value-type="string" table:style-name="ce1">
            <text:p>Prozessorarchitektur</text:p>
          </table:table-cell>
          <table:table-cell office:value-type="string" table:style-name="ce1">
            <text:p>Storage</text:p>
          </table:table-cell>
          <table:table-cell office:value-type="string" table:style-name="ce1">
            <text:p>Bekannten Kontexte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RAM" table:formula="of:=[.$B$1]" table:style-name="ce1">
            <text:p>RAM</text:p>
          </table:table-cell>
          <table:table-cell office:value-type="string" office:string-value="Prozessorarchitektur" table:formula="of:=[.$C$1]" table:style-name="ce1">
            <text:p>Prozessorarchitektur</text:p>
          </table:table-cell>
          <table:table-cell office:value-type="string" office:string-value="Storage" table:formula="of:=[.$D$1]" table:style-name="ce1">
            <text:p>Storage</text:p>
          </table:table-cell>
          <table:table-cell office:value-type="string" office:string-value="Bekannten Kontexte" table:formula="of:=[.$E$1]" table:style-name="ce1">
            <text:p>Bekannten Kontexte</text:p>
          </table:table-cell>
          <table:table-cell table:style-name="ce1"/>
          <table:table-cell office:value-type="string" table:style-name="ce1">
            <text:p>Criteria Weights (W)</text:p>
          </table:table-cell>
          <table:table-cell table:number-columns-repeated="16371"/>
        </table:table-row>
        <table:table-row table:style-name="ro1">
          <table:table-cell office:value-type="string" office:string-value="RAM" table:formula="of:=[.$B$1]" table:style-name="ce1">
            <text:p>RAM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office:value-type="float" office:value="1" table:formula="of:=1/[.$B$4]" table:style-name="ce1">
            <text:p>1</text:p>
          </table:table-cell>
          <table:table-cell office:value-type="float" office:value="7" table:formula="of:=1/[.$B$5]" table:style-name="ce1">
            <text:p>7</text:p>
          </table:table-cell>
          <table:table-cell table:style-name="ce1"/>
          <table:table-cell office:value-type="string" office:string-value="RAM" table:formula="of:=[.$B$1]" table:style-name="ce1">
            <text:p>RAM</text:p>
          </table:table-cell>
          <table:table-cell office:value-type="float" office:value="0.31818181818181818" table:formula="of:=[.B2]/[.$B$7]" table:style-name="ce1">
            <text:p>0,318181818</text:p>
          </table:table-cell>
          <table:table-cell office:value-type="float" office:value="0.31818181818181818" table:formula="of:=[.C2]/[.$C$7]" table:style-name="ce1">
            <text:p>0,318181818</text:p>
          </table:table-cell>
          <table:table-cell office:value-type="float" office:value="0.31818181818181818" table:formula="of:=[.D2]/[.$D$7]" table:style-name="ce1">
            <text:p>0,318181818</text:p>
          </table:table-cell>
          <table:table-cell office:value-type="float" office:value="0.31818181818181818" table:formula="of:=[.E2]/[.$E$7]" table:style-name="ce1">
            <text:p>0,318181818</text:p>
          </table:table-cell>
          <table:table-cell table:style-name="ce1"/>
          <table:table-cell office:value-type="float" office:value="0.31818181818181818" table:formula="of:=AVERAGE([.H2:.K2])" table:style-name="ce1">
            <text:p>0,318181818</text:p>
          </table:table-cell>
          <table:table-cell table:number-columns-repeated="16371"/>
        </table:table-row>
        <table:table-row table:style-name="ro1">
          <table:table-cell office:value-type="string" office:string-value="Prozessorarchitektur" table:formula="of:=[.$C$1]" table:style-name="ce1">
            <text:p>Prozessorarchitekt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C$4]" table:style-name="ce1">
            <text:p>1</text:p>
          </table:table-cell>
          <table:table-cell office:value-type="float" office:value="7" table:formula="of:=1/[.$C$5]" table:style-name="ce1">
            <text:p>7</text:p>
          </table:table-cell>
          <table:table-cell table:style-name="ce1"/>
          <table:table-cell office:value-type="string" office:string-value="Prozessorarchitektur" table:formula="of:=[.$C$1]" table:style-name="ce1">
            <text:p>Prozessorarchitektur</text:p>
          </table:table-cell>
          <table:table-cell office:value-type="float" office:value="0.31818181818181818" table:formula="of:=[.B3]/[.$B$7]" table:style-name="ce1">
            <text:p>0,318181818</text:p>
          </table:table-cell>
          <table:table-cell office:value-type="float" office:value="0.31818181818181818" table:formula="of:=[.C3]/[.$C$7]" table:style-name="ce1">
            <text:p>0,318181818</text:p>
          </table:table-cell>
          <table:table-cell office:value-type="float" office:value="0.31818181818181818" table:formula="of:=[.D3]/[.$D$7]" table:style-name="ce1">
            <text:p>0,318181818</text:p>
          </table:table-cell>
          <table:table-cell office:value-type="float" office:value="0.31818181818181818" table:formula="of:=[.E3]/[.$E$7]" table:style-name="ce1">
            <text:p>0,318181818</text:p>
          </table:table-cell>
          <table:table-cell table:style-name="ce1"/>
          <table:table-cell office:value-type="float" office:value="0.31818181818181818" table:formula="of:=AVERAGE([.H3:.K3])" table:style-name="ce1">
            <text:p>0,318181818</text:p>
          </table:table-cell>
          <table:table-cell table:number-columns-repeated="16371"/>
        </table:table-row>
        <table:table-row table:style-name="ro1">
          <table:table-cell office:value-type="string" office:string-value="Storage" table:formula="of:=[.$D$1]" table:style-name="ce1">
            <text:p>Storag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formula="of:=1/[.$D$5]" table:style-name="ce1">
            <text:p>7</text:p>
          </table:table-cell>
          <table:table-cell table:style-name="ce1"/>
          <table:table-cell office:value-type="string" office:string-value="Storage" table:formula="of:=[.$D$1]" table:style-name="ce1">
            <text:p>Storage</text:p>
          </table:table-cell>
          <table:table-cell office:value-type="float" office:value="0.31818181818181818" table:formula="of:=[.B4]/[.$B$7]" table:style-name="ce1">
            <text:p>0,318181818</text:p>
          </table:table-cell>
          <table:table-cell office:value-type="float" office:value="0.31818181818181818" table:formula="of:=[.C4]/[.$C$7]" table:style-name="ce1">
            <text:p>0,318181818</text:p>
          </table:table-cell>
          <table:table-cell office:value-type="float" office:value="0.31818181818181818" table:formula="of:=[.D4]/[.$D$7]" table:style-name="ce1">
            <text:p>0,318181818</text:p>
          </table:table-cell>
          <table:table-cell office:value-type="float" office:value="0.31818181818181818" table:formula="of:=[.E4]/[.$E$7]" table:style-name="ce1">
            <text:p>0,318181818</text:p>
          </table:table-cell>
          <table:table-cell table:style-name="ce1"/>
          <table:table-cell office:value-type="float" office:value="0.31818181818181818" table:formula="of:=AVERAGE([.H4:.K4])" table:style-name="ce1">
            <text:p>0,318181818</text:p>
          </table:table-cell>
          <table:table-cell table:number-columns-repeated="16371"/>
        </table:table-row>
        <table:table-row table:style-name="ro1">
          <table:table-cell office:value-type="string" office:string-value="Bekannten Kontexte" table:formula="of:=[.$E$1]" table:style-name="ce1">
            <text:p>Bekannten Kontexte</text:p>
          </table:table-cell>
          <table:table-cell office:value-type="float" office:value="0.14285714285714285" table:formula="of:=1/7" table:style-name="ce1">
            <text:p>0,142857143</text:p>
          </table:table-cell>
          <table:table-cell office:value-type="float" office:value="0.14285714285714285" table:formula="of:=1/7" table:style-name="ce1">
            <text:p>0,142857143</text:p>
          </table:table-cell>
          <table:table-cell office:value-type="float" office:value="0.14285714285714285" table:formula="of:=1/7" table:style-name="ce1">
            <text:p>0,14285714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Bekannten Kontexte" table:formula="of:=[.$E$1]" table:style-name="ce1">
            <text:p>Bekannten Kontexte</text:p>
          </table:table-cell>
          <table:table-cell office:value-type="float" office:value="4.5454545454545456E-2" table:formula="of:=[.B5]/[.$B$7]" table:style-name="ce1">
            <text:p>0,045454545</text:p>
          </table:table-cell>
          <table:table-cell office:value-type="float" office:value="4.5454545454545456E-2" table:formula="of:=[.C5]/[.$C$7]" table:style-name="ce1">
            <text:p>0,045454545</text:p>
          </table:table-cell>
          <table:table-cell office:value-type="float" office:value="4.5454545454545456E-2" table:formula="of:=[.D5]/[.$D$7]" table:style-name="ce1">
            <text:p>0,045454545</text:p>
          </table:table-cell>
          <table:table-cell office:value-type="float" office:value="4.5454545454545456E-2" table:formula="of:=[.E5]/[.$E$7]" table:style-name="ce1">
            <text:p>0,045454545</text:p>
          </table:table-cell>
          <table:table-cell table:style-name="ce1"/>
          <table:table-cell office:value-type="float" office:value="4.5454545454545456E-2" table:formula="of:=AVERAGE([.H5:.K5])" table:style-name="ce1">
            <text:p>0,0454545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3.1428571428571428" table:formula="of:=SUM([.B2:.B5])" table:style-name="ce1">
            <text:p>3,142857143</text:p>
          </table:table-cell>
          <table:table-cell office:value-type="float" office:value="3.1428571428571428" table:formula="of:=SUM([.C2:.C5])" table:style-name="ce1">
            <text:p>3,142857143</text:p>
          </table:table-cell>
          <table:table-cell office:value-type="float" office:value="3.1428571428571428" table:formula="of:=SUM([.D2:.D5])" table:style-name="ce1">
            <text:p>3,142857143</text:p>
          </table:table-cell>
          <table:table-cell office:value-type="float" office:value="22" table:formula="of:=SUM([.E2:.E5])" table:style-name="ce1">
            <text:p>2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 table:style-name="ce1"/>
        </table:table-row>
        <table:table-row table:style-name="ro1">
          <table:table-cell office:value-type="float" office:value="1.2727272727272727" table:formula="of:=[.B2] * [.$M2] + [.C2] * [.$M3] + [.D2]*[.$M4] + [.E2]*[.$M5]" table:style-name="ce1">
            <text:p>1,272727273</text:p>
          </table:table-cell>
          <table:table-cell table:style-name="ce1"/>
          <table:table-cell office:value-type="float" office:value="4" table:formula="of:=[.A10]*1/[.M2]" table:style-name="ce1">
            <text:p>4</text:p>
          </table:table-cell>
          <table:table-cell table:style-name="ce1"/>
          <table:table-cell office:value-type="float" office:value="4" table:formula="of:=AVERAGE([.C10:.C13])" table:style-name="ce1">
            <text:p>4</text:p>
          </table:table-cell>
          <table:table-cell table:style-name="ce1"/>
          <table:table-cell office:value-type="float" office:value="0" table:formula="of:=([.$E$10]-4)/(4-1)" table:style-name="ce1">
            <text:p>0</text:p>
          </table:table-cell>
          <table:table-cell table:style-name="ce1"/>
          <table:table-cell office:value-type="float" office:value="0.88149999999999995" table:style-name="ce1">
            <text:p>0,8815</text:p>
          </table:table-cell>
          <table:table-cell table:style-name="ce1"/>
          <table:table-cell office:value-type="float" office:value="0" table:formula="of:=[.$G$10]/[.$I$10]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.2727272727272727" table:formula="of:=[.B3] * [.$M2] + [.C3] * [.$M3] + [.D3]*[.$M4] + [.E3]*[.$M5]" table:style-name="ce1">
            <text:p>1,272727273</text:p>
          </table:table-cell>
          <table:table-cell table:style-name="ce1"/>
          <table:table-cell office:value-type="float" office:value="4" table:formula="of:=[.A11]*1/[.M3]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.2727272727272727" table:formula="of:=[.B4] * [.$M2] + [.C4] * [.$M3] + [.D4]*[.$M4] + [.E4]*[.$M5]" table:style-name="ce1">
            <text:p>1,272727273</text:p>
          </table:table-cell>
          <table:table-cell table:style-name="ce1"/>
          <table:table-cell office:value-type="float" office:value="4" table:formula="of:=[.A12]*1/[.M4]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0.18181818181818182" table:formula="of:=[.B5] * [.$M2] + [.C5] * [.$M3] + [.D5]*[.$M4] + [.E5]*[.$M5]" table:style-name="ce1">
            <text:p>0,181818182</text:p>
          </table:table-cell>
          <table:table-cell table:style-name="ce1"/>
          <table:table-cell office:value-type="float" office:value="4" table:formula="of:=[.A13]*1/[.M5]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RAM" table:formula="of:=[.B$1]" table:style-name="ce1">
            <text:p>RAM</text:p>
          </table:table-cell>
          <table:table-cell office:value-type="string" office:string-value="Prozessorarchitektur" table:formula="of:=[.C$1]" table:style-name="ce1">
            <text:p>Prozessorarchitektur</text:p>
          </table:table-cell>
          <table:table-cell office:value-type="string" office:string-value="Storage" table:formula="of:=[.D$1]" table:style-name="ce1">
            <text:p>Storage</text:p>
          </table:table-cell>
          <table:table-cell office:value-type="string" office:string-value="Bekannten Kontexte" table:formula="of:=[.E$1]" table:style-name="ce1">
            <text:p>Bekannten Kontexte</text:p>
          </table:table-cell>
          <table:table-cell table:number-columns-repeated="2" table:style-name="ce1"/>
          <table:table-cell office:value-type="string" office:string-value="RAM" table:formula="of:=[.B$1]" table:style-name="ce1">
            <text:p>RAM</text:p>
          </table:table-cell>
          <table:table-cell office:value-type="string" office:string-value="Prozessorarchitektur" table:formula="of:=[.C$1]" table:style-name="ce1">
            <text:p>Prozessorarchitektur</text:p>
          </table:table-cell>
          <table:table-cell office:value-type="string" office:string-value="Storage" table:formula="of:=[.D$1]" table:style-name="ce1">
            <text:p>Storage</text:p>
          </table:table-cell>
          <table:table-cell office:value-type="string" office:string-value="Bekannten Kontexte" table:formula="of:=[.E$1]" table:style-name="ce1">
            <text:p>Bekannten Kontexte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71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1.818181818181817" table:formula="of:=[.B16]*[.$M$2]" table:style-name="ce1">
            <text:p>31,81818182</text:p>
          </table:table-cell>
          <table:table-cell office:value-type="float" office:value="31.818181818181817" table:formula="of:=[.C16]*[.$M$3]" table:style-name="ce1">
            <text:p>31,81818182</text:p>
          </table:table-cell>
          <table:table-cell office:value-type="float" office:value="31.818181818181817" table:formula="of:=[.D16]*[.$M$4]" table:style-name="ce1">
            <text:p>31,81818182</text:p>
          </table:table-cell>
          <table:table-cell office:value-type="float" office:value="4.5454545454545459" table:formula="of:=[.E16]*[.$M$5]" table:style-name="ce1">
            <text:p>4,545454545</text:p>
          </table:table-cell>
          <table:table-cell table:style-name="ce1"/>
          <table:table-cell office:value-type="float" office:value="100" table:formula="of:=SUM([.G16:.K16])" table:style-name="ce1">
            <text:p>100</text:p>
          </table:table-cell>
          <table:table-cell table:number-columns-repeated="16371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1.818181818181817" table:formula="of:=[.B17]*[.$M$2]" table:style-name="ce1">
            <text:p>31,81818182</text:p>
          </table:table-cell>
          <table:table-cell office:value-type="float" office:value="31.818181818181817" table:formula="of:=[.C17]*[.$M$3]" table:style-name="ce1">
            <text:p>31,81818182</text:p>
          </table:table-cell>
          <table:table-cell office:value-type="float" office:value="31.818181818181817" table:formula="of:=[.D17]*[.$M$4]" table:style-name="ce1">
            <text:p>31,81818182</text:p>
          </table:table-cell>
          <table:table-cell office:value-type="float" office:value="4.5454545454545459" table:formula="of:=[.E17]*[.$M$5]" table:style-name="ce1">
            <text:p>4,545454545</text:p>
          </table:table-cell>
          <table:table-cell table:style-name="ce1"/>
          <table:table-cell office:value-type="float" office:value="100" table:formula="of:=SUM([.G17:.K17])" table:style-name="ce1">
            <text:p>100</text:p>
          </table:table-cell>
          <table:table-cell table:number-columns-repeated="16371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1.818181818181817" table:formula="of:=[.B18]*[.$M$2]" table:style-name="ce1">
            <text:p>31,81818182</text:p>
          </table:table-cell>
          <table:table-cell office:value-type="float" office:value="31.818181818181817" table:formula="of:=[.C18]*[.$M$3]" table:style-name="ce1">
            <text:p>31,81818182</text:p>
          </table:table-cell>
          <table:table-cell office:value-type="float" office:value="31.818181818181817" table:formula="of:=[.D18]*[.$M$4]" table:style-name="ce1">
            <text:p>31,81818182</text:p>
          </table:table-cell>
          <table:table-cell office:value-type="float" office:value="4.5454545454545459" table:formula="of:=[.E18]*[.$M$5]" table:style-name="ce1">
            <text:p>4,545454545</text:p>
          </table:table-cell>
          <table:table-cell table:style-name="ce1"/>
          <table:table-cell office:value-type="float" office:value="100" table:formula="of:=SUM([.G18:.K18])" table:style-name="ce1">
            <text:p>100</text:p>
          </table:table-cell>
          <table:table-cell table:number-columns-repeated="16371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1.818181818181817" table:formula="of:=[.B19]*[.$M$2]" table:style-name="ce1">
            <text:p>31,81818182</text:p>
          </table:table-cell>
          <table:table-cell office:value-type="float" office:value="31.818181818181817" table:formula="of:=[.C19]*[.$M$3]" table:style-name="ce1">
            <text:p>31,81818182</text:p>
          </table:table-cell>
          <table:table-cell office:value-type="float" office:value="31.818181818181817" table:formula="of:=[.D19]*[.$M$4]" table:style-name="ce1">
            <text:p>31,81818182</text:p>
          </table:table-cell>
          <table:table-cell office:value-type="float" office:value="4.5454545454545459" table:formula="of:=[.E19]*[.$M$5]" table:style-name="ce1">
            <text:p>4,545454545</text:p>
          </table:table-cell>
          <table:table-cell table:style-name="ce1"/>
          <table:table-cell office:value-type="float" office:value="100" table:formula="of:=SUM([.G19:.K19])" table:style-name="ce1">
            <text:p>100</text:p>
          </table:table-cell>
          <table:table-cell table:number-columns-repeated="16371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1.818181818181817" table:formula="of:=[.B20]*[.$M$2]" table:style-name="ce1">
            <text:p>31,81818182</text:p>
          </table:table-cell>
          <table:table-cell office:value-type="float" office:value="31.818181818181817" table:formula="of:=[.C20]*[.$M$3]" table:style-name="ce1">
            <text:p>31,81818182</text:p>
          </table:table-cell>
          <table:table-cell office:value-type="float" office:value="31.818181818181817" table:formula="of:=[.D20]*[.$M$4]" table:style-name="ce1">
            <text:p>31,81818182</text:p>
          </table:table-cell>
          <table:table-cell office:value-type="float" office:value="4.5454545454545459" table:formula="of:=[.E20]*[.$M$5]" table:style-name="ce1">
            <text:p>4,545454545</text:p>
          </table:table-cell>
          <table:table-cell table:style-name="ce1"/>
          <table:table-cell office:value-type="float" office:value="100" table:formula="of:=SUM([.G20:.K20])" table:style-name="ce1">
            <text:p>100</text:p>
          </table:table-cell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6_Laufzeitverhalten" table:style-name="ta1">
        <table:table-column table:style-name="co1" table:number-columns-repeated="8" table:default-cell-style-name="ce1"/>
        <table:table-column table:style-name="co19" table:default-cell-style-name="ce1"/>
        <table:table-column table:style-name="co1" table:number-columns-repeated="13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Laufzeitverhalten</text:p>
          </table:table-cell>
          <table:table-cell office:value-type="string" table:style-name="ce1">
            <text:p>Multithreading</text:p>
          </table:table-cell>
          <table:table-cell office:value-type="string" table:style-name="ce1">
            <text:p>Variantenbildung</text:p>
          </table:table-cell>
          <table:table-cell office:value-type="string" table:style-name="ce1">
            <text:p>Festplattenspeicher</text:p>
          </table:table-cell>
          <table:table-cell office:value-type="string" table:style-name="ce1">
            <text:p>Ausführumgebung</text:p>
          </table:table-cell>
          <table:table-cell office:value-type="string" table:style-name="ce1">
            <text:p>Isolation</text:p>
          </table:table-cell>
          <table:table-cell office:value-type="string" table:style-name="ce1">
            <text:p>Integration zwischen Modulen</text:p>
          </table:table-cell>
          <table:table-cell office:value-type="string" table:style-name="ce1">
            <text:p>Profiling/Monitoring</text:p>
          </table:table-cell>
          <table:table-cell table:number-columns-repeated="2" table:style-name="ce1"/>
          <table:table-cell office:value-type="string" table:style-name="ce1">
            <text:p>Normalisiert</text:p>
          </table:table-cell>
          <table:table-cell office:value-type="string" office:string-value="Laufzeitverhalten" table:formula="of:=[.$B$1]" table:style-name="ce1">
            <text:p>Laufzeitverhalten</text:p>
          </table:table-cell>
          <table:table-cell office:value-type="string" office:string-value="Multithreading" table:formula="of:=[.$C$1]" table:style-name="ce1">
            <text:p>Multithreading</text:p>
          </table:table-cell>
          <table:table-cell office:value-type="string" office:string-value="Variantenbildung" table:formula="of:=[.$D$1]" table:style-name="ce1">
            <text:p>Variantenbildung</text:p>
          </table:table-cell>
          <table:table-cell office:value-type="string" office:string-value="Festplattenspeicher" table:formula="of:=[.$E$1]" table:style-name="ce1">
            <text:p>Festplattenspeicher</text:p>
          </table:table-cell>
          <table:table-cell office:value-type="string" office:string-value="Ausführumgebung" table:formula="of:=[.$F$1]" table:style-name="ce1">
            <text:p>Ausführumgebung</text:p>
          </table:table-cell>
          <table:table-cell office:value-type="string" office:string-value="Isolation" table:formula="of:=[.$G$1]" table:style-name="ce1">
            <text:p>Isolation</text:p>
          </table:table-cell>
          <table:table-cell office:value-type="string" office:string-value="Integration zwischen Modulen" table:formula="of:=[.$H$1]" table:style-name="ce1">
            <text:p>Integration zwischen Modulen</text:p>
          </table:table-cell>
          <table:table-cell office:value-type="string" office:string-value="Profiling/Monitoring" table:formula="of:=[.$I$1]" table:style-name="ce1">
            <text:p>Profiling/Monitoring</text:p>
          </table:table-cell>
          <table:table-cell table:style-name="ce1"/>
          <table:table-cell office:value-type="string" table:style-name="ce1">
            <text:p>Criteria Weights (W)</text:p>
          </table:table-cell>
          <table:table-cell table:number-columns-repeated="16362"/>
        </table:table-row>
        <table:table-row table:style-name="ro1">
          <table:table-cell office:value-type="string" office:string-value="Laufzeitverhalten" table:formula="of:=[.$B$1]" table:style-name="ce1">
            <text:p>Laufzeitverhalten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office:value-type="float" office:value="1" table:formula="of:=1/[.$B$4]" table:style-name="ce1">
            <text:p>1</text:p>
          </table:table-cell>
          <table:table-cell office:value-type="float" office:value="1" table:formula="of:=1/[.$B$5]" table:style-name="ce1">
            <text:p>1</text:p>
          </table:table-cell>
          <table:table-cell office:value-type="float" office:value="1" table:formula="of:=1/[.$B$6]" table:style-name="ce1">
            <text:p>1</text:p>
          </table:table-cell>
          <table:table-cell office:value-type="float" office:value="1" table:formula="of:=1/[.$B$7]" table:style-name="ce1">
            <text:p>1</text:p>
          </table:table-cell>
          <table:table-cell office:value-type="float" office:value="1" table:formula="of:=1/[.$B$8]" table:style-name="ce1">
            <text:p>1</text:p>
          </table:table-cell>
          <table:table-cell office:value-type="float" office:value="1" table:formula="of:=1/[.$B$9]" table:style-name="ce1">
            <text:p>1</text:p>
          </table:table-cell>
          <table:table-cell table:number-columns-repeated="2" table:style-name="ce1"/>
          <table:table-cell office:value-type="string" office:string-value="Laufzeitverhalten" table:formula="of:=[.$B$1]" table:style-name="ce1">
            <text:p>Laufzeitverhalten</text:p>
          </table:table-cell>
          <table:table-cell office:value-type="float" office:value="0.125" table:formula="of:=[.B2]/[.$B$11]" table:style-name="ce1">
            <text:p>0,125</text:p>
          </table:table-cell>
          <table:table-cell office:value-type="float" office:value="0.125" table:formula="of:=[.C2]/[.$C$11]" table:style-name="ce1">
            <text:p>0,125</text:p>
          </table:table-cell>
          <table:table-cell office:value-type="float" office:value="0.125" table:formula="of:=[.D2]/[.$D$11]" table:style-name="ce1">
            <text:p>0,125</text:p>
          </table:table-cell>
          <table:table-cell office:value-type="float" office:value="0.125" table:formula="of:=[.E2]/[.$E$11]" table:style-name="ce1">
            <text:p>0,125</text:p>
          </table:table-cell>
          <table:table-cell office:value-type="float" office:value="0.125" table:formula="of:=[.F2]/[.$F$11]" table:style-name="ce1">
            <text:p>0,125</text:p>
          </table:table-cell>
          <table:table-cell office:value-type="float" office:value="0.125" table:formula="of:=[.G2]/[.$G$11]" table:style-name="ce1">
            <text:p>0,125</text:p>
          </table:table-cell>
          <table:table-cell office:value-type="float" office:value="0.125" table:formula="of:=[.H2]/[.$H$11]" table:style-name="ce1">
            <text:p>0,125</text:p>
          </table:table-cell>
          <table:table-cell office:value-type="float" office:value="0.125" table:formula="of:=[.I2]/[.$I$11]" table:style-name="ce1">
            <text:p>0,125</text:p>
          </table:table-cell>
          <table:table-cell table:style-name="ce1"/>
          <table:table-cell office:value-type="float" office:value="0.125" table:formula="of:=AVERAGE([.M2:.T2])" table:style-name="ce1">
            <text:p>0,125</text:p>
          </table:table-cell>
          <table:table-cell table:number-columns-repeated="16362"/>
        </table:table-row>
        <table:table-row table:style-name="ro1">
          <table:table-cell office:value-type="string" office:string-value="Multithreading" table:formula="of:=[.$C$1]" table:style-name="ce1">
            <text:p>Multithread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C$4]" table:style-name="ce1">
            <text:p>1</text:p>
          </table:table-cell>
          <table:table-cell office:value-type="float" office:value="1" table:formula="of:=1/[.$C$5]" table:style-name="ce1">
            <text:p>1</text:p>
          </table:table-cell>
          <table:table-cell office:value-type="float" office:value="1" table:formula="of:=1/[.$C$6]" table:style-name="ce1">
            <text:p>1</text:p>
          </table:table-cell>
          <table:table-cell office:value-type="float" office:value="1" table:formula="of:=1/[.$C$7]" table:style-name="ce1">
            <text:p>1</text:p>
          </table:table-cell>
          <table:table-cell office:value-type="float" office:value="1" table:formula="of:=1/[.$C$8]" table:style-name="ce1">
            <text:p>1</text:p>
          </table:table-cell>
          <table:table-cell office:value-type="float" office:value="1" table:formula="of:=1/[.$C$9]" table:style-name="ce1">
            <text:p>1</text:p>
          </table:table-cell>
          <table:table-cell table:number-columns-repeated="2" table:style-name="ce1"/>
          <table:table-cell office:value-type="string" office:string-value="Multithreading" table:formula="of:=[.$C$1]" table:style-name="ce1">
            <text:p>Multithreading</text:p>
          </table:table-cell>
          <table:table-cell office:value-type="float" office:value="0.125" table:formula="of:=[.B3]/[.$B$11]" table:style-name="ce1">
            <text:p>0,125</text:p>
          </table:table-cell>
          <table:table-cell office:value-type="float" office:value="0.125" table:formula="of:=[.C3]/[.$C$11]" table:style-name="ce1">
            <text:p>0,125</text:p>
          </table:table-cell>
          <table:table-cell office:value-type="float" office:value="0.125" table:formula="of:=[.D3]/[.$D$11]" table:style-name="ce1">
            <text:p>0,125</text:p>
          </table:table-cell>
          <table:table-cell office:value-type="float" office:value="0.125" table:formula="of:=[.E3]/[.$E$11]" table:style-name="ce1">
            <text:p>0,125</text:p>
          </table:table-cell>
          <table:table-cell office:value-type="float" office:value="0.125" table:formula="of:=[.F3]/[.$F$11]" table:style-name="ce1">
            <text:p>0,125</text:p>
          </table:table-cell>
          <table:table-cell office:value-type="float" office:value="0.125" table:formula="of:=[.G3]/[.$G$11]" table:style-name="ce1">
            <text:p>0,125</text:p>
          </table:table-cell>
          <table:table-cell office:value-type="float" office:value="0.125" table:formula="of:=[.H3]/[.$H$11]" table:style-name="ce1">
            <text:p>0,125</text:p>
          </table:table-cell>
          <table:table-cell office:value-type="float" office:value="0.125" table:formula="of:=[.I3]/[.$I$11]" table:style-name="ce1">
            <text:p>0,125</text:p>
          </table:table-cell>
          <table:table-cell table:style-name="ce1"/>
          <table:table-cell office:value-type="float" office:value="0.125" table:formula="of:=AVERAGE([.M3:.T3])" table:style-name="ce1">
            <text:p>0,125</text:p>
          </table:table-cell>
          <table:table-cell table:number-columns-repeated="16362"/>
        </table:table-row>
        <table:table-row table:style-name="ro1">
          <table:table-cell office:value-type="string" office:string-value="Variantenbildung" table:formula="of:=[.$D$1]" table:style-name="ce1">
            <text:p>Variantenbildu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D$5]" table:style-name="ce1">
            <text:p>1</text:p>
          </table:table-cell>
          <table:table-cell office:value-type="float" office:value="1" table:formula="of:=1/[.$D$6]" table:style-name="ce1">
            <text:p>1</text:p>
          </table:table-cell>
          <table:table-cell office:value-type="float" office:value="1" table:formula="of:=1/[.$D$7]" table:style-name="ce1">
            <text:p>1</text:p>
          </table:table-cell>
          <table:table-cell office:value-type="float" office:value="1" table:formula="of:=1/[.$D$8]" table:style-name="ce1">
            <text:p>1</text:p>
          </table:table-cell>
          <table:table-cell office:value-type="float" office:value="1" table:formula="of:=1/[.$D$9]" table:style-name="ce1">
            <text:p>1</text:p>
          </table:table-cell>
          <table:table-cell table:number-columns-repeated="2" table:style-name="ce1"/>
          <table:table-cell office:value-type="string" office:string-value="Variantenbildung" table:formula="of:=[.$D$1]" table:style-name="ce1">
            <text:p>Variantenbildung</text:p>
          </table:table-cell>
          <table:table-cell office:value-type="float" office:value="0.125" table:formula="of:=[.B4]/[.$B$11]" table:style-name="ce1">
            <text:p>0,125</text:p>
          </table:table-cell>
          <table:table-cell office:value-type="float" office:value="0.125" table:formula="of:=[.C4]/[.$C$11]" table:style-name="ce1">
            <text:p>0,125</text:p>
          </table:table-cell>
          <table:table-cell office:value-type="float" office:value="0.125" table:formula="of:=[.D4]/[.$D$11]" table:style-name="ce1">
            <text:p>0,125</text:p>
          </table:table-cell>
          <table:table-cell office:value-type="float" office:value="0.125" table:formula="of:=[.E4]/[.$E$11]" table:style-name="ce1">
            <text:p>0,125</text:p>
          </table:table-cell>
          <table:table-cell office:value-type="float" office:value="0.125" table:formula="of:=[.F4]/[.$F$11]" table:style-name="ce1">
            <text:p>0,125</text:p>
          </table:table-cell>
          <table:table-cell office:value-type="float" office:value="0.125" table:formula="of:=[.G4]/[.$G$11]" table:style-name="ce1">
            <text:p>0,125</text:p>
          </table:table-cell>
          <table:table-cell office:value-type="float" office:value="0.125" table:formula="of:=[.H4]/[.$H$11]" table:style-name="ce1">
            <text:p>0,125</text:p>
          </table:table-cell>
          <table:table-cell office:value-type="float" office:value="0.125" table:formula="of:=[.I4]/[.$I$11]" table:style-name="ce1">
            <text:p>0,125</text:p>
          </table:table-cell>
          <table:table-cell table:style-name="ce1"/>
          <table:table-cell office:value-type="float" office:value="0.125" table:formula="of:=AVERAGE([.M4:.T4])" table:style-name="ce1">
            <text:p>0,125</text:p>
          </table:table-cell>
          <table:table-cell table:number-columns-repeated="16362"/>
        </table:table-row>
        <table:table-row table:style-name="ro1">
          <table:table-cell office:value-type="string" office:string-value="Festplattenspeicher" table:formula="of:=[.$E$1]" table:style-name="ce1">
            <text:p>Festplattenspeich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E$6]" table:style-name="ce1">
            <text:p>1</text:p>
          </table:table-cell>
          <table:table-cell office:value-type="float" office:value="1" table:formula="of:=1/[.$E$7]" table:style-name="ce1">
            <text:p>1</text:p>
          </table:table-cell>
          <table:table-cell office:value-type="float" office:value="1" table:formula="of:=1/[.$E$8]" table:style-name="ce1">
            <text:p>1</text:p>
          </table:table-cell>
          <table:table-cell office:value-type="float" office:value="1" table:formula="of:=1/[.$E$9]" table:style-name="ce1">
            <text:p>1</text:p>
          </table:table-cell>
          <table:table-cell table:number-columns-repeated="2" table:style-name="ce1"/>
          <table:table-cell office:value-type="string" office:string-value="Festplattenspeicher" table:formula="of:=[.$E$1]" table:style-name="ce1">
            <text:p>Festplattenspeicher</text:p>
          </table:table-cell>
          <table:table-cell office:value-type="float" office:value="0.125" table:formula="of:=[.B5]/[.$B$11]" table:style-name="ce1">
            <text:p>0,125</text:p>
          </table:table-cell>
          <table:table-cell office:value-type="float" office:value="0.125" table:formula="of:=[.C5]/[.$C$11]" table:style-name="ce1">
            <text:p>0,125</text:p>
          </table:table-cell>
          <table:table-cell office:value-type="float" office:value="0.125" table:formula="of:=[.D5]/[.$D$11]" table:style-name="ce1">
            <text:p>0,125</text:p>
          </table:table-cell>
          <table:table-cell office:value-type="float" office:value="0.125" table:formula="of:=[.E5]/[.$E$11]" table:style-name="ce1">
            <text:p>0,125</text:p>
          </table:table-cell>
          <table:table-cell office:value-type="float" office:value="0.125" table:formula="of:=[.F5]/[.$F$11]" table:style-name="ce1">
            <text:p>0,125</text:p>
          </table:table-cell>
          <table:table-cell office:value-type="float" office:value="0.125" table:formula="of:=[.G5]/[.$G$11]" table:style-name="ce1">
            <text:p>0,125</text:p>
          </table:table-cell>
          <table:table-cell office:value-type="float" office:value="0.125" table:formula="of:=[.H5]/[.$H$11]" table:style-name="ce1">
            <text:p>0,125</text:p>
          </table:table-cell>
          <table:table-cell office:value-type="float" office:value="0.125" table:formula="of:=[.I5]/[.$I$11]" table:style-name="ce1">
            <text:p>0,125</text:p>
          </table:table-cell>
          <table:table-cell table:style-name="ce1"/>
          <table:table-cell office:value-type="float" office:value="0.125" table:formula="of:=AVERAGE([.M5:.T5])" table:style-name="ce1">
            <text:p>0,125</text:p>
          </table:table-cell>
          <table:table-cell table:number-columns-repeated="16362"/>
        </table:table-row>
        <table:table-row table:style-name="ro1">
          <table:table-cell office:value-type="string" office:string-value="Ausführumgebung" table:formula="of:=[.$F$1]" table:style-name="ce1">
            <text:p>Ausführumgebu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F$7]" table:style-name="ce1">
            <text:p>1</text:p>
          </table:table-cell>
          <table:table-cell office:value-type="float" office:value="1" table:formula="of:=1/[.$F$8]" table:style-name="ce1">
            <text:p>1</text:p>
          </table:table-cell>
          <table:table-cell office:value-type="float" office:value="1" table:formula="of:=1/[.$F$9]" table:style-name="ce1">
            <text:p>1</text:p>
          </table:table-cell>
          <table:table-cell table:number-columns-repeated="2" table:style-name="ce1"/>
          <table:table-cell office:value-type="string" office:string-value="Ausführumgebung" table:formula="of:=[.$F$1]" table:style-name="ce1">
            <text:p>Ausführumgebung</text:p>
          </table:table-cell>
          <table:table-cell office:value-type="float" office:value="0.125" table:formula="of:=[.B6]/[.$B$11]" table:style-name="ce1">
            <text:p>0,125</text:p>
          </table:table-cell>
          <table:table-cell office:value-type="float" office:value="0.125" table:formula="of:=[.C6]/[.$C$11]" table:style-name="ce1">
            <text:p>0,125</text:p>
          </table:table-cell>
          <table:table-cell office:value-type="float" office:value="0.125" table:formula="of:=[.D6]/[.$D$11]" table:style-name="ce1">
            <text:p>0,125</text:p>
          </table:table-cell>
          <table:table-cell office:value-type="float" office:value="0.125" table:formula="of:=[.E6]/[.$E$11]" table:style-name="ce1">
            <text:p>0,125</text:p>
          </table:table-cell>
          <table:table-cell office:value-type="float" office:value="0.125" table:formula="of:=[.F6]/[.$F$11]" table:style-name="ce1">
            <text:p>0,125</text:p>
          </table:table-cell>
          <table:table-cell office:value-type="float" office:value="0.125" table:formula="of:=[.G6]/[.$G$11]" table:style-name="ce1">
            <text:p>0,125</text:p>
          </table:table-cell>
          <table:table-cell office:value-type="float" office:value="0.125" table:formula="of:=[.H6]/[.$H$11]" table:style-name="ce1">
            <text:p>0,125</text:p>
          </table:table-cell>
          <table:table-cell office:value-type="float" office:value="0.125" table:formula="of:=[.I6]/[.$I$11]" table:style-name="ce1">
            <text:p>0,125</text:p>
          </table:table-cell>
          <table:table-cell table:style-name="ce1"/>
          <table:table-cell office:value-type="float" office:value="0.125" table:formula="of:=AVERAGE([.M6:.T6])" table:style-name="ce1">
            <text:p>0,125</text:p>
          </table:table-cell>
          <table:table-cell table:number-columns-repeated="16362"/>
        </table:table-row>
        <table:table-row table:style-name="ro1">
          <table:table-cell office:value-type="string" office:string-value="Isolation" table:formula="of:=[.$G$1]" table:style-name="ce1">
            <text:p>Isola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G$8]" table:style-name="ce1">
            <text:p>1</text:p>
          </table:table-cell>
          <table:table-cell office:value-type="float" office:value="1" table:formula="of:=1/[.$G$9]" table:style-name="ce1">
            <text:p>1</text:p>
          </table:table-cell>
          <table:table-cell table:number-columns-repeated="2" table:style-name="ce1"/>
          <table:table-cell office:value-type="string" office:string-value="Isolation" table:formula="of:=[.$G$1]" table:style-name="ce1">
            <text:p>Isolation</text:p>
          </table:table-cell>
          <table:table-cell office:value-type="float" office:value="0.125" table:formula="of:=[.B7]/[.$B$11]" table:style-name="ce1">
            <text:p>0,125</text:p>
          </table:table-cell>
          <table:table-cell office:value-type="float" office:value="0.125" table:formula="of:=[.C7]/[.$C$11]" table:style-name="ce1">
            <text:p>0,125</text:p>
          </table:table-cell>
          <table:table-cell office:value-type="float" office:value="0.125" table:formula="of:=[.D7]/[.$D$11]" table:style-name="ce1">
            <text:p>0,125</text:p>
          </table:table-cell>
          <table:table-cell office:value-type="float" office:value="0.125" table:formula="of:=[.E7]/[.$E$11]" table:style-name="ce1">
            <text:p>0,125</text:p>
          </table:table-cell>
          <table:table-cell office:value-type="float" office:value="0.125" table:formula="of:=[.F7]/[.$F$11]" table:style-name="ce1">
            <text:p>0,125</text:p>
          </table:table-cell>
          <table:table-cell office:value-type="float" office:value="0.125" table:formula="of:=[.G7]/[.$G$11]" table:style-name="ce1">
            <text:p>0,125</text:p>
          </table:table-cell>
          <table:table-cell office:value-type="float" office:value="0.125" table:formula="of:=[.H7]/[.$H$11]" table:style-name="ce1">
            <text:p>0,125</text:p>
          </table:table-cell>
          <table:table-cell office:value-type="float" office:value="0.125" table:formula="of:=[.I7]/[.$I$11]" table:style-name="ce1">
            <text:p>0,125</text:p>
          </table:table-cell>
          <table:table-cell table:style-name="ce1"/>
          <table:table-cell office:value-type="float" office:value="0.125" table:formula="of:=AVERAGE([.M7:.T7])" table:style-name="ce1">
            <text:p>0,125</text:p>
          </table:table-cell>
          <table:table-cell table:number-columns-repeated="16362"/>
        </table:table-row>
        <table:table-row table:style-name="ro1">
          <table:table-cell office:value-type="string" office:string-value="Integration zwischen Modulen" table:formula="of:=[.$H$1]" table:style-name="ce1">
            <text:p>Integration zwischen Modul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H$9]" table:style-name="ce1">
            <text:p>1</text:p>
          </table:table-cell>
          <table:table-cell table:number-columns-repeated="2" table:style-name="ce1"/>
          <table:table-cell office:value-type="string" office:string-value="Integration zwischen Modulen" table:formula="of:=[.$H$1]" table:style-name="ce1">
            <text:p>Integration zwischen Modulen</text:p>
          </table:table-cell>
          <table:table-cell office:value-type="float" office:value="0.125" table:formula="of:=[.B8]/[.$B$11]" table:style-name="ce1">
            <text:p>0,125</text:p>
          </table:table-cell>
          <table:table-cell office:value-type="float" office:value="0.125" table:formula="of:=[.C8]/[.$C$11]" table:style-name="ce1">
            <text:p>0,125</text:p>
          </table:table-cell>
          <table:table-cell office:value-type="float" office:value="0.125" table:formula="of:=[.D8]/[.$D$11]" table:style-name="ce1">
            <text:p>0,125</text:p>
          </table:table-cell>
          <table:table-cell office:value-type="float" office:value="0.125" table:formula="of:=[.E8]/[.$E$11]" table:style-name="ce1">
            <text:p>0,125</text:p>
          </table:table-cell>
          <table:table-cell office:value-type="float" office:value="0.125" table:formula="of:=[.F8]/[.$F$11]" table:style-name="ce1">
            <text:p>0,125</text:p>
          </table:table-cell>
          <table:table-cell office:value-type="float" office:value="0.125" table:formula="of:=[.G8]/[.$G$11]" table:style-name="ce1">
            <text:p>0,125</text:p>
          </table:table-cell>
          <table:table-cell office:value-type="float" office:value="0.125" table:formula="of:=[.H8]/[.$H$11]" table:style-name="ce1">
            <text:p>0,125</text:p>
          </table:table-cell>
          <table:table-cell office:value-type="float" office:value="0.125" table:formula="of:=[.I8]/[.$I$11]" table:style-name="ce1">
            <text:p>0,125</text:p>
          </table:table-cell>
          <table:table-cell table:style-name="ce1"/>
          <table:table-cell office:value-type="float" office:value="0.125" table:formula="of:=AVERAGE([.M8:.T8])" table:style-name="ce1">
            <text:p>0,125</text:p>
          </table:table-cell>
          <table:table-cell table:number-columns-repeated="16362"/>
        </table:table-row>
        <table:table-row table:style-name="ro1">
          <table:table-cell office:value-type="string" office:string-value="Profiling/Monitoring" table:formula="of:=[.$I$1]" table:style-name="ce1">
            <text:p>Profiling/Monitor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office:string-value="Profiling/Monitoring" table:formula="of:=[.$I$1]" table:style-name="ce1">
            <text:p>Profiling/Monitoring</text:p>
          </table:table-cell>
          <table:table-cell office:value-type="float" office:value="0.125" table:formula="of:=[.B9]/[.$B$11]" table:style-name="ce1">
            <text:p>0,125</text:p>
          </table:table-cell>
          <table:table-cell office:value-type="float" office:value="0.125" table:formula="of:=[.C9]/[.$C$11]" table:style-name="ce1">
            <text:p>0,125</text:p>
          </table:table-cell>
          <table:table-cell office:value-type="float" office:value="0.125" table:formula="of:=[.D9]/[.$D$11]" table:style-name="ce1">
            <text:p>0,125</text:p>
          </table:table-cell>
          <table:table-cell office:value-type="float" office:value="0.125" table:formula="of:=[.E9]/[.$E$11]" table:style-name="ce1">
            <text:p>0,125</text:p>
          </table:table-cell>
          <table:table-cell office:value-type="float" office:value="0.125" table:formula="of:=[.F9]/[.$F$11]" table:style-name="ce1">
            <text:p>0,125</text:p>
          </table:table-cell>
          <table:table-cell office:value-type="float" office:value="0.125" table:formula="of:=[.G9]/[.$G$11]" table:style-name="ce1">
            <text:p>0,125</text:p>
          </table:table-cell>
          <table:table-cell office:value-type="float" office:value="0.125" table:formula="of:=[.H9]/[.$H$11]" table:style-name="ce1">
            <text:p>0,125</text:p>
          </table:table-cell>
          <table:table-cell office:value-type="float" office:value="0.125" table:formula="of:=[.I9]/[.$I$11]" table:style-name="ce1">
            <text:p>0,125</text:p>
          </table:table-cell>
          <table:table-cell table:style-name="ce1"/>
          <table:table-cell office:value-type="float" office:value="0.125" table:formula="of:=AVERAGE([.M9:.T9])" table:style-name="ce1">
            <text:p>0,12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8" table:formula="of:=SUM([.B2:.B9])" table:style-name="ce1">
            <text:p>8</text:p>
          </table:table-cell>
          <table:table-cell office:value-type="float" office:value="8" table:formula="of:=SUM([.C2:.C9])" table:style-name="ce1">
            <text:p>8</text:p>
          </table:table-cell>
          <table:table-cell office:value-type="float" office:value="8" table:formula="of:=SUM([.D2:.D9])" table:style-name="ce1">
            <text:p>8</text:p>
          </table:table-cell>
          <table:table-cell office:value-type="float" office:value="8" table:formula="of:=SUM([.E2:.E9])" table:style-name="ce1">
            <text:p>8</text:p>
          </table:table-cell>
          <table:table-cell office:value-type="float" office:value="8" table:formula="of:=SUM([.F2:.F9])" table:style-name="ce1">
            <text:p>8</text:p>
          </table:table-cell>
          <table:table-cell office:value-type="float" office:value="8" table:formula="of:=SUM([.G2:.G9])" table:style-name="ce1">
            <text:p>8</text:p>
          </table:table-cell>
          <table:table-cell office:value-type="float" office:value="8" table:formula="of:=SUM([.H2:.H9])" table:style-name="ce1">
            <text:p>8</text:p>
          </table:table-cell>
          <table:table-cell office:value-type="float" office:value="8" table:formula="of:=SUM([.I2:.I9])" table:style-name="ce1">
            <text:p>8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formula="of:=[.B2] * [.$V2] + [.C2] * [.$V3] + [.D2]*[.$V4] + [.E2]*[.$V5] + [.F2]*[.$V6] + [.G2]*[.$V7] + [.H2]*[.$V8] + [.I2]*[.$V9]" table:style-name="ce1">
            <text:p>1</text:p>
          </table:table-cell>
          <table:table-cell table:style-name="ce1"/>
          <table:table-cell office:value-type="float" office:value="8" table:formula="of:=[.A15]*1/[.V2]" table:style-name="ce1">
            <text:p>8</text:p>
          </table:table-cell>
          <table:table-cell table:style-name="ce1"/>
          <table:table-cell office:value-type="float" office:value="8" table:formula="of:=AVERAGE([.C15:.C22])" table:style-name="ce1">
            <text:p>8</text:p>
          </table:table-cell>
          <table:table-cell table:style-name="ce1"/>
          <table:table-cell office:value-type="float" office:value="0" table:formula="of:=([.$E$15]-8)/(8-1)" table:style-name="ce1">
            <text:p>0</text:p>
          </table:table-cell>
          <table:table-cell table:style-name="ce1"/>
          <table:table-cell office:value-type="float" office:value="1.4056" table:style-name="ce1">
            <text:p>1,4056</text:p>
          </table:table-cell>
          <table:table-cell table:style-name="ce1"/>
          <table:table-cell office:value-type="float" office:value="0" table:formula="of:=[.$G$15]/[.$I$15]" table:style-name="ce13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formula="of:=[.B3] * [.$V2] + [.C3] * [.$V3] + [.D3]*[.$V4] + [.E3]*[.$V5] + [.F3]*[.$V6] + [.G3]*[.$V7] + [.H3]*[.$V8] + [.I3]*[.$V9]" table:style-name="ce1">
            <text:p>1</text:p>
          </table:table-cell>
          <table:table-cell table:style-name="ce1"/>
          <table:table-cell office:value-type="float" office:value="8" table:formula="of:=[.A16]*1/[.V3]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B4] * [.$V2] + [.C4] * [.$V3] + [.D4]*[.$V4] + [.E4]*[.$V5] + [.F4]*[.$V6] + [.G4]*[.$V7] + [.H4]*[.$V8] + [.I4]*[.$V9]" table:style-name="ce1">
            <text:p>1</text:p>
          </table:table-cell>
          <table:table-cell table:style-name="ce1"/>
          <table:table-cell office:value-type="float" office:value="8" table:formula="of:=[.A17]*1/[.V4]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B5] * [.$V2] + [.C5] * [.$V3] + [.D5]*[.$V4] + [.E5]*[.$V5] + [.F5]*[.$V6] + [.G5]*[.$V7] + [.H5]*[.$V8] + [.I5]*[.$V9]" table:style-name="ce1">
            <text:p>1</text:p>
          </table:table-cell>
          <table:table-cell table:style-name="ce1"/>
          <table:table-cell office:value-type="float" office:value="8" table:formula="of:=[.A18]*1/[.V5]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B6] * [.$V2] + [.C6] * [.$V3] + [.D6]*[.$V4] + [.E6]*[.$V5] + [.F6]*[.$V6] + [.G6]*[.$V7] + [.H6]*[.$V8] + [.I6]*[.$V9]" table:style-name="ce1">
            <text:p>1</text:p>
          </table:table-cell>
          <table:table-cell table:style-name="ce1"/>
          <table:table-cell office:value-type="float" office:value="8" table:formula="of:=[.A19]*1/[.V6]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B7] * [.$V2] + [.C7] * [.$V3] + [.D7]*[.$V4] + [.E7]*[.$V5] + [.F7]*[.$V6] + [.G7]*[.$V7] + [.H7]*[.$V8] + [.I7]*[.$V9]" table:style-name="ce1">
            <text:p>1</text:p>
          </table:table-cell>
          <table:table-cell table:style-name="ce1"/>
          <table:table-cell office:value-type="float" office:value="8" table:formula="of:=[.A20]*1/[.V7]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B8] * [.$V2] + [.C8] * [.$V3] + [.D8]*[.$V4] + [.E8]*[.$V5] + [.F8]*[.$V6] + [.G8]*[.$V7] + [.H8]*[.$V8] + [.I8]*[.$V9]" table:style-name="ce1">
            <text:p>1</text:p>
          </table:table-cell>
          <table:table-cell table:style-name="ce1"/>
          <table:table-cell office:value-type="float" office:value="8" table:formula="of:=[.A21]*1/[.V8]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B9] * [.$V2] + [.C9] * [.$V3] + [.D9]*[.$V4] + [.E9]*[.$V5] + [.F9]*[.$V6] + [.G9]*[.$V7] + [.H9]*[.$V8] + [.I9]*[.$V9]" table:style-name="ce1">
            <text:p>1</text:p>
          </table:table-cell>
          <table:table-cell table:style-name="ce1"/>
          <table:table-cell office:value-type="float" office:value="8" table:formula="of:=[.A22]*1/[.V9]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Laufzeitverhalten" table:formula="of:=[.B$1]" table:style-name="ce1">
            <text:p>Laufzeitverhalten</text:p>
          </table:table-cell>
          <table:table-cell office:value-type="string" office:string-value="Multithreading" table:formula="of:=[.C$1]" table:style-name="ce1">
            <text:p>Multithreading</text:p>
          </table:table-cell>
          <table:table-cell office:value-type="string" office:string-value="Variantenbildung" table:formula="of:=[.D$1]" table:style-name="ce1">
            <text:p>Variantenbildung</text:p>
          </table:table-cell>
          <table:table-cell office:value-type="string" office:string-value="Festplattenspeicher" table:formula="of:=[.E$1]" table:style-name="ce1">
            <text:p>Festplattenspeicher</text:p>
          </table:table-cell>
          <table:table-cell office:value-type="string" office:string-value="Ausführumgebung" table:formula="of:=[.F$1]" table:style-name="ce1">
            <text:p>Ausführumgebung</text:p>
          </table:table-cell>
          <table:table-cell office:value-type="string" office:string-value="Isolation" table:formula="of:=[.G$1]" table:style-name="ce1">
            <text:p>Isolation</text:p>
          </table:table-cell>
          <table:table-cell office:value-type="string" office:string-value="Integration zwischen Modulen" table:formula="of:=[.H$1]" table:style-name="ce1">
            <text:p>Integration zwischen Modulen</text:p>
          </table:table-cell>
          <table:table-cell office:value-type="string" office:string-value="Profiling/Monitoring" table:formula="of:=[.I$1]" table:style-name="ce1">
            <text:p>Profiling/Monitoring</text:p>
          </table:table-cell>
          <table:table-cell table:number-columns-repeated="3" table:style-name="ce1"/>
          <table:table-cell office:value-type="string" office:string-value="Laufzeitverhalten" table:formula="of:=[.M$1]" table:style-name="ce1">
            <text:p>Laufzeitverhalten</text:p>
          </table:table-cell>
          <table:table-cell office:value-type="string" office:string-value="Multithreading" table:formula="of:=[.N$1]" table:style-name="ce1">
            <text:p>Multithreading</text:p>
          </table:table-cell>
          <table:table-cell office:value-type="string" office:string-value="Variantenbildung" table:formula="of:=[.O$1]" table:style-name="ce1">
            <text:p>Variantenbildung</text:p>
          </table:table-cell>
          <table:table-cell office:value-type="string" office:string-value="Festplattenspeicher" table:formula="of:=[.P$1]" table:style-name="ce1">
            <text:p>Festplattenspeicher</text:p>
          </table:table-cell>
          <table:table-cell office:value-type="string" office:string-value="Ausführumgebung" table:formula="of:=[.Q$1]" table:style-name="ce1">
            <text:p>Ausführumgebung</text:p>
          </table:table-cell>
          <table:table-cell office:value-type="string" office:string-value="Isolation" table:formula="of:=[.R$1]" table:style-name="ce1">
            <text:p>Isolation</text:p>
          </table:table-cell>
          <table:table-cell office:value-type="string" office:string-value="Integration zwischen Modulen" table:formula="of:=[.S$1]" table:style-name="ce1">
            <text:p>Integration zwischen Modulen</text:p>
          </table:table-cell>
          <table:table-cell office:value-type="string" office:string-value="Profiling/Monitoring" table:formula="of:=[.T$1]" table:style-name="ce1">
            <text:p>Profiling/Monitoring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62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59.999999999999993" table:formula="of:=['6_1_Laufzeitverhalten'.K15]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2.692129629629619" table:formula="of:=['6_2_Ausführungsumgebung'.R20]" table:style-name="ce1">
            <text:p>72,69212963</text:p>
          </table:table-cell>
          <table:table-cell office:value-type="float" office:value="80" table:style-name="ce1">
            <text:p>80</text:p>
          </table:table-cell>
          <table:table-cell office:value-type="float" office:value="86.666666666666657" table:formula="of:=['6_3_Integration-mit-andere-Modu'.K15]" table:style-name="ce1">
            <text:p>86,66666667</text:p>
          </table:table-cell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float" office:value="7.4999999999999991" table:formula="of:=[.$V$2]*[.B25]" table:style-name="ce1">
            <text:p>7,5</text:p>
          </table:table-cell>
          <table:table-cell office:value-type="float" office:value="7.5" table:formula="of:=[.$V$3]*[.C25]" table:style-name="ce1">
            <text:p>7,5</text:p>
          </table:table-cell>
          <table:table-cell office:value-type="float" office:value="7.5" table:formula="of:=[.$V$4]*[.D25]" table:style-name="ce1">
            <text:p>7,5</text:p>
          </table:table-cell>
          <table:table-cell office:value-type="float" office:value="7.5" table:formula="of:=[.$V$5]*[.E25]" table:style-name="ce1">
            <text:p>7,5</text:p>
          </table:table-cell>
          <table:table-cell office:value-type="float" office:value="9.0865162037037024" table:formula="of:=[.$V$6]*[.F25]" table:style-name="ce1">
            <text:p>9,086516204</text:p>
          </table:table-cell>
          <table:table-cell office:value-type="float" office:value="10" table:formula="of:=[.$V$7]*[.G25]" table:style-name="ce1">
            <text:p>10</text:p>
          </table:table-cell>
          <table:table-cell office:value-type="float" office:value="10.833333333333332" table:formula="of:=[.$V$8]*[.H25]" table:style-name="ce1">
            <text:p>10,83333333</text:p>
          </table:table-cell>
          <table:table-cell office:value-type="float" office:value="8.75" table:formula="of:=[.$V$9]*[.I25]" table:style-name="ce1">
            <text:p>8,75</text:p>
          </table:table-cell>
          <table:table-cell table:style-name="ce1"/>
          <table:table-cell office:value-type="float" office:value="68.669849537037038" table:formula="of:=SUM([.M25:.T25])" table:style-name="ce1">
            <text:p>68,66984954</text:p>
          </table:table-cell>
          <table:table-cell table:number-columns-repeated="16362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93.333333333333314" table:formula="of:=['6_1_Laufzeitverhalten'.K16]" table:style-name="ce1">
            <text:p>93,33333333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99.999999999999986" table:formula="of:=['6_2_Ausführungsumgebung'.R21]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9.999999999999986" table:formula="of:=['6_3_Integration-mit-andere-Modu'.K16]" table:style-name="ce1">
            <text:p>100</text:p>
          </table:table-cell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float" office:value="11.666666666666664" table:formula="of:=[.$V$2]*[.B26]" table:style-name="ce1">
            <text:p>11,66666667</text:p>
          </table:table-cell>
          <table:table-cell office:value-type="float" office:value="12.5" table:formula="of:=[.$V$3]*[.C26]" table:style-name="ce1">
            <text:p>12,5</text:p>
          </table:table-cell>
          <table:table-cell office:value-type="float" office:value="12.5" table:formula="of:=[.$V$4]*[.D26]" table:style-name="ce1">
            <text:p>12,5</text:p>
          </table:table-cell>
          <table:table-cell office:value-type="float" office:value="10" table:formula="of:=[.$V$5]*[.E26]" table:style-name="ce1">
            <text:p>10</text:p>
          </table:table-cell>
          <table:table-cell office:value-type="float" office:value="12.499999999999998" table:formula="of:=[.$V$6]*[.F26]" table:style-name="ce1">
            <text:p>12,5</text:p>
          </table:table-cell>
          <table:table-cell office:value-type="float" office:value="12.5" table:formula="of:=[.$V$7]*[.G26]" table:style-name="ce1">
            <text:p>12,5</text:p>
          </table:table-cell>
          <table:table-cell office:value-type="float" office:value="12.499999999999998" table:formula="of:=[.$V$8]*[.H26]" table:style-name="ce1">
            <text:p>12,5</text:p>
          </table:table-cell>
          <table:table-cell office:value-type="float" office:value="11.25" table:formula="of:=[.$V$9]*[.I26]" table:style-name="ce1">
            <text:p>11,25</text:p>
          </table:table-cell>
          <table:table-cell table:style-name="ce1"/>
          <table:table-cell office:value-type="float" office:value="95.416666666666657" table:formula="of:=SUM([.M26:.T26])" table:style-name="ce1">
            <text:p>95,41666667</text:p>
          </table:table-cell>
          <table:table-cell table:number-columns-repeated="16362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96.666666666666657" table:formula="of:=['6_1_Laufzeitverhalten'.K17]" table:style-name="ce1">
            <text:p>96,66666667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87.627314814814795" table:formula="of:=['6_2_Ausführungsumgebung'.R22]" table:style-name="ce1">
            <text:p>87,62731481</text:p>
          </table:table-cell>
          <table:table-cell office:value-type="float" office:value="100" table:style-name="ce1">
            <text:p>100</text:p>
          </table:table-cell>
          <table:table-cell office:value-type="float" office:value="99.999999999999986" table:formula="of:=['6_3_Integration-mit-andere-Modu'.K17]" table:style-name="ce1">
            <text:p>100</text:p>
          </table:table-cell>
          <table:table-cell office:value-type="float" office:value="80" table:style-name="ce1">
            <text:p>80</text:p>
          </table:table-cell>
          <table:table-cell table:number-columns-repeated="3" table:style-name="ce1"/>
          <table:table-cell office:value-type="float" office:value="12.083333333333332" table:formula="of:=[.$V$2]*[.B27]" table:style-name="ce1">
            <text:p>12,08333333</text:p>
          </table:table-cell>
          <table:table-cell office:value-type="float" office:value="12.5" table:formula="of:=[.$V$3]*[.C27]" table:style-name="ce1">
            <text:p>12,5</text:p>
          </table:table-cell>
          <table:table-cell office:value-type="float" office:value="12.5" table:formula="of:=[.$V$4]*[.D27]" table:style-name="ce1">
            <text:p>12,5</text:p>
          </table:table-cell>
          <table:table-cell office:value-type="float" office:value="12.5" table:formula="of:=[.$V$5]*[.E27]" table:style-name="ce1">
            <text:p>12,5</text:p>
          </table:table-cell>
          <table:table-cell office:value-type="float" office:value="10.953414351851849" table:formula="of:=[.$V$6]*[.F27]" table:style-name="ce1">
            <text:p>10,95341435</text:p>
          </table:table-cell>
          <table:table-cell office:value-type="float" office:value="12.5" table:formula="of:=[.$V$7]*[.G27]" table:style-name="ce1">
            <text:p>12,5</text:p>
          </table:table-cell>
          <table:table-cell office:value-type="float" office:value="12.499999999999998" table:formula="of:=[.$V$8]*[.H27]" table:style-name="ce1">
            <text:p>12,5</text:p>
          </table:table-cell>
          <table:table-cell office:value-type="float" office:value="10" table:formula="of:=[.$V$9]*[.I27]" table:style-name="ce1">
            <text:p>10</text:p>
          </table:table-cell>
          <table:table-cell table:style-name="ce1"/>
          <table:table-cell office:value-type="float" office:value="95.536747685185176" table:formula="of:=SUM([.M27:.T27])" table:style-name="ce1">
            <text:p>95,53674769</text:p>
          </table:table-cell>
          <table:table-cell table:number-columns-repeated="16362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99.999999999999986" table:formula="of:=['6_1_Laufzeitverhalten'.K18]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87.627314814814795" table:formula="of:=['6_2_Ausführungsumgebung'.R23]" table:style-name="ce1">
            <text:p>87,62731481</text:p>
          </table:table-cell>
          <table:table-cell office:value-type="float" office:value="100" table:style-name="ce1">
            <text:p>100</text:p>
          </table:table-cell>
          <table:table-cell office:value-type="float" office:value="60" table:formula="of:=['6_3_Integration-mit-andere-Modu'.K18]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float" office:value="12.499999999999998" table:formula="of:=[.$V$2]*[.B28]" table:style-name="ce1">
            <text:p>12,5</text:p>
          </table:table-cell>
          <table:table-cell office:value-type="float" office:value="8.75" table:formula="of:=[.$V$3]*[.C28]" table:style-name="ce1">
            <text:p>8,75</text:p>
          </table:table-cell>
          <table:table-cell office:value-type="float" office:value="10" table:formula="of:=[.$V$4]*[.D28]" table:style-name="ce1">
            <text:p>10</text:p>
          </table:table-cell>
          <table:table-cell office:value-type="float" office:value="12.5" table:formula="of:=[.$V$5]*[.E28]" table:style-name="ce1">
            <text:p>12,5</text:p>
          </table:table-cell>
          <table:table-cell office:value-type="float" office:value="10.953414351851849" table:formula="of:=[.$V$6]*[.F28]" table:style-name="ce1">
            <text:p>10,95341435</text:p>
          </table:table-cell>
          <table:table-cell office:value-type="float" office:value="12.5" table:formula="of:=[.$V$7]*[.G28]" table:style-name="ce1">
            <text:p>12,5</text:p>
          </table:table-cell>
          <table:table-cell office:value-type="float" office:value="7.5" table:formula="of:=[.$V$8]*[.H28]" table:style-name="ce1">
            <text:p>7,5</text:p>
          </table:table-cell>
          <table:table-cell office:value-type="float" office:value="7.5" table:formula="of:=[.$V$9]*[.I28]" table:style-name="ce1">
            <text:p>7,5</text:p>
          </table:table-cell>
          <table:table-cell table:style-name="ce1"/>
          <table:table-cell office:value-type="float" office:value="82.203414351851848" table:formula="of:=SUM([.M28:.T28])" table:style-name="ce1">
            <text:p>82,20341435</text:p>
          </table:table-cell>
          <table:table-cell table:number-columns-repeated="16362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63.333333333333329" table:formula="of:=['6_1_Laufzeitverhalten'.K19]" table:style-name="ce1">
            <text:p>63,33333333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56.68981481481481" table:formula="of:=['6_2_Ausführungsumgebung'.R24]" table:style-name="ce1">
            <text:p>56,68981481</text:p>
          </table:table-cell>
          <table:table-cell office:value-type="float" office:value="100" table:style-name="ce1">
            <text:p>100</text:p>
          </table:table-cell>
          <table:table-cell office:value-type="float" office:value="60" table:formula="of:=['6_3_Integration-mit-andere-Modu'.K19]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float" office:value="7.9166666666666661" table:formula="of:=[.$V$2]*[.B29]" table:style-name="ce1">
            <text:p>7,916666667</text:p>
          </table:table-cell>
          <table:table-cell office:value-type="float" office:value="8.75" table:formula="of:=[.$V$3]*[.C29]" table:style-name="ce1">
            <text:p>8,75</text:p>
          </table:table-cell>
          <table:table-cell office:value-type="float" office:value="0" table:formula="of:=[.$V$4]*[.D29]" table:style-name="ce1">
            <text:p>0</text:p>
          </table:table-cell>
          <table:table-cell office:value-type="float" office:value="7.5" table:formula="of:=[.$V$5]*[.E29]" table:style-name="ce1">
            <text:p>7,5</text:p>
          </table:table-cell>
          <table:table-cell office:value-type="float" office:value="7.0862268518518512" table:formula="of:=[.$V$6]*[.F29]" table:style-name="ce1">
            <text:p>7,086226852</text:p>
          </table:table-cell>
          <table:table-cell office:value-type="float" office:value="12.5" table:formula="of:=[.$V$7]*[.G29]" table:style-name="ce1">
            <text:p>12,5</text:p>
          </table:table-cell>
          <table:table-cell office:value-type="float" office:value="7.5" table:formula="of:=[.$V$8]*[.H29]" table:style-name="ce1">
            <text:p>7,5</text:p>
          </table:table-cell>
          <table:table-cell office:value-type="float" office:value="7.5" table:formula="of:=[.$V$9]*[.I29]" table:style-name="ce1">
            <text:p>7,5</text:p>
          </table:table-cell>
          <table:table-cell table:style-name="ce1"/>
          <table:table-cell office:value-type="float" office:value="58.752893518518519" table:formula="of:=SUM([.M29:.T29])" table:style-name="ce1">
            <text:p>58,75289352</text:p>
          </table:table-cell>
          <table:table-cell table:number-columns-repeated="16362"/>
        </table:table-row>
        <table:table-row table:number-rows-repeated="1048547" table:style-name="ro1">
          <table:table-cell table:number-columns-repeated="16384"/>
        </table:table-row>
      </table:table>
      <table:table table:name="6_1_Laufzeitverhalten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CPU-Last</text:p>
          </table:table-cell>
          <table:table-cell office:value-type="string" table:style-name="ce1">
            <text:p>Speicherverbrauch (GC)</text:p>
          </table:table-cell>
          <table:table-cell office:value-type="string" table:style-name="ce1">
            <text:p>Staruptime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CPU-Last" table:formula="of:=[.$B$1]" table:style-name="ce1">
            <text:p>CPU-Last</text:p>
          </table:table-cell>
          <table:table-cell office:value-type="string" office:string-value="Speicherverbrauch (GC)" table:formula="of:=[.$C$1]" table:style-name="ce1">
            <text:p>Speicherverbrauch (GC)</text:p>
          </table:table-cell>
          <table:table-cell office:value-type="string" office:string-value="Staruptime" table:formula="of:=[.$D$1]" table:style-name="ce1">
            <text:p>Staruptime</text:p>
          </table:table-cell>
          <table:table-cell table:style-name="ce1"/>
          <table:table-cell office:value-type="string" table:style-name="ce1">
            <text:p>Alternative Priority (P)</text:p>
          </table:table-cell>
          <table:table-cell table:number-columns-repeated="16373"/>
        </table:table-row>
        <table:table-row table:style-name="ro1">
          <table:table-cell office:value-type="string" office:string-value="CPU-Last" table:formula="of:=[.$B$1]" table:style-name="ce1">
            <text:p>CPU-Last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office:value-type="float" office:value="1" table:formula="of:=1/[.$B$4]" table:style-name="ce1">
            <text:p>1</text:p>
          </table:table-cell>
          <table:table-cell table:style-name="ce1"/>
          <table:table-cell office:value-type="string" office:string-value="CPU-Last" table:formula="of:=[.$B$1]" table:style-name="ce1">
            <text:p>CPU-Last</text:p>
          </table:table-cell>
          <table:table-cell office:value-type="float" office:value="0.33333333333333331" table:formula="of:=[.B2]/[.$B$6]" table:style-name="ce1">
            <text:p>0,333333333</text:p>
          </table:table-cell>
          <table:table-cell office:value-type="float" office:value="0.33333333333333331" table:formula="of:=[.C2]/[.$C$6]" table:style-name="ce1">
            <text:p>0,333333333</text:p>
          </table:table-cell>
          <table:table-cell office:value-type="float" office:value="0.33333333333333331" table:formula="of:=[.D2]/[.$D$6]" table:style-name="ce1">
            <text:p>0,333333333</text:p>
          </table:table-cell>
          <table:table-cell table:style-name="ce1"/>
          <table:table-cell office:value-type="float" office:value="0.33333333333333331" table:formula="of:=AVERAGE([.G2:.I2])" table:style-name="ce1">
            <text:p>0,333333333</text:p>
          </table:table-cell>
          <table:table-cell table:number-columns-repeated="16373"/>
        </table:table-row>
        <table:table-row table:style-name="ro1">
          <table:table-cell office:value-type="string" office:string-value="Speicherverbrauch (GC)" table:formula="of:=[.$C$1]" table:style-name="ce1">
            <text:p>Speicherverbrauch (GC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C$4]" table:style-name="ce1">
            <text:p>1</text:p>
          </table:table-cell>
          <table:table-cell table:style-name="ce1"/>
          <table:table-cell office:value-type="string" office:string-value="Speicherverbrauch (GC)" table:formula="of:=[.$C$1]" table:style-name="ce1">
            <text:p>Speicherverbrauch (GC)</text:p>
          </table:table-cell>
          <table:table-cell office:value-type="float" office:value="0.33333333333333331" table:formula="of:=[.B3]/[.$B$6]" table:style-name="ce1">
            <text:p>0,333333333</text:p>
          </table:table-cell>
          <table:table-cell office:value-type="float" office:value="0.33333333333333331" table:formula="of:=[.C3]/[.$C$6]" table:style-name="ce1">
            <text:p>0,333333333</text:p>
          </table:table-cell>
          <table:table-cell office:value-type="float" office:value="0.33333333333333331" table:formula="of:=[.D3]/[.$D$6]" table:style-name="ce1">
            <text:p>0,333333333</text:p>
          </table:table-cell>
          <table:table-cell table:style-name="ce1"/>
          <table:table-cell office:value-type="float" office:value="0.33333333333333331" table:formula="of:=AVERAGE([.G3:.I3])" table:style-name="ce1">
            <text:p>0,333333333</text:p>
          </table:table-cell>
          <table:table-cell table:number-columns-repeated="16373"/>
        </table:table-row>
        <table:table-row table:style-name="ro1">
          <table:table-cell office:value-type="string" office:string-value="Staruptime" table:formula="of:=[.$D$1]" table:style-name="ce1">
            <text:p>Staruptim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Staruptime" table:formula="of:=[.$D$1]" table:style-name="ce1">
            <text:p>Staruptime</text:p>
          </table:table-cell>
          <table:table-cell office:value-type="float" office:value="0.33333333333333331" table:formula="of:=[.B4]/[.$B$6]" table:style-name="ce1">
            <text:p>0,333333333</text:p>
          </table:table-cell>
          <table:table-cell office:value-type="float" office:value="0.33333333333333331" table:formula="of:=[.C4]/[.$C$6]" table:style-name="ce1">
            <text:p>0,333333333</text:p>
          </table:table-cell>
          <table:table-cell office:value-type="float" office:value="0.33333333333333331" table:formula="of:=[.D4]/[.$D$6]" table:style-name="ce1">
            <text:p>0,333333333</text:p>
          </table:table-cell>
          <table:table-cell table:style-name="ce1"/>
          <table:table-cell office:value-type="float" office:value="0.33333333333333331" table:formula="of:=AVERAGE([.G4:.I4])" table:style-name="ce1">
            <text:p>0,33333333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3" table:formula="of:=SUM([.B2:.B4])" table:style-name="ce1">
            <text:p>3</text:p>
          </table:table-cell>
          <table:table-cell office:value-type="float" office:value="3" table:formula="of:=SUM([.C2:.C4])" table:style-name="ce1">
            <text:p>3</text:p>
          </table:table-cell>
          <table:table-cell office:value-type="float" office:value="3" table:formula="of:=SUM([.D2:.D4])" table:style-name="ce1">
            <text:p>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/>
        </table:table-row>
        <table:table-row table:style-name="ro1">
          <table:table-cell office:value-type="float" office:value="1" table:formula="of:=[.B2]*[.$K$2] + [.C2]*[.$K$3] + [.D2]*[.$K$4]" table:style-name="ce1">
            <text:p>1</text:p>
          </table:table-cell>
          <table:table-cell table:style-name="ce1"/>
          <table:table-cell office:value-type="float" office:value="3" table:formula="of:=[.A10] * 1/[.K2]" table:style-name="ce1">
            <text:p>3</text:p>
          </table:table-cell>
          <table:table-cell table:style-name="ce1"/>
          <table:table-cell office:value-type="float" office:value="3" table:formula="of:=AVERAGE([.C10:.C12])" table:style-name="ce1">
            <text:p>3</text:p>
          </table:table-cell>
          <table:table-cell table:style-name="ce1"/>
          <table:table-cell office:value-type="float" office:value="0" table:formula="of:=([.$E$10]-3)/(3-1)" table:style-name="ce1">
            <text:p>0</text:p>
          </table:table-cell>
          <table:table-cell table:style-name="ce1"/>
          <table:table-cell office:value-type="float" office:value="0.52449999999999997" table:style-name="ce1">
            <text:p>0,5245</text:p>
          </table:table-cell>
          <table:table-cell table:style-name="ce1"/>
          <table:table-cell office:value-type="float" office:value="0" table:formula="of:=[.$G$10]/[.$I$10]" table:style-name="ce14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formula="of:=[.B3]*[.$K$2] + [.C3]*[.$K$3] + [.D3]*[.$K$4]" table:style-name="ce1">
            <text:p>1</text:p>
          </table:table-cell>
          <table:table-cell table:style-name="ce1"/>
          <table:table-cell office:value-type="float" office:value="3" table:formula="of:=[.A11] * 1/[.K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B4]*[.$K$2] + [.C4]*[.$K$3] + [.D4]*[.$K$4]" table:style-name="ce1">
            <text:p>1</text:p>
          </table:table-cell>
          <table:table-cell table:style-name="ce1"/>
          <table:table-cell office:value-type="float" office:value="3" table:formula="of:=[.A12] * 1/[.K4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CPU-Last" table:formula="of:=[.B$1]" table:style-name="ce1">
            <text:p>CPU-Last</text:p>
          </table:table-cell>
          <table:table-cell office:value-type="string" office:string-value="Speicherverbrauch (GC)" table:formula="of:=[.C$1]" table:style-name="ce1">
            <text:p>Speicherverbrauch (GC)</text:p>
          </table:table-cell>
          <table:table-cell office:value-type="string" office:string-value="Staruptime" table:formula="of:=[.D$1]" table:style-name="ce1">
            <text:p>Staruptime</text:p>
          </table:table-cell>
          <table:table-cell table:number-columns-repeated="2" table:style-name="ce1"/>
          <table:table-cell office:value-type="string" office:string-value="CPU-Last" table:formula="of:=[.G$1]" table:style-name="ce1">
            <text:p>CPU-Last</text:p>
          </table:table-cell>
          <table:table-cell office:value-type="string" office:string-value="Speicherverbrauch (GC)" table:formula="of:=[.H$1]" table:style-name="ce1">
            <text:p>Speicherverbrauch (GC)</text:p>
          </table:table-cell>
          <table:table-cell office:value-type="string" office:string-value="Staruptime" table:formula="of:=[.I$1]" table:style-name="ce1">
            <text:p>Staruptime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73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33.333333333333329" table:formula="of:=[.$K$2]*[.B15]" table:style-name="ce1">
            <text:p>33,33333333</text:p>
          </table:table-cell>
          <table:table-cell office:value-type="float" office:value="10" table:formula="of:=[.$K$3]*[.C15]" table:style-name="ce1">
            <text:p>10</text:p>
          </table:table-cell>
          <table:table-cell office:value-type="float" office:value="16.666666666666664" table:formula="of:=[.$K$4]*[.D15]" table:style-name="ce1">
            <text:p>16,66666667</text:p>
          </table:table-cell>
          <table:table-cell table:style-name="ce1"/>
          <table:table-cell office:value-type="float" office:value="59.999999999999993" table:formula="of:=SUM([.G15:.I15])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3.333333333333329" table:formula="of:=[.$K$2]*[.B16]" table:style-name="ce1">
            <text:p>33,33333333</text:p>
          </table:table-cell>
          <table:table-cell office:value-type="float" office:value="26.666666666666664" table:formula="of:=[.$K$3]*[.C16]" table:style-name="ce1">
            <text:p>26,66666667</text:p>
          </table:table-cell>
          <table:table-cell office:value-type="float" office:value="33.333333333333329" table:formula="of:=[.$K$4]*[.D16]" table:style-name="ce1">
            <text:p>33,33333333</text:p>
          </table:table-cell>
          <table:table-cell table:style-name="ce1"/>
          <table:table-cell office:value-type="float" office:value="93.333333333333314" table:formula="of:=SUM([.G16:.I16])" table:style-name="ce1">
            <text:p>93,33333333</text:p>
          </table:table-cell>
          <table:table-cell table:number-columns-repeated="16373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3.333333333333329" table:formula="of:=[.$K$2]*[.B17]" table:style-name="ce1">
            <text:p>33,33333333</text:p>
          </table:table-cell>
          <table:table-cell office:value-type="float" office:value="30" table:formula="of:=[.$K$3]*[.C17]" table:style-name="ce1">
            <text:p>30</text:p>
          </table:table-cell>
          <table:table-cell office:value-type="float" office:value="33.333333333333329" table:formula="of:=[.$K$4]*[.D17]" table:style-name="ce1">
            <text:p>33,33333333</text:p>
          </table:table-cell>
          <table:table-cell table:style-name="ce1"/>
          <table:table-cell office:value-type="float" office:value="96.666666666666657" table:formula="of:=SUM([.G17:.I17])" table:style-name="ce1">
            <text:p>96,66666667</text:p>
          </table:table-cell>
          <table:table-cell table:number-columns-repeated="16373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3.333333333333329" table:formula="of:=[.$K$2]*[.B18]" table:style-name="ce1">
            <text:p>33,33333333</text:p>
          </table:table-cell>
          <table:table-cell office:value-type="float" office:value="33.333333333333329" table:formula="of:=[.$K$3]*[.C18]" table:style-name="ce1">
            <text:p>33,33333333</text:p>
          </table:table-cell>
          <table:table-cell office:value-type="float" office:value="33.333333333333329" table:formula="of:=[.$K$4]*[.D18]" table:style-name="ce1">
            <text:p>33,33333333</text:p>
          </table:table-cell>
          <table:table-cell table:style-name="ce1"/>
          <table:table-cell office:value-type="float" office:value="99.999999999999986" table:formula="of:=SUM([.G18:.I18])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30" table:formula="of:=[.$K$2]*[.B19]" table:style-name="ce1">
            <text:p>30</text:p>
          </table:table-cell>
          <table:table-cell office:value-type="float" office:value="16.666666666666664" table:formula="of:=[.$K$3]*[.C19]" table:style-name="ce1">
            <text:p>16,66666667</text:p>
          </table:table-cell>
          <table:table-cell office:value-type="float" office:value="16.666666666666664" table:formula="of:=[.$K$4]*[.D19]" table:style-name="ce1">
            <text:p>16,66666667</text:p>
          </table:table-cell>
          <table:table-cell table:style-name="ce1"/>
          <table:table-cell office:value-type="float" office:value="63.333333333333329" table:formula="of:=SUM([.G19:.I19])" table:style-name="ce1">
            <text:p>63,33333333</text:p>
          </table:table-cell>
          <table:table-cell table:number-columns-repeated="16373"/>
        </table:table-row>
        <table:table-row table:number-rows-repeated="1048557" table:style-name="ro1">
          <table:table-cell table:number-columns-repeated="16384"/>
        </table:table-row>
      </table:table>
      <table:table table:name="6_2_Ausführungsumgebung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Virtuelle Maschiene</text:p>
          </table:table-cell>
          <table:table-cell office:value-type="string" table:style-name="ce1">
            <text:p>Interpreter</text:p>
          </table:table-cell>
          <table:table-cell office:value-type="string" table:style-name="ce1">
            <text:p>Nativ (Binary)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Browser</text:p>
          </table:table-cell>
          <table:table-cell office:value-type="string" table:style-name="ce1">
            <text:p>Serverless</text:p>
          </table:table-cell>
          <table:table-cell table:number-columns-repeated="2" table:style-name="ce1"/>
          <table:table-cell office:value-type="string" table:style-name="ce1">
            <text:p>Normalisiert</text:p>
          </table:table-cell>
          <table:table-cell office:value-type="string" office:string-value="Virtuelle Maschiene" table:formula="of:=[.$B$1]" table:style-name="ce1">
            <text:p>Virtuelle Maschiene</text:p>
          </table:table-cell>
          <table:table-cell office:value-type="string" office:string-value="Interpreter" table:formula="of:=[.$C$1]" table:style-name="ce1">
            <text:p>Interpreter</text:p>
          </table:table-cell>
          <table:table-cell office:value-type="string" office:string-value="Nativ (Binary)" table:formula="of:=[.$D$1]" table:style-name="ce1">
            <text:p>Nativ (Binary)</text:p>
          </table:table-cell>
          <table:table-cell office:value-type="string" office:string-value="Container" table:formula="of:=[.$E$1]" table:style-name="ce1">
            <text:p>Container</text:p>
          </table:table-cell>
          <table:table-cell office:value-type="string" office:string-value="Browser" table:formula="of:=[.$F$1]" table:style-name="ce1">
            <text:p>Browser</text:p>
          </table:table-cell>
          <table:table-cell office:value-type="string" office:string-value="Serverless" table:formula="of:=[.$G$1]" table:style-name="ce1">
            <text:p>Serverless</text:p>
          </table:table-cell>
          <table:table-cell table:style-name="ce1"/>
          <table:table-cell office:value-type="string" table:style-name="ce1">
            <text:p>Alternative Priority (P)</text:p>
          </table:table-cell>
          <table:table-cell table:number-columns-repeated="16366"/>
        </table:table-row>
        <table:table-row table:style-name="ro1">
          <table:table-cell office:value-type="string" office:string-value="Virtuelle Maschiene" table:formula="of:=[.$B$1]" table:style-name="ce1">
            <text:p>Virtuelle Maschiene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B$3]" table:style-name="ce1">
            <text:p>3</text:p>
          </table:table-cell>
          <table:table-cell office:value-type="float" office:value="0.33333333333333331" table:formula="of:=1/[.$B$4]" table:style-name="ce1">
            <text:p>0,333333333</text:p>
          </table:table-cell>
          <table:table-cell office:value-type="float" office:value="1" table:formula="of:=1/[.$B$5]" table:style-name="ce1">
            <text:p>1</text:p>
          </table:table-cell>
          <table:table-cell office:value-type="float" office:value="3" table:formula="of:=1/[.$B$6]" table:style-name="ce1">
            <text:p>3</text:p>
          </table:table-cell>
          <table:table-cell office:value-type="float" office:value="3" table:formula="of:=1/[.$B$7]" table:style-name="ce1">
            <text:p>3</text:p>
          </table:table-cell>
          <table:table-cell table:number-columns-repeated="2" table:style-name="ce1"/>
          <table:table-cell office:value-type="string" office:string-value="Virtuelle Maschiene" table:formula="of:=[.$B$1]" table:style-name="ce1">
            <text:p>Virtuelle Maschiene</text:p>
          </table:table-cell>
          <table:table-cell office:value-type="float" office:value="0.16666666666666669" table:formula="of:=[.B2]/[.$B$9]" table:style-name="ce1">
            <text:p>0,166666667</text:p>
          </table:table-cell>
          <table:table-cell office:value-type="float" office:value="0.28124999999999994" table:formula="of:=[.C2]/[.$C$9]" table:style-name="ce1">
            <text:p>0,28125</text:p>
          </table:table-cell>
          <table:table-cell office:value-type="float" office:value="0.125" table:formula="of:=[.D2]/[.$D$9]" table:style-name="ce1">
            <text:p>0,125</text:p>
          </table:table-cell>
          <table:table-cell office:value-type="float" office:value="0.16666666666666669" table:formula="of:=[.E2]/[.$E$9]" table:style-name="ce1">
            <text:p>0,166666667</text:p>
          </table:table-cell>
          <table:table-cell office:value-type="float" office:value="0.22499999999999998" table:formula="of:=[.F2]/[.$F$9]" table:style-name="ce1">
            <text:p>0,225</text:p>
          </table:table-cell>
          <table:table-cell office:value-type="float" office:value="0.1875" table:formula="of:=[.G2]/[.$G$9]" table:style-name="ce1">
            <text:p>0,1875</text:p>
          </table:table-cell>
          <table:table-cell table:style-name="ce1"/>
          <table:table-cell office:value-type="float" office:value="0.19201388888888885" table:formula="of:=AVERAGE([.K2:.P2])" table:style-name="ce1">
            <text:p>0,192013889</text:p>
          </table:table-cell>
          <table:table-cell table:number-columns-repeated="16366"/>
        </table:table-row>
        <table:table-row table:style-name="ro1">
          <table:table-cell office:value-type="string" office:string-value="Interpreter" table:formula="of:=[.$C$1]" table:style-name="ce1">
            <text:p>Interpreter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0.33333333333333331" table:formula="of:=1/[.$C$4]" table:style-name="ce1">
            <text:p>0,333333333</text:p>
          </table:table-cell>
          <table:table-cell office:value-type="float" office:value="0.33333333333333331" table:formula="of:=1/[.$C$5]" table:style-name="ce1">
            <text:p>0,333333333</text:p>
          </table:table-cell>
          <table:table-cell office:value-type="float" office:value="3" table:formula="of:=1/[.$C$6]" table:style-name="ce1">
            <text:p>3</text:p>
          </table:table-cell>
          <table:table-cell office:value-type="float" office:value="3" table:formula="of:=1/[.$C$7]" table:style-name="ce1">
            <text:p>3</text:p>
          </table:table-cell>
          <table:table-cell table:number-columns-repeated="2" table:style-name="ce1"/>
          <table:table-cell office:value-type="string" office:string-value="Interpreter" table:formula="of:=[.$C$1]" table:style-name="ce1">
            <text:p>Interpreter</text:p>
          </table:table-cell>
          <table:table-cell office:value-type="float" office:value="5.5555555555555559E-2" table:formula="of:=[.B3]/[.$B$9]" table:style-name="ce1">
            <text:p>0,055555556</text:p>
          </table:table-cell>
          <table:table-cell office:value-type="float" office:value="9.3749999999999986E-2" table:formula="of:=[.C3]/[.$C$9]" table:style-name="ce1">
            <text:p>0,09375</text:p>
          </table:table-cell>
          <table:table-cell office:value-type="float" office:value="0.125" table:formula="of:=[.D3]/[.$D$9]" table:style-name="ce1">
            <text:p>0,125</text:p>
          </table:table-cell>
          <table:table-cell office:value-type="float" office:value="5.5555555555555559E-2" table:formula="of:=[.E3]/[.$E$9]" table:style-name="ce1">
            <text:p>0,055555556</text:p>
          </table:table-cell>
          <table:table-cell office:value-type="float" office:value="0.22499999999999998" table:formula="of:=[.F3]/[.$F$9]" table:style-name="ce1">
            <text:p>0,225</text:p>
          </table:table-cell>
          <table:table-cell office:value-type="float" office:value="0.1875" table:formula="of:=[.G3]/[.$G$9]" table:style-name="ce1">
            <text:p>0,1875</text:p>
          </table:table-cell>
          <table:table-cell table:style-name="ce1"/>
          <table:table-cell office:value-type="float" office:value="0.12372685185185185" table:formula="of:=AVERAGE([.K3:.P3])" table:style-name="ce1">
            <text:p>0,123726852</text:p>
          </table:table-cell>
          <table:table-cell table:number-columns-repeated="16366"/>
        </table:table-row>
        <table:table-row table:style-name="ro1">
          <table:table-cell office:value-type="string" office:string-value="Nativ (Binary)" table:formula="of:=[.$D$1]" table:style-name="ce1">
            <text:p>Nativ (Binary)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D$5]" table:style-name="ce1">
            <text:p>3</text:p>
          </table:table-cell>
          <table:table-cell office:value-type="float" office:value="3" table:formula="of:=1/[.$D$6]" table:style-name="ce1">
            <text:p>3</text:p>
          </table:table-cell>
          <table:table-cell office:value-type="float" office:value="3" table:formula="of:=1/[.$D$7]" table:style-name="ce1">
            <text:p>3</text:p>
          </table:table-cell>
          <table:table-cell table:number-columns-repeated="2" table:style-name="ce1"/>
          <table:table-cell office:value-type="string" office:string-value="Nativ (Binary)" table:formula="of:=[.$D$1]" table:style-name="ce1">
            <text:p>Nativ (Binary)</text:p>
          </table:table-cell>
          <table:table-cell office:value-type="float" office:value="0.50000000000000011" table:formula="of:=[.B4]/[.$B$9]" table:style-name="ce1">
            <text:p>0,5</text:p>
          </table:table-cell>
          <table:table-cell office:value-type="float" office:value="0.28124999999999994" table:formula="of:=[.C4]/[.$C$9]" table:style-name="ce1">
            <text:p>0,28125</text:p>
          </table:table-cell>
          <table:table-cell office:value-type="float" office:value="0.375" table:formula="of:=[.D4]/[.$D$9]" table:style-name="ce1">
            <text:p>0,375</text:p>
          </table:table-cell>
          <table:table-cell office:value-type="float" office:value="0.50000000000000011" table:formula="of:=[.E4]/[.$E$9]" table:style-name="ce1">
            <text:p>0,5</text:p>
          </table:table-cell>
          <table:table-cell office:value-type="float" office:value="0.22499999999999998" table:formula="of:=[.F4]/[.$F$9]" table:style-name="ce1">
            <text:p>0,225</text:p>
          </table:table-cell>
          <table:table-cell office:value-type="float" office:value="0.1875" table:formula="of:=[.G4]/[.$G$9]" table:style-name="ce1">
            <text:p>0,1875</text:p>
          </table:table-cell>
          <table:table-cell table:style-name="ce1"/>
          <table:table-cell office:value-type="float" office:value="0.34479166666666666" table:formula="of:=AVERAGE([.K4:.P4])" table:style-name="ce1">
            <text:p>0,344791667</text:p>
          </table:table-cell>
          <table:table-cell table:number-columns-repeated="16366"/>
        </table:table-row>
        <table:table-row table:style-name="ro1">
          <table:table-cell office:value-type="string" office:string-value="Container" table:formula="of:=[.$E$1]" table:style-name="ce1">
            <text:p>Containe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E$6]" table:style-name="ce1">
            <text:p>3</text:p>
          </table:table-cell>
          <table:table-cell office:value-type="float" office:value="3" table:formula="of:=1/[.$E$7]" table:style-name="ce1">
            <text:p>3</text:p>
          </table:table-cell>
          <table:table-cell table:number-columns-repeated="2" table:style-name="ce1"/>
          <table:table-cell office:value-type="string" office:string-value="Container" table:formula="of:=[.$E$1]" table:style-name="ce1">
            <text:p>Container</text:p>
          </table:table-cell>
          <table:table-cell office:value-type="float" office:value="0.16666666666666669" table:formula="of:=[.B5]/[.$B$9]" table:style-name="ce1">
            <text:p>0,166666667</text:p>
          </table:table-cell>
          <table:table-cell office:value-type="float" office:value="0.28124999999999994" table:formula="of:=[.C5]/[.$C$9]" table:style-name="ce1">
            <text:p>0,28125</text:p>
          </table:table-cell>
          <table:table-cell office:value-type="float" office:value="0.125" table:formula="of:=[.D5]/[.$D$9]" table:style-name="ce1">
            <text:p>0,125</text:p>
          </table:table-cell>
          <table:table-cell office:value-type="float" office:value="0.16666666666666669" table:formula="of:=[.E5]/[.$E$9]" table:style-name="ce1">
            <text:p>0,166666667</text:p>
          </table:table-cell>
          <table:table-cell office:value-type="float" office:value="0.22499999999999998" table:formula="of:=[.F5]/[.$F$9]" table:style-name="ce1">
            <text:p>0,225</text:p>
          </table:table-cell>
          <table:table-cell office:value-type="float" office:value="0.1875" table:formula="of:=[.G5]/[.$G$9]" table:style-name="ce1">
            <text:p>0,1875</text:p>
          </table:table-cell>
          <table:table-cell table:style-name="ce1"/>
          <table:table-cell office:value-type="float" office:value="0.19201388888888885" table:formula="of:=AVERAGE([.K5:.P5])" table:style-name="ce1">
            <text:p>0,192013889</text:p>
          </table:table-cell>
          <table:table-cell table:number-columns-repeated="16366"/>
        </table:table-row>
        <table:table-row table:style-name="ro1">
          <table:table-cell office:value-type="string" office:string-value="Browser" table:formula="of:=[.$F$1]" table:style-name="ce1">
            <text:p>Browser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1/[.$F$7]" table:style-name="ce1">
            <text:p>3</text:p>
          </table:table-cell>
          <table:table-cell table:number-columns-repeated="2" table:style-name="ce1"/>
          <table:table-cell office:value-type="string" office:string-value="Browser" table:formula="of:=[.$F$1]" table:style-name="ce1">
            <text:p>Browser</text:p>
          </table:table-cell>
          <table:table-cell office:value-type="float" office:value="5.5555555555555559E-2" table:formula="of:=[.B6]/[.$B$9]" table:style-name="ce1">
            <text:p>0,055555556</text:p>
          </table:table-cell>
          <table:table-cell office:value-type="float" office:value="3.1249999999999997E-2" table:formula="of:=[.C6]/[.$C$9]" table:style-name="ce1">
            <text:p>0,03125</text:p>
          </table:table-cell>
          <table:table-cell office:value-type="float" office:value="0.125" table:formula="of:=[.D6]/[.$D$9]" table:style-name="ce1">
            <text:p>0,125</text:p>
          </table:table-cell>
          <table:table-cell office:value-type="float" office:value="5.5555555555555559E-2" table:formula="of:=[.E6]/[.$E$9]" table:style-name="ce1">
            <text:p>0,055555556</text:p>
          </table:table-cell>
          <table:table-cell office:value-type="float" office:value="7.4999999999999997E-2" table:formula="of:=[.F6]/[.$F$9]" table:style-name="ce1">
            <text:p>0,075</text:p>
          </table:table-cell>
          <table:table-cell office:value-type="float" office:value="0.1875" table:formula="of:=[.G6]/[.$G$9]" table:style-name="ce1">
            <text:p>0,1875</text:p>
          </table:table-cell>
          <table:table-cell table:style-name="ce1"/>
          <table:table-cell office:value-type="float" office:value="8.8310185185185186E-2" table:formula="of:=AVERAGE([.K6:.P6])" table:style-name="ce1">
            <text:p>0,088310185</text:p>
          </table:table-cell>
          <table:table-cell table:number-columns-repeated="16366"/>
        </table:table-row>
        <table:table-row table:style-name="ro1">
          <table:table-cell office:value-type="string" office:string-value="Serverless" table:formula="of:=[.$G$1]" table:style-name="ce1">
            <text:p>Serverless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office:string-value="Serverless" table:formula="of:=[.$G$1]" table:style-name="ce1">
            <text:p>Serverless</text:p>
          </table:table-cell>
          <table:table-cell office:value-type="float" office:value="5.5555555555555559E-2" table:formula="of:=[.B7]/[.$B$9]" table:style-name="ce1">
            <text:p>0,055555556</text:p>
          </table:table-cell>
          <table:table-cell office:value-type="float" office:value="3.1249999999999997E-2" table:formula="of:=[.C7]/[.$C$9]" table:style-name="ce1">
            <text:p>0,03125</text:p>
          </table:table-cell>
          <table:table-cell office:value-type="float" office:value="0.125" table:formula="of:=[.D7]/[.$D$9]" table:style-name="ce1">
            <text:p>0,125</text:p>
          </table:table-cell>
          <table:table-cell office:value-type="float" office:value="5.5555555555555559E-2" table:formula="of:=[.E7]/[.$E$9]" table:style-name="ce1">
            <text:p>0,055555556</text:p>
          </table:table-cell>
          <table:table-cell office:value-type="float" office:value="2.4999999999999998E-2" table:formula="of:=[.F7]/[.$F$9]" table:style-name="ce1">
            <text:p>0,025</text:p>
          </table:table-cell>
          <table:table-cell office:value-type="float" office:value="6.25E-2" table:formula="of:=[.G7]/[.$G$9]" table:style-name="ce1">
            <text:p>0,0625</text:p>
          </table:table-cell>
          <table:table-cell table:style-name="ce1"/>
          <table:table-cell office:value-type="float" office:value="5.9143518518518519E-2" table:formula="of:=AVERAGE([.K7:.P7])" table:style-name="ce1">
            <text:p>0,059143519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5.9999999999999991" table:formula="of:=SUM([.B2:.B7])" table:style-name="ce1">
            <text:p>6</text:p>
          </table:table-cell>
          <table:table-cell office:value-type="float" office:value="10.666666666666668" table:formula="of:=SUM([.C2:.C7])" table:style-name="ce1">
            <text:p>10,66666667</text:p>
          </table:table-cell>
          <table:table-cell office:value-type="float" office:value="2.6666666666666665" table:formula="of:=SUM([.D2:.D7])" table:style-name="ce1">
            <text:p>2,666666667</text:p>
          </table:table-cell>
          <table:table-cell office:value-type="float" office:value="5.9999999999999991" table:formula="of:=SUM([.E2:.E7])" table:style-name="ce1">
            <text:p>6</text:p>
          </table:table-cell>
          <table:table-cell office:value-type="float" office:value="13.333333333333334" table:formula="of:=SUM([.F2:.F7])" table:style-name="ce1">
            <text:p>13,33333333</text:p>
          </table:table-cell>
          <table:table-cell office:value-type="float" office:value="16" table:formula="of:=SUM([.G2:.G7])" table:style-name="ce1">
            <text:p>1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 table:style-name="ce1"/>
        </table:table-row>
        <table:table-row table:style-name="ro1">
          <table:table-cell office:value-type="float" office:value="1.0475694444444443" table:formula="of:=[.B2] * [.$R2] + [.C2] * [.$R3] + [.D2]*[.$R4] + [.E2]*[.$R5] + [.F2]*[.$R26]+ [.G2]*[.$R7]" table:style-name="ce1">
            <text:p>1,047569444</text:p>
          </table:table-cell>
          <table:table-cell table:style-name="ce1"/>
          <table:table-cell office:value-type="float" office:value="5.4556962025316462" table:formula="of:=[.A12]*1/[.R2]" table:style-name="ce1">
            <text:p>5,455696203</text:p>
          </table:table-cell>
          <table:table-cell table:style-name="ce1"/>
          <table:table-cell office:value-type="float" office:value="6.3434524743165639" table:formula="of:=AVERAGE([.C12:.C17])" table:style-name="ce1">
            <text:p>6,343452474</text:p>
          </table:table-cell>
          <table:table-cell table:style-name="ce1"/>
          <table:table-cell office:value-type="float" office:value="6.8690494863312773E-2" table:formula="of:=([.$E$12]-6)/(6-1)" table:style-name="ce1">
            <text:p>0,068690495</text:p>
          </table:table-cell>
          <table:table-cell table:style-name="ce1"/>
          <table:table-cell office:value-type="float" office:value="1.2479" table:style-name="ce1">
            <text:p>1,2479</text:p>
          </table:table-cell>
          <table:table-cell table:style-name="ce1"/>
          <table:table-cell office:value-type="float" office:value="5.5044871274391192E-2" table:formula="of:=[.$G$12]/[.$I$12]" table:style-name="ce15">
            <text:p>0,055044871</text:p>
          </table:table-cell>
          <table:table-cell table:number-columns-repeated="16373" table:style-name="ce1"/>
        </table:table-row>
        <table:table-row table:style-name="ro1">
          <table:table-cell office:value-type="float" office:value="0.80902777777777768" table:formula="of:=[.B3] * [.$R2] + [.C3] * [.$R3] + [.D3]*[.$R4] + [.E3]*[.$R5] + [.F3]*[.$R6] + [.G3]*[.$R7]" table:style-name="ce1">
            <text:p>0,809027778</text:p>
          </table:table-cell>
          <table:table-cell table:style-name="ce1"/>
          <table:table-cell office:value-type="float" office:value="6.5388213283442465" table:formula="of:=[.A13]*1/[.R3]" table:style-name="ce1">
            <text:p>6,538821328</text:p>
          </table:table-cell>
          <table:table-cell table:number-columns-repeated="16381" table:style-name="ce1"/>
        </table:table-row>
        <table:table-row table:style-name="ro1">
          <table:table-cell office:value-type="float" office:value="2.3104166666666663" table:formula="of:=[.B4] * [.$R2] + [.C4] * [.$R3] + [.D4]*[.$R4] + [.E4]*[.$R5] + [.F4]*[.$R6] + [.G4]*[.$R7]" table:style-name="ce1">
            <text:p>2,310416667</text:p>
          </table:table-cell>
          <table:table-cell table:style-name="ce1"/>
          <table:table-cell office:value-type="float" office:value="6.7009063444108756" table:formula="of:=[.A14]*1/[.R4]" table:style-name="ce1">
            <text:p>6,700906344</text:p>
          </table:table-cell>
          <table:table-cell table:number-columns-repeated="16381" table:style-name="ce1"/>
        </table:table-row>
        <table:table-row table:style-name="ro1">
          <table:table-cell office:value-type="float" office:value="1.3125" table:formula="of:=[.B5] * [.$R2] + [.C5] * [.$R3] + [.D5]*[.$R4] + [.E5]*[.$R5] + [.F5]*[.$R6] + [.G5]*[.$R7]" table:style-name="ce1">
            <text:p>1,3125</text:p>
          </table:table-cell>
          <table:table-cell table:style-name="ce1"/>
          <table:table-cell office:value-type="float" office:value="6.8354430379746853" table:formula="of:=[.A15]*1/[.R5]" table:style-name="ce1">
            <text:p>6,835443038</text:p>
          </table:table-cell>
          <table:table-cell table:number-columns-repeated="16381" table:style-name="ce1"/>
        </table:table-row>
        <table:table-row table:style-name="ro1">
          <table:table-cell office:value-type="float" office:value="0.54992283950617282" table:formula="of:=[.B6] * [.$R2] + [.C6] * [.$R3] + [.D6]*[.$R4] + [.E6]*[.$R5] + [.F6]*[.$R6] + [.G6]*[.$R7]" table:style-name="ce1">
            <text:p>0,54992284</text:p>
          </table:table-cell>
          <table:table-cell table:style-name="ce1"/>
          <table:table-cell office:value-type="float" office:value="6.2271734381826125" table:formula="of:=[.A16]*1/[.R6]" table:style-name="ce1">
            <text:p>6,227173438</text:p>
          </table:table-cell>
          <table:table-cell table:number-columns-repeated="16381" table:style-name="ce1"/>
        </table:table-row>
        <table:table-row table:style-name="ro1">
          <table:table-cell office:value-type="float" office:value="0.37276234567901229" table:formula="of:=[.B7] * [.$R2] + [.C7] * [.$R3] + [.D7]*[.$R4] + [.E7]*[.$R5] + [.F7]*[.$R6] + [.G7]*[.$R7]" table:style-name="ce1">
            <text:p>0,372762346</text:p>
          </table:table-cell>
          <table:table-cell table:style-name="ce1"/>
          <table:table-cell office:value-type="float" office:value="6.3026744944553155" table:formula="of:=[.A17]*1/[.R7]" table:style-name="ce1">
            <text:p>6,30267449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Virtuelle Maschiene" table:formula="of:=[.B$1]" table:style-name="ce1">
            <text:p>Virtuelle Maschiene</text:p>
          </table:table-cell>
          <table:table-cell office:value-type="string" office:string-value="Interpreter" table:formula="of:=[.C$1]" table:style-name="ce1">
            <text:p>Interpreter</text:p>
          </table:table-cell>
          <table:table-cell office:value-type="string" office:string-value="Nativ (Binary)" table:formula="of:=[.D$1]" table:style-name="ce1">
            <text:p>Nativ (Binary)</text:p>
          </table:table-cell>
          <table:table-cell office:value-type="string" office:string-value="Container" table:formula="of:=[.E$1]" table:style-name="ce1">
            <text:p>Container</text:p>
          </table:table-cell>
          <table:table-cell office:value-type="string" office:string-value="Browser" table:formula="of:=[.F$1]" table:style-name="ce1">
            <text:p>Browser</text:p>
          </table:table-cell>
          <table:table-cell office:value-type="string" office:string-value="Serverless" table:formula="of:=[.G$1]" table:style-name="ce1">
            <text:p>Serverless</text:p>
          </table:table-cell>
          <table:table-cell table:number-columns-repeated="3" table:style-name="ce1"/>
          <table:table-cell office:value-type="string" office:string-value="Virtuelle Maschiene" table:formula="of:=[.B$1]" table:style-name="ce1">
            <text:p>Virtuelle Maschiene</text:p>
          </table:table-cell>
          <table:table-cell office:value-type="string" office:string-value="Interpreter" table:formula="of:=[.C$1]" table:style-name="ce1">
            <text:p>Interpreter</text:p>
          </table:table-cell>
          <table:table-cell office:value-type="string" office:string-value="Nativ (Binary)" table:formula="of:=[.D$1]" table:style-name="ce1">
            <text:p>Nativ (Binary)</text:p>
          </table:table-cell>
          <table:table-cell office:value-type="string" office:string-value="Container" table:formula="of:=[.E$1]" table:style-name="ce1">
            <text:p>Container</text:p>
          </table:table-cell>
          <table:table-cell office:value-type="string" office:string-value="Browser" table:formula="of:=[.F$1]" table:style-name="ce1">
            <text:p>Browser</text:p>
          </table:table-cell>
          <table:table-cell office:value-type="string" office:string-value="Serverless" table:formula="of:=[.G$1]" table:style-name="ce1">
            <text:p>Serverless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66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9.201388888888886" table:formula="of:=[.$R$2]*[.B20]" table:style-name="ce1">
            <text:p>19,20138889</text:p>
          </table:table-cell>
          <table:table-cell office:value-type="float" office:value="11.135416666666666" table:formula="of:=[.$R$3]*[.C20]" table:style-name="ce1">
            <text:p>11,13541667</text:p>
          </table:table-cell>
          <table:table-cell office:value-type="float" office:value="17.239583333333332" table:formula="of:=[.$R$4]*[.D20]" table:style-name="ce1">
            <text:p>17,23958333</text:p>
          </table:table-cell>
          <table:table-cell office:value-type="float" office:value="19.201388888888886" table:formula="of:=[.$R$5]*[.E20]" table:style-name="ce1">
            <text:p>19,20138889</text:p>
          </table:table-cell>
          <table:table-cell office:value-type="float" office:value="0" table:formula="of:=[.$R$6]*[.F20]" table:style-name="ce1">
            <text:p>0</text:p>
          </table:table-cell>
          <table:table-cell office:value-type="float" office:value="5.9143518518518521" table:formula="of:=[.$R$7]*[.G20]" table:style-name="ce1">
            <text:p>5,914351852</text:p>
          </table:table-cell>
          <table:table-cell table:style-name="ce1"/>
          <table:table-cell office:value-type="float" office:value="72.692129629629619" table:formula="of:=SUM([.K20:.P20])" table:style-name="ce1">
            <text:p>72,69212963</text:p>
          </table:table-cell>
          <table:table-cell table:number-columns-repeated="16366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office:annotation draw:style-name="a14" svg:x="4.38333333333333in" svg:y="3.075in" svg:width="1.10833333333333in" svg:height="0.791666666666667in">
              <dc:creator>Soldo, Stjepan</dc:creator>
              <text:p><text:span text:style-name="T2">Soldo, Stjepan:</text:span><text:span text:style-name="T3"/></text:p>
              <text:p><text:span text:style-name="T3">Alle drei sind WebAssembly compalierbar</text:span></text:p>
            </office:annotation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9.201388888888886" table:formula="of:=[.$R$2]*[.B21]" table:style-name="ce1">
            <text:p>19,20138889</text:p>
          </table:table-cell>
          <table:table-cell office:value-type="float" office:value="12.372685185185185" table:formula="of:=[.$R$3]*[.C21]" table:style-name="ce1">
            <text:p>12,37268519</text:p>
          </table:table-cell>
          <table:table-cell office:value-type="float" office:value="34.479166666666664" table:formula="of:=[.$R$4]*[.D21]" table:style-name="ce1">
            <text:p>34,47916667</text:p>
          </table:table-cell>
          <table:table-cell office:value-type="float" office:value="19.201388888888886" table:formula="of:=[.$R$5]*[.E21]" table:style-name="ce1">
            <text:p>19,20138889</text:p>
          </table:table-cell>
          <table:table-cell office:value-type="float" office:value="8.831018518518519" table:formula="of:=[.$R$6]*[.F21]" table:style-name="ce1">
            <text:p>8,831018519</text:p>
          </table:table-cell>
          <table:table-cell office:value-type="float" office:value="5.9143518518518521" table:formula="of:=[.$R$7]*[.G21]" table:style-name="ce1">
            <text:p>5,914351852</text:p>
          </table:table-cell>
          <table:table-cell table:style-name="ce1"/>
          <table:table-cell office:value-type="float" office:value="99.999999999999986" table:formula="of:=SUM([.K21:.P21])" table:style-name="ce1">
            <text:p>100</text:p>
          </table:table-cell>
          <table:table-cell table:number-columns-repeated="16366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9.201388888888886" table:formula="of:=[.$R$2]*[.B22]" table:style-name="ce1">
            <text:p>19,20138889</text:p>
          </table:table-cell>
          <table:table-cell office:value-type="float" office:value="0" table:formula="of:=[.$R$3]*[.C22]" table:style-name="ce1">
            <text:p>0</text:p>
          </table:table-cell>
          <table:table-cell office:value-type="float" office:value="34.479166666666664" table:formula="of:=[.$R$4]*[.D22]" table:style-name="ce1">
            <text:p>34,47916667</text:p>
          </table:table-cell>
          <table:table-cell office:value-type="float" office:value="19.201388888888886" table:formula="of:=[.$R$5]*[.E22]" table:style-name="ce1">
            <text:p>19,20138889</text:p>
          </table:table-cell>
          <table:table-cell office:value-type="float" office:value="8.831018518518519" table:formula="of:=[.$R$6]*[.F22]" table:style-name="ce1">
            <text:p>8,831018519</text:p>
          </table:table-cell>
          <table:table-cell office:value-type="float" office:value="5.9143518518518521" table:formula="of:=[.$R$7]*[.G22]" table:style-name="ce1">
            <text:p>5,914351852</text:p>
          </table:table-cell>
          <table:table-cell table:style-name="ce1"/>
          <table:table-cell office:value-type="float" office:value="87.627314814814795" table:formula="of:=SUM([.K22:.P22])" table:style-name="ce1">
            <text:p>87,62731481</text:p>
          </table:table-cell>
          <table:table-cell table:number-columns-repeated="16366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9.201388888888886" table:formula="of:=[.$R$2]*[.B23]" table:style-name="ce1">
            <text:p>19,20138889</text:p>
          </table:table-cell>
          <table:table-cell office:value-type="float" office:value="0" table:formula="of:=[.$R$3]*[.C23]" table:style-name="ce1">
            <text:p>0</text:p>
          </table:table-cell>
          <table:table-cell office:value-type="float" office:value="34.479166666666664" table:formula="of:=[.$R$4]*[.D23]" table:style-name="ce1">
            <text:p>34,47916667</text:p>
          </table:table-cell>
          <table:table-cell office:value-type="float" office:value="19.201388888888886" table:formula="of:=[.$R$5]*[.E23]" table:style-name="ce1">
            <text:p>19,20138889</text:p>
          </table:table-cell>
          <table:table-cell office:value-type="float" office:value="8.831018518518519" table:formula="of:=[.$R$6]*[.F23]" table:style-name="ce1">
            <text:p>8,831018519</text:p>
          </table:table-cell>
          <table:table-cell office:value-type="float" office:value="5.9143518518518521" table:formula="of:=[.$R$7]*[.G23]" table:style-name="ce1">
            <text:p>5,914351852</text:p>
          </table:table-cell>
          <table:table-cell table:style-name="ce1"/>
          <table:table-cell office:value-type="float" office:value="87.627314814814795" table:formula="of:=SUM([.K23:.P23])" table:style-name="ce1">
            <text:p>87,62731481</text:p>
          </table:table-cell>
          <table:table-cell table:number-columns-repeated="16366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9.201388888888886" table:formula="of:=[.$R$2]*[.B24]" table:style-name="ce1">
            <text:p>19,20138889</text:p>
          </table:table-cell>
          <table:table-cell office:value-type="float" office:value="12.372685185185185" table:formula="of:=[.$R$3]*[.C24]" table:style-name="ce1">
            <text:p>12,37268519</text:p>
          </table:table-cell>
          <table:table-cell office:value-type="float" office:value="0" table:formula="of:=[.$R$4]*[.D24]" table:style-name="ce1">
            <text:p>0</text:p>
          </table:table-cell>
          <table:table-cell office:value-type="float" office:value="19.201388888888886" table:formula="of:=[.$R$5]*[.E24]" table:style-name="ce1">
            <text:p>19,20138889</text:p>
          </table:table-cell>
          <table:table-cell office:value-type="float" office:value="0" table:formula="of:=[.$R$6]*[.F24]" table:style-name="ce1">
            <text:p>0</text:p>
          </table:table-cell>
          <table:table-cell office:value-type="float" office:value="5.9143518518518521" table:formula="of:=[.$R$7]*[.G24]" table:style-name="ce1">
            <text:p>5,914351852</text:p>
          </table:table-cell>
          <table:table-cell table:style-name="ce1"/>
          <table:table-cell office:value-type="float" office:value="56.68981481481481" table:formula="of:=SUM([.K24:.P24])" table:style-name="ce1">
            <text:p>56,68981481</text:p>
          </table:table-cell>
          <table:table-cell table:number-columns-repeated="16366"/>
        </table:table-row>
        <table:table-row table:number-rows-repeated="1048552" table:style-name="ro1">
          <table:table-cell table:number-columns-repeated="16384"/>
        </table:table-row>
      </table:table>
      <table:table table:name="6_3_Integration-mit-andere-Modu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Event driven</text:p>
          </table:table-cell>
          <table:table-cell office:value-type="string" table:style-name="ce1">
            <text:p>Message Driven</text:p>
          </table:table-cell>
          <table:table-cell office:value-type="string" table:style-name="ce1">
            <text:p>Synchron/Asynchron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Event driven" table:formula="of:=[.$B$1]" table:style-name="ce1">
            <text:p>Event driven</text:p>
          </table:table-cell>
          <table:table-cell office:value-type="string" office:string-value="Message Driven" table:formula="of:=[.$C$1]" table:style-name="ce1">
            <text:p>Message Driven</text:p>
          </table:table-cell>
          <table:table-cell office:value-type="string" office:string-value="Synchron/Asynchron" table:formula="of:=[.$D$1]" table:style-name="ce1">
            <text:p>Synchron/Asynchron</text:p>
          </table:table-cell>
          <table:table-cell table:style-name="ce1"/>
          <table:table-cell office:value-type="string" table:style-name="ce1">
            <text:p>Alternative Priority (P)</text:p>
          </table:table-cell>
          <table:table-cell table:number-columns-repeated="16373"/>
        </table:table-row>
        <table:table-row table:style-name="ro1">
          <table:table-cell office:value-type="string" office:string-value="Event driven" table:formula="of:=[.$B$1]" table:style-name="ce1">
            <text:p>Event driven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office:value-type="float" office:value="1" table:formula="of:=1/[.$B$4]" table:style-name="ce1">
            <text:p>1</text:p>
          </table:table-cell>
          <table:table-cell table:style-name="ce1"/>
          <table:table-cell office:value-type="string" office:string-value="Event driven" table:formula="of:=[.$B$1]" table:style-name="ce1">
            <text:p>Event driven</text:p>
          </table:table-cell>
          <table:table-cell office:value-type="float" office:value="0.33333333333333331" table:formula="of:=[.B2]/[.$B$6]" table:style-name="ce1">
            <text:p>0,333333333</text:p>
          </table:table-cell>
          <table:table-cell office:value-type="float" office:value="0.33333333333333331" table:formula="of:=[.C2]/[.$C$6]" table:style-name="ce1">
            <text:p>0,333333333</text:p>
          </table:table-cell>
          <table:table-cell office:value-type="float" office:value="0.33333333333333331" table:formula="of:=[.D2]/[.$D$6]" table:style-name="ce1">
            <text:p>0,333333333</text:p>
          </table:table-cell>
          <table:table-cell table:style-name="ce1"/>
          <table:table-cell office:value-type="float" office:value="0.33333333333333331" table:formula="of:=AVERAGE([.G2:.I2])" table:style-name="ce1">
            <text:p>0,333333333</text:p>
          </table:table-cell>
          <table:table-cell table:number-columns-repeated="16373"/>
        </table:table-row>
        <table:table-row table:style-name="ro1">
          <table:table-cell office:value-type="string" office:string-value="Message Driven" table:formula="of:=[.$C$1]" table:style-name="ce1">
            <text:p>Message Driv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C$4]" table:style-name="ce1">
            <text:p>1</text:p>
          </table:table-cell>
          <table:table-cell table:style-name="ce1"/>
          <table:table-cell office:value-type="string" office:string-value="Message Driven" table:formula="of:=[.$C$1]" table:style-name="ce1">
            <text:p>Message Driven</text:p>
          </table:table-cell>
          <table:table-cell office:value-type="float" office:value="0.33333333333333331" table:formula="of:=[.B3]/[.$B$6]" table:style-name="ce1">
            <text:p>0,333333333</text:p>
          </table:table-cell>
          <table:table-cell office:value-type="float" office:value="0.33333333333333331" table:formula="of:=[.C3]/[.$C$6]" table:style-name="ce1">
            <text:p>0,333333333</text:p>
          </table:table-cell>
          <table:table-cell office:value-type="float" office:value="0.33333333333333331" table:formula="of:=[.D3]/[.$D$6]" table:style-name="ce1">
            <text:p>0,333333333</text:p>
          </table:table-cell>
          <table:table-cell table:style-name="ce1"/>
          <table:table-cell office:value-type="float" office:value="0.33333333333333331" table:formula="of:=AVERAGE([.G3:.I3])" table:style-name="ce1">
            <text:p>0,333333333</text:p>
          </table:table-cell>
          <table:table-cell table:number-columns-repeated="16373"/>
        </table:table-row>
        <table:table-row table:style-name="ro1">
          <table:table-cell office:value-type="string" office:string-value="Synchron/Asynchron" table:formula="of:=[.$D$1]" table:style-name="ce1">
            <text:p>Synchron/Asynchr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Synchron/Asynchron" table:formula="of:=[.$D$1]" table:style-name="ce1">
            <text:p>Synchron/Asynchron</text:p>
          </table:table-cell>
          <table:table-cell office:value-type="float" office:value="0.33333333333333331" table:formula="of:=[.B4]/[.$B$6]" table:style-name="ce1">
            <text:p>0,333333333</text:p>
          </table:table-cell>
          <table:table-cell office:value-type="float" office:value="0.33333333333333331" table:formula="of:=[.C4]/[.$C$6]" table:style-name="ce1">
            <text:p>0,333333333</text:p>
          </table:table-cell>
          <table:table-cell office:value-type="float" office:value="0.33333333333333331" table:formula="of:=[.D4]/[.$D$6]" table:style-name="ce1">
            <text:p>0,333333333</text:p>
          </table:table-cell>
          <table:table-cell table:style-name="ce1"/>
          <table:table-cell office:value-type="float" office:value="0.33333333333333331" table:formula="of:=AVERAGE([.G4:.I4])" table:style-name="ce1">
            <text:p>0,33333333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3" table:formula="of:=SUM([.B2:.B4])" table:style-name="ce1">
            <text:p>3</text:p>
          </table:table-cell>
          <table:table-cell office:value-type="float" office:value="3" table:formula="of:=SUM([.C2:.C4])" table:style-name="ce1">
            <text:p>3</text:p>
          </table:table-cell>
          <table:table-cell office:value-type="float" office:value="3" table:formula="of:=SUM([.D2:.D4])" table:style-name="ce1">
            <text:p>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/>
        </table:table-row>
        <table:table-row table:style-name="ro1">
          <table:table-cell office:value-type="float" office:value="1" table:formula="of:=[.B2]*[.$K$2] + [.C2]*[.$K$3] + [.D2]*[.$K$4]" table:style-name="ce1">
            <text:p>1</text:p>
          </table:table-cell>
          <table:table-cell table:style-name="ce1"/>
          <table:table-cell office:value-type="float" office:value="3" table:formula="of:=[.A10] * 1/[.K2]" table:style-name="ce1">
            <text:p>3</text:p>
          </table:table-cell>
          <table:table-cell table:style-name="ce1"/>
          <table:table-cell office:value-type="float" office:value="3" table:formula="of:=AVERAGE([.C10:.C12])" table:style-name="ce1">
            <text:p>3</text:p>
          </table:table-cell>
          <table:table-cell table:style-name="ce1"/>
          <table:table-cell office:value-type="float" office:value="0" table:formula="of:=([.$E$10]-3)/(3-1)" table:style-name="ce1">
            <text:p>0</text:p>
          </table:table-cell>
          <table:table-cell table:style-name="ce1"/>
          <table:table-cell office:value-type="float" office:value="0.52449999999999997" table:style-name="ce1">
            <text:p>0,5245</text:p>
          </table:table-cell>
          <table:table-cell table:style-name="ce1"/>
          <table:table-cell office:value-type="float" office:value="0" table:formula="of:=[.$G$10]/[.$I$10]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formula="of:=[.B3]*[.$K$2] + [.C3]*[.$K$3] + [.D3]*[.$K$4]" table:style-name="ce1">
            <text:p>1</text:p>
          </table:table-cell>
          <table:table-cell table:style-name="ce1"/>
          <table:table-cell office:value-type="float" office:value="3" table:formula="of:=[.A11] * 1/[.K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B4]*[.$K$2] + [.C4]*[.$K$3] + [.D4]*[.$K$4]" table:style-name="ce1">
            <text:p>1</text:p>
          </table:table-cell>
          <table:table-cell table:style-name="ce1"/>
          <table:table-cell office:value-type="float" office:value="3" table:formula="of:=[.A12] * 1/[.K4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Event driven" table:formula="of:=[.B$1]" table:style-name="ce1">
            <text:p>Event driven</text:p>
          </table:table-cell>
          <table:table-cell office:value-type="string" office:string-value="Message Driven" table:formula="of:=[.C$1]" table:style-name="ce1">
            <text:p>Message Driven</text:p>
          </table:table-cell>
          <table:table-cell office:value-type="string" office:string-value="Synchron/Asynchron" table:formula="of:=[.D$1]" table:style-name="ce1">
            <text:p>Synchron/Asynchron</text:p>
          </table:table-cell>
          <table:table-cell table:number-columns-repeated="2" table:style-name="ce1"/>
          <table:table-cell office:value-type="string" office:string-value="Event driven" table:formula="of:=[.B$1]" table:style-name="ce1">
            <text:p>Event driven</text:p>
          </table:table-cell>
          <table:table-cell office:value-type="string" office:string-value="Message Driven" table:formula="of:=[.C$1]" table:style-name="ce1">
            <text:p>Message Driven</text:p>
          </table:table-cell>
          <table:table-cell office:value-type="string" office:string-value="Synchron/Asynchron" table:formula="of:=[.D$1]" table:style-name="ce1">
            <text:p>Synchron/Asynchron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73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26.666666666666664" table:formula="of:=[.$K$2]*[.B15]" table:style-name="ce1">
            <text:p>26,66666667</text:p>
          </table:table-cell>
          <table:table-cell office:value-type="float" office:value="26.666666666666664" table:formula="of:=[.$K$3]*[.C15]" table:style-name="ce1">
            <text:p>26,66666667</text:p>
          </table:table-cell>
          <table:table-cell office:value-type="float" office:value="33.333333333333329" table:formula="of:=[.$K$4]*[.D15]" table:style-name="ce1">
            <text:p>33,33333333</text:p>
          </table:table-cell>
          <table:table-cell table:style-name="ce1"/>
          <table:table-cell office:value-type="float" office:value="86.666666666666657" table:formula="of:=SUM([.G15:.I15])" table:style-name="ce1">
            <text:p>86,66666667</text:p>
          </table:table-cell>
          <table:table-cell table:number-columns-repeated="16373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3.333333333333329" table:formula="of:=[.$K$2]*[.B16]" table:style-name="ce1">
            <text:p>33,33333333</text:p>
          </table:table-cell>
          <table:table-cell office:value-type="float" office:value="33.333333333333329" table:formula="of:=[.$K$3]*[.C16]" table:style-name="ce1">
            <text:p>33,33333333</text:p>
          </table:table-cell>
          <table:table-cell office:value-type="float" office:value="33.333333333333329" table:formula="of:=[.$K$4]*[.D16]" table:style-name="ce1">
            <text:p>33,33333333</text:p>
          </table:table-cell>
          <table:table-cell table:style-name="ce1"/>
          <table:table-cell office:value-type="float" office:value="99.999999999999986" table:formula="of:=SUM([.G16:.I16])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3.333333333333329" table:formula="of:=[.$K$2]*[.B17]" table:style-name="ce1">
            <text:p>33,33333333</text:p>
          </table:table-cell>
          <table:table-cell office:value-type="float" office:value="33.333333333333329" table:formula="of:=[.$K$3]*[.C17]" table:style-name="ce1">
            <text:p>33,33333333</text:p>
          </table:table-cell>
          <table:table-cell office:value-type="float" office:value="33.333333333333329" table:formula="of:=[.$K$4]*[.D17]" table:style-name="ce1">
            <text:p>33,33333333</text:p>
          </table:table-cell>
          <table:table-cell table:style-name="ce1"/>
          <table:table-cell office:value-type="float" office:value="99.999999999999986" table:formula="of:=SUM([.G17:.I17])" table:style-name="ce1">
            <text:p>100</text:p>
          </table:table-cell>
          <table:table-cell table:number-columns-repeated="16373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20" table:formula="of:=[.$K$2]*[.B18]" table:style-name="ce1">
            <text:p>20</text:p>
          </table:table-cell>
          <table:table-cell office:value-type="float" office:value="20" table:formula="of:=[.$K$3]*[.C18]" table:style-name="ce1">
            <text:p>20</text:p>
          </table:table-cell>
          <table:table-cell office:value-type="float" office:value="20" table:formula="of:=[.$K$4]*[.D18]" table:style-name="ce1">
            <text:p>20</text:p>
          </table:table-cell>
          <table:table-cell table:style-name="ce1"/>
          <table:table-cell office:value-type="float" office:value="60" table:formula="of:=SUM([.G18:.I18])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20" table:formula="of:=[.$K$2]*[.B19]" table:style-name="ce1">
            <text:p>20</text:p>
          </table:table-cell>
          <table:table-cell office:value-type="float" office:value="20" table:formula="of:=[.$K$3]*[.C19]" table:style-name="ce1">
            <text:p>20</text:p>
          </table:table-cell>
          <table:table-cell office:value-type="float" office:value="20" table:formula="of:=[.$K$4]*[.D19]" table:style-name="ce1">
            <text:p>20</text:p>
          </table:table-cell>
          <table:table-cell table:style-name="ce1"/>
          <table:table-cell office:value-type="float" office:value="60" table:formula="of:=SUM([.G19:.I19])" table:style-name="ce1">
            <text:p>60</text:p>
          </table:table-cell>
          <table:table-cell table:number-columns-repeated="16373"/>
        </table:table-row>
        <table:table-row table:number-rows-repeated="1048557" table:style-name="ro1">
          <table:table-cell table:number-columns-repeated="16384"/>
        </table:table-row>
      </table:table>
      <table:table table:name="7_Community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A/B Criteria Comparison Matrix [C]</text:p>
          </table:table-cell>
          <table:table-cell office:value-type="string" table:style-name="ce1">
            <text:p>Akzeptanz der Srpache</text:p>
          </table:table-cell>
          <table:table-cell office:value-type="string" table:style-name="ce1">
            <text:p>Foundation-Support</text:p>
          </table:table-cell>
          <table:table-cell office:value-type="string" table:style-name="ce1">
            <text:p>Support durch Foren</text:p>
          </table:table-cell>
          <table:table-cell office:value-type="string" table:style-name="ce1">
            <text:p>Verfügbarkeit von Online Trianings, Literatur</text:p>
          </table:table-cell>
          <table:table-cell table:style-name="ce1"/>
          <table:table-cell office:value-type="string" table:style-name="ce1">
            <text:p>Normalisiert</text:p>
          </table:table-cell>
          <table:table-cell office:value-type="string" office:string-value="Akzeptanz der Srpache" table:formula="of:=[.$B$1]" table:style-name="ce1">
            <text:p>Akzeptanz der Srpache</text:p>
          </table:table-cell>
          <table:table-cell office:value-type="string" office:string-value="Foundation-Support" table:formula="of:=[.$C$1]" table:style-name="ce1">
            <text:p>Foundation-Support</text:p>
          </table:table-cell>
          <table:table-cell office:value-type="string" office:string-value="Support durch Foren" table:formula="of:=[.$D$1]" table:style-name="ce1">
            <text:p>Support durch Foren</text:p>
          </table:table-cell>
          <table:table-cell office:value-type="string" office:string-value="Verfügbarkeit von Online Trianings, Literatur" table:formula="of:=[.$E$1]" table:style-name="ce1">
            <text:p>Verfügbarkeit von Online Trianings, Literatur</text:p>
          </table:table-cell>
          <table:table-cell table:style-name="ce1"/>
          <table:table-cell office:value-type="string" table:style-name="ce1">
            <text:p>Criteria Weights (W)</text:p>
          </table:table-cell>
          <table:table-cell table:number-columns-repeated="16371"/>
        </table:table-row>
        <table:table-row table:style-name="ro1">
          <table:table-cell office:value-type="string" office:string-value="Akzeptanz der Srpache" table:formula="of:=[.$B$1]" table:style-name="ce1">
            <text:p>Akzeptanz der Srpache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B$3]" table:style-name="ce1">
            <text:p>1</text:p>
          </table:table-cell>
          <table:table-cell office:value-type="float" office:value="1" table:formula="of:=1/[.$B$4]" table:style-name="ce1">
            <text:p>1</text:p>
          </table:table-cell>
          <table:table-cell office:value-type="float" office:value="3" table:formula="of:=1/[.$B$5]" table:style-name="ce1">
            <text:p>3</text:p>
          </table:table-cell>
          <table:table-cell table:style-name="ce1"/>
          <table:table-cell office:value-type="string" office:string-value="Akzeptanz der Srpache" table:formula="of:=[.$B$1]" table:style-name="ce1">
            <text:p>Akzeptanz der Srpache</text:p>
          </table:table-cell>
          <table:table-cell office:value-type="float" office:value="0.3" table:formula="of:=[.B2]/[.$B$7]" table:style-name="ce1">
            <text:p>0,3</text:p>
          </table:table-cell>
          <table:table-cell office:value-type="float" office:value="0.3" table:formula="of:=[.C2]/[.$C$7]" table:style-name="ce1">
            <text:p>0,3</text:p>
          </table:table-cell>
          <table:table-cell office:value-type="float" office:value="0.25" table:formula="of:=[.D2]/[.$D$7]" table:style-name="ce1">
            <text:p>0,25</text:p>
          </table:table-cell>
          <table:table-cell office:value-type="float" office:value="0.375" table:formula="of:=[.E2]/[.$E$7]" table:style-name="ce1">
            <text:p>0,375</text:p>
          </table:table-cell>
          <table:table-cell table:style-name="ce1"/>
          <table:table-cell office:value-type="float" office:value="0.30625000000000002" table:formula="of:=AVERAGE([.H2:.K2])" table:style-name="ce1">
            <text:p>0,30625</text:p>
          </table:table-cell>
          <table:table-cell table:number-columns-repeated="16371"/>
        </table:table-row>
        <table:table-row table:style-name="ro1">
          <table:table-cell office:value-type="string" office:string-value="Foundation-Support" table:formula="of:=[.$C$1]" table:style-name="ce1">
            <text:p>Foundation-Suppor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C$4]" table:style-name="ce1">
            <text:p>1</text:p>
          </table:table-cell>
          <table:table-cell office:value-type="float" office:value="3" table:formula="of:=1/[.$C$5]" table:style-name="ce1">
            <text:p>3</text:p>
          </table:table-cell>
          <table:table-cell table:style-name="ce1"/>
          <table:table-cell office:value-type="string" office:string-value="Foundation-Support" table:formula="of:=[.$C$1]" table:style-name="ce1">
            <text:p>Foundation-Support</text:p>
          </table:table-cell>
          <table:table-cell office:value-type="float" office:value="0.3" table:formula="of:=[.B3]/[.$B$7]" table:style-name="ce1">
            <text:p>0,3</text:p>
          </table:table-cell>
          <table:table-cell office:value-type="float" office:value="0.3" table:formula="of:=[.C3]/[.$C$7]" table:style-name="ce1">
            <text:p>0,3</text:p>
          </table:table-cell>
          <table:table-cell office:value-type="float" office:value="0.25" table:formula="of:=[.D3]/[.$D$7]" table:style-name="ce1">
            <text:p>0,25</text:p>
          </table:table-cell>
          <table:table-cell office:value-type="float" office:value="0.375" table:formula="of:=[.E3]/[.$E$7]" table:style-name="ce1">
            <text:p>0,375</text:p>
          </table:table-cell>
          <table:table-cell table:style-name="ce1"/>
          <table:table-cell office:value-type="float" office:value="0.30625000000000002" table:formula="of:=AVERAGE([.H3:.K3])" table:style-name="ce1">
            <text:p>0,30625</text:p>
          </table:table-cell>
          <table:table-cell table:number-columns-repeated="16371"/>
        </table:table-row>
        <table:table-row table:style-name="ro1">
          <table:table-cell office:value-type="string" office:string-value="Support durch Foren" table:formula="of:=[.$D$1]" table:style-name="ce1">
            <text:p>Support durch For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1/[.$D$5]" table:style-name="ce1">
            <text:p>1</text:p>
          </table:table-cell>
          <table:table-cell table:style-name="ce1"/>
          <table:table-cell office:value-type="string" office:string-value="Support durch Foren" table:formula="of:=[.$D$1]" table:style-name="ce1">
            <text:p>Support durch Foren</text:p>
          </table:table-cell>
          <table:table-cell office:value-type="float" office:value="0.3" table:formula="of:=[.B4]/[.$B$7]" table:style-name="ce1">
            <text:p>0,3</text:p>
          </table:table-cell>
          <table:table-cell office:value-type="float" office:value="0.3" table:formula="of:=[.C4]/[.$C$7]" table:style-name="ce1">
            <text:p>0,3</text:p>
          </table:table-cell>
          <table:table-cell office:value-type="float" office:value="0.25" table:formula="of:=[.D4]/[.$D$7]" table:style-name="ce1">
            <text:p>0,25</text:p>
          </table:table-cell>
          <table:table-cell office:value-type="float" office:value="0.125" table:formula="of:=[.E4]/[.$E$7]" table:style-name="ce1">
            <text:p>0,125</text:p>
          </table:table-cell>
          <table:table-cell table:style-name="ce1"/>
          <table:table-cell office:value-type="float" office:value="0.24374999999999999" table:formula="of:=AVERAGE([.H4:.K4])" table:style-name="ce1">
            <text:p>0,24375</text:p>
          </table:table-cell>
          <table:table-cell table:number-columns-repeated="16371"/>
        </table:table-row>
        <table:table-row table:style-name="ro1">
          <table:table-cell office:value-type="string" office:string-value="Verfügbarkeit von Online Trianings, Literatur" table:formula="of:=[.$E$1]" table:style-name="ce1">
            <text:p>Verfügbarkeit von Online Trianings, Literatur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0.33333333333333331" table:formula="of:=1/3" table:style-name="ce1">
            <text:p>0,3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Verfügbarkeit von Online Trianings, Literatur" table:formula="of:=[.$E$1]" table:style-name="ce1">
            <text:p>Verfügbarkeit von Online Trianings, Literatur</text:p>
          </table:table-cell>
          <table:table-cell office:value-type="float" office:value="9.9999999999999992E-2" table:formula="of:=[.B5]/[.$B$7]" table:style-name="ce1">
            <text:p>0,1</text:p>
          </table:table-cell>
          <table:table-cell office:value-type="float" office:value="9.9999999999999992E-2" table:formula="of:=[.C5]/[.$C$7]" table:style-name="ce1">
            <text:p>0,1</text:p>
          </table:table-cell>
          <table:table-cell office:value-type="float" office:value="0.25" table:formula="of:=[.D5]/[.$D$7]" table:style-name="ce1">
            <text:p>0,25</text:p>
          </table:table-cell>
          <table:table-cell office:value-type="float" office:value="0.125" table:formula="of:=[.E5]/[.$E$7]" table:style-name="ce1">
            <text:p>0,125</text:p>
          </table:table-cell>
          <table:table-cell table:style-name="ce1"/>
          <table:table-cell office:value-type="float" office:value="0.14374999999999999" table:formula="of:=AVERAGE([.H5:.K5])" table:style-name="ce1">
            <text:p>0,143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en</text:p>
          </table:table-cell>
          <table:table-cell office:value-type="float" office:value="3.3333333333333335" table:formula="of:=SUM([.B2:.B5])" table:style-name="ce1">
            <text:p>3,333333333</text:p>
          </table:table-cell>
          <table:table-cell office:value-type="float" office:value="3.3333333333333335" table:formula="of:=SUM([.C2:.C5])" table:style-name="ce1">
            <text:p>3,333333333</text:p>
          </table:table-cell>
          <table:table-cell office:value-type="float" office:value="4" table:formula="of:=SUM([.D2:.D5])" table:style-name="ce1">
            <text:p>4</text:p>
          </table:table-cell>
          <table:table-cell office:value-type="float" office:value="8" table:formula="of:=SUM([.E2:.E5])" table:style-name="ce1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ight Sum Vector (Ws)</text:p>
          </table:table-cell>
          <table:table-cell table:style-name="ce1"/>
          <table:table-cell office:value-type="string" table:style-name="ce1">
            <text:p>Consis Ws dot 1/W</text:p>
          </table:table-cell>
          <table:table-cell table:style-name="ce1"/>
          <table:table-cell office:value-type="string" table:style-name="ce1">
            <text:p>Lambda</text:p>
          </table:table-cell>
          <table:table-cell table:style-name="ce1"/>
          <table:table-cell office:value-type="string" table:style-name="ce1">
            <text:p>Consistency Index (CI)</text:p>
          </table:table-cell>
          <table:table-cell table:style-name="ce1"/>
          <table:table-cell office:value-type="string" table:style-name="ce1">
            <text:p>Random Index (RI)</text:p>
          </table:table-cell>
          <table:table-cell table:style-name="ce1"/>
          <table:table-cell office:value-type="string" table:style-name="ce1">
            <text:p>Consistency Ration (CR)</text:p>
          </table:table-cell>
          <table:table-cell table:number-columns-repeated="16373" table:style-name="ce1"/>
        </table:table-row>
        <table:table-row table:style-name="ro1">
          <table:table-cell office:value-type="float" office:value="1.2875000000000001" table:formula="of:=[.B2] * [.$M2] + [.C2] * [.$M3] + [.D2]*[.$M4] + [.E2]*[.$M5]" table:style-name="ce1">
            <text:p>1,2875</text:p>
          </table:table-cell>
          <table:table-cell table:style-name="ce1"/>
          <table:table-cell office:value-type="float" office:value="4.204081632653061" table:formula="of:=[.A10]*1/[.M2]" table:style-name="ce1">
            <text:p>4,204081633</text:p>
          </table:table-cell>
          <table:table-cell table:style-name="ce1"/>
          <table:table-cell office:value-type="float" office:value="4.156667349213933" table:formula="of:=AVERAGE([.C10:.C13])" table:style-name="ce1">
            <text:p>4,156667349</text:p>
          </table:table-cell>
          <table:table-cell table:style-name="ce1"/>
          <table:table-cell office:value-type="float" office:value="5.2222449737977662E-2" table:formula="of:=([.$E$10]-4)/(4-1)" table:style-name="ce1">
            <text:p>0,05222245</text:p>
          </table:table-cell>
          <table:table-cell table:style-name="ce1"/>
          <table:table-cell office:value-type="float" office:value="0.88149999999999995" table:style-name="ce1">
            <text:p>0,8815</text:p>
          </table:table-cell>
          <table:table-cell table:style-name="ce1"/>
          <table:table-cell office:value-type="float" office:value="5.9242710990332008E-2" table:formula="of:=[.$G$10]/[.$I$10]" table:style-name="ce16">
            <text:p>0,059242711</text:p>
          </table:table-cell>
          <table:table-cell table:number-columns-repeated="16373" table:style-name="ce1"/>
        </table:table-row>
        <table:table-row table:style-name="ro1">
          <table:table-cell office:value-type="float" office:value="1.2875000000000001" table:formula="of:=[.B3] * [.$M2] + [.C3] * [.$M3] + [.D3]*[.$M4] + [.E3]*[.$M5]" table:style-name="ce1">
            <text:p>1,2875</text:p>
          </table:table-cell>
          <table:table-cell table:style-name="ce1"/>
          <table:table-cell office:value-type="float" office:value="4.204081632653061" table:formula="of:=[.A11]*1/[.M3]" table:style-name="ce1">
            <text:p>4,204081633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B4] * [.$M2] + [.C4] * [.$M3] + [.D4]*[.$M4] + [.E4]*[.$M5]" table:style-name="ce1">
            <text:p>1</text:p>
          </table:table-cell>
          <table:table-cell table:style-name="ce1"/>
          <table:table-cell office:value-type="float" office:value="4.1025641025641031" table:formula="of:=[.A12]*1/[.M4]" table:style-name="ce1">
            <text:p>4,102564103</text:p>
          </table:table-cell>
          <table:table-cell table:number-columns-repeated="16381" table:style-name="ce1"/>
        </table:table-row>
        <table:table-row table:style-name="ro1">
          <table:table-cell office:value-type="float" office:value="0.59166666666666656" table:formula="of:=[.B5] * [.$M2] + [.C5] * [.$M3] + [.D5]*[.$M4] + [.E5]*[.$M5]" table:style-name="ce1">
            <text:p>0,591666667</text:p>
          </table:table-cell>
          <table:table-cell table:style-name="ce1"/>
          <table:table-cell office:value-type="float" office:value="4.1159420289855069" table:formula="of:=[.A13]*1/[.M5]" table:style-name="ce1">
            <text:p>4,11594202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office:string-value="Akzeptanz der Srpache" table:formula="of:=[.B$1]" table:style-name="ce1">
            <text:p>Akzeptanz der Srpache</text:p>
          </table:table-cell>
          <table:table-cell office:value-type="string" office:string-value="Foundation-Support" table:formula="of:=[.C$1]" table:style-name="ce1">
            <text:p>Foundation-Support</text:p>
          </table:table-cell>
          <table:table-cell office:value-type="string" office:string-value="Support durch Foren" table:formula="of:=[.D$1]" table:style-name="ce1">
            <text:p>Support durch Foren</text:p>
          </table:table-cell>
          <table:table-cell office:value-type="string" office:string-value="Verfügbarkeit von Online Trianings, Literatur" table:formula="of:=[.E$1]" table:style-name="ce1">
            <text:p>Verfügbarkeit von Online Trianings, Literatur</text:p>
          </table:table-cell>
          <table:table-cell table:number-columns-repeated="2" table:style-name="ce1"/>
          <table:table-cell office:value-type="string" office:string-value="Akzeptanz der Srpache" table:formula="of:=[.B$1]" table:style-name="ce1">
            <text:p>Akzeptanz der Srpache</text:p>
          </table:table-cell>
          <table:table-cell office:value-type="string" office:string-value="Foundation-Support" table:formula="of:=[.C$1]" table:style-name="ce1">
            <text:p>Foundation-Support</text:p>
          </table:table-cell>
          <table:table-cell office:value-type="string" office:string-value="Support durch Foren" table:formula="of:=[.D$1]" table:style-name="ce1">
            <text:p>Support durch Foren</text:p>
          </table:table-cell>
          <table:table-cell office:value-type="string" office:string-value="Verfügbarkeit von Online Trianings, Literatur" table:formula="of:=[.E$1]" table:style-name="ce1">
            <text:p>Verfügbarkeit von Online Trianings, Literatur</text:p>
          </table:table-cell>
          <table:table-cell table:style-name="ce1"/>
          <table:table-cell office:value-type="string" table:style-name="ce1">
            <text:p>Summe</text:p>
          </table:table-cell>
          <table:table-cell table:number-columns-repeated="16371"/>
        </table:table-row>
        <table:table-row table:style-name="ro1">
          <table:table-cell office:value-type="string" office:string-value="Java" table:formula="of:=[Sprachen.A1]" table:style-name="ce1">
            <text:p>Java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0.625000000000004" table:formula="of:=[.$M$2]*[.B16]" table:style-name="ce1">
            <text:p>30,625</text:p>
          </table:table-cell>
          <table:table-cell office:value-type="float" office:value="0" table:formula="of:=[.$M$3]*[.C16]" table:style-name="ce1">
            <text:p>0</text:p>
          </table:table-cell>
          <table:table-cell office:value-type="float" office:value="24.375" table:formula="of:=[.$M$4]*[.D16]" table:style-name="ce1">
            <text:p>24,375</text:p>
          </table:table-cell>
          <table:table-cell office:value-type="float" office:value="14.374999999999998" table:formula="of:=[.$M$5]*[.E16]" table:style-name="ce1">
            <text:p>14,375</text:p>
          </table:table-cell>
          <table:table-cell table:style-name="ce1"/>
          <table:table-cell office:value-type="float" office:value="69.375" table:formula="of:=SUM([.H16:.K16])" table:style-name="ce1">
            <text:p>69,375</text:p>
          </table:table-cell>
          <table:table-cell table:number-columns-repeated="16371"/>
        </table:table-row>
        <table:table-row table:style-name="ro1">
          <table:table-cell office:value-type="string" office:string-value="Go" table:formula="of:=[Sprachen.A2]" table:style-name="ce1">
            <text:p>Go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24.5" table:formula="of:=[.$M$2]*[.B17]" table:style-name="ce1">
            <text:p>24,5</text:p>
          </table:table-cell>
          <table:table-cell office:value-type="float" office:value="0" table:formula="of:=[.$M$3]*[.C17]" table:style-name="ce1">
            <text:p>0</text:p>
          </table:table-cell>
          <table:table-cell office:value-type="float" office:value="24.375" table:formula="of:=[.$M$4]*[.D17]" table:style-name="ce1">
            <text:p>24,375</text:p>
          </table:table-cell>
          <table:table-cell office:value-type="float" office:value="14.374999999999998" table:formula="of:=[.$M$5]*[.E17]" table:style-name="ce1">
            <text:p>14,375</text:p>
          </table:table-cell>
          <table:table-cell table:style-name="ce1"/>
          <table:table-cell office:value-type="float" office:value="63.25" table:formula="of:=SUM([.H17:.K17])" table:style-name="ce1">
            <text:p>63,25</text:p>
          </table:table-cell>
          <table:table-cell table:number-columns-repeated="16371"/>
        </table:table-row>
        <table:table-row table:style-name="ro1">
          <table:table-cell office:value-type="string" office:string-value="Rust" table:formula="of:=[Sprachen.A3]" table:style-name="ce1">
            <text:p>Rust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15.312500000000002" table:formula="of:=[.$M$2]*[.B18]" table:style-name="ce1">
            <text:p>15,3125</text:p>
          </table:table-cell>
          <table:table-cell office:value-type="float" office:value="30.625000000000004" table:formula="of:=[.$M$3]*[.C18]" table:style-name="ce1">
            <text:p>30,625</text:p>
          </table:table-cell>
          <table:table-cell office:value-type="float" office:value="19.5" table:formula="of:=[.$M$4]*[.D18]" table:style-name="ce1">
            <text:p>19,5</text:p>
          </table:table-cell>
          <table:table-cell office:value-type="float" office:value="11.5" table:formula="of:=[.$M$5]*[.E18]" table:style-name="ce1">
            <text:p>11,5</text:p>
          </table:table-cell>
          <table:table-cell table:style-name="ce1"/>
          <table:table-cell office:value-type="float" office:value="76.9375" table:formula="of:=SUM([.H18:.K18])" table:style-name="ce1">
            <text:p>76,9375</text:p>
          </table:table-cell>
          <table:table-cell table:number-columns-repeated="16371"/>
        </table:table-row>
        <table:table-row table:style-name="ro1">
          <table:table-cell office:value-type="string" office:string-value="C++" table:formula="of:=[Sprachen.A4]" table:style-name="ce1">
            <text:p>C++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8.375" table:formula="of:=[.$M$2]*[.B19]" table:style-name="ce1">
            <text:p>18,375</text:p>
          </table:table-cell>
          <table:table-cell office:value-type="float" office:value="30.625000000000004" table:formula="of:=[.$M$3]*[.C19]" table:style-name="ce1">
            <text:p>30,625</text:p>
          </table:table-cell>
          <table:table-cell office:value-type="float" office:value="19.5" table:formula="of:=[.$M$4]*[.D19]" table:style-name="ce1">
            <text:p>19,5</text:p>
          </table:table-cell>
          <table:table-cell office:value-type="float" office:value="14.374999999999998" table:formula="of:=[.$M$5]*[.E19]" table:style-name="ce1">
            <text:p>14,375</text:p>
          </table:table-cell>
          <table:table-cell table:style-name="ce1"/>
          <table:table-cell office:value-type="float" office:value="82.875" table:formula="of:=SUM([.H19:.K19])" table:style-name="ce1">
            <text:p>82,875</text:p>
          </table:table-cell>
          <table:table-cell table:number-columns-repeated="16371"/>
        </table:table-row>
        <table:table-row table:style-name="ro1">
          <table:table-cell office:value-type="string" office:string-value="Python" table:formula="of:=[Sprachen.A5]" table:style-name="ce1">
            <text:p>Python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27.562500000000004" table:formula="of:=[.$M$2]*[.B20]" table:style-name="ce1">
            <text:p>27,5625</text:p>
          </table:table-cell>
          <table:table-cell office:value-type="float" office:value="30.625000000000004" table:formula="of:=[.$M$3]*[.C20]" table:style-name="ce1">
            <text:p>30,625</text:p>
          </table:table-cell>
          <table:table-cell office:value-type="float" office:value="24.375" table:formula="of:=[.$M$4]*[.D20]" table:style-name="ce1">
            <text:p>24,375</text:p>
          </table:table-cell>
          <table:table-cell office:value-type="float" office:value="14.374999999999998" table:formula="of:=[.$M$5]*[.E20]" table:style-name="ce1">
            <text:p>14,375</text:p>
          </table:table-cell>
          <table:table-cell table:style-name="ce1"/>
          <table:table-cell office:value-type="float" office:value="96.9375" table:formula="of:=SUM([.H20:.K20])" table:style-name="ce1">
            <text:p>96,9375</text:p>
          </table:table-cell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Segoe UI" svg:font-family="&quot;Segoe UI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style:vertical-align="automatic" fo:background-color="#C6EFCE"/>
      <style:text-properties fo:color="#006100"/>
    </style:style>
    <style:style style:name="cf11" style:family="table-cell" style:data-style-name="N0">
      <style:table-cell-properties fo:background-color="#C6EFCE"/>
      <style:text-properties fo:color="#006100"/>
    </style:style>
    <style:style style:name="cf12" style:family="table-cell" style:data-style-name="N0">
      <style:table-cell-properties fo:background-color="#FF5050"/>
    </style:style>
    <style:style style:name="cf13" style:family="table-cell" style:data-style-name="N0">
      <style:table-cell-properties fo:background-color="#FF5050"/>
    </style:style>
    <style:style style:name="cf2" style:family="table-cell" style:data-style-name="N0">
      <style:table-cell-properties fo:background-color="#FF5050"/>
    </style:style>
    <style:style style:name="cf3" style:family="table-cell" style:data-style-name="N0">
      <style:table-cell-properties style:vertical-align="automatic" fo:background-color="#FF5050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505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style:vertical-align="automatic" fo:background-color="#C6EFCE"/>
      <style:text-properties fo:color="#006100"/>
    </style:style>
    <style:style style:name="cf8" style:family="table-cell" style:data-style-name="N0">
      <style:table-cell-properties fo:background-color="#FF5050"/>
    </style:style>
    <style:style style:name="cf9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4" style:family="table-cell">
      <style:table-cell-properties fo:background-color="#C6EFCE"/>
      <style:text-properties fo:color="#006100" style:font-family-generic="swiss"/>
    </style:style>
    <style:style style:name="cf15" style:family="table-cell">
      <style:table-cell-properties fo:background-color="#FF5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/>
    <dc:description/>
    <dc:subject/>
    <meta:initial-creator>Soldo, Stjepan</meta:initial-creator>
    <dc:creator>Soldo, Stjepan</dc:creator>
    <meta:creation-date>2020-10-27T09:20:18Z</meta:creation-date>
    <dc:date>2020-11-02T14:48:33Z</dc:date>
    <meta:editing-cycles>133</meta:editing-cycles>
    <meta:editing-duration>PT0S</meta:editing-duration>
    <meta:user-defined meta:name="ContentTypeId">0x010100C17C0CDC8B57174DB915FA87D851B545</meta:user-defined>
  </office:meta>
</office:document-meta>
</file>